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17cm"/>
    </style:style>
    <style:style style:name="co2" style:family="table-column">
      <style:table-column-properties fo:break-before="auto" style:column-width="1.489cm"/>
    </style:style>
    <style:style style:name="co3" style:family="table-column">
      <style:table-column-properties fo:break-before="auto" style:column-width="3.21cm"/>
    </style:style>
    <style:style style:name="co4" style:family="table-column">
      <style:table-column-properties fo:break-before="auto" style:column-width="4.531cm"/>
    </style:style>
    <style:style style:name="co5" style:family="table-column">
      <style:table-column-properties fo:break-before="auto" style:column-width="2.501cm"/>
    </style:style>
    <style:style style:name="co6" style:family="table-column">
      <style:table-column-properties fo:break-before="auto" style:column-width="4.108cm"/>
    </style:style>
    <style:style style:name="co7" style:family="table-column">
      <style:table-column-properties fo:break-before="auto" style:column-width="1.286cm"/>
    </style:style>
    <style:style style:name="co8" style:family="table-column">
      <style:table-column-properties fo:break-before="auto" style:column-width="0.841cm"/>
    </style:style>
    <style:style style:name="co9" style:family="table-column">
      <style:table-column-properties fo:break-before="auto" style:column-width="0.767cm"/>
    </style:style>
    <style:style style:name="co10" style:family="table-column">
      <style:table-column-properties fo:break-before="auto" style:column-width="15.547cm"/>
    </style:style>
    <style:style style:name="co11" style:family="table-column">
      <style:table-column-properties fo:break-before="auto" style:column-width="2.921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version</text:p>
          </table:table-cell>
          <table:table-cell office:value-type="string" calcext:value-type="string">
            <text:p>niveau</text:p>
          </table:table-cell>
          <table:table-cell office:value-type="string" calcext:value-type="string">
            <text:p>classe</text:p>
          </table:table-cell>
          <table:table-cell office:value-type="string" calcext:value-type="string">
            <text:p>discipline</text:p>
          </table:table-cell>
          <table:table-cell office:value-type="string" calcext:value-type="string">
            <text:p>editeur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nbpage</text:p>
          </table:table-cell>
          <table:table-cell office:value-type="string" calcext:value-type="string">
            <text:p>codepr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Cycle 3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hachette</text:p>
          </table:table-cell>
          <table:table-cell office:value-type="float" office:value="9782016291832" calcext:value-type="float">
            <text:p>9782016291832</text:p>
          </table:table-cell>
          <table:table-cell office:value-type="string" calcext:value-type="string">
            <text:p>Fleurs d'encre 6e - Ed. 2021 </text:p>
          </table:table-cell>
          <table:table-cell office:value-type="float" office:value="368" calcext:value-type="float">
            <text:p>368</text:p>
          </table:table-cell>
          <table:table-cell office:value-type="float" office:value="9782016291849" calcext:value-type="float">
            <text:p>97820162918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Cycle 3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hachette</text:p>
          </table:table-cell>
          <table:table-cell office:value-type="float" office:value="9782016291924" calcext:value-type="float">
            <text:p>9782016291924</text:p>
          </table:table-cell>
          <table:table-cell office:value-type="string" calcext:value-type="string">
            <text:p>Mission Indigo Maths 6e - Ed. 2021 </text:p>
          </table:table-cell>
          <table:table-cell office:value-type="float" office:value="320" calcext:value-type="float">
            <text:p>320</text:p>
          </table:table-cell>
          <table:table-cell office:value-type="float" office:value="9782016291962" calcext:value-type="float">
            <text:p>97820162919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Cycle 4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hachette</text:p>
          </table:table-cell>
          <table:table-cell office:value-type="float" office:value="9782017104285" calcext:value-type="float">
            <text:p>9782017104285</text:p>
          </table:table-cell>
          <table:table-cell office:value-type="string" calcext:value-type="string">
            <text:p>Fleurs d'Encre Français 3e - Ed. 2020 </text:p>
          </table:table-cell>
          <table:table-cell office:value-type="float" office:value="400" calcext:value-type="float">
            <text:p>400</text:p>
          </table:table-cell>
          <table:table-cell office:value-type="float" office:value="9782016289808" calcext:value-type="float">
            <text:p>97820162898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Cycle 4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hachette</text:p>
          </table:table-cell>
          <table:table-cell office:value-type="float" office:value="9782017158486" calcext:value-type="float">
            <text:p>9782017158486</text:p>
          </table:table-cell>
          <table:table-cell office:value-type="string" calcext:value-type="string">
            <text:p>Fleurs d'encre Français 5e - Ed. 2022 </text:p>
          </table:table-cell>
          <table:table-cell office:value-type="float" office:value="384" calcext:value-type="float">
            <text:p>384</text:p>
          </table:table-cell>
          <table:table-cell office:value-type="float" office:value="9782017158493" calcext:value-type="float">
            <text:p>97820171584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Cycle 4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hachette</text:p>
          </table:table-cell>
          <table:table-cell office:value-type="float" office:value="9782017189671" calcext:value-type="float">
            <text:p>9782017189671</text:p>
          </table:table-cell>
          <table:table-cell office:value-type="string" calcext:value-type="string">
            <text:p>Mission Plumes 4e - Ed. 2022 </text:p>
          </table:table-cell>
          <table:table-cell office:value-type="float" office:value="320" calcext:value-type="float">
            <text:p>320</text:p>
          </table:table-cell>
          <table:table-cell office:value-type="float" office:value="9782017189688" calcext:value-type="float">
            <text:p>97820171896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Cycle 4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hachette</text:p>
          </table:table-cell>
          <table:table-cell office:value-type="float" office:value="9782016291856" calcext:value-type="float">
            <text:p>9782016291856</text:p>
          </table:table-cell>
          <table:table-cell office:value-type="string" calcext:value-type="string">
            <text:p>Mission Plumes 5e - Ed. 2021 </text:p>
          </table:table-cell>
          <table:table-cell office:value-type="float" office:value="352" calcext:value-type="float">
            <text:p>352</text:p>
          </table:table-cell>
          <table:table-cell office:value-type="float" office:value="9782016291863" calcext:value-type="float">
            <text:p>97820162918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Cycle 4</text:p>
          </table:table-cell>
          <table:table-cell office:value-type="string" calcext:value-type="string">
            <text:p>espagnol</text:p>
          </table:table-cell>
          <table:table-cell office:value-type="string" calcext:value-type="string">
            <text:p>hachette</text:p>
          </table:table-cell>
          <table:table-cell office:value-type="float" office:value="9782016291788" calcext:value-type="float">
            <text:p>9782016291788</text:p>
          </table:table-cell>
          <table:table-cell office:value-type="string" calcext:value-type="string">
            <text:p>A mi me Encanta 4e - Livre élève - Ed. 2021 </text:p>
          </table:table-cell>
          <table:table-cell office:value-type="float" office:value="144" calcext:value-type="float">
            <text:p>144</text:p>
          </table:table-cell>
          <table:table-cell office:value-type="float" office:value="9782016291795" calcext:value-type="float">
            <text:p>97820162917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Cycle 4</text:p>
          </table:table-cell>
          <table:table-cell office:value-type="string" calcext:value-type="string">
            <text:p>espagnol</text:p>
          </table:table-cell>
          <table:table-cell office:value-type="string" calcext:value-type="string">
            <text:p>hachette</text:p>
          </table:table-cell>
          <table:table-cell office:value-type="float" office:value="9782016291757" calcext:value-type="float">
            <text:p>9782016291757</text:p>
          </table:table-cell>
          <table:table-cell office:value-type="string" calcext:value-type="string">
            <text:p>A mi me Encanta 5e - Livre élève - Ed. 2021 </text:p>
          </table:table-cell>
          <table:table-cell office:value-type="float" office:value="144" calcext:value-type="float">
            <text:p>144</text:p>
          </table:table-cell>
          <table:table-cell office:value-type="float" office:value="9782016291764" calcext:value-type="float">
            <text:p>97820162917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Cycle 4</text:p>
          </table:table-cell>
          <table:table-cell office:value-type="string" calcext:value-type="string">
            <text:p>espagnol</text:p>
          </table:table-cell>
          <table:table-cell office:value-type="string" calcext:value-type="string">
            <text:p>hachette</text:p>
          </table:table-cell>
          <table:table-cell office:value-type="float" office:value="9782017190011" calcext:value-type="float">
            <text:p>9782017190011</text:p>
          </table:table-cell>
          <table:table-cell office:value-type="string" calcext:value-type="string">
            <text:p>A mi me encanta cycle 4/3e - Ed. 2022 </text:p>
          </table:table-cell>
          <table:table-cell office:value-type="float" office:value="144" calcext:value-type="float">
            <text:p>144</text:p>
          </table:table-cell>
          <table:table-cell office:value-type="float" office:value="9782017190028" calcext:value-type="float">
            <text:p>97820171900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Cycle 4</text:p>
          </table:table-cell>
          <table:table-cell office:value-type="string" calcext:value-type="string">
            <text:p>Histoire-Géographie-EMC</text:p>
          </table:table-cell>
          <table:table-cell office:value-type="string" calcext:value-type="string">
            <text:p>hachette</text:p>
          </table:table-cell>
          <table:table-cell office:value-type="float" office:value="9782016291917" calcext:value-type="float">
            <text:p>9782016291917</text:p>
          </table:table-cell>
          <table:table-cell office:value-type="string" calcext:value-type="string">
            <text:p>Histoire-Géographie-EMC 3e - Ed. 2021 Plaza </text:p>
          </table:table-cell>
          <table:table-cell office:value-type="float" office:value="432" calcext:value-type="float">
            <text:p>432</text:p>
          </table:table-cell>
          <table:table-cell office:value-type="float" office:value="9782016291955" calcext:value-type="float">
            <text:p>97820162919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Cycle 4</text:p>
          </table:table-cell>
          <table:table-cell office:value-type="string" calcext:value-type="string">
            <text:p>Histoire-Géographie-EMC</text:p>
          </table:table-cell>
          <table:table-cell office:value-type="string" calcext:value-type="string">
            <text:p>hachette</text:p>
          </table:table-cell>
          <table:table-cell office:value-type="float" office:value="9782016291894" calcext:value-type="float">
            <text:p>9782016291894</text:p>
          </table:table-cell>
          <table:table-cell office:value-type="string" calcext:value-type="string">
            <text:p>Histoire-Géographie-EMC 4e - Ed. 2021 Plaza </text:p>
          </table:table-cell>
          <table:table-cell office:value-type="float" office:value="416" calcext:value-type="float">
            <text:p>416</text:p>
          </table:table-cell>
          <table:table-cell office:value-type="float" office:value="9782016291900" calcext:value-type="float">
            <text:p>97820162919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Cycle 4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hachette</text:p>
          </table:table-cell>
          <table:table-cell office:value-type="float" office:value="9782016289990" calcext:value-type="float">
            <text:p>9782016289990</text:p>
          </table:table-cell>
          <table:table-cell office:value-type="string" calcext:value-type="string">
            <text:p>Mission Indigo Maths 3e - Ed. 2020 </text:p>
          </table:table-cell>
          <table:table-cell office:value-type="float" office:value="320" calcext:value-type="float">
            <text:p>320</text:p>
          </table:table-cell>
          <table:table-cell office:value-type="float" office:value="9782016290286" calcext:value-type="float">
            <text:p>9782016290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Cycle 4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hachette</text:p>
          </table:table-cell>
          <table:table-cell office:value-type="float" office:value="9782016289976" calcext:value-type="float">
            <text:p>9782016289976</text:p>
          </table:table-cell>
          <table:table-cell office:value-type="string" calcext:value-type="string">
            <text:p>Mission Indigo Maths 4e - Ed. 2020 </text:p>
          </table:table-cell>
          <table:table-cell office:value-type="float" office:value="320" calcext:value-type="float">
            <text:p>320</text:p>
          </table:table-cell>
          <table:table-cell office:value-type="float" office:value="9782016289983" calcext:value-type="float">
            <text:p>97820162899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Cycle 4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hachette</text:p>
          </table:table-cell>
          <table:table-cell office:value-type="float" office:value="9782016289952" calcext:value-type="float">
            <text:p>9782016289952</text:p>
          </table:table-cell>
          <table:table-cell office:value-type="string" calcext:value-type="string">
            <text:p>Mission Indigo Maths 5e - Ed. 2020</text:p>
          </table:table-cell>
          <table:table-cell office:value-type="float" office:value="320" calcext:value-type="float">
            <text:p>320</text:p>
          </table:table-cell>
          <table:table-cell office:value-type="float" office:value="9782016289969" calcext:value-type="float">
            <text:p>97820162899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Cycle 4</text:p>
          </table:table-cell>
          <table:table-cell office:value-type="string" calcext:value-type="string">
            <text:p>anglais</text:p>
          </table:table-cell>
          <table:table-cell office:value-type="string" calcext:value-type="string">
            <text:p>hachette</text:p>
          </table:table-cell>
          <table:table-cell office:value-type="float" office:value="9782017190073" calcext:value-type="float">
            <text:p>9782017190073</text:p>
          </table:table-cell>
          <table:table-cell office:value-type="string" calcext:value-type="string">
            <text:p>Try n' Fly cycle 4/4e - Ed. 2022 </text:p>
          </table:table-cell>
          <table:table-cell office:value-type="float" office:value="160" calcext:value-type="float">
            <text:p>160</text:p>
          </table:table-cell>
          <table:table-cell office:value-type="float" office:value="9782017190080" calcext:value-type="float">
            <text:p>97820171900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Cycle 4</text:p>
          </table:table-cell>
          <table:table-cell office:value-type="string" calcext:value-type="string">
            <text:p>Physique-chimie</text:p>
          </table:table-cell>
          <table:table-cell office:value-type="string" calcext:value-type="string">
            <text:p>hachette</text:p>
          </table:table-cell>
          <table:table-cell office:value-type="float" office:value="9782401001152" calcext:value-type="float">
            <text:p>9782401001152</text:p>
          </table:table-cell>
          <table:table-cell office:value-type="string" calcext:value-type="string">
            <text:p>Microméga Physique Chimie Cycle 4 Éd 2021 actualisée </text:p>
          </table:table-cell>
          <table:table-cell office:value-type="float" office:value="550" calcext:value-type="float">
            <text:p>550</text:p>
          </table:table-cell>
          <table:table-cell office:value-type="float" office:value="9782401001114" calcext:value-type="float">
            <text:p>97824010011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hachette</text:p>
          </table:table-cell>
          <table:table-cell office:value-type="float" office:value="9782016291832" calcext:value-type="float">
            <text:p>9782016291832</text:p>
          </table:table-cell>
          <table:table-cell office:value-type="string" calcext:value-type="string">
            <text:p>Fleurs d'encre 6e - Ed. 2021 </text:p>
          </table:table-cell>
          <table:table-cell office:value-type="float" office:value="368" calcext:value-type="float">
            <text:p>368</text:p>
          </table:table-cell>
          <table:table-cell office:value-type="float" office:value="9782016291849" calcext:value-type="float">
            <text:p>9782016291849</text:p>
          </table:table-cell>
          <table:table-cell table:number-columns-repeated="2" office:value-type="string" calcext:value-type="string">
            <text:p>fait</text:p>
          </table:table-cell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hachette</text:p>
          </table:table-cell>
          <table:table-cell office:value-type="float" office:value="9782016291924" calcext:value-type="float">
            <text:p>9782016291924</text:p>
          </table:table-cell>
          <table:table-cell office:value-type="string" calcext:value-type="string">
            <text:p>Mission Indigo Maths 6e - Ed. 2021</text:p>
          </table:table-cell>
          <table:table-cell office:value-type="float" office:value="320" calcext:value-type="float">
            <text:p>320</text:p>
          </table:table-cell>
          <table:table-cell office:value-type="float" office:value="9782016291931" calcext:value-type="float">
            <text:p>9782016291931</text:p>
          </table:table-cell>
          <table:table-cell table:number-columns-repeated="2" office:value-type="string" calcext:value-type="string">
            <text:p>fait</text:p>
          </table:table-cell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hatier</text:p>
          </table:table-cell>
          <table:table-cell office:value-type="float" office:value="9782401090132" calcext:value-type="float">
            <text:p>9782401090132</text:p>
          </table:table-cell>
          <table:table-cell office:value-type="string" calcext:value-type="string">
            <text:p>TAM Maths 6e - Ed 2022</text:p>
          </table:table-cell>
          <table:table-cell office:value-type="float" office:value="312" calcext:value-type="float">
            <text:p>312</text:p>
          </table:table-cell>
          <table:table-cell office:value-type="float" office:value="9782401090125" calcext:value-type="float">
            <text:p>9782401090125</text:p>
          </table:table-cell>
          <table:table-cell table:number-columns-repeated="2" office:value-type="string" calcext:value-type="string">
            <text:p>fait</text:p>
          </table:table-cell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hatier</text:p>
          </table:table-cell>
          <table:table-cell office:value-type="float" office:value="9782401082328" calcext:value-type="float">
            <text:p>9782401082328</text:p>
          </table:table-cell>
          <table:table-cell office:value-type="string" calcext:value-type="string">
            <text:p>L'Attrape livre Français 6e Éd 2021</text:p>
          </table:table-cell>
          <table:table-cell office:value-type="float" office:value="392" calcext:value-type="float">
            <text:p>392</text:p>
          </table:table-cell>
          <table:table-cell office:value-type="float" office:value="9782401082311" calcext:value-type="float">
            <text:p>9782401082311</text:p>
          </table:table-cell>
          <table:table-cell table:number-columns-repeated="2" office:value-type="string" calcext:value-type="string">
            <text:p>fait</text:p>
          </table:table-cell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Anglais</text:p>
          </table:table-cell>
          <table:table-cell office:value-type="string" calcext:value-type="string">
            <text:p>didier</text:p>
          </table:table-cell>
          <table:table-cell office:value-type="float" office:value="9782278103041" calcext:value-type="float">
            <text:p>9782278103041</text:p>
          </table:table-cell>
          <table:table-cell office:value-type="string" calcext:value-type="string">
            <text:p>New E For English 6ème Edition 2021</text:p>
          </table:table-cell>
          <table:table-cell office:value-type="float" office:value="168" calcext:value-type="float">
            <text:p>168</text:p>
          </table:table-cell>
          <table:table-cell office:value-type="float" office:value="9782278104062" calcext:value-type="float">
            <text:p>9782278104062</text:p>
          </table:table-cell>
          <table:table-cell table:number-columns-repeated="2" office:value-type="string" calcext:value-type="string">
            <text:p>fait</text:p>
          </table:table-cell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espagnol</text:p>
          </table:table-cell>
          <table:table-cell office:value-type="string" calcext:value-type="string">
            <text:p>didier</text:p>
          </table:table-cell>
          <table:table-cell office:value-type="float" office:value="9782278103119" calcext:value-type="float">
            <text:p>9782278103119</text:p>
          </table:table-cell>
          <table:table-cell office:value-type="string" calcext:value-type="string">
            <text:p>Nuevo Vamos allá 6eme 2021 Livre + Cahier numériques Enseignant</text:p>
          </table:table-cell>
          <table:table-cell office:value-type="float" office:value="148" calcext:value-type="float">
            <text:p>148</text:p>
          </table:table-cell>
          <table:table-cell office:value-type="float" office:value="9782278104079" calcext:value-type="float">
            <text:p>9782278104079</text:p>
          </table:table-cell>
          <table:table-cell table:number-columns-repeated="2" office:value-type="string" calcext:value-type="string">
            <text:p>fait</text:p>
          </table:table-cell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anglais</text:p>
          </table:table-cell>
          <table:table-cell office:value-type="string" calcext:value-type="string">
            <text:p>hatier</text:p>
          </table:table-cell>
          <table:table-cell office:value-type="float" office:value="9782401082243" calcext:value-type="float">
            <text:p>9782401082243</text:p>
          </table:table-cell>
          <table:table-cell office:value-type="string" calcext:value-type="string">
            <text:p>Pack your Bags Anglais 6e Éd 2021</text:p>
          </table:table-cell>
          <table:table-cell office:value-type="float" office:value="184" calcext:value-type="float">
            <text:p>184</text:p>
          </table:table-cell>
          <table:table-cell office:value-type="float" office:value="9782401082236" calcext:value-type="float">
            <text:p>9782401082236</text:p>
          </table:table-cell>
          <table:table-cell table:number-columns-repeated="2" office:value-type="string" calcext:value-type="string">
            <text:p>fait</text:p>
          </table:table-cell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chinois</text:p>
          </table:table-cell>
          <table:table-cell office:value-type="string" calcext:value-type="string">
            <text:p>didier</text:p>
          </table:table-cell>
          <table:table-cell office:value-type="float" office:value="9782278096213" calcext:value-type="float">
            <text:p>9782278096213</text:p>
          </table:table-cell>
          <table:table-cell office:value-type="string" calcext:value-type="string">
            <text:p>Lai Ba ! 1re année Manuel numérique élève enseignant</text:p>
          </table:table-cell>
          <table:table-cell office:value-type="float" office:value="100" calcext:value-type="float">
            <text:p>100</text:p>
          </table:table-cell>
          <table:table-cell office:value-type="float" office:value="9782278096213" calcext:value-type="float">
            <text:p>9782278096213</text:p>
          </table:table-cell>
          <table:table-cell table:number-columns-repeated="2" office:value-type="string" calcext:value-type="string">
            <text:p>fait</text:p>
          </table:table-cell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hachette</text:p>
          </table:table-cell>
          <table:table-cell office:value-type="float" office:value="9782017158486" calcext:value-type="float">
            <text:p>9782017158486</text:p>
          </table:table-cell>
          <table:table-cell office:value-type="string" calcext:value-type="string">
            <text:p>Fleurs d'encre Français 5e - Ed. 2022</text:p>
          </table:table-cell>
          <table:table-cell office:value-type="float" office:value="384" calcext:value-type="float">
            <text:p>384</text:p>
          </table:table-cell>
          <table:table-cell office:value-type="float" office:value="9782017158493" calcext:value-type="float">
            <text:p>9782017158493</text:p>
          </table:table-cell>
          <table:table-cell table:number-columns-repeated="2" office:value-type="string" calcext:value-type="string">
            <text:p>fait</text:p>
          </table:table-cell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hachette</text:p>
          </table:table-cell>
          <table:table-cell office:value-type="float" office:value="9782016291856" calcext:value-type="float">
            <text:p>9782016291856</text:p>
          </table:table-cell>
          <table:table-cell office:value-type="string" calcext:value-type="string">
            <text:p>Mission Plumes 5e - Ed. 2021</text:p>
          </table:table-cell>
          <table:table-cell office:value-type="float" office:value="352" calcext:value-type="float">
            <text:p>352</text:p>
          </table:table-cell>
          <table:table-cell office:value-type="float" office:value="9782016291863" calcext:value-type="float">
            <text:p>9782016291863</text:p>
          </table:table-cell>
          <table:table-cell table:number-columns-repeated="2" office:value-type="string" calcext:value-type="string">
            <text:p>fait</text:p>
          </table:table-cell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espagnol</text:p>
          </table:table-cell>
          <table:table-cell office:value-type="string" calcext:value-type="string">
            <text:p>hachette</text:p>
          </table:table-cell>
          <table:table-cell office:value-type="float" office:value="9782016291757" calcext:value-type="float">
            <text:p>9782016291757</text:p>
          </table:table-cell>
          <table:table-cell office:value-type="string" calcext:value-type="string">
            <text:p>A mi me Encanta 5e - Livre élève - Ed. 2021</text:p>
          </table:table-cell>
          <table:table-cell office:value-type="float" office:value="144" calcext:value-type="float">
            <text:p>144</text:p>
          </table:table-cell>
          <table:table-cell office:value-type="float" office:value="9782016291764" calcext:value-type="float">
            <text:p>9782016291764</text:p>
          </table:table-cell>
          <table:table-cell table:number-columns-repeated="2" office:value-type="string" calcext:value-type="string">
            <text:p>fait</text:p>
          </table:table-cell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hachette</text:p>
          </table:table-cell>
          <table:table-cell office:value-type="float" office:value="9782016289952" calcext:value-type="float">
            <text:p>9782016289952</text:p>
          </table:table-cell>
          <table:table-cell office:value-type="string" calcext:value-type="string">
            <text:p>Mission Indigo Maths 5e - Ed. 2020</text:p>
          </table:table-cell>
          <table:table-cell office:value-type="float" office:value="320" calcext:value-type="float">
            <text:p>320</text:p>
          </table:table-cell>
          <table:table-cell office:value-type="float" office:value="9782016289969" calcext:value-type="float">
            <text:p>9782016289969</text:p>
          </table:table-cell>
          <table:table-cell table:number-columns-repeated="2" office:value-type="string" calcext:value-type="string">
            <text:p>fait</text:p>
          </table:table-cell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anglais</text:p>
          </table:table-cell>
          <table:table-cell office:value-type="string" calcext:value-type="string">
            <text:p>didier</text:p>
          </table:table-cell>
          <table:table-cell office:value-type="float" office:value="9782278105311" calcext:value-type="float">
            <text:p>9782278105311</text:p>
          </table:table-cell>
          <table:table-cell office:value-type="string" calcext:value-type="string">
            <text:p>NEW E For English Anglais 5e - Manuel et Workbook - Ed 2022</text:p>
          </table:table-cell>
          <table:table-cell office:value-type="float" office:value="170" calcext:value-type="float">
            <text:p>170</text:p>
          </table:table-cell>
          <table:table-cell office:value-type="float" office:value="9782278105328" calcext:value-type="float">
            <text:p>9782278105328</text:p>
          </table:table-cell>
          <table:table-cell table:number-columns-repeated="2" office:value-type="string" calcext:value-type="string">
            <text:p>fait</text:p>
          </table:table-cell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espagnol</text:p>
          </table:table-cell>
          <table:table-cell office:value-type="string" calcext:value-type="string">
            <text:p>didier</text:p>
          </table:table-cell>
          <table:table-cell office:value-type="float" office:value="9782278105298" calcext:value-type="float">
            <text:p>9782278105298</text:p>
          </table:table-cell>
          <table:table-cell office:value-type="string" calcext:value-type="string">
            <text:p>NUEVO Vamos allá Espagnol 5e - Ed 2022</text:p>
          </table:table-cell>
          <table:table-cell office:value-type="float" office:value="147" calcext:value-type="float">
            <text:p>147</text:p>
          </table:table-cell>
          <table:table-cell office:value-type="float" office:value="9782278105298" calcext:value-type="float">
            <text:p>9782278105298</text:p>
          </table:table-cell>
          <table:table-cell table:number-columns-repeated="2" office:value-type="string" calcext:value-type="string">
            <text:p>fait</text:p>
          </table:table-cell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Physique-chimie</text:p>
          </table:table-cell>
          <table:table-cell office:value-type="string" calcext:value-type="string">
            <text:p>hatier</text:p>
          </table:table-cell>
          <table:table-cell office:value-type="float" office:value="9782401001152" calcext:value-type="float">
            <text:p>9782401001152</text:p>
          </table:table-cell>
          <table:table-cell office:value-type="string" calcext:value-type="string">
            <text:p>Microméga Physique Chimie Cycle 4 Éd 2021 actualisée</text:p>
          </table:table-cell>
          <table:table-cell office:value-type="float" office:value="550" calcext:value-type="float">
            <text:p>550</text:p>
          </table:table-cell>
          <table:table-cell office:value-type="float" office:value="9782401001114" calcext:value-type="float">
            <text:p>9782401001114</text:p>
          </table:table-cell>
          <table:table-cell table:number-columns-repeated="2" office:value-type="string" calcext:value-type="string">
            <text:p>fait</text:p>
          </table:table-cell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espagnol</text:p>
          </table:table-cell>
          <table:table-cell office:value-type="string" calcext:value-type="string">
            <text:p>hatier</text:p>
          </table:table-cell>
          <table:table-cell office:value-type="float" office:value="9782401082304" calcext:value-type="float">
            <text:p>9782401082304</text:p>
          </table:table-cell>
          <table:table-cell office:value-type="string" calcext:value-type="string">
            <text:p>¡Listos! espagnol 5e Éd 2021 Manuel numérique enseignant</text:p>
          </table:table-cell>
          <table:table-cell office:value-type="float" office:value="168" calcext:value-type="float">
            <text:p>168</text:p>
          </table:table-cell>
          <table:table-cell office:value-type="float" office:value="9782401082298" calcext:value-type="float">
            <text:p>9782401082298</text:p>
          </table:table-cell>
          <table:table-cell table:number-columns-repeated="2" office:value-type="string" calcext:value-type="string">
            <text:p>fait</text:p>
          </table:table-cell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chinois</text:p>
          </table:table-cell>
          <table:table-cell office:value-type="string" calcext:value-type="string">
            <text:p>didier</text:p>
          </table:table-cell>
          <table:table-cell office:value-type="float" office:value="9782278096213" calcext:value-type="float">
            <text:p>9782278096213</text:p>
          </table:table-cell>
          <table:table-cell office:value-type="string" calcext:value-type="string">
            <text:p>Lai Ba ! 1re année Manuel numérique élève enseignant</text:p>
          </table:table-cell>
          <table:table-cell office:value-type="float" office:value="100" calcext:value-type="float">
            <text:p>100</text:p>
          </table:table-cell>
          <table:table-cell office:value-type="float" office:value="9782278096213" calcext:value-type="float">
            <text:p>9782278096213</text:p>
          </table:table-cell>
          <table:table-cell table:number-columns-repeated="2" office:value-type="string" calcext:value-type="string">
            <text:p>fait</text:p>
          </table:table-cell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hachette</text:p>
          </table:table-cell>
          <table:table-cell office:value-type="float" office:value="9782017189671" calcext:value-type="float">
            <text:p>9782017189671</text:p>
          </table:table-cell>
          <table:table-cell office:value-type="string" calcext:value-type="string">
            <text:p>Mission Plumes 4e - Ed. 2022</text:p>
          </table:table-cell>
          <table:table-cell office:value-type="float" office:value="320" calcext:value-type="float">
            <text:p>320</text:p>
          </table:table-cell>
          <table:table-cell office:value-type="float" office:value="9782017189688" calcext:value-type="float">
            <text:p>9782017189688</text:p>
          </table:table-cell>
          <table:table-cell table:number-columns-repeated="2" office:value-type="string" calcext:value-type="string">
            <text:p>fait</text:p>
          </table:table-cell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espagnol</text:p>
          </table:table-cell>
          <table:table-cell office:value-type="string" calcext:value-type="string">
            <text:p>hachette</text:p>
          </table:table-cell>
          <table:table-cell office:value-type="float" office:value="9782016291788" calcext:value-type="float">
            <text:p>9782016291788</text:p>
          </table:table-cell>
          <table:table-cell office:value-type="string" calcext:value-type="string">
            <text:p>A mi me Encanta 4e - Livre élève - Ed. 2021</text:p>
          </table:table-cell>
          <table:table-cell office:value-type="float" office:value="144" calcext:value-type="float">
            <text:p>144</text:p>
          </table:table-cell>
          <table:table-cell office:value-type="float" office:value="9782016291795" calcext:value-type="float">
            <text:p>9782016291795</text:p>
          </table:table-cell>
          <table:table-cell table:number-columns-repeated="2" office:value-type="string" calcext:value-type="string">
            <text:p>fait</text:p>
          </table:table-cell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Histoire-Géographie-EMC</text:p>
          </table:table-cell>
          <table:table-cell office:value-type="string" calcext:value-type="string">
            <text:p>hatier</text:p>
          </table:table-cell>
          <table:table-cell office:value-type="float" office:value="9782401090187" calcext:value-type="float">
            <text:p>9782401090187</text:p>
          </table:table-cell>
          <table:table-cell office:value-type="string" calcext:value-type="string">
            <text:p>Histoire Géographie EMC 4e - Ed 2022</text:p>
          </table:table-cell>
          <table:table-cell office:value-type="float" office:value="424" calcext:value-type="float">
            <text:p>424</text:p>
          </table:table-cell>
          <table:table-cell office:value-type="float" office:value="9782401090194" calcext:value-type="float">
            <text:p>9782401090194</text:p>
          </table:table-cell>
          <table:table-cell table:number-columns-repeated="2" office:value-type="string" calcext:value-type="string">
            <text:p>fait</text:p>
          </table:table-cell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Histoire-Géographie-EMC</text:p>
          </table:table-cell>
          <table:table-cell office:value-type="string" calcext:value-type="string">
            <text:p>hachette</text:p>
          </table:table-cell>
          <table:table-cell office:value-type="float" office:value="9782016291894" calcext:value-type="float">
            <text:p>9782016291894</text:p>
          </table:table-cell>
          <table:table-cell office:value-type="string" calcext:value-type="string">
            <text:p>Histoire-Géographie-EMC 4e - Ed. 2021 Plaza</text:p>
          </table:table-cell>
          <table:table-cell office:value-type="float" office:value="416" calcext:value-type="float">
            <text:p>416</text:p>
          </table:table-cell>
          <table:table-cell office:value-type="float" office:value="9782016291900" calcext:value-type="float">
            <text:p>97820162919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hachette</text:p>
          </table:table-cell>
          <table:table-cell office:value-type="float" office:value="9782016289976" calcext:value-type="float">
            <text:p>9782016289976</text:p>
          </table:table-cell>
          <table:table-cell office:value-type="string" calcext:value-type="string">
            <text:p>Mission Indigo Maths 4e - Ed. 2020</text:p>
          </table:table-cell>
          <table:table-cell office:value-type="float" office:value="320" calcext:value-type="float">
            <text:p>320</text:p>
          </table:table-cell>
          <table:table-cell office:value-type="float" office:value="9782016289983" calcext:value-type="float">
            <text:p>97820162899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anglais</text:p>
          </table:table-cell>
          <table:table-cell office:value-type="string" calcext:value-type="string">
            <text:p>hachette</text:p>
          </table:table-cell>
          <table:table-cell office:value-type="float" office:value="9782017190073" calcext:value-type="float">
            <text:p>9782017190073</text:p>
          </table:table-cell>
          <table:table-cell office:value-type="string" calcext:value-type="string">
            <text:p>Try n' Fly cycle 4/4e - Ed. 2022</text:p>
          </table:table-cell>
          <table:table-cell office:value-type="float" office:value="160" calcext:value-type="float">
            <text:p>160</text:p>
          </table:table-cell>
          <table:table-cell office:value-type="float" office:value="9782017190080" calcext:value-type="float">
            <text:p>97820171900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espagnol</text:p>
          </table:table-cell>
          <table:table-cell office:value-type="string" calcext:value-type="string">
            <text:p>hatier</text:p>
          </table:table-cell>
          <table:table-cell office:value-type="float" office:value="9782401090231" calcext:value-type="float">
            <text:p>9782401090231</text:p>
          </table:table-cell>
          <table:table-cell office:value-type="string" calcext:value-type="string">
            <text:p>¡Listos! espagnol 4e - Ed 2022</text:p>
          </table:table-cell>
          <table:table-cell office:value-type="float" office:value="136" calcext:value-type="float">
            <text:p>136</text:p>
          </table:table-cell>
          <table:table-cell office:value-type="float" office:value="9782401090224" calcext:value-type="float">
            <text:p>97824010902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Physique-chimie</text:p>
          </table:table-cell>
          <table:table-cell office:value-type="string" calcext:value-type="string">
            <text:p>hatier</text:p>
          </table:table-cell>
          <table:table-cell office:value-type="float" office:value="9782401001152" calcext:value-type="float">
            <text:p>9782401001152</text:p>
          </table:table-cell>
          <table:table-cell office:value-type="string" calcext:value-type="string">
            <text:p>Microméga Physique Chimie Cycle 4 Éd 2021 actualisée</text:p>
          </table:table-cell>
          <table:table-cell office:value-type="float" office:value="550" calcext:value-type="float">
            <text:p>550</text:p>
          </table:table-cell>
          <table:table-cell office:value-type="float" office:value="9782401001114" calcext:value-type="float">
            <text:p>97824010011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anglais</text:p>
          </table:table-cell>
          <table:table-cell office:value-type="string" calcext:value-type="string">
            <text:p>didier</text:p>
          </table:table-cell>
          <table:table-cell office:value-type="float" office:value="9782278088478" calcext:value-type="float">
            <text:p>9782278088478</text:p>
          </table:table-cell>
          <table:table-cell office:value-type="string" calcext:value-type="string">
            <text:p>E For English 4e - Manuel numérique</text:p>
          </table:table-cell>
          <table:table-cell office:value-type="float" office:value="182" calcext:value-type="float">
            <text:p>182</text:p>
          </table:table-cell>
          <table:table-cell office:value-type="float" office:value="9782278088485" calcext:value-type="float">
            <text:p>97822780884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hachette</text:p>
          </table:table-cell>
          <table:table-cell office:value-type="float" office:value="9782017104285" calcext:value-type="float">
            <text:p>9782017104285</text:p>
          </table:table-cell>
          <table:table-cell office:value-type="string" calcext:value-type="string">
            <text:p>Fleurs d'Encre Français 3e - Ed. 2020</text:p>
          </table:table-cell>
          <table:table-cell office:value-type="float" office:value="400" calcext:value-type="float">
            <text:p>400</text:p>
          </table:table-cell>
          <table:table-cell office:value-type="float" office:value="9782016289808" calcext:value-type="float">
            <text:p>97820162898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espagnol</text:p>
          </table:table-cell>
          <table:table-cell office:value-type="string" calcext:value-type="string">
            <text:p>hachette</text:p>
          </table:table-cell>
          <table:table-cell office:value-type="float" office:value="9782017190011" calcext:value-type="float">
            <text:p>9782017190011</text:p>
          </table:table-cell>
          <table:table-cell office:value-type="string" calcext:value-type="string">
            <text:p>A mi me encanta cycle 4/3e - Ed. 2022</text:p>
          </table:table-cell>
          <table:table-cell office:value-type="float" office:value="144" calcext:value-type="float">
            <text:p>144</text:p>
          </table:table-cell>
          <table:table-cell office:value-type="float" office:value="9782017190028" calcext:value-type="float">
            <text:p>97820171900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hatier</text:p>
          </table:table-cell>
          <table:table-cell office:value-type="float" office:value="9782401090255" calcext:value-type="float">
            <text:p>9782401090255</text:p>
          </table:table-cell>
          <table:table-cell office:value-type="string" calcext:value-type="string">
            <text:p>Colibris Français 3e - Ed 2022</text:p>
          </table:table-cell>
          <table:table-cell office:value-type="float" office:value="408" calcext:value-type="float">
            <text:p>408</text:p>
          </table:table-cell>
          <table:table-cell office:value-type="float" office:value="9782401090248" calcext:value-type="float">
            <text:p>97824010902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Histoire-Géographie-EMC</text:p>
          </table:table-cell>
          <table:table-cell office:value-type="string" calcext:value-type="string">
            <text:p>hachette</text:p>
          </table:table-cell>
          <table:table-cell office:value-type="float" office:value="9782016291917" calcext:value-type="float">
            <text:p>9782016291917</text:p>
          </table:table-cell>
          <table:table-cell office:value-type="string" calcext:value-type="string">
            <text:p>Histoire-Géographie-EMC 3e - Ed. 2021 Plaza</text:p>
          </table:table-cell>
          <table:table-cell office:value-type="float" office:value="432" calcext:value-type="float">
            <text:p>432</text:p>
          </table:table-cell>
          <table:table-cell office:value-type="float" office:value="9782016291955" calcext:value-type="float">
            <text:p>97820162919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hachette</text:p>
          </table:table-cell>
          <table:table-cell office:value-type="float" office:value="9782016289990" calcext:value-type="float">
            <text:p>9782016289990</text:p>
          </table:table-cell>
          <table:table-cell office:value-type="string" calcext:value-type="string">
            <text:p>Mission Indigo Maths 3e - Ed. 2020</text:p>
          </table:table-cell>
          <table:table-cell office:value-type="float" office:value="320" calcext:value-type="float">
            <text:p>320</text:p>
          </table:table-cell>
          <table:table-cell office:value-type="float" office:value="9782016290286" calcext:value-type="float">
            <text:p>9782016290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Histoire-Géographie-EMC</text:p>
          </table:table-cell>
          <table:table-cell office:value-type="string" calcext:value-type="string">
            <text:p>hatier</text:p>
          </table:table-cell>
          <table:table-cell office:value-type="float" office:value="9782401082267" calcext:value-type="float">
            <text:p>9782401082267</text:p>
          </table:table-cell>
          <table:table-cell office:value-type="string" calcext:value-type="string">
            <text:p>Histoire Géographie EMC 3e Ed 2021</text:p>
          </table:table-cell>
          <table:table-cell office:value-type="float" office:value="456" calcext:value-type="float">
            <text:p>456</text:p>
          </table:table-cell>
          <table:table-cell office:value-type="float" office:value="9782401082250" calcext:value-type="float">
            <text:p>97824010822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Physique-chimie</text:p>
          </table:table-cell>
          <table:table-cell office:value-type="string" calcext:value-type="string">
            <text:p>hatier</text:p>
          </table:table-cell>
          <table:table-cell office:value-type="float" office:value="9782401001152" calcext:value-type="float">
            <text:p>9782401001152</text:p>
          </table:table-cell>
          <table:table-cell office:value-type="string" calcext:value-type="string">
            <text:p>Microméga Physique Chimie Cycle 4 Éd 2021 actualisée</text:p>
          </table:table-cell>
          <table:table-cell office:value-type="float" office:value="550" calcext:value-type="float">
            <text:p>550</text:p>
          </table:table-cell>
          <table:table-cell office:value-type="float" office:value="9782401001114" calcext:value-type="float">
            <text:p>97824010011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hatier</text:p>
          </table:table-cell>
          <table:table-cell office:value-type="float" office:value="9782401082182" calcext:value-type="float">
            <text:p>9782401082182</text:p>
          </table:table-cell>
          <table:table-cell office:value-type="string" calcext:value-type="string">
            <text:p>TAM Mathématiques 3e Ed 2021</text:p>
          </table:table-cell>
          <table:table-cell office:value-type="float" office:value="312" calcext:value-type="float">
            <text:p>312</text:p>
          </table:table-cell>
          <table:table-cell office:value-type="float" office:value="9782401082175" calcext:value-type="float">
            <text:p>97824010821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2e</text:p>
          </table:table-cell>
          <table:table-cell office:value-type="string" calcext:value-type="string">
            <text:p>chinois</text:p>
          </table:table-cell>
          <table:table-cell office:value-type="string" calcext:value-type="string">
            <text:p>didier</text:p>
          </table:table-cell>
          <table:table-cell office:value-type="float" office:value="9782278105267" calcext:value-type="float">
            <text:p>9782278105267</text:p>
          </table:table-cell>
          <table:table-cell office:value-type="string" calcext:value-type="string">
            <text:p>Lai Ba ! 2 Chinois 2e année Ed 2022</text:p>
          </table:table-cell>
          <table:table-cell office:value-type="float" office:value="102" calcext:value-type="float">
            <text:p>102</text:p>
          </table:table-cell>
          <table:table-cell office:value-type="float" office:value="9782278105250" calcext:value-type="float">
            <text:p>97822781052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hachette</text:p>
          </table:table-cell>
          <table:table-cell office:value-type="float" office:value="9782017189848" calcext:value-type="float">
            <text:p>9782017189848</text:p>
          </table:table-cell>
          <table:table-cell office:value-type="string" calcext:value-type="string">
            <text:p>SES 2de - Ed. 2022</text:p>
          </table:table-cell>
          <table:table-cell office:value-type="float" office:value="160" calcext:value-type="float">
            <text:p>160</text:p>
          </table:table-cell>
          <table:table-cell office:value-type="float" office:value="9782017189862" calcext:value-type="float">
            <text:p>97820171898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anglais</text:p>
          </table:table-cell>
          <table:table-cell office:value-type="string" calcext:value-type="string">
            <text:p>hachette</text:p>
          </table:table-cell>
          <table:table-cell office:value-type="float" office:value="9782017048060" calcext:value-type="float">
            <text:p>9782017048060</text:p>
          </table:table-cell>
          <table:table-cell office:value-type="string" calcext:value-type="string">
            <text:p>Anglais 2de Seasons - édition numérique 2022</text:p>
          </table:table-cell>
          <table:table-cell office:value-type="float" office:value="242" calcext:value-type="float">
            <text:p>242</text:p>
          </table:table-cell>
          <table:table-cell office:value-type="float" office:value="9782017048077" calcext:value-type="float">
            <text:p>97820170480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hachette</text:p>
          </table:table-cell>
          <table:table-cell office:value-type="float" office:value="9782016262740" calcext:value-type="float">
            <text:p>9782016262740</text:p>
          </table:table-cell>
          <table:table-cell office:value-type="string" calcext:value-type="string">
            <text:p>Déclic Mathématiques 2de - édition numérique 2022</text:p>
          </table:table-cell>
          <table:table-cell office:value-type="float" office:value="416" calcext:value-type="float">
            <text:p>416</text:p>
          </table:table-cell>
          <table:table-cell office:value-type="float" office:value="9782016262757" calcext:value-type="float">
            <text:p>97820162627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géographie</text:p>
          </table:table-cell>
          <table:table-cell office:value-type="string" calcext:value-type="string">
            <text:p>hachette</text:p>
          </table:table-cell>
          <table:table-cell office:value-type="float" office:value="9782017048121" calcext:value-type="float">
            <text:p>9782017048121</text:p>
          </table:table-cell>
          <table:table-cell office:value-type="string" calcext:value-type="string">
            <text:p>Géographie 2de - édition 2022</text:p>
          </table:table-cell>
          <table:table-cell office:value-type="float" office:value="272" calcext:value-type="float">
            <text:p>2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Histoire</text:p>
          </table:table-cell>
          <table:table-cell office:value-type="string" calcext:value-type="string">
            <text:p>hachette</text:p>
          </table:table-cell>
          <table:table-cell office:value-type="float" office:value="9782016262788" calcext:value-type="float">
            <text:p>9782016262788</text:p>
          </table:table-cell>
          <table:table-cell office:value-type="string" calcext:value-type="string">
            <text:p>Histoire 2de - Edition numérique 2022</text:p>
          </table:table-cell>
          <table:table-cell office:value-type="float" office:value="288" calcext:value-type="float">
            <text:p>288</text:p>
          </table:table-cell>
          <table:table-cell office:value-type="float" office:value="9782016262795" calcext:value-type="float">
            <text:p>97820162627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Histoire-Géographie</text:p>
          </table:table-cell>
          <table:table-cell office:value-type="string" calcext:value-type="string">
            <text:p>hachette</text:p>
          </table:table-cell>
          <table:table-cell office:value-type="float" office:value="9782017092544" calcext:value-type="float">
            <text:p>9782017092544</text:p>
          </table:table-cell>
          <table:table-cell office:value-type="string" calcext:value-type="string">
            <text:p>Histoire-Géographie 2de - Edition numérique 2022</text:p>
          </table:table-cell>
          <table:table-cell office:value-type="float" office:value="544" calcext:value-type="float">
            <text:p>544</text:p>
          </table:table-cell>
          <table:table-cell office:value-type="float" office:value="9782017092551" calcext:value-type="float">
            <text:p>97820170925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hachette</text:p>
          </table:table-cell>
          <table:table-cell office:value-type="float" office:value="9782016262726" calcext:value-type="float">
            <text:p>9782016262726</text:p>
          </table:table-cell>
          <table:table-cell office:value-type="string" calcext:value-type="string">
            <text:p>Mathématiques Barbazo 2de - édition numérique 2022</text:p>
          </table:table-cell>
          <table:table-cell office:value-type="float" office:value="400" calcext:value-type="float">
            <text:p>400</text:p>
          </table:table-cell>
          <table:table-cell office:value-type="float" office:value="9782016262733" calcext:value-type="float">
            <text:p>97820162627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allemand</text:p>
          </table:table-cell>
          <table:table-cell office:value-type="string" calcext:value-type="string">
            <text:p>hachette</text:p>
          </table:table-cell>
          <table:table-cell office:value-type="float" office:value="9782017102229" calcext:value-type="float">
            <text:p>9782017102229</text:p>
          </table:table-cell>
          <table:table-cell office:value-type="string" calcext:value-type="string">
            <text:p>Mitreden Allemand 2de - édition numérique 2022</text:p>
          </table:table-cell>
          <table:table-cell office:value-type="float" office:value="208" calcext:value-type="float">
            <text:p>208</text:p>
          </table:table-cell>
          <table:table-cell office:value-type="float" office:value="9782017102236" calcext:value-type="float">
            <text:p>97820171022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Physique-chimie</text:p>
          </table:table-cell>
          <table:table-cell office:value-type="string" calcext:value-type="string">
            <text:p>hachette</text:p>
          </table:table-cell>
          <table:table-cell office:value-type="float" office:value="9782016262689" calcext:value-type="float">
            <text:p>9782016262689</text:p>
          </table:table-cell>
          <table:table-cell office:value-type="string" calcext:value-type="string">
            <text:p>Physique Chimie 2de - édition numérique 2022</text:p>
          </table:table-cell>
          <table:table-cell office:value-type="float" office:value="320" calcext:value-type="float">
            <text:p>320</text:p>
          </table:table-cell>
          <table:table-cell office:value-type="float" office:value="9782016262696" calcext:value-type="float">
            <text:p>97820162626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hatier</text:p>
          </table:table-cell>
          <table:table-cell office:value-type="float" office:value="9782401090293" calcext:value-type="float">
            <text:p>9782401090293</text:p>
          </table:table-cell>
          <table:table-cell office:value-type="string" calcext:value-type="string">
            <text:p>SES Sciences économiques et sociales 2de</text:p>
          </table:table-cell>
          <table:table-cell office:value-type="float" office:value="167" calcext:value-type="float">
            <text:p>167</text:p>
          </table:table-cell>
          <table:table-cell office:value-type="float" office:value="9782401090286" calcext:value-type="float">
            <text:p>9782401090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géographie</text:p>
          </table:table-cell>
          <table:table-cell office:value-type="string" calcext:value-type="string">
            <text:p>hatier</text:p>
          </table:table-cell>
          <table:table-cell office:value-type="float" office:value="9782401082489" calcext:value-type="float">
            <text:p>9782401082489</text:p>
          </table:table-cell>
          <table:table-cell office:value-type="string" calcext:value-type="string">
            <text:p>Géographie 2de - ED. 2021 ACTUALISEE</text:p>
          </table:table-cell>
          <table:table-cell office:value-type="float" office:value="312" calcext:value-type="float">
            <text:p>312</text:p>
          </table:table-cell>
          <table:table-cell office:value-type="float" office:value="9782401082465" calcext:value-type="float">
            <text:p>97824010824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anglais</text:p>
          </table:table-cell>
          <table:table-cell office:value-type="string" calcext:value-type="string">
            <text:p>hatier</text:p>
          </table:table-cell>
          <table:table-cell office:value-type="float" office:value="9782401020696" calcext:value-type="float">
            <text:p>9782401020696</text:p>
          </table:table-cell>
          <table:table-cell office:value-type="string" calcext:value-type="string">
            <text:p>Let's Meet up ! - Anglais 2de, éd. 2021 actualisée</text:p>
          </table:table-cell>
          <table:table-cell office:value-type="float" office:value="322" calcext:value-type="float">
            <text:p>322</text:p>
          </table:table-cell>
          <table:table-cell office:value-type="float" office:value="9782401020672" calcext:value-type="float">
            <text:p>97824010206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Physique-chimie</text:p>
          </table:table-cell>
          <table:table-cell office:value-type="string" calcext:value-type="string">
            <text:p>hatier</text:p>
          </table:table-cell>
          <table:table-cell office:value-type="float" office:value="9782401058927" calcext:value-type="float">
            <text:p>9782401058927</text:p>
          </table:table-cell>
          <table:table-cell office:value-type="string" calcext:value-type="string">
            <text:p>Physique chimie 2de - ED. 2021 ACTUALISEE</text:p>
          </table:table-cell>
          <table:table-cell office:value-type="float" office:value="360" calcext:value-type="float">
            <text:p>360</text:p>
          </table:table-cell>
          <table:table-cell office:value-type="float" office:value="9782401020658" calcext:value-type="float">
            <text:p>97824010206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hatier</text:p>
          </table:table-cell>
          <table:table-cell office:value-type="float" office:value="9782401049666" calcext:value-type="float">
            <text:p>9782401049666</text:p>
          </table:table-cell>
          <table:table-cell office:value-type="string" calcext:value-type="string">
            <text:p>Anthologie Lycée Français 2de 1re, éd. 2019</text:p>
          </table:table-cell>
          <table:table-cell office:value-type="float" office:value="475" calcext:value-type="float">
            <text:p>475</text:p>
          </table:table-cell>
          <table:table-cell office:value-type="float" office:value="9782401049673" calcext:value-type="float">
            <text:p>97824010496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hachette</text:p>
          </table:table-cell>
          <table:table-cell office:value-type="float" office:value="9782017098065" calcext:value-type="float">
            <text:p>9782017098065</text:p>
          </table:table-cell>
          <table:table-cell office:value-type="string" calcext:value-type="string">
            <text:p>Au fil des textes Français 2de - 2019</text:p>
          </table:table-cell>
          <table:table-cell office:value-type="float" office:value="384" calcext:value-type="float">
            <text:p>384</text:p>
          </table:table-cell>
          <table:table-cell office:value-type="float" office:value="9782017098072" calcext:value-type="float">
            <text:p>97820170980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espagnol</text:p>
          </table:table-cell>
          <table:table-cell office:value-type="string" calcext:value-type="string">
            <text:p>didier</text:p>
          </table:table-cell>
          <table:table-cell office:value-type="float" office:value="9782278093472" calcext:value-type="float">
            <text:p>9782278093472</text:p>
          </table:table-cell>
          <table:table-cell office:value-type="string" calcext:value-type="string">
            <text:p>Dilo En Voz Alta 2de - Manuel numérique premium élève / enseignant</text:p>
          </table:table-cell>
          <table:table-cell office:value-type="float" office:value="272" calcext:value-type="float">
            <text:p>272</text:p>
          </table:table-cell>
          <table:table-cell office:value-type="float" office:value="9782278093472" calcext:value-type="float">
            <text:p>97822780934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géographie</text:p>
          </table:table-cell>
          <table:table-cell office:value-type="string" calcext:value-type="string">
            <text:p>hatier</text:p>
          </table:table-cell>
          <table:table-cell office:value-type="float" office:value="9782401058835" calcext:value-type="float">
            <text:p>9782401058835</text:p>
          </table:table-cell>
          <table:table-cell office:value-type="string" calcext:value-type="string">
            <text:p>Géographie 2de, éd. 2019</text:p>
          </table:table-cell>
          <table:table-cell office:value-type="float" office:value="312" calcext:value-type="float">
            <text:p>3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Histoire</text:p>
          </table:table-cell>
          <table:table-cell office:value-type="string" calcext:value-type="string">
            <text:p>hatier</text:p>
          </table:table-cell>
          <table:table-cell office:value-type="float" office:value="9782401058873" calcext:value-type="float">
            <text:p>9782401058873</text:p>
          </table:table-cell>
          <table:table-cell office:value-type="string" calcext:value-type="string">
            <text:p>Histoire 2de - Ed. 2019</text:p>
          </table:table-cell>
          <table:table-cell office:value-type="float" office:value="311" calcext:value-type="float">
            <text:p>311</text:p>
          </table:table-cell>
          <table:table-cell office:value-type="float" office:value="9782401058866" calcext:value-type="float">
            <text:p>97824010588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allemand</text:p>
          </table:table-cell>
          <table:table-cell office:value-type="string" calcext:value-type="string">
            <text:p>didier</text:p>
          </table:table-cell>
          <table:table-cell office:value-type="float" office:value="9782278093533" calcext:value-type="float">
            <text:p>9782278093533</text:p>
          </table:table-cell>
          <table:table-cell office:value-type="string" calcext:value-type="string">
            <text:p>In Full Swing 2de - Manuel numérique premium élève / enseignant</text:p>
          </table:table-cell>
          <table:table-cell office:value-type="float" office:value="248" calcext:value-type="float">
            <text:p>248</text:p>
          </table:table-cell>
          <table:table-cell office:value-type="float" office:value="9782278093533" calcext:value-type="float">
            <text:p>97822780935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hatier</text:p>
          </table:table-cell>
          <table:table-cell office:value-type="float" office:value="9782401058811" calcext:value-type="float">
            <text:p>9782401058811</text:p>
          </table:table-cell>
          <table:table-cell office:value-type="string" calcext:value-type="string">
            <text:p>Itinéraires littéraires - Français 2de, éd. 2019</text:p>
          </table:table-cell>
          <table:table-cell office:value-type="float" office:value="551" calcext:value-type="float">
            <text:p>551</text:p>
          </table:table-cell>
          <table:table-cell office:value-type="float" office:value="9782401058828" calcext:value-type="float">
            <text:p>97824010588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hachette</text:p>
          </table:table-cell>
          <table:table-cell office:value-type="float" office:value="9782017092506" calcext:value-type="float">
            <text:p>9782017092506</text:p>
          </table:table-cell>
          <table:table-cell office:value-type="string" calcext:value-type="string">
            <text:p>L'ecume des lettres Anthologie 2de-1re - Ed. 2019</text:p>
          </table:table-cell>
          <table:table-cell office:value-type="float" office:value="620" calcext:value-type="float">
            <text:p>620</text:p>
          </table:table-cell>
          <table:table-cell office:value-type="float" office:value="9782017092513" calcext:value-type="float">
            <text:p>97820170925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hachette</text:p>
          </table:table-cell>
          <table:table-cell office:value-type="float" office:value="9782016262764" calcext:value-type="float">
            <text:p>9782016262764</text:p>
          </table:table-cell>
          <table:table-cell office:value-type="string" calcext:value-type="string">
            <text:p>L'ecume des lettres Francais 2de - édition numérique 2022</text:p>
          </table:table-cell>
          <table:table-cell office:value-type="float" office:value="480" calcext:value-type="float">
            <text:p>480</text:p>
          </table:table-cell>
          <table:table-cell office:value-type="float" office:value="9782016262771" calcext:value-type="float">
            <text:p>97820162627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latin</text:p>
          </table:table-cell>
          <table:table-cell office:value-type="string" calcext:value-type="string">
            <text:p>hatier</text:p>
          </table:table-cell>
          <table:table-cell office:value-type="float" office:value="9782401058958" calcext:value-type="float">
            <text:p>9782401058958</text:p>
          </table:table-cell>
          <table:table-cell office:value-type="string" calcext:value-type="string">
            <text:p>Latin 2de Ed 2019</text:p>
          </table:table-cell>
          <table:table-cell office:value-type="float" office:value="247" calcext:value-type="float">
            <text:p>247</text:p>
          </table:table-cell>
          <table:table-cell office:value-type="float" office:value="9782401058965" calcext:value-type="float">
            <text:p>97824010589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didier</text:p>
          </table:table-cell>
          <table:table-cell office:value-type="float" office:value="9782278093748" calcext:value-type="float">
            <text:p>9782278093748</text:p>
          </table:table-cell>
          <table:table-cell office:value-type="string" calcext:value-type="string">
            <text:p>Math'x 2de - Manuel numérique eleve / enseignant</text:p>
          </table:table-cell>
          <table:table-cell office:value-type="float" office:value="404" calcext:value-type="float">
            <text:p>404</text:p>
          </table:table-cell>
          <table:table-cell office:value-type="float" office:value="9782278093748" calcext:value-type="float">
            <text:p>97822780937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espagnol</text:p>
          </table:table-cell>
          <table:table-cell office:value-type="string" calcext:value-type="string">
            <text:p>hachette</text:p>
          </table:table-cell>
          <table:table-cell office:value-type="float" office:value="9782017048084" calcext:value-type="float">
            <text:p>9782017048084</text:p>
          </table:table-cell>
          <table:table-cell office:value-type="string" calcext:value-type="string">
            <text:p>Miradas - Espagnol 2de - Ed. 2019</text:p>
          </table:table-cell>
          <table:table-cell office:value-type="float" office:value="240" calcext:value-type="float">
            <text:p>240</text:p>
          </table:table-cell>
          <table:table-cell office:value-type="float" office:value="9782017048091" calcext:value-type="float">
            <text:p>97820170480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didier</text:p>
          </table:table-cell>
          <table:table-cell office:value-type="float" office:value="9782278093823" calcext:value-type="float">
            <text:p>9782278093823</text:p>
          </table:table-cell>
          <table:table-cell office:value-type="string" calcext:value-type="string">
            <text:p>Motifs littéraires 2de - Manuel numérique premium</text:p>
          </table:table-cell>
          <table:table-cell office:value-type="float" office:value="565" calcext:value-type="float">
            <text:p>565</text:p>
          </table:table-cell>
          <table:table-cell office:value-type="float" office:value="9782278093823" calcext:value-type="float">
            <text:p>97822780938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svt</text:p>
          </table:table-cell>
          <table:table-cell office:value-type="string" calcext:value-type="string">
            <text:p>hachette</text:p>
          </table:table-cell>
          <table:table-cell office:value-type="float" office:value="9782016262702" calcext:value-type="float">
            <text:p>9782016262702</text:p>
          </table:table-cell>
          <table:table-cell office:value-type="string" calcext:value-type="string">
            <text:p>Planete SVT 2de - Ed. 2019</text:p>
          </table:table-cell>
          <table:table-cell office:value-type="float" office:value="256" calcext:value-type="float">
            <text:p>256</text:p>
          </table:table-cell>
          <table:table-cell office:value-type="float" office:value="9782016262719" calcext:value-type="float">
            <text:p>97820162627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hachette</text:p>
          </table:table-cell>
          <table:table-cell office:value-type="float" office:value="9782016262801" calcext:value-type="float">
            <text:p>9782016262801</text:p>
          </table:table-cell>
          <table:table-cell office:value-type="string" calcext:value-type="string">
            <text:p>SES 2de - Ed. 2019</text:p>
          </table:table-cell>
          <table:table-cell office:value-type="float" office:value="160" calcext:value-type="float">
            <text:p>160</text:p>
          </table:table-cell>
          <table:table-cell office:value-type="float" office:value="9782016262818" calcext:value-type="float">
            <text:p>97820162628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snt</text:p>
          </table:table-cell>
          <table:table-cell office:value-type="string" calcext:value-type="string">
            <text:p>didier</text:p>
          </table:table-cell>
          <table:table-cell office:value-type="float" office:value="9782278094912" calcext:value-type="float">
            <text:p>9782278094912</text:p>
          </table:table-cell>
          <table:table-cell office:value-type="string" calcext:value-type="string">
            <text:p>SNT - Sciences Numériques et Technologie 2de - Manuel numérique premium élève / enseignant</text:p>
          </table:table-cell>
          <table:table-cell office:value-type="float" office:value="194" calcext:value-type="float">
            <text:p>194</text:p>
          </table:table-cell>
          <table:table-cell office:value-type="float" office:value="9782278094912" calcext:value-type="float">
            <text:p>97822780949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svt</text:p>
          </table:table-cell>
          <table:table-cell office:value-type="string" calcext:value-type="string">
            <text:p>hatier</text:p>
          </table:table-cell>
          <table:table-cell office:value-type="float" office:value="9782401059078" calcext:value-type="float">
            <text:p>9782401059078</text:p>
          </table:table-cell>
          <table:table-cell office:value-type="string" calcext:value-type="string">
            <text:p>SVT 2de - Éd. 2019</text:p>
          </table:table-cell>
          <table:table-cell office:value-type="float" office:value="295" calcext:value-type="float">
            <text:p>295</text:p>
          </table:table-cell>
          <table:table-cell office:value-type="float" office:value="9782401020603" calcext:value-type="float">
            <text:p>97824010206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hatier</text:p>
          </table:table-cell>
          <table:table-cell office:value-type="float" office:value="9782401058910" calcext:value-type="float">
            <text:p>9782401058910</text:p>
          </table:table-cell>
          <table:table-cell office:value-type="string" calcext:value-type="string">
            <text:p>Sciences Economiques et Sociales 2de, éd. 2019</text:p>
          </table:table-cell>
          <table:table-cell office:value-type="float" office:value="183" calcext:value-type="float">
            <text:p>183</text:p>
          </table:table-cell>
          <table:table-cell office:value-type="float" office:value="9782401058903" calcext:value-type="float">
            <text:p>97824010589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snt</text:p>
          </table:table-cell>
          <table:table-cell office:value-type="string" calcext:value-type="string">
            <text:p>hachette</text:p>
          </table:table-cell>
          <table:table-cell office:value-type="float" office:value="9782017102281" calcext:value-type="float">
            <text:p>9782017102281</text:p>
          </table:table-cell>
          <table:table-cell office:value-type="string" calcext:value-type="string">
            <text:p>Sciences numeriques et technologie 2de - Ed. 2019</text:p>
          </table:table-cell>
          <table:table-cell office:value-type="float" office:value="128" calcext:value-type="float">
            <text:p>128</text:p>
          </table:table-cell>
          <table:table-cell office:value-type="float" office:value="9782017102298" calcext:value-type="float">
            <text:p>97820171022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hatier</text:p>
          </table:table-cell>
          <table:table-cell office:value-type="float" office:value="9782401049697" calcext:value-type="float">
            <text:p>9782401049697</text:p>
          </table:table-cell>
          <table:table-cell office:value-type="string" calcext:value-type="string">
            <text:p>Variations - Maths 2de - Éd. 2019</text:p>
          </table:table-cell>
          <table:table-cell office:value-type="float" office:value="407" calcext:value-type="float">
            <text:p>407</text:p>
          </table:table-cell>
          <table:table-cell office:value-type="float" office:value="9782401049680" calcext:value-type="float">
            <text:p>97824010496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espagnol</text:p>
          </table:table-cell>
          <table:table-cell office:value-type="string" calcext:value-type="string">
            <text:p>hatier</text:p>
          </table:table-cell>
          <table:table-cell office:value-type="float" office:value="9782401058934" calcext:value-type="float">
            <text:p>9782401058934</text:p>
          </table:table-cell>
          <table:table-cell office:value-type="string" calcext:value-type="string">
            <text:p>Via Libre - Espagnol 2de, éd. 2019</text:p>
          </table:table-cell>
          <table:table-cell office:value-type="float" office:value="248" calcext:value-type="float">
            <text:p>248</text:p>
          </table:table-cell>
          <table:table-cell office:value-type="float" office:value="9782401058941" calcext:value-type="float">
            <text:p>97824010589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amc</text:p>
          </table:table-cell>
          <table:table-cell office:value-type="string" calcext:value-type="string">
            <text:p>hachette</text:p>
          </table:table-cell>
          <table:table-cell office:value-type="float" office:value="9782017158394" calcext:value-type="float">
            <text:p>9782017158394</text:p>
          </table:table-cell>
          <table:table-cell office:value-type="string" calcext:value-type="string">
            <text:p>AMC 1re/Tle Spécialité - Ed. 2021</text:p>
          </table:table-cell>
          <table:table-cell office:value-type="float" office:value="368" calcext:value-type="float">
            <text:p>368</text:p>
          </table:table-cell>
          <table:table-cell office:value-type="float" office:value="9782017158400" calcext:value-type="float">
            <text:p>97820171584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hachette</text:p>
          </table:table-cell>
          <table:table-cell office:value-type="float" office:value="9782017102083" calcext:value-type="float">
            <text:p>9782017102083</text:p>
          </table:table-cell>
          <table:table-cell office:value-type="string" calcext:value-type="string">
            <text:p>Barbazo Mathematiques 1re specialite - édition numérique 2022</text:p>
          </table:table-cell>
          <table:table-cell office:value-type="float" office:value="384" calcext:value-type="float">
            <text:p>384</text:p>
          </table:table-cell>
          <table:table-cell office:value-type="float" office:value="9782017102090" calcext:value-type="float">
            <text:p>97820171020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hachette</text:p>
          </table:table-cell>
          <table:table-cell office:value-type="float" office:value="9782017102106" calcext:value-type="float">
            <text:p>9782017102106</text:p>
          </table:table-cell>
          <table:table-cell office:value-type="string" calcext:value-type="string">
            <text:p>Declic Mathématiques 1re - 2019</text:p>
          </table:table-cell>
          <table:table-cell office:value-type="float" office:value="416" calcext:value-type="float">
            <text:p>416</text:p>
          </table:table-cell>
          <table:table-cell office:value-type="float" office:value="9782017102113" calcext:value-type="float">
            <text:p>97820171021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hggsp</text:p>
          </table:table-cell>
          <table:table-cell office:value-type="string" calcext:value-type="string">
            <text:p>hachette</text:p>
          </table:table-cell>
          <table:table-cell office:value-type="float" office:value="9782017092629" calcext:value-type="float">
            <text:p>9782017092629</text:p>
          </table:table-cell>
          <table:table-cell office:value-type="string" calcext:value-type="string">
            <text:p>HGGSP 1re spécialité - édition numérique 2022</text:p>
          </table:table-cell>
          <table:table-cell office:value-type="float" office:value="400" calcext:value-type="float">
            <text:p>400</text:p>
          </table:table-cell>
          <table:table-cell office:value-type="float" office:value="9782017092636" calcext:value-type="float">
            <text:p>97820170926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allemand</text:p>
          </table:table-cell>
          <table:table-cell office:value-type="string" calcext:value-type="string">
            <text:p>hachette</text:p>
          </table:table-cell>
          <table:table-cell office:value-type="float" office:value="9782017102243" calcext:value-type="float">
            <text:p>9782017102243</text:p>
          </table:table-cell>
          <table:table-cell office:value-type="string" calcext:value-type="string">
            <text:p>Mitreden Allemand 1re édition numérique 2022</text:p>
          </table:table-cell>
          <table:table-cell office:value-type="float" office:value="192" calcext:value-type="float">
            <text:p>192</text:p>
          </table:table-cell>
          <table:table-cell office:value-type="float" office:value="9782017102250" calcext:value-type="float">
            <text:p>97820171022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nsi</text:p>
          </table:table-cell>
          <table:table-cell office:value-type="string" calcext:value-type="string">
            <text:p>hachette</text:p>
          </table:table-cell>
          <table:table-cell office:value-type="float" office:value="9782017158370" calcext:value-type="float">
            <text:p>9782017158370</text:p>
          </table:table-cell>
          <table:table-cell office:value-type="string" calcext:value-type="string">
            <text:p>NSI 1re Spécialité - Ed. 2021</text:p>
          </table:table-cell>
          <table:table-cell office:value-type="float" office:value="288" calcext:value-type="float">
            <text:p>288</text:p>
          </table:table-cell>
          <table:table-cell office:value-type="float" office:value="9782017158387" calcext:value-type="float">
            <text:p>97820171583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Physique-chimie</text:p>
          </table:table-cell>
          <table:table-cell office:value-type="string" calcext:value-type="string">
            <text:p>hachette</text:p>
          </table:table-cell>
          <table:table-cell office:value-type="float" office:value="9782017102120" calcext:value-type="float">
            <text:p>9782017102120</text:p>
          </table:table-cell>
          <table:table-cell office:value-type="string" calcext:value-type="string">
            <text:p>Physique Chimie 1re specialite - Ed. 2019</text:p>
          </table:table-cell>
          <table:table-cell office:value-type="float" office:value="384" calcext:value-type="float">
            <text:p>384</text:p>
          </table:table-cell>
          <table:table-cell office:value-type="float" office:value="9782017102137" calcext:value-type="float">
            <text:p>97820171021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Physique-chimie</text:p>
          </table:table-cell>
          <table:table-cell office:value-type="string" calcext:value-type="string">
            <text:p>hatier</text:p>
          </table:table-cell>
          <table:table-cell office:value-type="float" office:value="9782401058699" calcext:value-type="float">
            <text:p>9782401058699</text:p>
          </table:table-cell>
          <table:table-cell office:value-type="string" calcext:value-type="string">
            <text:p>Physique-chimie 1re - Ed 2022 Manuel numérique actualisé</text:p>
          </table:table-cell>
          <table:table-cell office:value-type="float" office:value="471" calcext:value-type="float">
            <text:p>471</text:p>
          </table:table-cell>
          <table:table-cell office:value-type="float" office:value="9782401058705" calcext:value-type="float">
            <text:p>97824010587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anglais</text:p>
          </table:table-cell>
          <table:table-cell office:value-type="string" calcext:value-type="string">
            <text:p>hachette</text:p>
          </table:table-cell>
          <table:table-cell office:value-type="float" office:value="9782017102182" calcext:value-type="float">
            <text:p>9782017102182</text:p>
          </table:table-cell>
          <table:table-cell office:value-type="string" calcext:value-type="string">
            <text:p>Seasons 1re - édition numérique 2022</text:p>
          </table:table-cell>
          <table:table-cell office:value-type="float" office:value="258" calcext:value-type="float">
            <text:p>258</text:p>
          </table:table-cell>
          <table:table-cell office:value-type="float" office:value="9782017102199" calcext:value-type="float">
            <text:p>97820171021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espagnol</text:p>
          </table:table-cell>
          <table:table-cell office:value-type="string" calcext:value-type="string">
            <text:p>hachette</text:p>
          </table:table-cell>
          <table:table-cell office:value-type="float" office:value="9782016290224" calcext:value-type="float">
            <text:p>9782016290224</text:p>
          </table:table-cell>
          <table:table-cell office:value-type="string" calcext:value-type="string">
            <text:p>Tutto bene 1re/Tle - Ed. 2020</text:p>
          </table:table-cell>
          <table:table-cell office:value-type="float" office:value="240" calcext:value-type="float">
            <text:p>240</text:p>
          </table:table-cell>
          <table:table-cell office:value-type="float" office:value="9782016290231" calcext:value-type="float">
            <text:p>97820162902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géographie</text:p>
          </table:table-cell>
          <table:table-cell office:value-type="string" calcext:value-type="string">
            <text:p>hatier</text:p>
          </table:table-cell>
          <table:table-cell office:value-type="float" office:value="9782401082496" calcext:value-type="float">
            <text:p>9782401082496</text:p>
          </table:table-cell>
          <table:table-cell office:value-type="string" calcext:value-type="string">
            <text:p>Géographie 1re - ED. 2021 ACTUALISEE</text:p>
          </table:table-cell>
          <table:table-cell office:value-type="float" office:value="328" calcext:value-type="float">
            <text:p>328</text:p>
          </table:table-cell>
          <table:table-cell office:value-type="float" office:value="9782401082472" calcext:value-type="float">
            <text:p>97824010824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anglais</text:p>
          </table:table-cell>
          <table:table-cell office:value-type="string" calcext:value-type="string">
            <text:p>hatier</text:p>
          </table:table-cell>
          <table:table-cell office:value-type="float" office:value="9782401058781" calcext:value-type="float">
            <text:p>9782401058781</text:p>
          </table:table-cell>
          <table:table-cell office:value-type="string" calcext:value-type="string">
            <text:p>Let's Meet up ! - Anglais 1re - ED. 2021 ACTUALISEE</text:p>
          </table:table-cell>
          <table:table-cell office:value-type="float" office:value="332" calcext:value-type="float">
            <text:p>332</text:p>
          </table:table-cell>
          <table:table-cell office:value-type="float" office:value="9782401020689" calcext:value-type="float">
            <text:p>97824010206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amc</text:p>
          </table:table-cell>
          <table:table-cell office:value-type="string" calcext:value-type="string">
            <text:p>hatier</text:p>
          </table:table-cell>
          <table:table-cell office:value-type="float" office:value="9782401082151" calcext:value-type="float">
            <text:p>9782401082151</text:p>
          </table:table-cell>
          <table:table-cell office:value-type="string" calcext:value-type="string">
            <text:p>Let's Meet up ! AMC Anglais 1re Tle Éd 2021</text:p>
          </table:table-cell>
          <table:table-cell office:value-type="float" office:value="295" calcext:value-type="float">
            <text:p>295</text:p>
          </table:table-cell>
          <table:table-cell office:value-type="float" office:value="9782401082144" calcext:value-type="float">
            <text:p>97824010821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espagnol</text:p>
          </table:table-cell>
          <table:table-cell office:value-type="string" calcext:value-type="string">
            <text:p>didier</text:p>
          </table:table-cell>
          <table:table-cell office:value-type="float" office:value="9782278093380" calcext:value-type="float">
            <text:p>9782278093380</text:p>
          </table:table-cell>
          <table:table-cell office:value-type="string" calcext:value-type="string">
            <text:p>Dilo en voz alta 1re éd2020 Manuel numérique élève enseignant</text:p>
          </table:table-cell>
          <table:table-cell office:value-type="float" office:value="271" calcext:value-type="float">
            <text:p>271</text:p>
          </table:table-cell>
          <table:table-cell office:value-type="float" office:value="9782278093380" calcext:value-type="float">
            <text:p>97822780933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latin</text:p>
          </table:table-cell>
          <table:table-cell office:value-type="string" calcext:value-type="string">
            <text:p>hatier</text:p>
          </table:table-cell>
          <table:table-cell office:value-type="float" office:value="9782401071469" calcext:value-type="float">
            <text:p>9782401071469</text:p>
          </table:table-cell>
          <table:table-cell office:value-type="string" calcext:value-type="string">
            <text:p>LATIN 1re option et spécialité - éd. 2020</text:p>
          </table:table-cell>
          <table:table-cell office:value-type="float" office:value="311" calcext:value-type="float">
            <text:p>311</text:p>
          </table:table-cell>
          <table:table-cell office:value-type="float" office:value="9782401071476" calcext:value-type="float">
            <text:p>97824010714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hatier</text:p>
          </table:table-cell>
          <table:table-cell office:value-type="float" office:value="9782401049666" calcext:value-type="float">
            <text:p>9782401049666</text:p>
          </table:table-cell>
          <table:table-cell office:value-type="string" calcext:value-type="string">
            <text:p>Anthologie Lycée Français 2de 1re, éd. 2019</text:p>
          </table:table-cell>
          <table:table-cell office:value-type="float" office:value="475" calcext:value-type="float">
            <text:p>475</text:p>
          </table:table-cell>
          <table:table-cell office:value-type="float" office:value="9782401049673" calcext:value-type="float">
            <text:p>97824010496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hachette</text:p>
          </table:table-cell>
          <table:table-cell office:value-type="float" office:value="9782017098089" calcext:value-type="float">
            <text:p>9782017098089</text:p>
          </table:table-cell>
          <table:table-cell office:value-type="string" calcext:value-type="string">
            <text:p>Au fil des textes Français 1re - 2019</text:p>
          </table:table-cell>
          <table:table-cell office:value-type="float" office:value="384" calcext:value-type="float">
            <text:p>384</text:p>
          </table:table-cell>
          <table:table-cell office:value-type="float" office:value="9782017098096" calcext:value-type="float">
            <text:p>97820170980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Enseignement-scientifique</text:p>
          </table:table-cell>
          <table:table-cell office:value-type="string" calcext:value-type="string">
            <text:p>hachette</text:p>
          </table:table-cell>
          <table:table-cell office:value-type="float" office:value="9782017102168" calcext:value-type="float">
            <text:p>9782017102168</text:p>
          </table:table-cell>
          <table:table-cell office:value-type="string" calcext:value-type="string">
            <text:p>Enseignement Scientifique 1re - Ed. 2019</text:p>
          </table:table-cell>
          <table:table-cell office:value-type="float" office:value="256" calcext:value-type="float">
            <text:p>256</text:p>
          </table:table-cell>
          <table:table-cell office:value-type="float" office:value="9782017102175" calcext:value-type="float">
            <text:p>97820171021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Enseignement-scientifique</text:p>
          </table:table-cell>
          <table:table-cell office:value-type="string" calcext:value-type="string">
            <text:p>didier</text:p>
          </table:table-cell>
          <table:table-cell office:value-type="float" office:value="9782278094905" calcext:value-type="float">
            <text:p>9782278094905</text:p>
          </table:table-cell>
          <table:table-cell office:value-type="string" calcext:value-type="string">
            <text:p>Enseignement scientifique 1ere - Manuel numérique premium élève / enseignant</text:p>
          </table:table-cell>
          <table:table-cell office:value-type="float" office:value="242" calcext:value-type="float">
            <text:p>242</text:p>
          </table:table-cell>
          <table:table-cell office:value-type="float" office:value="9782278094905" calcext:value-type="float">
            <text:p>97822780949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Enseignement-scientifique</text:p>
          </table:table-cell>
          <table:table-cell office:value-type="string" calcext:value-type="string">
            <text:p>hatier</text:p>
          </table:table-cell>
          <table:table-cell office:value-type="float" office:value="9782401059061" calcext:value-type="float">
            <text:p>9782401059061</text:p>
          </table:table-cell>
          <table:table-cell office:value-type="string" calcext:value-type="string">
            <text:p>Enseignement scientifique 1re, éd. 2019</text:p>
          </table:table-cell>
          <table:table-cell office:value-type="float" office:value="272" calcext:value-type="float">
            <text:p>272</text:p>
          </table:table-cell>
          <table:table-cell office:value-type="float" office:value="9782401059054" calcext:value-type="float">
            <text:p>97824010590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géographie</text:p>
          </table:table-cell>
          <table:table-cell office:value-type="string" calcext:value-type="string">
            <text:p>hachette</text:p>
          </table:table-cell>
          <table:table-cell office:value-type="float" office:value="9782017092605" calcext:value-type="float">
            <text:p>9782017092605</text:p>
          </table:table-cell>
          <table:table-cell office:value-type="string" calcext:value-type="string">
            <text:p>Geographie 1re - Ed. 2019</text:p>
          </table:table-cell>
          <table:table-cell office:value-type="float" office:value="272" calcext:value-type="float">
            <text:p>272</text:p>
          </table:table-cell>
          <table:table-cell office:value-type="float" office:value="9782017092612" calcext:value-type="float">
            <text:p>97820170926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géographie</text:p>
          </table:table-cell>
          <table:table-cell office:value-type="string" calcext:value-type="string">
            <text:p>hatier</text:p>
          </table:table-cell>
          <table:table-cell office:value-type="float" office:value="9782401058750" calcext:value-type="float">
            <text:p>9782401058750</text:p>
          </table:table-cell>
          <table:table-cell office:value-type="string" calcext:value-type="string">
            <text:p>Géographie 1re, éd. 2019</text:p>
          </table:table-cell>
          <table:table-cell office:value-type="float" office:value="328" calcext:value-type="float">
            <text:p>328</text:p>
          </table:table-cell>
          <table:table-cell office:value-type="float" office:value="9782401038516" calcext:value-type="float">
            <text:p>97824010385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hggsp</text:p>
          </table:table-cell>
          <table:table-cell office:value-type="string" calcext:value-type="string">
            <text:p>hatier</text:p>
          </table:table-cell>
          <table:table-cell office:value-type="float" office:value="9782401058989" calcext:value-type="float">
            <text:p>9782401058989</text:p>
          </table:table-cell>
          <table:table-cell office:value-type="string" calcext:value-type="string">
            <text:p>HG Géopolitique Sciences politiques - 1re - éd. 2019</text:p>
          </table:table-cell>
          <table:table-cell office:value-type="float" office:value="328" calcext:value-type="float">
            <text:p>328</text:p>
          </table:table-cell>
          <table:table-cell office:value-type="float" office:value="9782401058972" calcext:value-type="float">
            <text:p>97824010589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Histoire</text:p>
          </table:table-cell>
          <table:table-cell office:value-type="string" calcext:value-type="string">
            <text:p>hachette</text:p>
          </table:table-cell>
          <table:table-cell office:value-type="float" office:value="9782017092568" calcext:value-type="float">
            <text:p>9782017092568</text:p>
          </table:table-cell>
          <table:table-cell office:value-type="string" calcext:value-type="string">
            <text:p>Histoire 1re - Ed. 2019</text:p>
          </table:table-cell>
          <table:table-cell office:value-type="float" office:value="336" calcext:value-type="float">
            <text:p>336</text:p>
          </table:table-cell>
          <table:table-cell office:value-type="float" office:value="9782017092575" calcext:value-type="float">
            <text:p>97820170925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Histoire</text:p>
          </table:table-cell>
          <table:table-cell office:value-type="string" calcext:value-type="string">
            <text:p>hatier</text:p>
          </table:table-cell>
          <table:table-cell office:value-type="float" office:value="9782401058767" calcext:value-type="float">
            <text:p>9782401058767</text:p>
          </table:table-cell>
          <table:table-cell office:value-type="string" calcext:value-type="string">
            <text:p>Histoire 1re, éd. 2019</text:p>
          </table:table-cell>
          <table:table-cell office:value-type="float" office:value="327" calcext:value-type="float">
            <text:p>327</text:p>
          </table:table-cell>
          <table:table-cell office:value-type="float" office:value="9782401058729" calcext:value-type="float">
            <text:p>97824010587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Histoire-Géographie</text:p>
          </table:table-cell>
          <table:table-cell office:value-type="string" calcext:value-type="string">
            <text:p>hachette</text:p>
          </table:table-cell>
          <table:table-cell office:value-type="float" office:value="9782017092582" calcext:value-type="float">
            <text:p>9782017092582</text:p>
          </table:table-cell>
          <table:table-cell office:value-type="string" calcext:value-type="string">
            <text:p>Histoire-Geographie 1re - Ed. 2019</text:p>
          </table:table-cell>
          <table:table-cell office:value-type="float" office:value="560" calcext:value-type="float">
            <text:p>560</text:p>
          </table:table-cell>
          <table:table-cell office:value-type="float" office:value="9782017092599" calcext:value-type="float">
            <text:p>97820170925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Philo</text:p>
          </table:table-cell>
          <table:table-cell office:value-type="string" calcext:value-type="string">
            <text:p>hachette</text:p>
          </table:table-cell>
          <table:table-cell office:value-type="float" office:value="9782017092643" calcext:value-type="float">
            <text:p>9782017092643</text:p>
          </table:table-cell>
          <table:table-cell office:value-type="string" calcext:value-type="string">
            <text:p>Humanites, Litterature et Philosophie 1re specialite - Ed. 2019</text:p>
          </table:table-cell>
          <table:table-cell office:value-type="float" office:value="348" calcext:value-type="float">
            <text:p>348</text:p>
          </table:table-cell>
          <table:table-cell office:value-type="float" office:value="9782017092650" calcext:value-type="float">
            <text:p>97820170926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anglais</text:p>
          </table:table-cell>
          <table:table-cell office:value-type="string" calcext:value-type="string">
            <text:p>didier</text:p>
          </table:table-cell>
          <table:table-cell office:value-type="float" office:value="9782278093595" calcext:value-type="float">
            <text:p>9782278093595</text:p>
          </table:table-cell>
          <table:table-cell office:value-type="string" calcext:value-type="string">
            <text:p>In Full Swing 1re - Manuel numérique premium élève / enseignant</text:p>
          </table:table-cell>
          <table:table-cell office:value-type="float" office:value="264" calcext:value-type="float">
            <text:p>264</text:p>
          </table:table-cell>
          <table:table-cell office:value-type="float" office:value="9782278093595" calcext:value-type="float">
            <text:p>97822780935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hachette</text:p>
          </table:table-cell>
          <table:table-cell office:value-type="float" office:value="9782017092506" calcext:value-type="float">
            <text:p>9782017092506</text:p>
          </table:table-cell>
          <table:table-cell office:value-type="string" calcext:value-type="string">
            <text:p>L'ecume des lettres Anthologie 2de-1re - Ed. 2019</text:p>
          </table:table-cell>
          <table:table-cell office:value-type="float" office:value="620" calcext:value-type="float">
            <text:p>620</text:p>
          </table:table-cell>
          <table:table-cell office:value-type="float" office:value="9782017092513" calcext:value-type="float">
            <text:p>97820170925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hachette</text:p>
          </table:table-cell>
          <table:table-cell office:value-type="float" office:value="9782017092520" calcext:value-type="float">
            <text:p>9782017092520</text:p>
          </table:table-cell>
          <table:table-cell office:value-type="string" calcext:value-type="string">
            <text:p>L'ecume des lettres Francais 1re - Ed. 2019</text:p>
          </table:table-cell>
          <table:table-cell office:value-type="float" office:value="540" calcext:value-type="float">
            <text:p>540</text:p>
          </table:table-cell>
          <table:table-cell office:value-type="float" office:value="9782017092537" calcext:value-type="float">
            <text:p>97820170925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anglais</text:p>
          </table:table-cell>
          <table:table-cell office:value-type="string" calcext:value-type="string">
            <text:p>hatier</text:p>
          </table:table-cell>
          <table:table-cell office:value-type="float" office:value="9782401058668" calcext:value-type="float">
            <text:p>9782401058668</text:p>
          </table:table-cell>
          <table:table-cell office:value-type="string" calcext:value-type="string">
            <text:p>Let's Meet up ! - Anglais LLCE 1re, éd. 2019</text:p>
          </table:table-cell>
          <table:table-cell office:value-type="float" office:value="272" calcext:value-type="float">
            <text:p>272</text:p>
          </table:table-cell>
          <table:table-cell office:value-type="float" office:value="9782401058675" calcext:value-type="float">
            <text:p>97824010586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espagnol</text:p>
          </table:table-cell>
          <table:table-cell office:value-type="string" calcext:value-type="string">
            <text:p>hachette</text:p>
          </table:table-cell>
          <table:table-cell office:value-type="float" office:value="9782017102205" calcext:value-type="float">
            <text:p>9782017102205</text:p>
          </table:table-cell>
          <table:table-cell office:value-type="string" calcext:value-type="string">
            <text:p>Miradas - Espagnol 1re - Ed. 2019</text:p>
          </table:table-cell>
          <table:table-cell office:value-type="float" office:value="240" calcext:value-type="float">
            <text:p>240</text:p>
          </table:table-cell>
          <table:table-cell office:value-type="float" office:value="9782017102212" calcext:value-type="float">
            <text:p>97820171022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svt</text:p>
          </table:table-cell>
          <table:table-cell office:value-type="string" calcext:value-type="string">
            <text:p>hachette</text:p>
          </table:table-cell>
          <table:table-cell office:value-type="float" office:value="9782017102144" calcext:value-type="float">
            <text:p>9782017102144</text:p>
          </table:table-cell>
          <table:table-cell office:value-type="string" calcext:value-type="string">
            <text:p>Planete SVT 1re specialite - Ed. 2019</text:p>
          </table:table-cell>
          <table:table-cell office:value-type="float" office:value="384" calcext:value-type="float">
            <text:p>384</text:p>
          </table:table-cell>
          <table:table-cell office:value-type="float" office:value="9782017102151" calcext:value-type="float">
            <text:p>97820171021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hachette</text:p>
          </table:table-cell>
          <table:table-cell office:value-type="float" office:value="9782017092681" calcext:value-type="float">
            <text:p>9782017092681</text:p>
          </table:table-cell>
          <table:table-cell office:value-type="string" calcext:value-type="string">
            <text:p>SES 1re specialite - Ed. 2019</text:p>
          </table:table-cell>
          <table:table-cell office:value-type="float" office:value="304" calcext:value-type="float">
            <text:p>304</text:p>
          </table:table-cell>
          <table:table-cell office:value-type="float" office:value="9782017092698" calcext:value-type="float">
            <text:p>97820170926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hatier</text:p>
          </table:table-cell>
          <table:table-cell office:value-type="float" office:value="9782401058859" calcext:value-type="float">
            <text:p>9782401058859</text:p>
          </table:table-cell>
          <table:table-cell office:value-type="string" calcext:value-type="string">
            <text:p>Sciences Economiques et Sociales 1ère, éd. 2019</text:p>
          </table:table-cell>
          <table:table-cell office:value-type="float" office:value="360" calcext:value-type="float">
            <text:p>360</text:p>
          </table:table-cell>
          <table:table-cell office:value-type="float" office:value="9782401058842" calcext:value-type="float">
            <text:p>97824010588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hatier</text:p>
          </table:table-cell>
          <table:table-cell office:value-type="float" office:value="9782401058712" calcext:value-type="float">
            <text:p>9782401058712</text:p>
          </table:table-cell>
          <table:table-cell office:value-type="string" calcext:value-type="string">
            <text:p>Variations - Maths 1re, éd. 2019</text:p>
          </table:table-cell>
          <table:table-cell office:value-type="float" office:value="391" calcext:value-type="float">
            <text:p>391</text:p>
          </table:table-cell>
          <table:table-cell office:value-type="float" office:value="9782401058682" calcext:value-type="float">
            <text:p>97824010586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espagnol</text:p>
          </table:table-cell>
          <table:table-cell office:value-type="string" calcext:value-type="string">
            <text:p>hatier</text:p>
          </table:table-cell>
          <table:table-cell office:value-type="float" office:value="9782401058798" calcext:value-type="float">
            <text:p>9782401058798</text:p>
          </table:table-cell>
          <table:table-cell office:value-type="string" calcext:value-type="string">
            <text:p>Via Libre Espagnol 1re, éd. 2019</text:p>
          </table:table-cell>
          <table:table-cell office:value-type="float" office:value="248" calcext:value-type="float">
            <text:p>248</text:p>
          </table:table-cell>
          <table:table-cell office:value-type="float" office:value="9782401058804" calcext:value-type="float">
            <text:p>97824010588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didier</text:p>
          </table:table-cell>
          <table:table-cell office:value-type="float" office:value="9782278069743" calcext:value-type="float">
            <text:p>9782278069743</text:p>
          </table:table-cell>
          <table:table-cell office:value-type="string" calcext:value-type="string">
            <text:p>Math'x 1re S éd 2011 Manuel numérique élève</text:p>
          </table:table-cell>
          <table:table-cell office:value-type="float" office:value="368" calcext:value-type="float">
            <text:p>3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re séries techno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hatier</text:p>
          </table:table-cell>
          <table:table-cell office:value-type="float" office:value="9782401049666" calcext:value-type="float">
            <text:p>9782401049666</text:p>
          </table:table-cell>
          <table:table-cell office:value-type="string" calcext:value-type="string">
            <text:p>Anthologie Lycée Français 2de 1re, éd. 2019</text:p>
          </table:table-cell>
          <table:table-cell office:value-type="float" office:value="475" calcext:value-type="float">
            <text:p>475</text:p>
          </table:table-cell>
          <table:table-cell office:value-type="float" office:value="9782401049673" calcext:value-type="float">
            <text:p>97824010496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re séries techno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hachette</text:p>
          </table:table-cell>
          <table:table-cell office:value-type="float" office:value="9782017098089" calcext:value-type="float">
            <text:p>9782017098089</text:p>
          </table:table-cell>
          <table:table-cell office:value-type="string" calcext:value-type="string">
            <text:p>Au fil des textes Français 1re - 2019</text:p>
          </table:table-cell>
          <table:table-cell office:value-type="float" office:value="384" calcext:value-type="float">
            <text:p>384</text:p>
          </table:table-cell>
          <table:table-cell office:value-type="float" office:value="9782017098096" calcext:value-type="float">
            <text:p>97820170980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re séries techno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hachette</text:p>
          </table:table-cell>
          <table:table-cell office:value-type="float" office:value="9782017098126" calcext:value-type="float">
            <text:p>9782017098126</text:p>
          </table:table-cell>
          <table:table-cell office:value-type="string" calcext:value-type="string">
            <text:p>Calao Mathématiques 1re STI2D, STL - 2019</text:p>
          </table:table-cell>
          <table:table-cell office:value-type="float" office:value="294" calcext:value-type="float">
            <text:p>294</text:p>
          </table:table-cell>
          <table:table-cell office:value-type="float" office:value="9782017098133" calcext:value-type="float">
            <text:p>97820170981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re séries techno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hachette</text:p>
          </table:table-cell>
          <table:table-cell office:value-type="float" office:value="9782017098102" calcext:value-type="float">
            <text:p>9782017098102</text:p>
          </table:table-cell>
          <table:table-cell office:value-type="string" calcext:value-type="string">
            <text:p>Calao Mathématiques 1re STMG, STHR, ST2S, STD2A - 2019</text:p>
          </table:table-cell>
          <table:table-cell office:value-type="float" office:value="182" calcext:value-type="float">
            <text:p>182</text:p>
          </table:table-cell>
          <table:table-cell office:value-type="float" office:value="9782017098119" calcext:value-type="float">
            <text:p>97820170981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re séries techno</text:p>
          </table:table-cell>
          <table:table-cell office:value-type="string" calcext:value-type="string">
            <text:p>droit</text:p>
          </table:table-cell>
          <table:table-cell office:value-type="string" calcext:value-type="string">
            <text:p>hachette</text:p>
          </table:table-cell>
          <table:table-cell office:value-type="float" office:value="9782017098188" calcext:value-type="float">
            <text:p>9782017098188</text:p>
          </table:table-cell>
          <table:table-cell office:value-type="string" calcext:value-type="string">
            <text:p>Droit 1re STMG En situation - 2019</text:p>
          </table:table-cell>
          <table:table-cell office:value-type="float" office:value="144" calcext:value-type="float">
            <text:p>144</text:p>
          </table:table-cell>
          <table:table-cell office:value-type="float" office:value="9782017098195" calcext:value-type="float">
            <text:p>97820170981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re séries techno</text:p>
          </table:table-cell>
          <table:table-cell office:value-type="string" calcext:value-type="string">
            <text:p>droit</text:p>
          </table:table-cell>
          <table:table-cell office:value-type="string" calcext:value-type="string">
            <text:p>hachette</text:p>
          </table:table-cell>
          <table:table-cell office:value-type="float" office:value="9782017098164" calcext:value-type="float">
            <text:p>9782017098164</text:p>
          </table:table-cell>
          <table:table-cell office:value-type="string" calcext:value-type="string">
            <text:p>Droit 1re STMG Enjeux &amp; Repères - 2019</text:p>
          </table:table-cell>
          <table:table-cell office:value-type="float" office:value="160" calcext:value-type="float">
            <text:p>160</text:p>
          </table:table-cell>
          <table:table-cell office:value-type="float" office:value="9782017098171" calcext:value-type="float">
            <text:p>97820170981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re séries techno</text:p>
          </table:table-cell>
          <table:table-cell office:value-type="string" calcext:value-type="string">
            <text:p>economie</text:p>
          </table:table-cell>
          <table:table-cell office:value-type="string" calcext:value-type="string">
            <text:p>hachette</text:p>
          </table:table-cell>
          <table:table-cell office:value-type="float" office:value="9782017098201" calcext:value-type="float">
            <text:p>9782017098201</text:p>
          </table:table-cell>
          <table:table-cell office:value-type="string" calcext:value-type="string">
            <text:p>Economie 1re STMG Enjeux Repères - 2019</text:p>
          </table:table-cell>
          <table:table-cell office:value-type="float" office:value="176" calcext:value-type="float">
            <text:p>176</text:p>
          </table:table-cell>
          <table:table-cell office:value-type="float" office:value="9782017098218" calcext:value-type="float">
            <text:p>97820170982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re séries techno</text:p>
          </table:table-cell>
          <table:table-cell office:value-type="string" calcext:value-type="string">
            <text:p>economie</text:p>
          </table:table-cell>
          <table:table-cell office:value-type="string" calcext:value-type="string">
            <text:p>hachette</text:p>
          </table:table-cell>
          <table:table-cell office:value-type="float" office:value="9782017098225" calcext:value-type="float">
            <text:p>9782017098225</text:p>
          </table:table-cell>
          <table:table-cell office:value-type="string" calcext:value-type="string">
            <text:p>Economie En situation 1re STMG - 2019</text:p>
          </table:table-cell>
          <table:table-cell office:value-type="float" office:value="168" calcext:value-type="float">
            <text:p>168</text:p>
          </table:table-cell>
          <table:table-cell office:value-type="float" office:value="9782017098232" calcext:value-type="float">
            <text:p>97820170982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re séries techno</text:p>
          </table:table-cell>
          <table:table-cell office:value-type="string" calcext:value-type="string">
            <text:p>Histoire-Géographie</text:p>
          </table:table-cell>
          <table:table-cell office:value-type="string" calcext:value-type="string">
            <text:p>hachette</text:p>
          </table:table-cell>
          <table:table-cell office:value-type="float" office:value="9782017098140" calcext:value-type="float">
            <text:p>9782017098140</text:p>
          </table:table-cell>
          <table:table-cell office:value-type="string" calcext:value-type="string">
            <text:p>Histoire-Géographie-EMC 1re séries technologiques - 2019</text:p>
          </table:table-cell>
          <table:table-cell office:value-type="float" office:value="304" calcext:value-type="float">
            <text:p>304</text:p>
          </table:table-cell>
          <table:table-cell office:value-type="float" office:value="9782017098157" calcext:value-type="float">
            <text:p>97820170981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re séries techno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hachette</text:p>
          </table:table-cell>
          <table:table-cell office:value-type="float" office:value="9782017098348" calcext:value-type="float">
            <text:p>9782017098348</text:p>
          </table:table-cell>
          <table:table-cell office:value-type="string" calcext:value-type="string">
            <text:p>IT - I2D - 2I2D - 1re/Tle STI2D - 2019</text:p>
          </table:table-cell>
          <table:table-cell office:value-type="float" office:value="336" calcext:value-type="float">
            <text:p>336</text:p>
          </table:table-cell>
          <table:table-cell office:value-type="float" office:value="9782017100362" calcext:value-type="float">
            <text:p>97820171003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re séries techno</text:p>
          </table:table-cell>
          <table:table-cell office:value-type="string" calcext:value-type="string">
            <text:p>Management</text:p>
          </table:table-cell>
          <table:table-cell office:value-type="string" calcext:value-type="string">
            <text:p>hachette</text:p>
          </table:table-cell>
          <table:table-cell office:value-type="float" office:value="9782017098249" calcext:value-type="float">
            <text:p>9782017098249</text:p>
          </table:table-cell>
          <table:table-cell office:value-type="string" calcext:value-type="string">
            <text:p>Management 1re STMG Enjeux &amp; Repères - 2019</text:p>
          </table:table-cell>
          <table:table-cell office:value-type="float" office:value="176" calcext:value-type="float">
            <text:p>176</text:p>
          </table:table-cell>
          <table:table-cell office:value-type="float" office:value="9782017098256" calcext:value-type="float">
            <text:p>97820170982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re séries techno</text:p>
          </table:table-cell>
          <table:table-cell office:value-type="string" calcext:value-type="string">
            <text:p>Management</text:p>
          </table:table-cell>
          <table:table-cell office:value-type="string" calcext:value-type="string">
            <text:p>hachette</text:p>
          </table:table-cell>
          <table:table-cell office:value-type="float" office:value="9782017098263" calcext:value-type="float">
            <text:p>9782017098263</text:p>
          </table:table-cell>
          <table:table-cell office:value-type="string" calcext:value-type="string">
            <text:p>Management En situation 1re STMG - 2019</text:p>
          </table:table-cell>
          <table:table-cell office:value-type="float" office:value="160" calcext:value-type="float">
            <text:p>160</text:p>
          </table:table-cell>
          <table:table-cell office:value-type="float" office:value="9782017098270" calcext:value-type="float">
            <text:p>97820170982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re séries techno</text:p>
          </table:table-cell>
          <table:table-cell office:value-type="string" calcext:value-type="string">
            <text:p>SGN</text:p>
          </table:table-cell>
          <table:table-cell office:value-type="string" calcext:value-type="string">
            <text:p>hachette</text:p>
          </table:table-cell>
          <table:table-cell office:value-type="float" office:value="9782017098287" calcext:value-type="float">
            <text:p>9782017098287</text:p>
          </table:table-cell>
          <table:table-cell office:value-type="string" calcext:value-type="string">
            <text:p>Sciences de gestion et numérique 1re STMG Enjeux &amp; Repères - 2019</text:p>
          </table:table-cell>
          <table:table-cell office:value-type="float" office:value="208" calcext:value-type="float">
            <text:p>208</text:p>
          </table:table-cell>
          <table:table-cell office:value-type="float" office:value="9782017098294" calcext:value-type="float">
            <text:p>97820170982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re séries techno</text:p>
          </table:table-cell>
          <table:table-cell office:value-type="string" calcext:value-type="string">
            <text:p>sgn</text:p>
          </table:table-cell>
          <table:table-cell office:value-type="string" calcext:value-type="string">
            <text:p>hachette</text:p>
          </table:table-cell>
          <table:table-cell office:value-type="float" office:value="9782017098300" calcext:value-type="float">
            <text:p>9782017098300</text:p>
          </table:table-cell>
          <table:table-cell office:value-type="string" calcext:value-type="string">
            <text:p>Sciences de gestion et numérique En situation 1re STMG - 2019</text:p>
          </table:table-cell>
          <table:table-cell office:value-type="float" office:value="336" calcext:value-type="float">
            <text:p>336</text:p>
          </table:table-cell>
          <table:table-cell office:value-type="float" office:value="9782017098317" calcext:value-type="float">
            <text:p>97820170983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re-specialite</text:p>
          </table:table-cell>
          <table:table-cell office:value-type="string" calcext:value-type="string">
            <text:p>amc</text:p>
          </table:table-cell>
          <table:table-cell office:value-type="string" calcext:value-type="string">
            <text:p>hachette</text:p>
          </table:table-cell>
          <table:table-cell office:value-type="float" office:value="9782017158394" calcext:value-type="float">
            <text:p>9782017158394</text:p>
          </table:table-cell>
          <table:table-cell office:value-type="string" calcext:value-type="string">
            <text:p>AMC 1re/Tle Spécialité - Ed. 2021</text:p>
          </table:table-cell>
          <table:table-cell office:value-type="float" office:value="368" calcext:value-type="float">
            <text:p>368</text:p>
          </table:table-cell>
          <table:table-cell office:value-type="float" office:value="9782017158400" calcext:value-type="float">
            <text:p>97820171584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re-specialite</text:p>
          </table:table-cell>
          <table:table-cell office:value-type="string" calcext:value-type="string">
            <text:p>hggsp</text:p>
          </table:table-cell>
          <table:table-cell office:value-type="string" calcext:value-type="string">
            <text:p>hachette</text:p>
          </table:table-cell>
          <table:table-cell office:value-type="float" office:value="9782017092629" calcext:value-type="float">
            <text:p>9782017092629</text:p>
          </table:table-cell>
          <table:table-cell office:value-type="string" calcext:value-type="string">
            <text:p>HGGSP 1re spécialité - édition numérique 2022</text:p>
          </table:table-cell>
          <table:table-cell office:value-type="float" office:value="400" calcext:value-type="float">
            <text:p>400</text:p>
          </table:table-cell>
          <table:table-cell office:value-type="float" office:value="9782017092636" calcext:value-type="float">
            <text:p>97820170926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re-specialite</text:p>
          </table:table-cell>
          <table:table-cell office:value-type="string" calcext:value-type="string">
            <text:p>nsi</text:p>
          </table:table-cell>
          <table:table-cell office:value-type="string" calcext:value-type="string">
            <text:p>hachette</text:p>
          </table:table-cell>
          <table:table-cell office:value-type="float" office:value="9782017158370" calcext:value-type="float">
            <text:p>9782017158370</text:p>
          </table:table-cell>
          <table:table-cell office:value-type="string" calcext:value-type="string">
            <text:p>NSI 1re Spécialité - Ed. 2021</text:p>
          </table:table-cell>
          <table:table-cell office:value-type="float" office:value="288" calcext:value-type="float">
            <text:p>288</text:p>
          </table:table-cell>
          <table:table-cell office:value-type="float" office:value="9782017158387" calcext:value-type="float">
            <text:p>97820171583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</text:p>
          </table:table-cell>
          <table:table-cell office:value-type="string" calcext:value-type="string">
            <text:p>amc</text:p>
          </table:table-cell>
          <table:table-cell office:value-type="string" calcext:value-type="string">
            <text:p>hachette</text:p>
          </table:table-cell>
          <table:table-cell office:value-type="float" office:value="9782017158394" calcext:value-type="float">
            <text:p>9782017158394</text:p>
          </table:table-cell>
          <table:table-cell office:value-type="string" calcext:value-type="string">
            <text:p>AMC 1re/Tle Spécialité - Ed. 2021</text:p>
          </table:table-cell>
          <table:table-cell office:value-type="float" office:value="368" calcext:value-type="float">
            <text:p>368</text:p>
          </table:table-cell>
          <table:table-cell office:value-type="float" office:value="9782017158400" calcext:value-type="float">
            <text:p>97820171584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</text:p>
          </table:table-cell>
          <table:table-cell office:value-type="string" calcext:value-type="string">
            <text:p>nsi</text:p>
          </table:table-cell>
          <table:table-cell office:value-type="string" calcext:value-type="string">
            <text:p>hachette</text:p>
          </table:table-cell>
          <table:table-cell office:value-type="float" office:value="9782017189992" calcext:value-type="float">
            <text:p>9782017189992</text:p>
          </table:table-cell>
          <table:table-cell office:value-type="string" calcext:value-type="string">
            <text:p>Numérique et Sciences de l'informatique - Spécialité Terminale - Ed. 2022</text:p>
          </table:table-cell>
          <table:table-cell office:value-type="float" office:value="352" calcext:value-type="float">
            <text:p>352</text:p>
          </table:table-cell>
          <table:table-cell office:value-type="float" office:value="9782017190004" calcext:value-type="float">
            <text:p>97820171900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</text:p>
          </table:table-cell>
          <table:table-cell office:value-type="string" calcext:value-type="string">
            <text:p>espagnol</text:p>
          </table:table-cell>
          <table:table-cell office:value-type="string" calcext:value-type="string">
            <text:p>hachette</text:p>
          </table:table-cell>
          <table:table-cell office:value-type="float" office:value="9782016290224" calcext:value-type="float">
            <text:p>9782016290224</text:p>
          </table:table-cell>
          <table:table-cell office:value-type="string" calcext:value-type="string">
            <text:p>Tutto bene 1re/Tle - Ed. 2020</text:p>
          </table:table-cell>
          <table:table-cell office:value-type="float" office:value="240" calcext:value-type="float">
            <text:p>240</text:p>
          </table:table-cell>
          <table:table-cell office:value-type="float" office:value="9782016290231" calcext:value-type="float">
            <text:p>97820162902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hachette</text:p>
          </table:table-cell>
          <table:table-cell office:value-type="float" office:value="9782016290064" calcext:value-type="float">
            <text:p>9782016290064</text:p>
          </table:table-cell>
          <table:table-cell office:value-type="string" calcext:value-type="string">
            <text:p>Barbazo Mathematiques Tle Specialite - Ed. 2020</text:p>
          </table:table-cell>
          <table:table-cell office:value-type="float" office:value="496" calcext:value-type="float">
            <text:p>496</text:p>
          </table:table-cell>
          <table:table-cell office:value-type="float" office:value="9782016290071" calcext:value-type="float">
            <text:p>97820162900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hachette</text:p>
          </table:table-cell>
          <table:table-cell office:value-type="float" office:value="9782016290088" calcext:value-type="float">
            <text:p>9782016290088</text:p>
          </table:table-cell>
          <table:table-cell office:value-type="string" calcext:value-type="string">
            <text:p>Barbazo Tle option Maths complementaires Ed. 2020</text:p>
          </table:table-cell>
          <table:table-cell office:value-type="float" office:value="304" calcext:value-type="float">
            <text:p>304</text:p>
          </table:table-cell>
          <table:table-cell office:value-type="float" office:value="9782016290095" calcext:value-type="float">
            <text:p>97820162900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hachette</text:p>
          </table:table-cell>
          <table:table-cell office:value-type="float" office:value="9782016290101" calcext:value-type="float">
            <text:p>9782016290101</text:p>
          </table:table-cell>
          <table:table-cell office:value-type="string" calcext:value-type="string">
            <text:p>Barbazo Tle option Maths expertes - Ed. 2020</text:p>
          </table:table-cell>
          <table:table-cell office:value-type="float" office:value="288" calcext:value-type="float">
            <text:p>288</text:p>
          </table:table-cell>
          <table:table-cell office:value-type="float" office:value="9782016290118" calcext:value-type="float">
            <text:p>97820162901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hachette</text:p>
          </table:table-cell>
          <table:table-cell office:value-type="float" office:value="9782016290125" calcext:value-type="float">
            <text:p>9782016290125</text:p>
          </table:table-cell>
          <table:table-cell office:value-type="string" calcext:value-type="string">
            <text:p>Declic Tle option Maths complementaires - Ed. 2020</text:p>
          </table:table-cell>
          <table:table-cell office:value-type="float" office:value="304" calcext:value-type="float">
            <text:p>304</text:p>
          </table:table-cell>
          <table:table-cell office:value-type="float" office:value="9782016290132" calcext:value-type="float">
            <text:p>97820162901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</text:p>
          </table:table-cell>
          <table:table-cell office:value-type="string" calcext:value-type="string">
            <text:p>Enseignement-scientifique</text:p>
          </table:table-cell>
          <table:table-cell office:value-type="string" calcext:value-type="string">
            <text:p>hachette</text:p>
          </table:table-cell>
          <table:table-cell office:value-type="float" office:value="9782016290002" calcext:value-type="float">
            <text:p>9782016290002</text:p>
          </table:table-cell>
          <table:table-cell office:value-type="string" calcext:value-type="string">
            <text:p>Enseignement scientifique Tle - Ed. 2020</text:p>
          </table:table-cell>
          <table:table-cell office:value-type="float" office:value="257" calcext:value-type="float">
            <text:p>257</text:p>
          </table:table-cell>
          <table:table-cell office:value-type="float" office:value="9782016290019" calcext:value-type="float">
            <text:p>97820162900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</text:p>
          </table:table-cell>
          <table:table-cell office:value-type="string" calcext:value-type="string">
            <text:p>géographie</text:p>
          </table:table-cell>
          <table:table-cell office:value-type="string" calcext:value-type="string">
            <text:p>hachette</text:p>
          </table:table-cell>
          <table:table-cell office:value-type="float" office:value="9782016289839" calcext:value-type="float">
            <text:p>9782016289839</text:p>
          </table:table-cell>
          <table:table-cell office:value-type="string" calcext:value-type="string">
            <text:p>Geographie Tle - Ed.2020</text:p>
          </table:table-cell>
          <table:table-cell office:value-type="float" office:value="369" calcext:value-type="float">
            <text:p>369</text:p>
          </table:table-cell>
          <table:table-cell office:value-type="float" office:value="9782016289846" calcext:value-type="float">
            <text:p>97820162898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</text:p>
          </table:table-cell>
          <table:table-cell office:value-type="string" calcext:value-type="string">
            <text:p>Histoire</text:p>
          </table:table-cell>
          <table:table-cell office:value-type="string" calcext:value-type="string">
            <text:p>hachette</text:p>
          </table:table-cell>
          <table:table-cell office:value-type="float" office:value="9782016289815" calcext:value-type="float">
            <text:p>9782016289815</text:p>
          </table:table-cell>
          <table:table-cell office:value-type="string" calcext:value-type="string">
            <text:p>Histoire Tle - Ed. 2020</text:p>
          </table:table-cell>
          <table:table-cell office:value-type="float" office:value="370" calcext:value-type="float">
            <text:p>370</text:p>
          </table:table-cell>
          <table:table-cell office:value-type="float" office:value="9782016289822" calcext:value-type="float">
            <text:p>97820162898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</text:p>
          </table:table-cell>
          <table:table-cell office:value-type="string" calcext:value-type="string">
            <text:p>Histoire-Géographie</text:p>
          </table:table-cell>
          <table:table-cell office:value-type="string" calcext:value-type="string">
            <text:p>hachette</text:p>
          </table:table-cell>
          <table:table-cell office:value-type="float" office:value="9782016289853" calcext:value-type="float">
            <text:p>9782016289853</text:p>
          </table:table-cell>
          <table:table-cell office:value-type="string" calcext:value-type="string">
            <text:p>Histoire-Geographie Tle - Ed. 2020</text:p>
          </table:table-cell>
          <table:table-cell office:value-type="float" office:value="660" calcext:value-type="float">
            <text:p>660</text:p>
          </table:table-cell>
          <table:table-cell office:value-type="float" office:value="9782016289860" calcext:value-type="float">
            <text:p>97820162898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</text:p>
          </table:table-cell>
          <table:table-cell office:value-type="string" calcext:value-type="string">
            <text:p>hggsp</text:p>
          </table:table-cell>
          <table:table-cell office:value-type="string" calcext:value-type="string">
            <text:p>hachette</text:p>
          </table:table-cell>
          <table:table-cell office:value-type="float" office:value="9782016289891" calcext:value-type="float">
            <text:p>9782016289891</text:p>
          </table:table-cell>
          <table:table-cell office:value-type="string" calcext:value-type="string">
            <text:p>Histoire-Geographie, Geopolitique, Sciences politiques Tle specialite - Ed. 2020</text:p>
          </table:table-cell>
          <table:table-cell office:value-type="float" office:value="480" calcext:value-type="float">
            <text:p>480</text:p>
          </table:table-cell>
          <table:table-cell office:value-type="float" office:value="9782016289907" calcext:value-type="float">
            <text:p>97820162899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</text:p>
          </table:table-cell>
          <table:table-cell office:value-type="string" calcext:value-type="string">
            <text:p>Philosophie </text:p>
          </table:table-cell>
          <table:table-cell office:value-type="string" calcext:value-type="string">
            <text:p>hachette</text:p>
          </table:table-cell>
          <table:table-cell office:value-type="float" office:value="9782016289914" calcext:value-type="float">
            <text:p>9782016289914</text:p>
          </table:table-cell>
          <table:table-cell office:value-type="string" calcext:value-type="string">
            <text:p>Humanites, Litteratures et Philosophie Tle specialite - Ed. 2020</text:p>
          </table:table-cell>
          <table:table-cell office:value-type="float" office:value="420" calcext:value-type="float">
            <text:p>420</text:p>
          </table:table-cell>
          <table:table-cell office:value-type="float" office:value="9782016289921" calcext:value-type="float">
            <text:p>97820162899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</text:p>
          </table:table-cell>
          <table:table-cell office:value-type="string" calcext:value-type="string">
            <text:p>espagnol</text:p>
          </table:table-cell>
          <table:table-cell office:value-type="string" calcext:value-type="string">
            <text:p>hachette</text:p>
          </table:table-cell>
          <table:table-cell office:value-type="float" office:value="9782016290187" calcext:value-type="float">
            <text:p>9782016290187</text:p>
          </table:table-cell>
          <table:table-cell office:value-type="string" calcext:value-type="string">
            <text:p>Miradas - Espagnol Tle - Ed. 2020</text:p>
          </table:table-cell>
          <table:table-cell office:value-type="float" office:value="288" calcext:value-type="float">
            <text:p>288</text:p>
          </table:table-cell>
          <table:table-cell office:value-type="float" office:value="9782016290194" calcext:value-type="float">
            <text:p>97820162901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</text:p>
          </table:table-cell>
          <table:table-cell office:value-type="string" calcext:value-type="string">
            <text:p>allemand</text:p>
          </table:table-cell>
          <table:table-cell office:value-type="string" calcext:value-type="string">
            <text:p>hachette</text:p>
          </table:table-cell>
          <table:table-cell office:value-type="float" office:value="9782016290200" calcext:value-type="float">
            <text:p>9782016290200</text:p>
          </table:table-cell>
          <table:table-cell office:value-type="string" calcext:value-type="string">
            <text:p>Mitreden Allemand Tle - Ed. 2020</text:p>
          </table:table-cell>
          <table:table-cell office:value-type="float" office:value="228" calcext:value-type="float">
            <text:p>228</text:p>
          </table:table-cell>
          <table:table-cell office:value-type="float" office:value="9782016290217" calcext:value-type="float">
            <text:p>97820162902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</text:p>
          </table:table-cell>
          <table:table-cell office:value-type="string" calcext:value-type="string">
            <text:p>Philosophie </text:p>
          </table:table-cell>
          <table:table-cell office:value-type="string" calcext:value-type="string">
            <text:p>hachette</text:p>
          </table:table-cell>
          <table:table-cell office:value-type="float" office:value="9782016289877" calcext:value-type="float">
            <text:p>9782016289877</text:p>
          </table:table-cell>
          <table:table-cell office:value-type="string" calcext:value-type="string">
            <text:p>Passerelles - Philosophie Tle - Ed. 2020</text:p>
          </table:table-cell>
          <table:table-cell office:value-type="float" office:value="480" calcext:value-type="float">
            <text:p>480</text:p>
          </table:table-cell>
          <table:table-cell office:value-type="float" office:value="9782016291610" calcext:value-type="float">
            <text:p>97820162916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</text:p>
          </table:table-cell>
          <table:table-cell office:value-type="string" calcext:value-type="string">
            <text:p>Physique-chimie</text:p>
          </table:table-cell>
          <table:table-cell office:value-type="string" calcext:value-type="string">
            <text:p>hachette</text:p>
          </table:table-cell>
          <table:table-cell office:value-type="float" office:value="9782016290040" calcext:value-type="float">
            <text:p>9782016290040</text:p>
          </table:table-cell>
          <table:table-cell office:value-type="string" calcext:value-type="string">
            <text:p>Physique Chimie Tle specialite - Ed. 2020</text:p>
          </table:table-cell>
          <table:table-cell office:value-type="float" office:value="480" calcext:value-type="float">
            <text:p>480</text:p>
          </table:table-cell>
          <table:table-cell office:value-type="float" office:value="9782016290057" calcext:value-type="float">
            <text:p>97820162900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</text:p>
          </table:table-cell>
          <table:table-cell office:value-type="string" calcext:value-type="string">
            <text:p>svt</text:p>
          </table:table-cell>
          <table:table-cell office:value-type="string" calcext:value-type="string">
            <text:p>hachette</text:p>
          </table:table-cell>
          <table:table-cell office:value-type="float" office:value="9782016290026" calcext:value-type="float">
            <text:p>9782016290026</text:p>
          </table:table-cell>
          <table:table-cell office:value-type="string" calcext:value-type="string">
            <text:p>Planete SVT Tle specialite - Ed. 2020</text:p>
          </table:table-cell>
          <table:table-cell office:value-type="float" office:value="352" calcext:value-type="float">
            <text:p>352</text:p>
          </table:table-cell>
          <table:table-cell office:value-type="float" office:value="9782016290033" calcext:value-type="float">
            <text:p>97820162900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hachette</text:p>
          </table:table-cell>
          <table:table-cell office:value-type="float" office:value="9782016289938" calcext:value-type="float">
            <text:p>9782016289938</text:p>
          </table:table-cell>
          <table:table-cell office:value-type="string" calcext:value-type="string">
            <text:p>SES Tle specialite - Ed. 2020</text:p>
          </table:table-cell>
          <table:table-cell office:value-type="float" office:value="416" calcext:value-type="float">
            <text:p>416</text:p>
          </table:table-cell>
          <table:table-cell office:value-type="float" office:value="9782016289945" calcext:value-type="float">
            <text:p>97820162899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</text:p>
          </table:table-cell>
          <table:table-cell office:value-type="string" calcext:value-type="string">
            <text:p>Sciences-physiques</text:p>
          </table:table-cell>
          <table:table-cell office:value-type="string" calcext:value-type="string">
            <text:p>hachette</text:p>
          </table:table-cell>
          <table:table-cell office:value-type="float" office:value="9782016290149" calcext:value-type="float">
            <text:p>9782016290149</text:p>
          </table:table-cell>
          <table:table-cell office:value-type="string" calcext:value-type="string">
            <text:p>Sciences physiques Tle - specialite Sciences de l'ingenieur - Ed. 2020</text:p>
          </table:table-cell>
          <table:table-cell office:value-type="float" office:value="160" calcext:value-type="float">
            <text:p>160</text:p>
          </table:table-cell>
          <table:table-cell office:value-type="float" office:value="9782016290156" calcext:value-type="float">
            <text:p>97820162901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</text:p>
          </table:table-cell>
          <table:table-cell office:value-type="string" calcext:value-type="string">
            <text:p>anglais</text:p>
          </table:table-cell>
          <table:table-cell office:value-type="string" calcext:value-type="string">
            <text:p>hachette</text:p>
          </table:table-cell>
          <table:table-cell office:value-type="float" office:value="9782016290163" calcext:value-type="float">
            <text:p>9782016290163</text:p>
          </table:table-cell>
          <table:table-cell office:value-type="string" calcext:value-type="string">
            <text:p>Seasons - Anglais Tle - Ed. 2020</text:p>
          </table:table-cell>
          <table:table-cell office:value-type="float" office:value="322" calcext:value-type="float">
            <text:p>322</text:p>
          </table:table-cell>
          <table:table-cell office:value-type="float" office:value="9782016290170" calcext:value-type="float">
            <text:p>97820162901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 séries techno </text:p>
          </table:table-cell>
          <table:table-cell office:value-type="string" calcext:value-type="string">
            <text:p>RH</text:p>
          </table:table-cell>
          <table:table-cell office:value-type="string" calcext:value-type="string">
            <text:p>hachette</text:p>
          </table:table-cell>
          <table:table-cell office:value-type="float" office:value="9782017156833" calcext:value-type="float">
            <text:p>9782017156833</text:p>
          </table:table-cell>
          <table:table-cell office:value-type="string" calcext:value-type="string">
            <text:p>Ressources humaines et communication Term STMG - En situation - 2021</text:p>
          </table:table-cell>
          <table:table-cell office:value-type="float" office:value="176" calcext:value-type="float">
            <text:p>176</text:p>
          </table:table-cell>
          <table:table-cell office:value-type="float" office:value="9782017156840" calcext:value-type="float">
            <text:p>97820171568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 séries techno 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hachette</text:p>
          </table:table-cell>
          <table:table-cell office:value-type="float" office:value="9782016279465" calcext:value-type="float">
            <text:p>9782016279465</text:p>
          </table:table-cell>
          <table:table-cell office:value-type="string" calcext:value-type="string">
            <text:p>Calao - Mathématiques - Terminale STI2D / STL - 2020</text:p>
          </table:table-cell>
          <table:table-cell office:value-type="float" office:value="336" calcext:value-type="float">
            <text:p>336</text:p>
          </table:table-cell>
          <table:table-cell office:value-type="float" office:value="9782016279472" calcext:value-type="float">
            <text:p>97820162794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 séries techno 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hachette</text:p>
          </table:table-cell>
          <table:table-cell office:value-type="float" office:value="9782016279441" calcext:value-type="float">
            <text:p>9782016279441</text:p>
          </table:table-cell>
          <table:table-cell office:value-type="string" calcext:value-type="string">
            <text:p>Calao - Mathématiques - Terminale STMG / ST2S / STHR - 2020</text:p>
          </table:table-cell>
          <table:table-cell office:value-type="float" office:value="208" calcext:value-type="float">
            <text:p>208</text:p>
          </table:table-cell>
          <table:table-cell office:value-type="float" office:value="9782016279458" calcext:value-type="float">
            <text:p>97820162794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 séries techno </text:p>
          </table:table-cell>
          <table:table-cell office:value-type="string" calcext:value-type="string">
            <text:p>droit</text:p>
          </table:table-cell>
          <table:table-cell office:value-type="string" calcext:value-type="string">
            <text:p>hachette</text:p>
          </table:table-cell>
          <table:table-cell office:value-type="float" office:value="9782016279564" calcext:value-type="float">
            <text:p>9782016279564</text:p>
          </table:table-cell>
          <table:table-cell office:value-type="string" calcext:value-type="string">
            <text:p>Droit - En situation - Term STMG - 2020</text:p>
          </table:table-cell>
          <table:table-cell office:value-type="float" office:value="207" calcext:value-type="float">
            <text:p>207</text:p>
          </table:table-cell>
          <table:table-cell office:value-type="float" office:value="9782016279571" calcext:value-type="float">
            <text:p>97820162795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 séries techno </text:p>
          </table:table-cell>
          <table:table-cell office:value-type="string" calcext:value-type="string">
            <text:p>droit</text:p>
          </table:table-cell>
          <table:table-cell office:value-type="string" calcext:value-type="string">
            <text:p>hachette</text:p>
          </table:table-cell>
          <table:table-cell office:value-type="float" office:value="9782016279502" calcext:value-type="float">
            <text:p>9782016279502</text:p>
          </table:table-cell>
          <table:table-cell office:value-type="string" calcext:value-type="string">
            <text:p>Droit - Enjeux &amp; Repères - Terminale STMG - 2020</text:p>
          </table:table-cell>
          <table:table-cell office:value-type="float" office:value="239" calcext:value-type="float">
            <text:p>239</text:p>
          </table:table-cell>
          <table:table-cell office:value-type="float" office:value="9782016279519" calcext:value-type="float">
            <text:p>97820162795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 séries techno </text:p>
          </table:table-cell>
          <table:table-cell office:value-type="string" calcext:value-type="string">
            <text:p>Gestion-et-finance</text:p>
          </table:table-cell>
          <table:table-cell office:value-type="string" calcext:value-type="string">
            <text:p>hachette</text:p>
          </table:table-cell>
          <table:table-cell office:value-type="float" office:value="9782016279915" calcext:value-type="float">
            <text:p>9782016279915</text:p>
          </table:table-cell>
          <table:table-cell office:value-type="string" calcext:value-type="string">
            <text:p>Gestion et Finance - En situation - Terminale STMG - 2020</text:p>
          </table:table-cell>
          <table:table-cell office:value-type="float" office:value="264" calcext:value-type="float">
            <text:p>264</text:p>
          </table:table-cell>
          <table:table-cell office:value-type="float" office:value="9782016279960" calcext:value-type="float">
            <text:p>97820162799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 séries techno </text:p>
          </table:table-cell>
          <table:table-cell office:value-type="string" calcext:value-type="string">
            <text:p>HG-EMC</text:p>
          </table:table-cell>
          <table:table-cell office:value-type="string" calcext:value-type="string">
            <text:p>hachette</text:p>
          </table:table-cell>
          <table:table-cell office:value-type="float" office:value="9782016279403" calcext:value-type="float">
            <text:p>9782016279403</text:p>
          </table:table-cell>
          <table:table-cell office:value-type="string" calcext:value-type="string">
            <text:p>Histoire-Géographie-EMC - Terminale Séries technologiques - 2020</text:p>
          </table:table-cell>
          <table:table-cell office:value-type="float" office:value="288" calcext:value-type="float">
            <text:p>288</text:p>
          </table:table-cell>
          <table:table-cell office:value-type="float" office:value="9782016279410" calcext:value-type="float">
            <text:p>97820162794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 séries techno </text:p>
          </table:table-cell>
          <table:table-cell office:value-type="string" calcext:value-type="string">
            <text:p>Management</text:p>
          </table:table-cell>
          <table:table-cell office:value-type="string" calcext:value-type="string">
            <text:p>hachette</text:p>
          </table:table-cell>
          <table:table-cell office:value-type="float" office:value="9782016279588" calcext:value-type="float">
            <text:p>9782016279588</text:p>
          </table:table-cell>
          <table:table-cell office:value-type="string" calcext:value-type="string">
            <text:p>Management, Sciences de gestion et numérique - En situation - Terminale STMG - 2020</text:p>
          </table:table-cell>
          <table:table-cell office:value-type="float" office:value="256" calcext:value-type="float">
            <text:p>256</text:p>
          </table:table-cell>
          <table:table-cell office:value-type="float" office:value="9782016279595" calcext:value-type="float">
            <text:p>97820162795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 séries techno </text:p>
          </table:table-cell>
          <table:table-cell office:value-type="string" calcext:value-type="string">
            <text:p>Management</text:p>
          </table:table-cell>
          <table:table-cell office:value-type="string" calcext:value-type="string">
            <text:p>hachette</text:p>
          </table:table-cell>
          <table:table-cell office:value-type="float" office:value="9782016279526" calcext:value-type="float">
            <text:p>9782016279526</text:p>
          </table:table-cell>
          <table:table-cell office:value-type="string" calcext:value-type="string">
            <text:p>Management, Sciences de gestion et numérique - Enjeux &amp; Repères - Terminale STMG - 2020</text:p>
          </table:table-cell>
          <table:table-cell office:value-type="float" office:value="256" calcext:value-type="float">
            <text:p>256</text:p>
          </table:table-cell>
          <table:table-cell office:value-type="float" office:value="9782016279533" calcext:value-type="float">
            <text:p>97820162795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 séries techno </text:p>
          </table:table-cell>
          <table:table-cell office:value-type="string" calcext:value-type="string">
            <text:p>Mercatique</text:p>
          </table:table-cell>
          <table:table-cell office:value-type="string" calcext:value-type="string">
            <text:p>hachette</text:p>
          </table:table-cell>
          <table:table-cell office:value-type="float" office:value="9782016279977" calcext:value-type="float">
            <text:p>9782016279977</text:p>
          </table:table-cell>
          <table:table-cell office:value-type="string" calcext:value-type="string">
            <text:p>Mercatique - En situation - Terminale STMG - 2020</text:p>
          </table:table-cell>
          <table:table-cell office:value-type="float" office:value="256" calcext:value-type="float">
            <text:p>256</text:p>
          </table:table-cell>
          <table:table-cell office:value-type="float" office:value="9782016279984" calcext:value-type="float">
            <text:p>97820162799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 séries techno </text:p>
          </table:table-cell>
          <table:table-cell office:value-type="string" calcext:value-type="string">
            <text:p>Philosophie </text:p>
          </table:table-cell>
          <table:table-cell office:value-type="string" calcext:value-type="string">
            <text:p>hachette</text:p>
          </table:table-cell>
          <table:table-cell office:value-type="float" office:value="9782016291603" calcext:value-type="float">
            <text:p>9782016291603</text:p>
          </table:table-cell>
          <table:table-cell office:value-type="string" calcext:value-type="string">
            <text:p>Passerelles- Philosophie Tles series technologiques - Ed. 2020</text:p>
          </table:table-cell>
          <table:table-cell office:value-type="float" office:value="240" calcext:value-type="float">
            <text:p>240</text:p>
          </table:table-cell>
          <table:table-cell office:value-type="float" office:value="9782016291610" calcext:value-type="float">
            <text:p>97820162916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 séries techno </text:p>
          </table:table-cell>
          <table:table-cell office:value-type="string" calcext:value-type="string">
            <text:p>Philosophie </text:p>
          </table:table-cell>
          <table:table-cell office:value-type="string" calcext:value-type="string">
            <text:p>hachette</text:p>
          </table:table-cell>
          <table:table-cell office:value-type="float" office:value="9782017100652" calcext:value-type="float">
            <text:p>9782017100652</text:p>
          </table:table-cell>
          <table:table-cell office:value-type="string" calcext:value-type="string">
            <text:p>Philosophie - Terminale séries technologiques - 2020</text:p>
          </table:table-cell>
          <table:table-cell office:value-type="float" office:value="264" calcext:value-type="float">
            <text:p>264</text:p>
          </table:table-cell>
          <table:table-cell office:value-type="float" office:value="9782017100669" calcext:value-type="float">
            <text:p>97820171006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 séries techno </text:p>
          </table:table-cell>
          <table:table-cell office:value-type="string" calcext:value-type="string">
            <text:p>Physique-chimie</text:p>
          </table:table-cell>
          <table:table-cell office:value-type="string" calcext:value-type="string">
            <text:p>hachette</text:p>
          </table:table-cell>
          <table:table-cell office:value-type="float" office:value="9782016279427" calcext:value-type="float">
            <text:p>9782016279427</text:p>
          </table:table-cell>
          <table:table-cell office:value-type="string" calcext:value-type="string">
            <text:p>Physique-Chimie - Term STI2D - 2020</text:p>
          </table:table-cell>
          <table:table-cell office:value-type="float" office:value="304" calcext:value-type="float">
            <text:p>304</text:p>
          </table:table-cell>
          <table:table-cell office:value-type="float" office:value="9782016279434" calcext:value-type="float">
            <text:p>97820162794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 séries techno </text:p>
          </table:table-cell>
          <table:table-cell office:value-type="string" calcext:value-type="string">
            <text:p>economie</text:p>
          </table:table-cell>
          <table:table-cell office:value-type="string" calcext:value-type="string">
            <text:p>hachette</text:p>
          </table:table-cell>
          <table:table-cell office:value-type="float" office:value="9782016279540" calcext:value-type="float">
            <text:p>9782016279540</text:p>
          </table:table-cell>
          <table:table-cell office:value-type="string" calcext:value-type="string">
            <text:p>Économie - En situation - Terminale STMG - 2020</text:p>
          </table:table-cell>
          <table:table-cell office:value-type="float" office:value="192" calcext:value-type="float">
            <text:p>192</text:p>
          </table:table-cell>
          <table:table-cell office:value-type="float" office:value="9782016279557" calcext:value-type="float">
            <text:p>97820162795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 séries techno 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hachette</text:p>
          </table:table-cell>
          <table:table-cell office:value-type="float" office:value="9782017098348" calcext:value-type="float">
            <text:p>9782017098348</text:p>
          </table:table-cell>
          <table:table-cell office:value-type="string" calcext:value-type="string">
            <text:p>IT - I2D - 2I2D - 1re/Tle STI2D - 2019</text:p>
          </table:table-cell>
          <table:table-cell office:value-type="float" office:value="336" calcext:value-type="float">
            <text:p>336</text:p>
          </table:table-cell>
          <table:table-cell office:value-type="float" office:value="9782017100362" calcext:value-type="float">
            <text:p>97820171003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-specialite</text:p>
          </table:table-cell>
          <table:table-cell office:value-type="string" calcext:value-type="string">
            <text:p>amc</text:p>
          </table:table-cell>
          <table:table-cell office:value-type="string" calcext:value-type="string">
            <text:p>hachette</text:p>
          </table:table-cell>
          <table:table-cell office:value-type="float" office:value="9782017158394" calcext:value-type="float">
            <text:p>9782017158394</text:p>
          </table:table-cell>
          <table:table-cell office:value-type="string" calcext:value-type="string">
            <text:p>AMC 1re/Tle Spécialité - Ed. 2021</text:p>
          </table:table-cell>
          <table:table-cell office:value-type="float" office:value="368" calcext:value-type="float">
            <text:p>368</text:p>
          </table:table-cell>
          <table:table-cell office:value-type="float" office:value="9782017158400" calcext:value-type="float">
            <text:p>97820171584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terminale-specialite</text:p>
          </table:table-cell>
          <table:table-cell office:value-type="string" calcext:value-type="string">
            <text:p>nsi</text:p>
          </table:table-cell>
          <table:table-cell office:value-type="string" calcext:value-type="string">
            <text:p>hachette</text:p>
          </table:table-cell>
          <table:table-cell office:value-type="float" office:value="9782017189992" calcext:value-type="float">
            <text:p>9782017189992</text:p>
          </table:table-cell>
          <table:table-cell office:value-type="string" calcext:value-type="string">
            <text:p>Numérique et Sciences de l'informatique - Spécialité Terminale - Ed. 2022</text:p>
          </table:table-cell>
          <table:table-cell office:value-type="float" office:value="352" calcext:value-type="float">
            <text:p>352</text:p>
          </table:table-cell>
          <table:table-cell office:value-type="float" office:value="9782017190004" calcext:value-type="float">
            <text:p>9782017190004</text:p>
          </table:table-cell>
          <table:table-cell table:number-columns-repeated="2"/>
        </table:table-row>
        <table:table-row table:style-name="ro1" table:number-rows-repeated="11">
          <table:table-cell table:number-columns-repeated="11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belin</text:p>
          </table:table-cell>
          <table:table-cell office:value-type="string" calcext:value-type="string">
            <text:p>6e/français-sixième</text:p>
          </table:table-cell>
          <table:table-cell office:value-type="string" calcext:value-type="string">
            <text:p>Les sorcières, de la peur au rire - Manuel numérique max Belin </text:p>
          </table:table-cell>
          <table:table-cell office:value-type="float" office:value="368" calcext:value-type="float">
            <text:p>3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Sciences technologie</text:p>
          </table:table-cell>
          <table:table-cell office:value-type="string" calcext:value-type="string">
            <text:p>belin</text:p>
          </table:table-cell>
          <table:table-cell office:value-type="string" calcext:value-type="string">
            <text:p>6e/sciences_et_technologie-sixieme</text:p>
          </table:table-cell>
          <table:table-cell office:value-type="string" calcext:value-type="string">
            <text:p>Sciences et technologie Sixième - Le Manuel Numérique Max – - Belin Education </text:p>
          </table:table-cell>
          <table:table-cell office:value-type="float" office:value="408" calcext:value-type="float">
            <text:p>4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Histoire-Géographie</text:p>
          </table:table-cell>
          <table:table-cell office:value-type="string" calcext:value-type="string">
            <text:p>belin</text:p>
          </table:table-cell>
          <table:table-cell office:value-type="string" calcext:value-type="string">
            <text:p>6e/histoire_geographie_emc-sixieme</text:p>
          </table:table-cell>
          <table:table-cell office:value-type="string" calcext:value-type="string">
            <text:p>Histoire Géographie EMC Sixième - Le Manuel Numérique Max – - Belin Education </text:p>
          </table:table-cell>
          <table:table-cell office:value-type="float" office:value="368" calcext:value-type="float">
            <text:p>3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espagnol</text:p>
          </table:table-cell>
          <table:table-cell office:value-type="string" calcext:value-type="string">
            <text:p>belin</text:p>
          </table:table-cell>
          <table:table-cell office:value-type="string" calcext:value-type="string">
            <text:p>5e/espagnol-cinquieme</text:p>
          </table:table-cell>
          <table:table-cell office:value-type="string" calcext:value-type="string">
            <text:p>Espagnol Cinquième - Le Manuel Numérique Max – - Belin Education </text:p>
          </table:table-cell>
          <table:table-cell office:value-type="float" office:value="144" calcext:value-type="float">
            <text:p>1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svt</text:p>
          </table:table-cell>
          <table:table-cell office:value-type="string" calcext:value-type="string">
            <text:p>belin</text:p>
          </table:table-cell>
          <table:table-cell office:value-type="string" calcext:value-type="string">
            <text:p>5e/svt-cycle4</text:p>
          </table:table-cell>
          <table:table-cell office:value-type="string" calcext:value-type="string">
            <text:p>Les changements climatiques passés - Manuel numérique max Belin </text:p>
          </table:table-cell>
          <table:table-cell office:value-type="float" office:value="484" calcext:value-type="float">
            <text:p>4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Histoire-Géographie</text:p>
          </table:table-cell>
          <table:table-cell office:value-type="string" calcext:value-type="string">
            <text:p>belin</text:p>
          </table:table-cell>
          <table:table-cell office:value-type="string" calcext:value-type="string">
            <text:p>5e/histoire_geographie_emc-cinquieme</text:p>
          </table:table-cell>
          <table:table-cell office:value-type="string" calcext:value-type="string">
            <text:p>Une nouvelle société urbaine - Manuel numérique max Belin </text:p>
          </table:table-cell>
          <table:table-cell office:value-type="float" office:value="372" calcext:value-type="float">
            <text:p>3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espagnol</text:p>
          </table:table-cell>
          <table:table-cell office:value-type="string" calcext:value-type="string">
            <text:p>belin</text:p>
          </table:table-cell>
          <table:table-cell office:value-type="string" calcext:value-type="string">
            <text:p>4e/espagnol-quatrieme</text:p>
          </table:table-cell>
          <table:table-cell office:value-type="string" calcext:value-type="string">
            <text:p>Espagnol Quatrième - Le Manuel Numérique Max – - Belin Education </text:p>
          </table:table-cell>
          <table:table-cell office:value-type="float" office:value="150" calcext:value-type="float">
            <text:p>1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svt</text:p>
          </table:table-cell>
          <table:table-cell office:value-type="string" calcext:value-type="string">
            <text:p>belin</text:p>
          </table:table-cell>
          <table:table-cell office:value-type="string" calcext:value-type="string">
            <text:p>3e/svt-cycle4</text:p>
          </table:table-cell>
          <table:table-cell office:value-type="string" calcext:value-type="string">
            <text:p>Les changements climatiques passés - Manuel numérique max Belin </text:p>
          </table:table-cell>
          <table:table-cell office:value-type="float" office:value="484" calcext:value-type="float">
            <text:p>4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belin</text:p>
          </table:table-cell>
          <table:table-cell office:value-type="string" calcext:value-type="string">
            <text:p>2nd/Francais-seconde</text:p>
          </table:table-cell>
          <table:table-cell office:value-type="string" calcext:value-type="string">
            <text:p>OUVERTURE DE SÉQUENCE - Le roman et ses manigances Jean-Honoré Fragonard, &lt;emphasis&gt;Les Hasards heureux de l'escarpolette&lt;/emphasis&gt; (1767) The Wallace <text:s/>Collection, Londres, Dist. RMN-Grand Palais/The Trustees</text:p>
          </table:table-cell>
          <table:table-cell office:value-type="float" office:value="560" calcext:value-type="float">
            <text:p>5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Histoire</text:p>
          </table:table-cell>
          <table:table-cell office:value-type="string" calcext:value-type="string">
            <text:p>belin</text:p>
          </table:table-cell>
          <table:table-cell office:value-type="string" calcext:value-type="string">
            <text:p>2nd/Histoire-seconde</text:p>
          </table:table-cell>
          <table:table-cell office:value-type="string" calcext:value-type="string">
            <text:p>OUVERTURE : Tensions, mutations et crispations de la société d'ordres Problématiques Comment la société d’ordres est-elle organisée ? Quelles sont les nouvelles aspirations sociales des Français au xviiie siècle ? Quelles sont</text:p>
          </table:table-cell>
          <table:table-cell office:value-type="float" office:value="304" calcext:value-type="float">
            <text:p>3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géographie</text:p>
          </table:table-cell>
          <table:table-cell office:value-type="string" calcext:value-type="string">
            <text:p>belin</text:p>
          </table:table-cell>
          <table:table-cell office:value-type="string" calcext:value-type="string">
            <text:p>2nd/Geographie-seconde</text:p>
          </table:table-cell>
          <table:table-cell office:value-type="string" calcext:value-type="string">
            <text:p>Sociétés et environnement : des équilibres fragiles Sociétés et environnement : des équilibres fragiles Les interactions entre les sociétés et leurs environnements sont multiples et complexes. En Islande par</text:p>
          </table:table-cell>
          <table:table-cell office:value-type="float" office:value="288" calcext:value-type="float">
            <text:p>2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belin</text:p>
          </table:table-cell>
          <table:table-cell office:value-type="string" calcext:value-type="string">
            <text:p>2nd/ses-seconde</text:p>
          </table:table-cell>
          <table:table-cell office:value-type="string" calcext:value-type="string">
            <text:p>Comment devenons-nous des acteurs sociaux ? À l'issue de ce chapitre, vous saurez Que la socialisation est un processus de transmission des normes et des valeurs. Que la famille, l’école, les groupes de</text:p>
          </table:table-cell>
          <table:table-cell office:value-type="float" office:value="160" calcext:value-type="float">
            <text:p>1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belin</text:p>
          </table:table-cell>
          <table:table-cell office:value-type="string" calcext:value-type="string">
            <text:p>2nd/ses-seconde-2022</text:p>
          </table:table-cell>
          <table:table-cell office:value-type="string" calcext:value-type="string">
            <text:p>Pour commencer Notions Économie Allocation des ressources Sociologie Science politique Pouvoir politique Corrélation</text:p>
          </table:table-cell>
          <table:table-cell office:value-type="float" office:value="166" calcext:value-type="float">
            <text:p>1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espagnol</text:p>
          </table:table-cell>
          <table:table-cell office:value-type="string" calcext:value-type="string">
            <text:p>belin</text:p>
          </table:table-cell>
          <table:table-cell office:value-type="string" calcext:value-type="string">
            <text:p>2nd/espagnol-seconde</text:p>
          </table:table-cell>
          <table:table-cell office:value-type="string" calcext:value-type="string">
            <text:p>Séquence 2 : livre du professeur et évaluation Espejito, espejito ¿Dar una buena imagen de sí? Propiedad de "La Lirio". Fotografía : A. Barroso Cartel de la obra de teatro Selfie, presentada en Madrid,</text:p>
          </table:table-cell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anglais</text:p>
          </table:table-cell>
          <table:table-cell office:value-type="string" calcext:value-type="string">
            <text:p>belin</text:p>
          </table:table-cell>
          <table:table-cell office:value-type="string" calcext:value-type="string">
            <text:p>2nd/anglais-seconde</text:p>
          </table:table-cell>
          <table:table-cell office:value-type="string" calcext:value-type="string">
            <text:p>Séquence 7 - Contenu réservé à l'enseignant Séquence 7 - Livre du prof, évaluations The real London Faces from the streets of London tony c french / Getty Images / Tony C French tony c french / Getty</text:p>
          </table:table-cell>
          <table:table-cell office:value-type="float" office:value="288" calcext:value-type="float">
            <text:p>2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belin</text:p>
          </table:table-cell>
          <table:table-cell office:value-type="string" calcext:value-type="string">
            <text:p>2nd/mathematiques-seconde</text:p>
          </table:table-cell>
          <table:table-cell office:value-type="string" calcext:value-type="string">
            <text:p>Ouverture et livre du professeur : Du calcul numérique au calcul littéral <text:s/>Cosmos/SPL/David Parker Signatures/Raphaëlle Helle Le mot « numérique » ne désigne plus seulement le calcul avec des nombres, mais renvoie aussi à l’ensemble</text:p>
          </table:table-cell>
          <table:table-cell office:value-type="float" office:value="368" calcext:value-type="float">
            <text:p>3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belin</text:p>
          </table:table-cell>
          <table:table-cell office:value-type="string" calcext:value-type="string">
            <text:p>2nd/cahier_python_pour_les_maths-seconde</text:p>
          </table:table-cell>
          <table:table-cell office:value-type="string" calcext:value-type="string">
            <text:p>Cahier Python pour les maths </text:p>
          </table:table-cell>
          <table:table-cell office:value-type="float" office:value="114" calcext:value-type="float">
            <text:p>1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Physique-chimie</text:p>
          </table:table-cell>
          <table:table-cell office:value-type="string" calcext:value-type="string">
            <text:p>belin</text:p>
          </table:table-cell>
          <table:table-cell office:value-type="string" calcext:value-type="string">
            <text:p>2nd/physique_chimie-seconde</text:p>
          </table:table-cell>
          <table:table-cell office:value-type="string" calcext:value-type="string">
            <text:p>Physique Chimie </text:p>
          </table:table-cell>
          <table:table-cell office:value-type="float" office:value="336" calcext:value-type="float">
            <text:p>3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Physique-chimie</text:p>
          </table:table-cell>
          <table:table-cell office:value-type="string" calcext:value-type="string">
            <text:p>belin</text:p>
          </table:table-cell>
          <table:table-cell office:value-type="string" calcext:value-type="string">
            <text:p>2nd/physique_chimie_tronc_commun-seconde</text:p>
          </table:table-cell>
          <table:table-cell office:value-type="string" calcext:value-type="string">
            <text:p>Physique Chimie Tronc Commun </text:p>
          </table:table-cell>
          <table:table-cell office:value-type="float" office:value="96" calcext:value-type="float">
            <text:p>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svt</text:p>
          </table:table-cell>
          <table:table-cell office:value-type="string" calcext:value-type="string">
            <text:p>belin</text:p>
          </table:table-cell>
          <table:table-cell office:value-type="string" calcext:value-type="string">
            <text:p>2nd/svt-seconde</text:p>
          </table:table-cell>
          <table:table-cell office:value-type="string" calcext:value-type="string">
            <text:p>SVT </text:p>
          </table:table-cell>
          <table:table-cell office:value-type="float" office:value="288" calcext:value-type="float">
            <text:p>2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belin</text:p>
          </table:table-cell>
          <table:table-cell office:value-type="string" calcext:value-type="string">
            <text:p>1ere/francais-premiere</text:p>
          </table:table-cell>
          <table:table-cell office:value-type="string" calcext:value-type="string">
            <text:p>Français Première - Le Manuel Numérique Max – <text:s/>- Belin Education</text:p>
          </table:table-cell>
          <table:table-cell office:value-type="float" office:value="640" calcext:value-type="float">
            <text:p>6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Histoire</text:p>
          </table:table-cell>
          <table:table-cell office:value-type="string" calcext:value-type="string">
            <text:p>belin</text:p>
          </table:table-cell>
          <table:table-cell table:style-name="ce1" office:value-type="string" calcext:value-type="string">
            <text:p>1ere/histoire-premiere</text:p>
          </table:table-cell>
          <table:table-cell office:value-type="string" calcext:value-type="string">
            <text:p>Histoire Première - Le Manuel Numérique Max – - Belin Education </text:p>
          </table:table-cell>
          <table:table-cell office:value-type="float" office:value="320" calcext:value-type="float">
            <text:p>3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géographie</text:p>
          </table:table-cell>
          <table:table-cell office:value-type="string" calcext:value-type="string">
            <text:p>belin</text:p>
          </table:table-cell>
          <table:table-cell office:value-type="string" calcext:value-type="string">
            <text:p>1ere/geographie-premiere</text:p>
          </table:table-cell>
          <table:table-cell office:value-type="string" calcext:value-type="string">
            <text:p>Géographie Première - Le Manuel Numérique Max – - Belin Education </text:p>
          </table:table-cell>
          <table:table-cell office:value-type="float" office:value="288" calcext:value-type="float">
            <text:p>2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hggsp</text:p>
          </table:table-cell>
          <table:table-cell office:value-type="string" calcext:value-type="string">
            <text:p>belin</text:p>
          </table:table-cell>
          <table:table-cell office:value-type="string" calcext:value-type="string">
            <text:p>1ere/hggsp-premiere</text:p>
          </table:table-cell>
          <table:table-cell office:value-type="string" calcext:value-type="string">
            <text:p>HGGSP Première - Le Manuel Numérique Max – - Belin Education </text:p>
          </table:table-cell>
          <table:table-cell office:value-type="float" office:value="352" calcext:value-type="float">
            <text:p>3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belin</text:p>
          </table:table-cell>
          <table:table-cell office:value-type="string" calcext:value-type="string">
            <text:p>1ere/ses-premiere</text:p>
          </table:table-cell>
          <table:table-cell office:value-type="string" calcext:value-type="string">
            <text:p>SES Première - Le Manuel Numérique Max – - Belin Education </text:p>
          </table:table-cell>
          <table:table-cell office:value-type="float" office:value="336" calcext:value-type="float">
            <text:p>3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espagnol</text:p>
          </table:table-cell>
          <table:table-cell office:value-type="string" calcext:value-type="string">
            <text:p>belin</text:p>
          </table:table-cell>
          <table:table-cell office:value-type="string" calcext:value-type="string">
            <text:p>1ere/espagnol-premiere</text:p>
          </table:table-cell>
          <table:table-cell office:value-type="string" calcext:value-type="string">
            <text:p>Espagnol Première - Le Manuel Numérique Max – - Belin Education </text:p>
          </table:table-cell>
          <table:table-cell office:value-type="float" office:value="288" calcext:value-type="float">
            <text:p>2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anglais</text:p>
          </table:table-cell>
          <table:table-cell office:value-type="string" calcext:value-type="string">
            <text:p>belin</text:p>
          </table:table-cell>
          <table:table-cell office:value-type="string" calcext:value-type="string">
            <text:p>1ere/anglais-premiere</text:p>
          </table:table-cell>
          <table:table-cell office:value-type="string" calcext:value-type="string">
            <text:p>Anglais Première - Le Manuel Numérique Max – - Belin Education </text:p>
          </table:table-cell>
          <table:table-cell office:value-type="float" office:value="288" calcext:value-type="float">
            <text:p>2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belin</text:p>
          </table:table-cell>
          <table:table-cell office:value-type="string" calcext:value-type="string">
            <text:p>1ere/mathematiques-premiere</text:p>
          </table:table-cell>
          <table:table-cell office:value-type="string" calcext:value-type="string">
            <text:p>Mathématiques Première - Le Manuel Numérique Max – - Belin Education </text:p>
          </table:table-cell>
          <table:table-cell office:value-type="float" office:value="336" calcext:value-type="float">
            <text:p>3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Enseignement-scientifique</text:p>
          </table:table-cell>
          <table:table-cell office:value-type="string" calcext:value-type="string">
            <text:p>belin</text:p>
          </table:table-cell>
          <table:table-cell office:value-type="string" calcext:value-type="string">
            <text:p>1ere/physique_chimie-premiere</text:p>
          </table:table-cell>
          <table:table-cell office:value-type="string" calcext:value-type="string">
            <text:p>Physique Chimie Première - Le Manuel Numérique Max – - Belin Education </text:p>
          </table:table-cell>
          <table:table-cell office:value-type="float" office:value="368" calcext:value-type="float">
            <text:p>3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Physique-chimie</text:p>
          </table:table-cell>
          <table:table-cell office:value-type="string" calcext:value-type="string">
            <text:p>belin</text:p>
          </table:table-cell>
          <table:table-cell office:value-type="string" calcext:value-type="string">
            <text:p>1ere/physique_chimie_specialite-premiere</text:p>
          </table:table-cell>
          <table:table-cell office:value-type="string" calcext:value-type="string">
            <text:p>Physique Chimie Spécialité </text:p>
          </table:table-cell>
          <table:table-cell office:value-type="float" office:value="144" calcext:value-type="float">
            <text:p>1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belin</text:p>
          </table:table-cell>
          <table:table-cell office:value-type="string" calcext:value-type="string">
            <text:p>1ere/enseignement_scientifique-premiere</text:p>
          </table:table-cell>
          <table:table-cell office:value-type="string" calcext:value-type="string">
            <text:p>Enseignement Scientifique</text:p>
          </table:table-cell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svt</text:p>
          </table:table-cell>
          <table:table-cell office:value-type="string" calcext:value-type="string">
            <text:p>belin</text:p>
          </table:table-cell>
          <table:table-cell office:value-type="string" calcext:value-type="string">
            <text:p>1ere/svt-premiere</text:p>
          </table:table-cell>
          <table:table-cell office:value-type="string" calcext:value-type="string">
            <text:p>SVT Première - Le Manuel Numérique Max – - Belin Education </text:p>
          </table:table-cell>
          <table:table-cell office:value-type="float" office:value="352" calcext:value-type="float">
            <text:p>3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</text:p>
          </table:table-cell>
          <table:table-cell office:value-type="string" calcext:value-type="string">
            <text:p>philo</text:p>
          </table:table-cell>
          <table:table-cell office:value-type="string" calcext:value-type="string">
            <text:p>belin</text:p>
          </table:table-cell>
          <table:table-cell office:value-type="string" calcext:value-type="string">
            <text:p>terminale/philosophie_voie_generale-terminale</text:p>
          </table:table-cell>
          <table:table-cell office:value-type="string" calcext:value-type="string">
            <text:p>Le Bonheur - Manuel numérique max Belin </text:p>
          </table:table-cell>
          <table:table-cell office:value-type="float" office:value="546" calcext:value-type="float">
            <text:p>5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</text:p>
          </table:table-cell>
          <table:table-cell office:value-type="string" calcext:value-type="string">
            <text:p>philo</text:p>
          </table:table-cell>
          <table:table-cell office:value-type="string" calcext:value-type="string">
            <text:p>belin</text:p>
          </table:table-cell>
          <table:table-cell office:value-type="string" calcext:value-type="string">
            <text:p>terminale/philosophie_voie_technologique-terminale</text:p>
          </table:table-cell>
          <table:table-cell office:value-type="string" calcext:value-type="string">
            <text:p>La Technique - Manuel numérique max Belin </text:p>
          </table:table-cell>
          <table:table-cell office:value-type="float" office:value="258" calcext:value-type="float">
            <text:p>2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</text:p>
          </table:table-cell>
          <table:table-cell office:value-type="string" calcext:value-type="string">
            <text:p>Histoire</text:p>
          </table:table-cell>
          <table:table-cell office:value-type="string" calcext:value-type="string">
            <text:p>belin</text:p>
          </table:table-cell>
          <table:table-cell office:value-type="string" calcext:value-type="string">
            <text:p>terminale/histoire-terminale</text:p>
          </table:table-cell>
          <table:table-cell office:value-type="string" calcext:value-type="string">
            <text:p>La Seconde Guerre mondiale - Manuel numérique max Belin </text:p>
          </table:table-cell>
          <table:table-cell office:value-type="float" office:value="338" calcext:value-type="float">
            <text:p>3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</text:p>
          </table:table-cell>
          <table:table-cell office:value-type="string" calcext:value-type="string">
            <text:p>géographie</text:p>
          </table:table-cell>
          <table:table-cell office:value-type="string" calcext:value-type="string">
            <text:p>belin</text:p>
          </table:table-cell>
          <table:table-cell office:value-type="string" calcext:value-type="string">
            <text:p>terminale/geographie-terminale</text:p>
          </table:table-cell>
          <table:table-cell office:value-type="string" calcext:value-type="string">
            <text:p>Mers et océans : au cœur de la mondialisation - Manuel numérique max Belin </text:p>
          </table:table-cell>
          <table:table-cell office:value-type="float" office:value="341" calcext:value-type="float">
            <text:p>3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</text:p>
          </table:table-cell>
          <table:table-cell office:value-type="string" calcext:value-type="string">
            <text:p>hggsp</text:p>
          </table:table-cell>
          <table:table-cell office:value-type="string" calcext:value-type="string">
            <text:p>belin</text:p>
          </table:table-cell>
          <table:table-cell office:value-type="string" calcext:value-type="string">
            <text:p>terminale/hggsp-terminale</text:p>
          </table:table-cell>
          <table:table-cell office:value-type="string" calcext:value-type="string">
            <text:p>Histoire, mémoire et justice - Manuel numérique max Belin </text:p>
          </table:table-cell>
          <table:table-cell office:value-type="float" office:value="580" calcext:value-type="float">
            <text:p>5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belin</text:p>
          </table:table-cell>
          <table:table-cell office:value-type="string" calcext:value-type="string">
            <text:p>terminale/ses-terminale</text:p>
          </table:table-cell>
          <table:table-cell office:value-type="string" calcext:value-type="string">
            <text:p>Comment lutter contre le chômage ? - Manuel numérique max Belin </text:p>
          </table:table-cell>
          <table:table-cell office:value-type="float" office:value="534" calcext:value-type="float">
            <text:p>5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</text:p>
          </table:table-cell>
          <table:table-cell office:value-type="string" calcext:value-type="string">
            <text:p>espagnol</text:p>
          </table:table-cell>
          <table:table-cell office:value-type="string" calcext:value-type="string">
            <text:p>belin</text:p>
          </table:table-cell>
          <table:table-cell office:value-type="string" calcext:value-type="string">
            <text:p>terminale/espagnol-terminale</text:p>
          </table:table-cell>
          <table:table-cell office:value-type="string" calcext:value-type="string">
            <text:p>La vida en series - Manuel numérique max Belin </text:p>
          </table:table-cell>
          <table:table-cell office:value-type="float" office:value="290" calcext:value-type="float">
            <text:p>2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</text:p>
          </table:table-cell>
          <table:table-cell office:value-type="string" calcext:value-type="string">
            <text:p>anglais</text:p>
          </table:table-cell>
          <table:table-cell office:value-type="string" calcext:value-type="string">
            <text:p>belin</text:p>
          </table:table-cell>
          <table:table-cell office:value-type="string" calcext:value-type="string">
            <text:p>terminale/anglais-terminale</text:p>
          </table:table-cell>
          <table:table-cell office:value-type="string" calcext:value-type="string">
            <text:p>Cold War Spies - Manuel numérique max Belin </text:p>
          </table:table-cell>
          <table:table-cell office:value-type="float" office:value="324" calcext:value-type="float">
            <text:p>3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belin</text:p>
          </table:table-cell>
          <table:table-cell office:value-type="string" calcext:value-type="string">
            <text:p>terminale/mathematiques-terminale</text:p>
          </table:table-cell>
          <table:table-cell office:value-type="string" calcext:value-type="string">
            <text:p>Calculs d'aires - Manuel numérique max Belin </text:p>
          </table:table-cell>
          <table:table-cell office:value-type="float" office:value="224" calcext:value-type="float">
            <text:p>2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</text:p>
          </table:table-cell>
          <table:table-cell office:value-type="string" calcext:value-type="string">
            <text:p>Physique-chimie</text:p>
          </table:table-cell>
          <table:table-cell office:value-type="string" calcext:value-type="string">
            <text:p>belin</text:p>
          </table:table-cell>
          <table:table-cell office:value-type="string" calcext:value-type="string">
            <text:p>terminale/physique_chimie-terminale</text:p>
          </table:table-cell>
          <table:table-cell office:value-type="string" calcext:value-type="string">
            <text:p>Décrire un mouvement - Manuel numérique max Belin </text:p>
          </table:table-cell>
          <table:table-cell office:value-type="float" office:value="544" calcext:value-type="float">
            <text:p>5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</text:p>
          </table:table-cell>
          <table:table-cell office:value-type="string" calcext:value-type="string">
            <text:p>Enseignement-scientifique</text:p>
          </table:table-cell>
          <table:table-cell office:value-type="string" calcext:value-type="string">
            <text:p>belin</text:p>
          </table:table-cell>
          <table:table-cell office:value-type="string" calcext:value-type="string">
            <text:p>terminale/enseignement_scientifique-terminale</text:p>
          </table:table-cell>
          <table:table-cell/>
          <table:table-cell office:value-type="float" office:value="342" calcext:value-type="float">
            <text:p>3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</text:p>
          </table:table-cell>
          <table:table-cell office:value-type="string" calcext:value-type="string">
            <text:p>svt</text:p>
          </table:table-cell>
          <table:table-cell office:value-type="string" calcext:value-type="string">
            <text:p>belin</text:p>
          </table:table-cell>
          <table:table-cell office:value-type="string" calcext:value-type="string">
            <text:p>terminale/svt-terminale</text:p>
          </table:table-cell>
          <table:table-cell office:value-type="string" calcext:value-type="string">
            <text:p>Enseignement scientifique Tle </text:p>
          </table:table-cell>
          <table:table-cell office:value-type="float" office:value="549" calcext:value-type="float">
            <text:p>549</text:p>
          </table:table-cell>
          <table:table-cell table:number-columns-repeated="3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eleve</text:p>
          </table:table-cell>
          <table:table-cell/>
          <table:table-cell office:value-type="string" calcext:value-type="string">
            <text:p>4<text:span text:style-name="T1">e</text:span>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lelivrescolaire</text:p>
          </table:table-cell>
          <table:table-cell office:value-type="float" office:value="37973885" calcext:value-type="float">
            <text:p>37973885</text:p>
          </table:table-cell>
          <table:table-cell office:value-type="string" calcext:value-type="string">
            <text:p>Français 4e - 2022 Collection 2022 </text:p>
          </table:table-cell>
          <table:table-cell office:value-type="float" office:value="382" calcext:value-type="float">
            <text:p>3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/>
          <table:table-cell office:value-type="string" calcext:value-type="string">
            <text:p>4<text:span text:style-name="T1">e</text:span>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lelivrescolaire</text:p>
          </table:table-cell>
          <table:table-cell office:value-type="float" office:value="51568804" calcext:value-type="float">
            <text:p>51568804</text:p>
          </table:table-cell>
          <table:table-cell office:value-type="string" calcext:value-type="string">
            <text:p>Français 4e - Cahier d’exercices - 2022 Collection 2022 </text:p>
          </table:table-cell>
          <table:table-cell office:value-type="float" office:value="127" calcext:value-type="float">
            <text:p>1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/>
          <table:table-cell office:value-type="string" calcext:value-type="string">
            <text:p>3<text:span text:style-name="T1">e</text:span>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lelivrescolaire</text:p>
          </table:table-cell>
          <table:table-cell office:value-type="float" office:value="52309611" calcext:value-type="float">
            <text:p>52309611</text:p>
          </table:table-cell>
          <table:table-cell office:value-type="string" calcext:value-type="string">
            <text:p>Français 3e - 2021 Collection 2021 </text:p>
          </table:table-cell>
          <table:table-cell office:value-type="float" office:value="398" calcext:value-type="float">
            <text:p>3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/>
          <table:table-cell office:value-type="string" calcext:value-type="string">
            <text:p>3<text:span text:style-name="T1">e</text:span>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lelivrescolaire</text:p>
          </table:table-cell>
          <table:table-cell office:value-type="float" office:value="52307097" calcext:value-type="float">
            <text:p>52307097</text:p>
          </table:table-cell>
          <table:table-cell office:value-type="string" calcext:value-type="string">
            <text:p>Français 3e - Cahier d’exercices - 2021 Collection 2021 </text:p>
          </table:table-cell>
          <table:table-cell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/>
          <table:table-cell office:value-type="string" calcext:value-type="string">
            <text:p>6<text:span text:style-name="T1">e</text:span>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lelivrescolaire</text:p>
          </table:table-cell>
          <table:table-cell office:value-type="float" office:value="52313113" calcext:value-type="float">
            <text:p>52313113</text:p>
          </table:table-cell>
          <table:table-cell office:value-type="string" calcext:value-type="string">
            <text:p>Français 6e Collection 2016 </text:p>
          </table:table-cell>
          <table:table-cell office:value-type="float" office:value="347" calcext:value-type="float">
            <text:p>3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/>
          <table:table-cell office:value-type="string" calcext:value-type="string">
            <text:p>5<text:span text:style-name="T1">e</text:span>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lelivrescolaire</text:p>
          </table:table-cell>
          <table:table-cell office:value-type="float" office:value="52312584" calcext:value-type="float">
            <text:p>52312584</text:p>
          </table:table-cell>
          <table:table-cell office:value-type="string" calcext:value-type="string">
            <text:p>Français 5e Collection 2016 </text:p>
          </table:table-cell>
          <table:table-cell office:value-type="float" office:value="360" calcext:value-type="float">
            <text:p>3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/>
          <table:table-cell office:value-type="string" calcext:value-type="string">
            <text:p>5<text:span text:style-name="T1">e</text:span>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lelivrescolaire</text:p>
          </table:table-cell>
          <table:table-cell office:value-type="float" office:value="55472533" calcext:value-type="float">
            <text:p>55472533</text:p>
          </table:table-cell>
          <table:table-cell office:value-type="string" calcext:value-type="string">
            <text:p>Français 5e - Cahier d’exercices Collection 2016 </text:p>
          </table:table-cell>
          <table:table-cell office:value-type="float" office:value="124" calcext:value-type="float">
            <text:p>1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/>
          <table:table-cell office:value-type="string" calcext:value-type="string">
            <text:p>cycle 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lelivrescolaire</text:p>
          </table:table-cell>
          <table:table-cell office:value-type="float" office:value="62914433" calcext:value-type="float">
            <text:p>62914433</text:p>
          </table:table-cell>
          <table:table-cell office:value-type="string" calcext:value-type="string">
            <text:p>Nouvelles réalistes et fantastiques Collection 2023 </text:p>
          </table:table-cell>
          <table:table-cell office:value-type="float" office:value="220" calcext:value-type="float">
            <text:p>2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/>
          <table:table-cell office:value-type="string" calcext:value-type="string">
            <text:p>4<text:span text:style-name="T1">e</text:span>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lelivrescolaire</text:p>
          </table:table-cell>
          <table:table-cell office:value-type="float" office:value="52312111" calcext:value-type="float">
            <text:p>52312111</text:p>
          </table:table-cell>
          <table:table-cell office:value-type="string" calcext:value-type="string">
            <text:p>Français 4e <text:s/>Collection 2016 </text:p>
          </table:table-cell>
          <table:table-cell office:value-type="float" office:value="377" calcext:value-type="float">
            <text:p>3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/>
          <table:table-cell office:value-type="string" calcext:value-type="string">
            <text:p>4<text:span text:style-name="T1">e</text:span>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lelivrescolaire</text:p>
          </table:table-cell>
          <table:table-cell office:value-type="float" office:value="55472601" calcext:value-type="float">
            <text:p>55472601</text:p>
          </table:table-cell>
          <table:table-cell office:value-type="string" calcext:value-type="string">
            <text:p>Français 4e - Cahier d’exercices Collection 2016 </text:p>
          </table:table-cell>
          <table:table-cell office:value-type="float" office:value="334" calcext:value-type="float">
            <text:p>3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/>
          <table:table-cell office:value-type="string" calcext:value-type="string">
            <text:p>3<text:span text:style-name="T1">e</text:span>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lelivrescolaire</text:p>
          </table:table-cell>
          <table:table-cell office:value-type="float" office:value="52311413" calcext:value-type="float">
            <text:p>52311413</text:p>
          </table:table-cell>
          <table:table-cell office:value-type="string" calcext:value-type="string">
            <text:p>Français 3e Collection 2016 </text:p>
          </table:table-cell>
          <table:table-cell office:value-type="float" office:value="393" calcext:value-type="float">
            <text:p>3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/>
          <table:table-cell office:value-type="string" calcext:value-type="string">
            <text:p>3<text:span text:style-name="T1">e</text:span>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lelivrescolaire</text:p>
          </table:table-cell>
          <table:table-cell office:value-type="float" office:value="55472205" calcext:value-type="float">
            <text:p>55472205</text:p>
          </table:table-cell>
          <table:table-cell office:value-type="string" calcext:value-type="string">
            <text:p>Français 3e - Cahier d’exercices Collection 2016 </text:p>
          </table:table-cell>
          <table:table-cell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/>
          <table:table-cell office:value-type="string" calcext:value-type="string">
            <text:p>cycle 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lelivrescolaire</text:p>
          </table:table-cell>
          <table:table-cell office:value-type="float" office:value="55472382" calcext:value-type="float">
            <text:p>55472382</text:p>
          </table:table-cell>
          <table:table-cell office:value-type="string" calcext:value-type="string">
            <text:p>Cyclades Collection 2016 </text:p>
          </table:table-cell>
          <table:table-cell office:value-type="float" office:value="501" calcext:value-type="float">
            <text:p>5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/>
          <table:table-cell office:value-type="string" calcext:value-type="string">
            <text:p>2nd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lelivrescolaire</text:p>
          </table:table-cell>
          <table:table-cell office:value-type="float" office:value="48883890" calcext:value-type="float">
            <text:p>48883890</text:p>
          </table:table-cell>
          <table:table-cell office:value-type="string" calcext:value-type="string">
            <text:p>Français 2de Collection 2019 </text:p>
          </table:table-cell>
          <table:table-cell office:value-type="float" office:value="588" calcext:value-type="float">
            <text:p>5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/>
          <table:table-cell office:value-type="string" calcext:value-type="string">
            <text:p>1ere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lelivrescolaire</text:p>
          </table:table-cell>
          <table:table-cell office:value-type="float" office:value="62914675" calcext:value-type="float">
            <text:p>62914675</text:p>
          </table:table-cell>
          <table:table-cell office:value-type="string" calcext:value-type="string">
            <text:p>Cahier de Douai Collection 2023 </text:p>
          </table:table-cell>
          <table:table-cell office:value-type="float" office:value="136" calcext:value-type="float">
            <text:p>1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/>
          <table:table-cell office:value-type="string" calcext:value-type="string">
            <text:p>1ere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lelivrescolaire</text:p>
          </table:table-cell>
          <table:table-cell office:value-type="float" office:value="48881692" calcext:value-type="float">
            <text:p>48881692</text:p>
          </table:table-cell>
          <table:table-cell office:value-type="string" calcext:value-type="string">
            <text:p>Français 1re Collection 2021 </text:p>
          </table:table-cell>
          <table:table-cell office:value-type="float" office:value="412" calcext:value-type="float">
            <text:p>4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/>
          <table:table-cell office:value-type="string" calcext:value-type="string">
            <text:p>1ere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lelivrescolaire</text:p>
          </table:table-cell>
          <table:table-cell office:value-type="float" office:value="49696538" calcext:value-type="float">
            <text:p>49696538</text:p>
          </table:table-cell>
          <table:table-cell office:value-type="string" calcext:value-type="string">
            <text:p>Olympe de Gouges - Déclaration des droits de la femme et de la citoyenne Collection 2021 </text:p>
          </table:table-cell>
          <table:table-cell office:value-type="float" office:value="177" calcext:value-type="float">
            <text:p>1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/>
          <table:table-cell office:value-type="string" calcext:value-type="string">
            <text:p>2nd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lelivrescolaire</text:p>
          </table:table-cell>
          <table:table-cell office:value-type="float" office:value="56405900" calcext:value-type="float">
            <text:p>56405900</text:p>
          </table:table-cell>
          <table:table-cell office:value-type="string" calcext:value-type="string">
            <text:p>Français 2de Bac Pro Collection 2023 </text:p>
          </table:table-cell>
          <table:table-cell office:value-type="float" office:value="156" calcext:value-type="float">
            <text:p>1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/>
          <table:table-cell office:value-type="string" calcext:value-type="string">
            <text:p>1ere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lelivrescolaire</text:p>
          </table:table-cell>
          <table:table-cell office:value-type="float" office:value="56294921" calcext:value-type="float">
            <text:p>56294921</text:p>
          </table:table-cell>
          <table:table-cell office:value-type="string" calcext:value-type="string">
            <text:p>Français 1re Bac Pro Collection 2021 </text:p>
          </table:table-cell>
          <table:table-cell office:value-type="float" office:value="158" calcext:value-type="float">
            <text:p>1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/>
          <table:table-cell office:value-type="string" calcext:value-type="string">
            <text:p>terminale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lelivrescolaire</text:p>
          </table:table-cell>
          <table:table-cell office:value-type="float" office:value="56295027" calcext:value-type="float">
            <text:p>56295027</text:p>
          </table:table-cell>
          <table:table-cell office:value-type="string" calcext:value-type="string">
            <text:p>Français Terminale Bac Pro Collection 2021 </text:p>
          </table:table-cell>
          <table:table-cell office:value-type="float" office:value="172" calcext:value-type="float">
            <text:p>1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/>
          <table:table-cell office:value-type="string" calcext:value-type="string">
            <text:p>6<text:span text:style-name="T1">e</text:span></text:p>
          </table:table-cell>
          <table:table-cell office:value-type="string" calcext:value-type="string">
            <text:p>Histoire-Géographie-EMC</text:p>
          </table:table-cell>
          <table:table-cell office:value-type="string" calcext:value-type="string">
            <text:p>lelivrescolaire</text:p>
          </table:table-cell>
          <table:table-cell office:value-type="float" office:value="37973100" calcext:value-type="float">
            <text:p>37973100</text:p>
          </table:table-cell>
          <table:table-cell office:value-type="string" calcext:value-type="string">
            <text:p>Histoire-Géographie-EMC 6e - 2022 Collection 2022 </text:p>
          </table:table-cell>
          <table:table-cell office:value-type="float" office:value="334" calcext:value-type="float">
            <text:p>3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/>
          <table:table-cell office:value-type="string" calcext:value-type="string">
            <text:p>6<text:span text:style-name="T1">e</text:span></text:p>
          </table:table-cell>
          <table:table-cell office:value-type="string" calcext:value-type="string">
            <text:p>Histoire-Géographie-EMC</text:p>
          </table:table-cell>
          <table:table-cell office:value-type="string" calcext:value-type="string">
            <text:p>lelivrescolaire</text:p>
          </table:table-cell>
          <table:table-cell office:value-type="float" office:value="51571168" calcext:value-type="float">
            <text:p>51571168</text:p>
          </table:table-cell>
          <table:table-cell office:value-type="string" calcext:value-type="string">
            <text:p>Histoire-Géographie-EMC 6e - Cahier d'exercices - 2022 Collection 2022 </text:p>
          </table:table-cell>
          <table:table-cell office:value-type="float" office:value="110" calcext:value-type="float">
            <text:p>1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/>
          <table:table-cell office:value-type="string" calcext:value-type="string">
            <text:p>3<text:span text:style-name="T1">e</text:span></text:p>
          </table:table-cell>
          <table:table-cell office:value-type="string" calcext:value-type="string">
            <text:p>Histoire-Géographie-EMC</text:p>
          </table:table-cell>
          <table:table-cell office:value-type="string" calcext:value-type="string">
            <text:p>lelivrescolaire</text:p>
          </table:table-cell>
          <table:table-cell office:value-type="float" office:value="52310000" calcext:value-type="float">
            <text:p>52310000</text:p>
          </table:table-cell>
          <table:table-cell office:value-type="string" calcext:value-type="string">
            <text:p>Histoire-Géographie-EMC 3e - 2021 Collection 2021 </text:p>
          </table:table-cell>
          <table:table-cell office:value-type="float" office:value="443" calcext:value-type="float">
            <text:p>4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/>
          <table:table-cell office:value-type="string" calcext:value-type="string">
            <text:p>3<text:span text:style-name="T1">e</text:span></text:p>
          </table:table-cell>
          <table:table-cell office:value-type="string" calcext:value-type="string">
            <text:p>Histoire-Géographie-EMC</text:p>
          </table:table-cell>
          <table:table-cell office:value-type="string" calcext:value-type="string">
            <text:p>lelivrescolaire</text:p>
          </table:table-cell>
          <table:table-cell office:value-type="float" office:value="52309314" calcext:value-type="float">
            <text:p>52309314</text:p>
          </table:table-cell>
          <table:table-cell office:value-type="string" calcext:value-type="string">
            <text:p>Histoire-Géographie-EMC 3e - Cahier d’activités - 2021 </text:p>
          </table:table-cell>
          <table:table-cell office:value-type="float" office:value="112" calcext:value-type="float">
            <text:p>1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/>
          <table:table-cell office:value-type="string" calcext:value-type="string">
            <text:p>6<text:span text:style-name="T1">e</text:span></text:p>
          </table:table-cell>
          <table:table-cell office:value-type="string" calcext:value-type="string">
            <text:p>Histoire-Géographie-EMC</text:p>
          </table:table-cell>
          <table:table-cell office:value-type="string" calcext:value-type="string">
            <text:p>lelivrescolaire</text:p>
          </table:table-cell>
          <table:table-cell office:value-type="float" office:value="52314643" calcext:value-type="float">
            <text:p>52314643</text:p>
          </table:table-cell>
          <table:table-cell office:value-type="string" calcext:value-type="string">
            <text:p>Histoire-Géographie-EMC 6e Collection 2016 </text:p>
          </table:table-cell>
          <table:table-cell office:value-type="float" office:value="331" calcext:value-type="float">
            <text:p>3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/>
          <table:table-cell office:value-type="string" calcext:value-type="string">
            <text:p>5<text:span text:style-name="T1">e</text:span></text:p>
          </table:table-cell>
          <table:table-cell office:value-type="string" calcext:value-type="string">
            <text:p>Histoire-Géographie-EMC</text:p>
          </table:table-cell>
          <table:table-cell office:value-type="string" calcext:value-type="string">
            <text:p>lelivrescolaire</text:p>
          </table:table-cell>
          <table:table-cell office:value-type="float" office:value="52314011" calcext:value-type="float">
            <text:p>52314011</text:p>
          </table:table-cell>
          <table:table-cell office:value-type="string" calcext:value-type="string">
            <text:p>Histoire-Géographie-EMC 5e Collection 2016 </text:p>
          </table:table-cell>
          <table:table-cell office:value-type="float" office:value="331" calcext:value-type="float">
            <text:p>3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/>
          <table:table-cell office:value-type="string" calcext:value-type="string">
            <text:p>4<text:span text:style-name="T1">e</text:span></text:p>
          </table:table-cell>
          <table:table-cell office:value-type="string" calcext:value-type="string">
            <text:p>Histoire-Géographie-EMC</text:p>
          </table:table-cell>
          <table:table-cell office:value-type="string" calcext:value-type="string">
            <text:p>lelivrescolaire</text:p>
          </table:table-cell>
          <table:table-cell office:value-type="float" office:value="52313829" calcext:value-type="float">
            <text:p>52313829</text:p>
          </table:table-cell>
          <table:table-cell office:value-type="string" calcext:value-type="string">
            <text:p>Histoire-Géographie-EMC 4e Collection 2016 </text:p>
          </table:table-cell>
          <table:table-cell office:value-type="float" office:value="362" calcext:value-type="float">
            <text:p>3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/>
          <table:table-cell office:value-type="string" calcext:value-type="string">
            <text:p>3<text:span text:style-name="T1">e</text:span></text:p>
          </table:table-cell>
          <table:table-cell office:value-type="string" calcext:value-type="string">
            <text:p>Histoire-Géographie-EMC</text:p>
          </table:table-cell>
          <table:table-cell office:value-type="string" calcext:value-type="string">
            <text:p>lelivrescolaire</text:p>
          </table:table-cell>
          <table:table-cell office:value-type="float" office:value="52313030" calcext:value-type="float">
            <text:p>52313030</text:p>
          </table:table-cell>
          <table:table-cell office:value-type="string" calcext:value-type="string">
            <text:p>Histoire-Géographie-EMC 3e Collection 2016 </text:p>
          </table:table-cell>
          <table:table-cell office:value-type="float" office:value="443" calcext:value-type="float">
            <text:p>4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/>
          <table:table-cell office:value-type="string" calcext:value-type="string">
            <text:p>2nd</text:p>
          </table:table-cell>
          <table:table-cell office:value-type="string" calcext:value-type="string">
            <text:p>géographie</text:p>
          </table:table-cell>
          <table:table-cell office:value-type="string" calcext:value-type="string">
            <text:p>lelivrescolaire</text:p>
          </table:table-cell>
          <table:table-cell office:value-type="float" office:value="46838368" calcext:value-type="float">
            <text:p>46838368</text:p>
          </table:table-cell>
          <table:table-cell office:value-type="string" calcext:value-type="string">
            <text:p>Géographie 2de Collection 2019 </text:p>
          </table:table-cell>
          <table:table-cell office:value-type="float" office:value="314" calcext:value-type="float">
            <text:p>3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/>
          <table:table-cell office:value-type="string" calcext:value-type="string">
            <text:p>2nd</text:p>
          </table:table-cell>
          <table:table-cell office:value-type="string" calcext:value-type="string">
            <text:p>Histoire</text:p>
          </table:table-cell>
          <table:table-cell office:value-type="string" calcext:value-type="string">
            <text:p>lelivrescolaire</text:p>
          </table:table-cell>
          <table:table-cell office:value-type="float" office:value="46838702" calcext:value-type="float">
            <text:p>46838702</text:p>
          </table:table-cell>
          <table:table-cell office:value-type="string" calcext:value-type="string">
            <text:p>Histoire 2de Collection 2019 </text:p>
          </table:table-cell>
          <table:table-cell office:value-type="float" office:value="324" calcext:value-type="float">
            <text:p>3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/>
          <table:table-cell office:value-type="string" calcext:value-type="string">
            <text:p>2nd</text:p>
          </table:table-cell>
          <table:table-cell office:value-type="string" calcext:value-type="string">
            <text:p>Histoire-Géographie-EMC</text:p>
          </table:table-cell>
          <table:table-cell office:value-type="string" calcext:value-type="string">
            <text:p>lelivrescolaire</text:p>
          </table:table-cell>
          <table:table-cell office:value-type="float" office:value="53512398" calcext:value-type="float">
            <text:p>53512398</text:p>
          </table:table-cell>
          <table:table-cell office:value-type="string" calcext:value-type="string">
            <text:p>Histoire-Géographie 2de Collection 2019 </text:p>
          </table:table-cell>
          <table:table-cell office:value-type="float" office:value="548" calcext:value-type="float">
            <text:p>5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/>
          <table:table-cell office:value-type="string" calcext:value-type="string">
            <text:p>1ere</text:p>
          </table:table-cell>
          <table:table-cell office:value-type="string" calcext:value-type="string">
            <text:p>Histoire-Géographie-EMC</text:p>
          </table:table-cell>
          <table:table-cell office:value-type="string" calcext:value-type="string">
            <text:p>lelivrescolaire</text:p>
          </table:table-cell>
          <table:table-cell office:value-type="float" office:value="55469206" calcext:value-type="float">
            <text:p>55469206</text:p>
          </table:table-cell>
          <table:table-cell office:value-type="string" calcext:value-type="string">
            <text:p>Histoire-Géographie-EMC - 1re Techno Collection 2021 </text:p>
          </table:table-cell>
          <table:table-cell office:value-type="float" office:value="254" calcext:value-type="float">
            <text:p>2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/>
          <table:table-cell office:value-type="string" calcext:value-type="string">
            <text:p>1ere</text:p>
          </table:table-cell>
          <table:table-cell office:value-type="string" calcext:value-type="string">
            <text:p>géographie</text:p>
          </table:table-cell>
          <table:table-cell office:value-type="string" calcext:value-type="string">
            <text:p>lelivrescolaire</text:p>
          </table:table-cell>
          <table:table-cell office:value-type="float" office:value="46837969" calcext:value-type="float">
            <text:p>46837969</text:p>
          </table:table-cell>
          <table:table-cell office:value-type="string" calcext:value-type="string">
            <text:p>Géographie 1re Collection 2019 </text:p>
          </table:table-cell>
          <table:table-cell office:value-type="float" office:value="330" calcext:value-type="float">
            <text:p>3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/>
          <table:table-cell office:value-type="string" calcext:value-type="string">
            <text:p>1ere</text:p>
          </table:table-cell>
          <table:table-cell office:value-type="string" calcext:value-type="string">
            <text:p>Histoire</text:p>
          </table:table-cell>
          <table:table-cell office:value-type="string" calcext:value-type="string">
            <text:p>lelivrescolaire</text:p>
          </table:table-cell>
          <table:table-cell office:value-type="float" office:value="46838386" calcext:value-type="float">
            <text:p>46838386</text:p>
          </table:table-cell>
          <table:table-cell office:value-type="string" calcext:value-type="string">
            <text:p>Histoire 1re Collection 2019 </text:p>
          </table:table-cell>
          <table:table-cell office:value-type="float" office:value="404" calcext:value-type="float">
            <text:p>4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/>
          <table:table-cell office:value-type="string" calcext:value-type="string">
            <text:p>1ere</text:p>
          </table:table-cell>
          <table:table-cell office:value-type="string" calcext:value-type="string">
            <text:p>Histoire-Géographie-EMC</text:p>
          </table:table-cell>
          <table:table-cell office:value-type="string" calcext:value-type="string">
            <text:p>lelivrescolaire</text:p>
          </table:table-cell>
          <table:table-cell office:value-type="float" office:value="53511871" calcext:value-type="float">
            <text:p>53511871</text:p>
          </table:table-cell>
          <table:table-cell office:value-type="string" calcext:value-type="string">
            <text:p>Histoire-Géographie 1re Collection 2019 </text:p>
          </table:table-cell>
          <table:table-cell office:value-type="float" office:value="582" calcext:value-type="float">
            <text:p>5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/>
          <table:table-cell office:value-type="string" calcext:value-type="string">
            <text:p>terminale</text:p>
          </table:table-cell>
          <table:table-cell office:value-type="string" calcext:value-type="string">
            <text:p>géographie</text:p>
          </table:table-cell>
          <table:table-cell office:value-type="string" calcext:value-type="string">
            <text:p>lelivrescolaire</text:p>
          </table:table-cell>
          <table:table-cell office:value-type="float" office:value="46836993" calcext:value-type="float">
            <text:p>46836993</text:p>
          </table:table-cell>
          <table:table-cell office:value-type="string" calcext:value-type="string">
            <text:p>Géographie Terminale Collection 2020 </text:p>
          </table:table-cell>
          <table:table-cell office:value-type="float" office:value="334" calcext:value-type="float">
            <text:p>3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/>
          <table:table-cell office:value-type="string" calcext:value-type="string">
            <text:p>terminale</text:p>
          </table:table-cell>
          <table:table-cell office:value-type="string" calcext:value-type="string">
            <text:p>Histoire</text:p>
          </table:table-cell>
          <table:table-cell office:value-type="string" calcext:value-type="string">
            <text:p>lelivrescolaire</text:p>
          </table:table-cell>
          <table:table-cell office:value-type="float" office:value="46837544" calcext:value-type="float">
            <text:p>46837544</text:p>
          </table:table-cell>
          <table:table-cell office:value-type="string" calcext:value-type="string">
            <text:p>Histoire Terminale Collection 2020 </text:p>
          </table:table-cell>
          <table:table-cell office:value-type="float" office:value="420" calcext:value-type="float">
            <text:p>4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/>
          <table:table-cell office:value-type="string" calcext:value-type="string">
            <text:p>terminale</text:p>
          </table:table-cell>
          <table:table-cell office:value-type="string" calcext:value-type="string">
            <text:p>Histoire-Géographie-EMC</text:p>
          </table:table-cell>
          <table:table-cell office:value-type="string" calcext:value-type="string">
            <text:p>lelivrescolaire</text:p>
          </table:table-cell>
          <table:table-cell office:value-type="float" office:value="53511519" calcext:value-type="float">
            <text:p>53511519</text:p>
          </table:table-cell>
          <table:table-cell office:value-type="string" calcext:value-type="string">
            <text:p>Histoire-Géographie Terminale Collection 2020 </text:p>
          </table:table-cell>
          <table:table-cell office:value-type="float" office:value="598" calcext:value-type="float">
            <text:p>5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/>
          <table:table-cell office:value-type="string" calcext:value-type="string">
            <text:p>2nd</text:p>
          </table:table-cell>
          <table:table-cell office:value-type="string" calcext:value-type="string">
            <text:p>Histoire-Géographie-EMC</text:p>
          </table:table-cell>
          <table:table-cell office:value-type="string" calcext:value-type="string">
            <text:p>lelivrescolaire</text:p>
          </table:table-cell>
          <table:table-cell office:value-type="float" office:value="59814512" calcext:value-type="float">
            <text:p>59814512</text:p>
          </table:table-cell>
          <table:table-cell office:value-type="string" calcext:value-type="string">
            <text:p>Histoire-Géographie-EMC 2de Bac Pro Collection 2023 </text:p>
          </table:table-cell>
          <table:table-cell office:value-type="float" office:value="156" calcext:value-type="float">
            <text:p>1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/>
          <table:table-cell office:value-type="string" calcext:value-type="string">
            <text:p>1ere</text:p>
          </table:table-cell>
          <table:table-cell office:value-type="string" calcext:value-type="string">
            <text:p>Histoire-Géographie-EMC</text:p>
          </table:table-cell>
          <table:table-cell office:value-type="string" calcext:value-type="string">
            <text:p>lelivrescolaire</text:p>
          </table:table-cell>
          <table:table-cell office:value-type="float" office:value="55468895" calcext:value-type="float">
            <text:p>55468895</text:p>
          </table:table-cell>
          <table:table-cell office:value-type="string" calcext:value-type="string">
            <text:p>Histoire-Géographie-EMC 1re Bac Pro Collection 2021 </text:p>
          </table:table-cell>
          <table:table-cell office:value-type="float" office:value="156" calcext:value-type="float">
            <text:p>1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/>
          <table:table-cell office:value-type="string" calcext:value-type="string">
            <text:p>1ere</text:p>
          </table:table-cell>
          <table:table-cell office:value-type="string" calcext:value-type="string">
            <text:p>Histoire-Géographie-EMC</text:p>
          </table:table-cell>
          <table:table-cell office:value-type="string" calcext:value-type="string">
            <text:p>lelivrescolaire</text:p>
          </table:table-cell>
          <table:table-cell office:value-type="float" office:value="55468510" calcext:value-type="float">
            <text:p>55468510</text:p>
          </table:table-cell>
          <table:table-cell office:value-type="string" calcext:value-type="string">
            <text:p>Histoire-Géographie-EMC 1re Bac Pro - Cahier Collection 2021 </text:p>
          </table:table-cell>
          <table:table-cell office:value-type="float" office:value="156" calcext:value-type="float">
            <text:p>1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/>
          <table:table-cell office:value-type="string" calcext:value-type="string">
            <text:p>terminale</text:p>
          </table:table-cell>
          <table:table-cell office:value-type="string" calcext:value-type="string">
            <text:p>Histoire-Géographie-EMC</text:p>
          </table:table-cell>
          <table:table-cell office:value-type="string" calcext:value-type="string">
            <text:p>lelivrescolaire</text:p>
          </table:table-cell>
          <table:table-cell office:value-type="float" office:value="55469326" calcext:value-type="float">
            <text:p>55469326</text:p>
          </table:table-cell>
          <table:table-cell office:value-type="string" calcext:value-type="string">
            <text:p>Histoire-Géographie-EMC Terminale Bac Pro </text:p>
          </table:table-cell>
          <table:table-cell office:value-type="float" office:value="156" calcext:value-type="float">
            <text:p>1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/>
          <table:table-cell office:value-type="string" calcext:value-type="string">
            <text:p>terminale</text:p>
          </table:table-cell>
          <table:table-cell office:value-type="string" calcext:value-type="string">
            <text:p>Histoire-Géographie-EMC</text:p>
          </table:table-cell>
          <table:table-cell office:value-type="string" calcext:value-type="string">
            <text:p>lelivrescolaire</text:p>
          </table:table-cell>
          <table:table-cell office:value-type="float" office:value="55469471" calcext:value-type="float">
            <text:p>55469471</text:p>
          </table:table-cell>
          <table:table-cell office:value-type="string" calcext:value-type="string">
            <text:p>Histoire-Géographie-EMC Terminale Bac Pro - Cahier Collection 2021 </text:p>
          </table:table-cell>
          <table:table-cell office:value-type="float" office:value="156" calcext:value-type="float">
            <text:p>1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/>
          <table:table-cell office:value-type="string" calcext:value-type="string">
            <text:p>2nd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lelivrescolaire</text:p>
          </table:table-cell>
          <table:table-cell office:value-type="float" office:value="57870946" calcext:value-type="float">
            <text:p>57870946</text:p>
          </table:table-cell>
          <table:table-cell office:value-type="string" calcext:value-type="string">
            <text:p>SES 2de - 2022 Collection 2022 </text:p>
          </table:table-cell>
          <table:table-cell office:value-type="float" office:value="168" calcext:value-type="float">
            <text:p>1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/>
          <table:table-cell office:value-type="string" calcext:value-type="string">
            <text:p>2nd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lelivrescolaire</text:p>
          </table:table-cell>
          <table:table-cell office:value-type="float" office:value="48884652" calcext:value-type="float">
            <text:p>48884652</text:p>
          </table:table-cell>
          <table:table-cell office:value-type="string" calcext:value-type="string">
            <text:p>SES 2de Collection 2019 </text:p>
          </table:table-cell>
          <table:table-cell office:value-type="float" office:value="168" calcext:value-type="float">
            <text:p>1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/>
          <table:table-cell office:value-type="string" calcext:value-type="string">
            <text:p>2nd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lelivrescolaire</text:p>
          </table:table-cell>
          <table:table-cell office:value-type="float" office:value="48883765" calcext:value-type="float">
            <text:p>48883765</text:p>
          </table:table-cell>
          <table:table-cell office:value-type="string" calcext:value-type="string">
            <text:p>SES 2de - Fichier d'activités Collection 2019 </text:p>
          </table:table-cell>
          <table:table-cell office:value-type="float" office:value="93" calcext:value-type="float">
            <text:p>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/>
          <table:table-cell office:value-type="string" calcext:value-type="string">
            <text:p>1ere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lelivrescolaire</text:p>
          </table:table-cell>
          <table:table-cell office:value-type="float" office:value="48884289" calcext:value-type="float">
            <text:p>48884289</text:p>
          </table:table-cell>
          <table:table-cell office:value-type="string" calcext:value-type="string">
            <text:p>SES 1re Spécialité Collection 2019 </text:p>
          </table:table-cell>
          <table:table-cell office:value-type="float" office:value="358" calcext:value-type="float">
            <text:p>3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/>
          <table:table-cell office:value-type="string" calcext:value-type="string">
            <text:p>terminale</text:p>
          </table:table-cell>
          <table:table-cell office:value-type="string" calcext:value-type="string">
            <text:p>philo</text:p>
          </table:table-cell>
          <table:table-cell office:value-type="string" calcext:value-type="string">
            <text:p>lelivrescolaire</text:p>
          </table:table-cell>
          <table:table-cell office:value-type="float" office:value="48882667" calcext:value-type="float">
            <text:p>48882667</text:p>
          </table:table-cell>
          <table:table-cell office:value-type="string" calcext:value-type="string">
            <text:p>Philosophie Terminale Collection 2020 </text:p>
          </table:table-cell>
          <table:table-cell office:value-type="float" office:value="425" calcext:value-type="float">
            <text:p>4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/>
          <table:table-cell office:value-type="string" calcext:value-type="string">
            <text:p>6<text:span text:style-name="T1">e</text:span></text:p>
          </table:table-cell>
          <table:table-cell office:value-type="string" calcext:value-type="string">
            <text:p>anglais</text:p>
          </table:table-cell>
          <table:table-cell office:value-type="string" calcext:value-type="string">
            <text:p>lelivrescolaire</text:p>
          </table:table-cell>
          <table:table-cell office:value-type="float" office:value="52310787" calcext:value-type="float">
            <text:p>52310787</text:p>
          </table:table-cell>
          <table:table-cell office:value-type="string" calcext:value-type="string">
            <text:p>Anglais 6e Collection 2017 </text:p>
          </table:table-cell>
          <table:table-cell office:value-type="float" office:value="172" calcext:value-type="float">
            <text:p>1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/>
          <table:table-cell office:value-type="string" calcext:value-type="string">
            <text:p>6<text:span text:style-name="T1">e</text:span></text:p>
          </table:table-cell>
          <table:table-cell office:value-type="string" calcext:value-type="string">
            <text:p>anglais</text:p>
          </table:table-cell>
          <table:table-cell office:value-type="string" calcext:value-type="string">
            <text:p>lelivrescolaire</text:p>
          </table:table-cell>
          <table:table-cell office:value-type="float" office:value="52311608" calcext:value-type="float">
            <text:p>52311608</text:p>
          </table:table-cell>
          <table:table-cell office:value-type="string" calcext:value-type="string">
            <text:p>Anglais 6e - Cahier d'activités Collection 2017 </text:p>
          </table:table-cell>
          <table:table-cell office:value-type="float" office:value="142" calcext:value-type="float">
            <text:p>1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/>
          <table:table-cell office:value-type="string" calcext:value-type="string">
            <text:p>5<text:span text:style-name="T1">e</text:span></text:p>
          </table:table-cell>
          <table:table-cell office:value-type="string" calcext:value-type="string">
            <text:p>anglais</text:p>
          </table:table-cell>
          <table:table-cell office:value-type="string" calcext:value-type="string">
            <text:p>lelivrescolaire</text:p>
          </table:table-cell>
          <table:table-cell office:value-type="float" office:value="52310511" calcext:value-type="float">
            <text:p>52310511</text:p>
          </table:table-cell>
          <table:table-cell office:value-type="string" calcext:value-type="string">
            <text:p>Anglais 5e Collection 2017 </text:p>
          </table:table-cell>
          <table:table-cell office:value-type="float" office:value="184" calcext:value-type="float">
            <text:p>1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/>
          <table:table-cell office:value-type="string" calcext:value-type="string">
            <text:p>5<text:span text:style-name="T1">e</text:span></text:p>
          </table:table-cell>
          <table:table-cell office:value-type="string" calcext:value-type="string">
            <text:p>anglais</text:p>
          </table:table-cell>
          <table:table-cell office:value-type="string" calcext:value-type="string">
            <text:p>lelivrescolaire</text:p>
          </table:table-cell>
          <table:table-cell office:value-type="float" office:value="52311132" calcext:value-type="float">
            <text:p>52311132</text:p>
          </table:table-cell>
          <table:table-cell office:value-type="string" calcext:value-type="string">
            <text:p>Anglais 5e - Cahier d'activités Collection 2017 </text:p>
          </table:table-cell>
          <table:table-cell office:value-type="float" office:value="142" calcext:value-type="float">
            <text:p>1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/>
          <table:table-cell office:value-type="string" calcext:value-type="string">
            <text:p>4<text:span text:style-name="T1">e</text:span></text:p>
          </table:table-cell>
          <table:table-cell office:value-type="string" calcext:value-type="string">
            <text:p>anglais</text:p>
          </table:table-cell>
          <table:table-cell office:value-type="string" calcext:value-type="string">
            <text:p>lelivrescolaire</text:p>
          </table:table-cell>
          <table:table-cell office:value-type="float" office:value="52310540" calcext:value-type="float">
            <text:p>52310540</text:p>
          </table:table-cell>
          <table:table-cell office:value-type="string" calcext:value-type="string">
            <text:p>Anglais 4e Collection 2017 </text:p>
          </table:table-cell>
          <table:table-cell office:value-type="float" office:value="184" calcext:value-type="float">
            <text:p>1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/>
          <table:table-cell office:value-type="string" calcext:value-type="string">
            <text:p>4<text:span text:style-name="T1">e</text:span></text:p>
          </table:table-cell>
          <table:table-cell office:value-type="string" calcext:value-type="string">
            <text:p>anglais</text:p>
          </table:table-cell>
          <table:table-cell office:value-type="string" calcext:value-type="string">
            <text:p>lelivrescolaire</text:p>
          </table:table-cell>
          <table:table-cell office:value-type="float" office:value="52311159" calcext:value-type="float">
            <text:p>52311159</text:p>
          </table:table-cell>
          <table:table-cell office:value-type="string" calcext:value-type="string">
            <text:p>Anglais 4e - Cahier d'activités Collection 2017 </text:p>
          </table:table-cell>
          <table:table-cell office:value-type="float" office:value="142" calcext:value-type="float">
            <text:p>1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/>
          <table:table-cell office:value-type="string" calcext:value-type="string">
            <text:p>3<text:span text:style-name="T1">e</text:span></text:p>
          </table:table-cell>
          <table:table-cell office:value-type="string" calcext:value-type="string">
            <text:p>anglais</text:p>
          </table:table-cell>
          <table:table-cell office:value-type="string" calcext:value-type="string">
            <text:p>lelivrescolaire</text:p>
          </table:table-cell>
          <table:table-cell office:value-type="float" office:value="52310239" calcext:value-type="float">
            <text:p>52310239</text:p>
          </table:table-cell>
          <table:table-cell office:value-type="string" calcext:value-type="string">
            <text:p>Anglais 3e Collection 2017 </text:p>
          </table:table-cell>
          <table:table-cell office:value-type="float" office:value="184" calcext:value-type="float">
            <text:p>1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/>
          <table:table-cell office:value-type="string" calcext:value-type="string">
            <text:p>3<text:span text:style-name="T1">e</text:span></text:p>
          </table:table-cell>
          <table:table-cell office:value-type="string" calcext:value-type="string">
            <text:p>anglais</text:p>
          </table:table-cell>
          <table:table-cell office:value-type="string" calcext:value-type="string">
            <text:p>lelivrescolaire</text:p>
          </table:table-cell>
          <table:table-cell office:value-type="float" office:value="52311052" calcext:value-type="float">
            <text:p>52311052</text:p>
          </table:table-cell>
          <table:table-cell office:value-type="string" calcext:value-type="string">
            <text:p>Anglais 3e - Cahier d'activités Collection 2017 </text:p>
          </table:table-cell>
          <table:table-cell office:value-type="float" office:value="142" calcext:value-type="float">
            <text:p>1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/>
          <table:table-cell office:value-type="string" calcext:value-type="string">
            <text:p>cycle </text:p>
          </table:table-cell>
          <table:table-cell office:value-type="string" calcext:value-type="string">
            <text:p>anglais</text:p>
          </table:table-cell>
          <table:table-cell office:value-type="string" calcext:value-type="string">
            <text:p>lelivrescolaire</text:p>
          </table:table-cell>
          <table:table-cell office:value-type="float" office:value="55470780" calcext:value-type="float">
            <text:p>55470780</text:p>
          </table:table-cell>
          <table:table-cell office:value-type="string" calcext:value-type="string">
            <text:p>Anglais Cycle 4 Collection 2017 </text:p>
          </table:table-cell>
          <table:table-cell office:value-type="float" office:value="308" calcext:value-type="float">
            <text:p>3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/>
          <table:table-cell office:value-type="string" calcext:value-type="string">
            <text:p>2nd</text:p>
          </table:table-cell>
          <table:table-cell office:value-type="string" calcext:value-type="string">
            <text:p>anglais</text:p>
          </table:table-cell>
          <table:table-cell office:value-type="string" calcext:value-type="string">
            <text:p>lelivrescolaire</text:p>
          </table:table-cell>
          <table:table-cell office:value-type="float" office:value="48452958" calcext:value-type="float">
            <text:p>48452958</text:p>
          </table:table-cell>
          <table:table-cell office:value-type="string" calcext:value-type="string">
            <text:p>Anglais 2de Collection 2019 </text:p>
          </table:table-cell>
          <table:table-cell office:value-type="float" office:value="286" calcext:value-type="float">
            <text:p>2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/>
          <table:table-cell office:value-type="string" calcext:value-type="string">
            <text:p>2nd</text:p>
          </table:table-cell>
          <table:table-cell office:value-type="string" calcext:value-type="string">
            <text:p>anglais</text:p>
          </table:table-cell>
          <table:table-cell office:value-type="string" calcext:value-type="string">
            <text:p>lelivrescolaire</text:p>
          </table:table-cell>
          <table:table-cell office:value-type="float" office:value="55470637" calcext:value-type="float">
            <text:p>55470637</text:p>
          </table:table-cell>
          <table:table-cell office:value-type="string" calcext:value-type="string">
            <text:p>Anglais 2de - Cahier d'activités Collection 2019 </text:p>
          </table:table-cell>
          <table:table-cell office:value-type="float" office:value="119" calcext:value-type="float">
            <text:p>1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/>
          <table:table-cell office:value-type="string" calcext:value-type="string">
            <text:p>1ere</text:p>
          </table:table-cell>
          <table:table-cell office:value-type="string" calcext:value-type="string">
            <text:p>anglais</text:p>
          </table:table-cell>
          <table:table-cell office:value-type="string" calcext:value-type="string">
            <text:p>lelivrescolaire</text:p>
          </table:table-cell>
          <table:table-cell office:value-type="float" office:value="48452679" calcext:value-type="float">
            <text:p>48452679</text:p>
          </table:table-cell>
          <table:table-cell office:value-type="string" calcext:value-type="string">
            <text:p>Anglais 1re Collection 2019 </text:p>
          </table:table-cell>
          <table:table-cell office:value-type="float" office:value="286" calcext:value-type="float">
            <text:p>2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/>
          <table:table-cell office:value-type="string" calcext:value-type="string">
            <text:p>1ere</text:p>
          </table:table-cell>
          <table:table-cell office:value-type="string" calcext:value-type="string">
            <text:p>anglais</text:p>
          </table:table-cell>
          <table:table-cell office:value-type="string" calcext:value-type="string">
            <text:p>lelivrescolaire</text:p>
          </table:table-cell>
          <table:table-cell office:value-type="float" office:value="55470541" calcext:value-type="float">
            <text:p>55470541</text:p>
          </table:table-cell>
          <table:table-cell office:value-type="string" calcext:value-type="string">
            <text:p>Anglais 1re - Cahier d'activités Collection 2019 </text:p>
          </table:table-cell>
          <table:table-cell office:value-type="float" office:value="119" calcext:value-type="float">
            <text:p>1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/>
          <table:table-cell office:value-type="string" calcext:value-type="string">
            <text:p>terminale</text:p>
          </table:table-cell>
          <table:table-cell office:value-type="string" calcext:value-type="string">
            <text:p>anglais</text:p>
          </table:table-cell>
          <table:table-cell office:value-type="string" calcext:value-type="string">
            <text:p>lelivrescolaire</text:p>
          </table:table-cell>
          <table:table-cell office:value-type="float" office:value="48452069" calcext:value-type="float">
            <text:p>48452069</text:p>
          </table:table-cell>
          <table:table-cell office:value-type="string" calcext:value-type="string">
            <text:p>Anglais Terminale Collection 2020 </text:p>
          </table:table-cell>
          <table:table-cell office:value-type="float" office:value="286" calcext:value-type="float">
            <text:p>2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/>
          <table:table-cell office:value-type="string" calcext:value-type="string">
            <text:p>terminale</text:p>
          </table:table-cell>
          <table:table-cell office:value-type="string" calcext:value-type="string">
            <text:p>anglais</text:p>
          </table:table-cell>
          <table:table-cell office:value-type="string" calcext:value-type="string">
            <text:p>lelivrescolaire</text:p>
          </table:table-cell>
          <table:table-cell office:value-type="float" office:value="55470419" calcext:value-type="float">
            <text:p>55470419</text:p>
          </table:table-cell>
          <table:table-cell office:value-type="string" calcext:value-type="string">
            <text:p>Anglais Terminale - Cahier d'activités Collection 2020 </text:p>
          </table:table-cell>
          <table:table-cell office:value-type="float" office:value="117" calcext:value-type="float">
            <text:p>1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/>
          <table:table-cell office:value-type="string" calcext:value-type="string">
            <text:p>5<text:span text:style-name="T1">e</text:span></text:p>
          </table:table-cell>
          <table:table-cell office:value-type="string" calcext:value-type="string">
            <text:p>espagnol</text:p>
          </table:table-cell>
          <table:table-cell office:value-type="string" calcext:value-type="string">
            <text:p>lelivrescolaire</text:p>
          </table:table-cell>
          <table:table-cell office:value-type="float" office:value="52665671" calcext:value-type="float">
            <text:p>52665671</text:p>
          </table:table-cell>
          <table:table-cell office:value-type="string" calcext:value-type="string">
            <text:p>Espagnol 5e Collection 2017 </text:p>
          </table:table-cell>
          <table:table-cell office:value-type="float" office:value="167" calcext:value-type="float">
            <text:p>1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/>
          <table:table-cell office:value-type="string" calcext:value-type="string">
            <text:p>5<text:span text:style-name="T1">e</text:span></text:p>
          </table:table-cell>
          <table:table-cell office:value-type="string" calcext:value-type="string">
            <text:p>espagnol</text:p>
          </table:table-cell>
          <table:table-cell office:value-type="string" calcext:value-type="string">
            <text:p>lelivrescolaire</text:p>
          </table:table-cell>
          <table:table-cell office:value-type="float" office:value="55471299" calcext:value-type="float">
            <text:p>55471299</text:p>
          </table:table-cell>
          <table:table-cell office:value-type="string" calcext:value-type="string">
            <text:p>Espagnol 5e - Cahier d'activités Collection 2017 </text:p>
          </table:table-cell>
          <table:table-cell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/>
          <table:table-cell office:value-type="string" calcext:value-type="string">
            <text:p>4<text:span text:style-name="T1">e</text:span></text:p>
          </table:table-cell>
          <table:table-cell office:value-type="string" calcext:value-type="string">
            <text:p>espagnol</text:p>
          </table:table-cell>
          <table:table-cell office:value-type="string" calcext:value-type="string">
            <text:p>lelivrescolaire</text:p>
          </table:table-cell>
          <table:table-cell office:value-type="float" office:value="52374074" calcext:value-type="float">
            <text:p>52374074</text:p>
          </table:table-cell>
          <table:table-cell office:value-type="string" calcext:value-type="string">
            <text:p>Espagnol 4e Collection 2017 </text:p>
          </table:table-cell>
          <table:table-cell office:value-type="float" office:value="167" calcext:value-type="float">
            <text:p>1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/>
          <table:table-cell office:value-type="string" calcext:value-type="string">
            <text:p>4<text:span text:style-name="T1">e</text:span></text:p>
          </table:table-cell>
          <table:table-cell office:value-type="string" calcext:value-type="string">
            <text:p>espagnol</text:p>
          </table:table-cell>
          <table:table-cell office:value-type="string" calcext:value-type="string">
            <text:p>lelivrescolaire</text:p>
          </table:table-cell>
          <table:table-cell office:value-type="float" office:value="55471093" calcext:value-type="float">
            <text:p>55471093</text:p>
          </table:table-cell>
          <table:table-cell office:value-type="string" calcext:value-type="string">
            <text:p>Espagnol 4e - Cahier d'activités Collection 2017 </text:p>
          </table:table-cell>
          <table:table-cell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/>
          <table:table-cell office:value-type="string" calcext:value-type="string">
            <text:p>3<text:span text:style-name="T1">e</text:span></text:p>
          </table:table-cell>
          <table:table-cell office:value-type="string" calcext:value-type="string">
            <text:p>espagnol</text:p>
          </table:table-cell>
          <table:table-cell office:value-type="string" calcext:value-type="string">
            <text:p>lelivrescolaire</text:p>
          </table:table-cell>
          <table:table-cell office:value-type="float" office:value="52374471" calcext:value-type="float">
            <text:p>52374471</text:p>
          </table:table-cell>
          <table:table-cell office:value-type="string" calcext:value-type="string">
            <text:p>Espagnol 3e Collection 2017 </text:p>
          </table:table-cell>
          <table:table-cell office:value-type="float" office:value="166" calcext:value-type="float">
            <text:p>1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/>
          <table:table-cell office:value-type="string" calcext:value-type="string">
            <text:p>3<text:span text:style-name="T1">e</text:span></text:p>
          </table:table-cell>
          <table:table-cell office:value-type="string" calcext:value-type="string">
            <text:p>espagnol</text:p>
          </table:table-cell>
          <table:table-cell office:value-type="string" calcext:value-type="string">
            <text:p>lelivrescolaire</text:p>
          </table:table-cell>
          <table:table-cell office:value-type="float" office:value="55471011" calcext:value-type="float">
            <text:p>55471011</text:p>
          </table:table-cell>
          <table:table-cell office:value-type="string" calcext:value-type="string">
            <text:p>Espagnol 3e - Cahier d'activités Collection 2017 </text:p>
          </table:table-cell>
          <table:table-cell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/>
          <table:table-cell office:value-type="string" calcext:value-type="string">
            <text:p>cycle </text:p>
          </table:table-cell>
          <table:table-cell office:value-type="string" calcext:value-type="string">
            <text:p>espagnol</text:p>
          </table:table-cell>
          <table:table-cell office:value-type="string" calcext:value-type="string">
            <text:p>lelivrescolaire</text:p>
          </table:table-cell>
          <table:table-cell office:value-type="float" office:value="52665374" calcext:value-type="float">
            <text:p>52665374</text:p>
          </table:table-cell>
          <table:table-cell office:value-type="string" calcext:value-type="string">
            <text:p>Espagnol Cycle 4 Collection 2017 </text:p>
          </table:table-cell>
          <table:table-cell office:value-type="float" office:value="292" calcext:value-type="float">
            <text:p>2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/>
          <table:table-cell office:value-type="string" calcext:value-type="string">
            <text:p>2nd</text:p>
          </table:table-cell>
          <table:table-cell office:value-type="string" calcext:value-type="string">
            <text:p>espagnol</text:p>
          </table:table-cell>
          <table:table-cell office:value-type="string" calcext:value-type="string">
            <text:p>lelivrescolaire</text:p>
          </table:table-cell>
          <table:table-cell office:value-type="float" office:value="48883618" calcext:value-type="float">
            <text:p>48883618</text:p>
          </table:table-cell>
          <table:table-cell office:value-type="string" calcext:value-type="string">
            <text:p>Espagnol 2de Collection 2019 </text:p>
          </table:table-cell>
          <table:table-cell office:value-type="float" office:value="287" calcext:value-type="float">
            <text:p>2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/>
          <table:table-cell office:value-type="string" calcext:value-type="string">
            <text:p>2nd</text:p>
          </table:table-cell>
          <table:table-cell office:value-type="string" calcext:value-type="string">
            <text:p>espagnol</text:p>
          </table:table-cell>
          <table:table-cell office:value-type="string" calcext:value-type="string">
            <text:p>lelivrescolaire</text:p>
          </table:table-cell>
          <table:table-cell office:value-type="float" office:value="48883299" calcext:value-type="float">
            <text:p>48883299</text:p>
          </table:table-cell>
          <table:table-cell office:value-type="string" calcext:value-type="string">
            <text:p>Espagnol 2de - Cahier d'activités Collection 2019 </text:p>
          </table:table-cell>
          <table:table-cell office:value-type="float" office:value="119" calcext:value-type="float">
            <text:p>1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/>
          <table:table-cell office:value-type="string" calcext:value-type="string">
            <text:p>1ere</text:p>
          </table:table-cell>
          <table:table-cell office:value-type="string" calcext:value-type="string">
            <text:p>espagnol</text:p>
          </table:table-cell>
          <table:table-cell office:value-type="string" calcext:value-type="string">
            <text:p>lelivrescolaire</text:p>
          </table:table-cell>
          <table:table-cell office:value-type="float" office:value="48883282" calcext:value-type="float">
            <text:p>48883282</text:p>
          </table:table-cell>
          <table:table-cell office:value-type="string" calcext:value-type="string">
            <text:p>Espagnol 1re Collection 2019 </text:p>
          </table:table-cell>
          <table:table-cell office:value-type="float" office:value="287" calcext:value-type="float">
            <text:p>2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/>
          <table:table-cell office:value-type="string" calcext:value-type="string">
            <text:p>1ere</text:p>
          </table:table-cell>
          <table:table-cell office:value-type="string" calcext:value-type="string">
            <text:p>espagnol</text:p>
          </table:table-cell>
          <table:table-cell office:value-type="string" calcext:value-type="string">
            <text:p>lelivrescolaire</text:p>
          </table:table-cell>
          <table:table-cell office:value-type="float" office:value="48883198" calcext:value-type="float">
            <text:p>48883198</text:p>
          </table:table-cell>
          <table:table-cell office:value-type="string" calcext:value-type="string">
            <text:p>Espagnol 1re - Cahier d'activités Collection 2019 </text:p>
          </table:table-cell>
          <table:table-cell office:value-type="float" office:value="119" calcext:value-type="float">
            <text:p>1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/>
          <table:table-cell office:value-type="string" calcext:value-type="string">
            <text:p>terminale</text:p>
          </table:table-cell>
          <table:table-cell office:value-type="string" calcext:value-type="string">
            <text:p>espagnol</text:p>
          </table:table-cell>
          <table:table-cell office:value-type="string" calcext:value-type="string">
            <text:p>lelivrescolaire</text:p>
          </table:table-cell>
          <table:table-cell office:value-type="float" office:value="48882409" calcext:value-type="float">
            <text:p>48882409</text:p>
          </table:table-cell>
          <table:table-cell office:value-type="string" calcext:value-type="string">
            <text:p>Espagnol Terminale Collection 2020 </text:p>
          </table:table-cell>
          <table:table-cell office:value-type="float" office:value="287" calcext:value-type="float">
            <text:p>2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/>
          <table:table-cell office:value-type="string" calcext:value-type="string">
            <text:p>terminale</text:p>
          </table:table-cell>
          <table:table-cell office:value-type="string" calcext:value-type="string">
            <text:p>espagnol</text:p>
          </table:table-cell>
          <table:table-cell office:value-type="string" calcext:value-type="string">
            <text:p>lelivrescolaire</text:p>
          </table:table-cell>
          <table:table-cell office:value-type="float" office:value="48882198" calcext:value-type="float">
            <text:p>48882198</text:p>
          </table:table-cell>
          <table:table-cell office:value-type="string" calcext:value-type="string">
            <text:p>Espagnol Terminale - Cahier d'activités Collection 2020 </text:p>
          </table:table-cell>
          <table:table-cell office:value-type="float" office:value="119" calcext:value-type="float">
            <text:p>1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/>
          <table:table-cell office:value-type="string" calcext:value-type="string">
            <text:p>4<text:span text:style-name="T1">e</text:span>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lelivrescolaire</text:p>
          </table:table-cell>
          <table:table-cell office:value-type="float" office:value="37973719" calcext:value-type="float">
            <text:p>37973719</text:p>
          </table:table-cell>
          <table:table-cell office:value-type="string" calcext:value-type="string">
            <text:p>Mathématiques 4e - 2022 Collection 2022 </text:p>
          </table:table-cell>
          <table:table-cell office:value-type="float" office:value="290" calcext:value-type="float">
            <text:p>2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/>
          <table:table-cell office:value-type="string" calcext:value-type="string">
            <text:p>4<text:span text:style-name="T1">e</text:span>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lelivrescolaire</text:p>
          </table:table-cell>
          <table:table-cell office:value-type="float" office:value="51569759" calcext:value-type="float">
            <text:p>51569759</text:p>
          </table:table-cell>
          <table:table-cell office:value-type="string" calcext:value-type="string">
            <text:p>Mathématiques 4e - Cahier d'exercices - 2022 </text:p>
          </table:table-cell>
          <table:table-cell office:value-type="float" office:value="122" calcext:value-type="float">
            <text:p>1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/>
          <table:table-cell office:value-type="string" calcext:value-type="string">
            <text:p>3<text:span text:style-name="T1">e</text:span>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lelivrescolaire</text:p>
          </table:table-cell>
          <table:table-cell office:value-type="float" office:value="52664503" calcext:value-type="float">
            <text:p>52664503</text:p>
          </table:table-cell>
          <table:table-cell office:value-type="string" calcext:value-type="string">
            <text:p>Mathématiques 3e - 2021 Collection 2021 </text:p>
          </table:table-cell>
          <table:table-cell office:value-type="float" office:value="303" calcext:value-type="float">
            <text:p>3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/>
          <table:table-cell office:value-type="string" calcext:value-type="string">
            <text:p>3<text:span text:style-name="T1">e</text:span>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lelivrescolaire</text:p>
          </table:table-cell>
          <table:table-cell office:value-type="float" office:value="56294925" calcext:value-type="float">
            <text:p>56294925</text:p>
          </table:table-cell>
          <table:table-cell office:value-type="string" calcext:value-type="string">
            <text:p>Mathématiques 3e - Cahier d'exercices - 2021 Collection 2021 </text:p>
          </table:table-cell>
          <table:table-cell office:value-type="float" office:value="110" calcext:value-type="float">
            <text:p>1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/>
          <table:table-cell office:value-type="string" calcext:value-type="string">
            <text:p>1ere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lelivrescolaire</text:p>
          </table:table-cell>
          <table:table-cell office:value-type="float" office:value="58096989" calcext:value-type="float">
            <text:p>58096989</text:p>
          </table:table-cell>
          <table:table-cell office:value-type="string" calcext:value-type="string">
            <text:p>Enseignement mathématique 1re Collection 2022 </text:p>
          </table:table-cell>
          <table:table-cell office:value-type="float" office:value="139" calcext:value-type="float">
            <text:p>1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/>
          <table:table-cell office:value-type="string" calcext:value-type="string">
            <text:p>6<text:span text:style-name="T1">e</text:span>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lelivrescolaire</text:p>
          </table:table-cell>
          <table:table-cell office:value-type="float" office:value="52666783" calcext:value-type="float">
            <text:p>52666783</text:p>
          </table:table-cell>
          <table:table-cell office:value-type="string" calcext:value-type="string">
            <text:p>Mathématiques 6e Collection 2016 </text:p>
          </table:table-cell>
          <table:table-cell office:value-type="float" office:value="223" calcext:value-type="float">
            <text:p>2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/>
          <table:table-cell office:value-type="string" calcext:value-type="string">
            <text:p>cycle 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lelivrescolaire</text:p>
          </table:table-cell>
          <table:table-cell office:value-type="float" office:value="52666727" calcext:value-type="float">
            <text:p>52666727</text:p>
          </table:table-cell>
          <table:table-cell office:value-type="string" calcext:value-type="string">
            <text:p>Mathématiques Cycle 4 Collection 2016 </text:p>
          </table:table-cell>
          <table:table-cell office:value-type="float" office:value="443" calcext:value-type="float">
            <text:p>4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/>
          <table:table-cell office:value-type="string" calcext:value-type="string">
            <text:p>2nd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lelivrescolaire</text:p>
          </table:table-cell>
          <table:table-cell office:value-type="float" office:value="40796670" calcext:value-type="float">
            <text:p>40796670</text:p>
          </table:table-cell>
          <table:table-cell office:value-type="string" calcext:value-type="string">
            <text:p>Mathématiques 2de Collection 2019 </text:p>
          </table:table-cell>
          <table:table-cell office:value-type="float" office:value="335" calcext:value-type="float">
            <text:p>3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/>
          <table:table-cell office:value-type="string" calcext:value-type="string">
            <text:p>1ere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lelivrescolaire</text:p>
          </table:table-cell>
          <table:table-cell office:value-type="float" office:value="55469486" calcext:value-type="float">
            <text:p>55469486</text:p>
          </table:table-cell>
          <table:table-cell office:value-type="string" calcext:value-type="string">
            <text:p>Mathématiques 1re Techno Collection 2021 </text:p>
          </table:table-cell>
          <table:table-cell office:value-type="float" office:value="278" calcext:value-type="float">
            <text:p>2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/>
          <table:table-cell office:value-type="string" calcext:value-type="string">
            <text:p>1ere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lelivrescolaire</text:p>
          </table:table-cell>
          <table:table-cell office:value-type="float" office:value="40796653" calcext:value-type="float">
            <text:p>40796653</text:p>
          </table:table-cell>
          <table:table-cell office:value-type="string" calcext:value-type="string">
            <text:p>Mathématiques 1re Spécialité Collection 2019 </text:p>
          </table:table-cell>
          <table:table-cell office:value-type="float" office:value="352" calcext:value-type="float">
            <text:p>3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/>
          <table:table-cell office:value-type="string" calcext:value-type="string">
            <text:p>terminale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lelivrescolaire</text:p>
          </table:table-cell>
          <table:table-cell office:value-type="float" office:value="40795552" calcext:value-type="float">
            <text:p>40795552</text:p>
          </table:table-cell>
          <table:table-cell office:value-type="string" calcext:value-type="string">
            <text:p>Mathématiques Expertes Terminale Collection 2020 </text:p>
          </table:table-cell>
          <table:table-cell office:value-type="float" office:value="238" calcext:value-type="float">
            <text:p>2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/>
          <table:table-cell office:value-type="string" calcext:value-type="string">
            <text:p>terminale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lelivrescolaire</text:p>
          </table:table-cell>
          <table:table-cell office:value-type="float" office:value="40796336" calcext:value-type="float">
            <text:p>40796336</text:p>
          </table:table-cell>
          <table:table-cell office:value-type="string" calcext:value-type="string">
            <text:p>Mathématiques Terminale Spécialité Collection 2020 </text:p>
          </table:table-cell>
          <table:table-cell office:value-type="float" office:value="451" calcext:value-type="float">
            <text:p>4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/>
          <table:table-cell office:value-type="string" calcext:value-type="string">
            <text:p>2nd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lelivrescolaire</text:p>
          </table:table-cell>
          <table:table-cell office:value-type="float" office:value="62914725" calcext:value-type="float">
            <text:p>62914725</text:p>
          </table:table-cell>
          <table:table-cell office:value-type="string" calcext:value-type="string">
            <text:p>Mathématiques 2de Bac Pro Collection 2023 </text:p>
          </table:table-cell>
          <table:table-cell office:value-type="float" office:value="157" calcext:value-type="float">
            <text:p>1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/>
          <table:table-cell office:value-type="string" calcext:value-type="string">
            <text:p>terminale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lelivrescolaire</text:p>
          </table:table-cell>
          <table:table-cell office:value-type="float" office:value="55470005" calcext:value-type="float">
            <text:p>55470005</text:p>
          </table:table-cell>
          <table:table-cell office:value-type="string" calcext:value-type="string">
            <text:p>Mathématiques Terminale Bac Pro Collection 2021 </text:p>
          </table:table-cell>
          <table:table-cell office:value-type="float" office:value="154" calcext:value-type="float">
            <text:p>1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/>
          <table:table-cell office:value-type="string" calcext:value-type="string">
            <text:p>terminale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lelivrescolaire</text:p>
          </table:table-cell>
          <table:table-cell office:value-type="float" office:value="55469846" calcext:value-type="float">
            <text:p>55469846</text:p>
          </table:table-cell>
          <table:table-cell office:value-type="string" calcext:value-type="string">
            <text:p>Mathématiques Terminale Bac Pro - Cahier Collection 2021 </text:p>
          </table:table-cell>
          <table:table-cell office:value-type="float" office:value="170" calcext:value-type="float">
            <text:p>1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/>
          <table:table-cell office:value-type="string" calcext:value-type="string">
            <text:p>5<text:span text:style-name="T1">e</text:span></text:p>
          </table:table-cell>
          <table:table-cell office:value-type="string" calcext:value-type="string">
            <text:p>Physique-chimie</text:p>
          </table:table-cell>
          <table:table-cell office:value-type="string" calcext:value-type="string">
            <text:p>lelivrescolaire</text:p>
          </table:table-cell>
          <table:table-cell office:value-type="float" office:value="52665988" calcext:value-type="float">
            <text:p>52665988</text:p>
          </table:table-cell>
          <table:table-cell office:value-type="string" calcext:value-type="string">
            <text:p>Physique-Chimie 5e Collection 2017 </text:p>
          </table:table-cell>
          <table:table-cell office:value-type="float" office:value="204" calcext:value-type="float">
            <text:p>2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/>
          <table:table-cell office:value-type="string" calcext:value-type="string">
            <text:p>4<text:span text:style-name="T1">e</text:span></text:p>
          </table:table-cell>
          <table:table-cell office:value-type="string" calcext:value-type="string">
            <text:p>Physique-chimie</text:p>
          </table:table-cell>
          <table:table-cell office:value-type="string" calcext:value-type="string">
            <text:p>lelivrescolaire</text:p>
          </table:table-cell>
          <table:table-cell office:value-type="float" office:value="52666128" calcext:value-type="float">
            <text:p>52666128</text:p>
          </table:table-cell>
          <table:table-cell office:value-type="string" calcext:value-type="string">
            <text:p>Physique-Chimie 4e Collection 2017 </text:p>
          </table:table-cell>
          <table:table-cell office:value-type="float" office:value="222" calcext:value-type="float">
            <text:p>2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/>
          <table:table-cell office:value-type="string" calcext:value-type="string">
            <text:p>3<text:span text:style-name="T1">e</text:span></text:p>
          </table:table-cell>
          <table:table-cell office:value-type="string" calcext:value-type="string">
            <text:p>Physique-chimie</text:p>
          </table:table-cell>
          <table:table-cell office:value-type="string" calcext:value-type="string">
            <text:p>lelivrescolaire</text:p>
          </table:table-cell>
          <table:table-cell office:value-type="float" office:value="52665860" calcext:value-type="float">
            <text:p>52665860</text:p>
          </table:table-cell>
          <table:table-cell office:value-type="string" calcext:value-type="string">
            <text:p>Physique-Chimie 3e Collection 2017 </text:p>
          </table:table-cell>
          <table:table-cell office:value-type="float" office:value="244" calcext:value-type="float">
            <text:p>2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/>
          <table:table-cell office:value-type="string" calcext:value-type="string">
            <text:p>cycle </text:p>
          </table:table-cell>
          <table:table-cell office:value-type="string" calcext:value-type="string">
            <text:p>Physique-chimie</text:p>
          </table:table-cell>
          <table:table-cell office:value-type="string" calcext:value-type="string">
            <text:p>lelivrescolaire</text:p>
          </table:table-cell>
          <table:table-cell office:value-type="float" office:value="52666318" calcext:value-type="float">
            <text:p>52666318</text:p>
          </table:table-cell>
          <table:table-cell office:value-type="string" calcext:value-type="string">
            <text:p>Physique-Chimie Cycle 4 Collection 2017 </text:p>
          </table:table-cell>
          <table:table-cell office:value-type="float" office:value="442" calcext:value-type="float">
            <text:p>4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/>
          <table:table-cell office:value-type="string" calcext:value-type="string">
            <text:p>2nd</text:p>
          </table:table-cell>
          <table:table-cell office:value-type="string" calcext:value-type="string">
            <text:p>Physique-chimie</text:p>
          </table:table-cell>
          <table:table-cell office:value-type="string" calcext:value-type="string">
            <text:p>lelivrescolaire</text:p>
          </table:table-cell>
          <table:table-cell office:value-type="float" office:value="41517589" calcext:value-type="float">
            <text:p>41517589</text:p>
          </table:table-cell>
          <table:table-cell office:value-type="string" calcext:value-type="string">
            <text:p>Physique-Chimie 2de Collection 2019 </text:p>
          </table:table-cell>
          <table:table-cell office:value-type="float" office:value="338" calcext:value-type="float">
            <text:p>3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/>
          <table:table-cell office:value-type="string" calcext:value-type="string">
            <text:p>1ere</text:p>
          </table:table-cell>
          <table:table-cell office:value-type="string" calcext:value-type="string">
            <text:p>Physique-chimie</text:p>
          </table:table-cell>
          <table:table-cell office:value-type="string" calcext:value-type="string">
            <text:p>lelivrescolaire</text:p>
          </table:table-cell>
          <table:table-cell office:value-type="float" office:value="45550082" calcext:value-type="float">
            <text:p>45550082</text:p>
          </table:table-cell>
          <table:table-cell office:value-type="string" calcext:value-type="string">
            <text:p>Physique-Chimie 1re Spécialité Collection 2019 </text:p>
          </table:table-cell>
          <table:table-cell office:value-type="float" office:value="415" calcext:value-type="float">
            <text:p>4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/>
          <table:table-cell office:value-type="string" calcext:value-type="string">
            <text:p>terminale</text:p>
          </table:table-cell>
          <table:table-cell office:value-type="string" calcext:value-type="string">
            <text:p>Physique-chimie</text:p>
          </table:table-cell>
          <table:table-cell office:value-type="string" calcext:value-type="string">
            <text:p>lelivrescolaire</text:p>
          </table:table-cell>
          <table:table-cell office:value-type="float" office:value="45549548" calcext:value-type="float">
            <text:p>45549548</text:p>
          </table:table-cell>
          <table:table-cell office:value-type="string" calcext:value-type="string">
            <text:p>Physique-Chimie Terminale Spécialité Collection 2020 </text:p>
          </table:table-cell>
          <table:table-cell office:value-type="float" office:value="635" calcext:value-type="float">
            <text:p>6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/>
          <table:table-cell office:value-type="string" calcext:value-type="string">
            <text:p>5<text:span text:style-name="T1">e</text:span></text:p>
          </table:table-cell>
          <table:table-cell office:value-type="string" calcext:value-type="string">
            <text:p>svt</text:p>
          </table:table-cell>
          <table:table-cell office:value-type="string" calcext:value-type="string">
            <text:p>lelivrescolaire</text:p>
          </table:table-cell>
          <table:table-cell office:value-type="float" office:value="55471829" calcext:value-type="float">
            <text:p>55471829</text:p>
          </table:table-cell>
          <table:table-cell office:value-type="string" calcext:value-type="string">
            <text:p>SVT 5e Collection 2017 </text:p>
          </table:table-cell>
          <table:table-cell office:value-type="float" office:value="184" calcext:value-type="float">
            <text:p>1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/>
          <table:table-cell office:value-type="string" calcext:value-type="string">
            <text:p>4<text:span text:style-name="T1">e</text:span></text:p>
          </table:table-cell>
          <table:table-cell office:value-type="string" calcext:value-type="string">
            <text:p>svt</text:p>
          </table:table-cell>
          <table:table-cell office:value-type="string" calcext:value-type="string">
            <text:p>lelivrescolaire</text:p>
          </table:table-cell>
          <table:table-cell office:value-type="float" office:value="55471715" calcext:value-type="float">
            <text:p>55471715</text:p>
          </table:table-cell>
          <table:table-cell office:value-type="string" calcext:value-type="string">
            <text:p>SVT 4e Collection 2017 </text:p>
          </table:table-cell>
          <table:table-cell office:value-type="float" office:value="182" calcext:value-type="float">
            <text:p>1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/>
          <table:table-cell office:value-type="string" calcext:value-type="string">
            <text:p>3<text:span text:style-name="T1">e</text:span></text:p>
          </table:table-cell>
          <table:table-cell office:value-type="string" calcext:value-type="string">
            <text:p>svt</text:p>
          </table:table-cell>
          <table:table-cell office:value-type="string" calcext:value-type="string">
            <text:p>lelivrescolaire</text:p>
          </table:table-cell>
          <table:table-cell office:value-type="float" office:value="55471020" calcext:value-type="float">
            <text:p>55471020</text:p>
          </table:table-cell>
          <table:table-cell office:value-type="string" calcext:value-type="string">
            <text:p>SVT 3e Collection 2017 </text:p>
          </table:table-cell>
          <table:table-cell office:value-type="float" office:value="196" calcext:value-type="float">
            <text:p>1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/>
          <table:table-cell office:value-type="string" calcext:value-type="string">
            <text:p>cycle </text:p>
          </table:table-cell>
          <table:table-cell office:value-type="string" calcext:value-type="string">
            <text:p>svt</text:p>
          </table:table-cell>
          <table:table-cell office:value-type="string" calcext:value-type="string">
            <text:p>lelivrescolaire</text:p>
          </table:table-cell>
          <table:table-cell office:value-type="float" office:value="55471488" calcext:value-type="float">
            <text:p>55471488</text:p>
          </table:table-cell>
          <table:table-cell office:value-type="string" calcext:value-type="string">
            <text:p>SVT Cycle 4 Collection 2017 </text:p>
          </table:table-cell>
          <table:table-cell office:value-type="float" office:value="432" calcext:value-type="float">
            <text:p>4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/>
          <table:table-cell office:value-type="string" calcext:value-type="string">
            <text:p>2nd</text:p>
          </table:table-cell>
          <table:table-cell office:value-type="string" calcext:value-type="string">
            <text:p>svt</text:p>
          </table:table-cell>
          <table:table-cell office:value-type="string" calcext:value-type="string">
            <text:p>lelivrescolaire</text:p>
          </table:table-cell>
          <table:table-cell office:value-type="float" office:value="45866264" calcext:value-type="float">
            <text:p>45866264</text:p>
          </table:table-cell>
          <table:table-cell office:value-type="string" calcext:value-type="string">
            <text:p>SVT 2de Collection 2019 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/>
          <table:table-cell office:value-type="string" calcext:value-type="string">
            <text:p>1ere</text:p>
          </table:table-cell>
          <table:table-cell office:value-type="string" calcext:value-type="string">
            <text:p>Enseignement-scientifique</text:p>
          </table:table-cell>
          <table:table-cell office:value-type="string" calcext:value-type="string">
            <text:p>lelivrescolaire</text:p>
          </table:table-cell>
          <table:table-cell office:value-type="float" office:value="48453088" calcext:value-type="float">
            <text:p>48453088</text:p>
          </table:table-cell>
          <table:table-cell office:value-type="string" calcext:value-type="string">
            <text:p>Enseignement scientifique 1re Collection 2019 </text:p>
          </table:table-cell>
          <table:table-cell office:value-type="float" office:value="285" calcext:value-type="float">
            <text:p>2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/>
          <table:table-cell office:value-type="string" calcext:value-type="string">
            <text:p>terminale</text:p>
          </table:table-cell>
          <table:table-cell office:value-type="string" calcext:value-type="string">
            <text:p>Enseignement-scientifique</text:p>
          </table:table-cell>
          <table:table-cell office:value-type="string" calcext:value-type="string">
            <text:p>lelivrescolaire</text:p>
          </table:table-cell>
          <table:table-cell office:value-type="float" office:value="48452499" calcext:value-type="float">
            <text:p>48452499</text:p>
          </table:table-cell>
          <table:table-cell office:value-type="string" calcext:value-type="string">
            <text:p>Enseignement scientifique Terminale Collection 2020 </text:p>
          </table:table-cell>
          <table:table-cell office:value-type="float" office:value="279" calcext:value-type="float">
            <text:p>2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/>
          <table:table-cell office:value-type="string" calcext:value-type="string">
            <text:p>2nd</text:p>
          </table:table-cell>
          <table:table-cell office:value-type="string" calcext:value-type="string">
            <text:p>snt</text:p>
          </table:table-cell>
          <table:table-cell office:value-type="string" calcext:value-type="string">
            <text:p>lelivrescolaire</text:p>
          </table:table-cell>
          <table:table-cell office:value-type="float" office:value="49696184" calcext:value-type="float">
            <text:p>49696184</text:p>
          </table:table-cell>
          <table:table-cell office:value-type="string" calcext:value-type="string">
            <text:p>SNT 2de Collection 2021 </text:p>
          </table:table-cell>
          <table:table-cell office:value-type="float" office:value="188" calcext:value-type="float">
            <text:p>1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/>
          <table:table-cell office:value-type="string" calcext:value-type="string">
            <text:p>2nd</text:p>
          </table:table-cell>
          <table:table-cell office:value-type="string" calcext:value-type="string">
            <text:p>snt</text:p>
          </table:table-cell>
          <table:table-cell office:value-type="string" calcext:value-type="string">
            <text:p>lelivrescolaire</text:p>
          </table:table-cell>
          <table:table-cell office:value-type="float" office:value="49696327" calcext:value-type="float">
            <text:p>49696327</text:p>
          </table:table-cell>
          <table:table-cell office:value-type="string" calcext:value-type="string">
            <text:p>SNT 2de - Cahier d’activités Collection 2021 </text:p>
          </table:table-cell>
          <table:table-cell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ve</text:p>
          </table:table-cell>
          <table:table-cell/>
          <table:table-cell office:value-type="string" calcext:value-type="string">
            <text:p>terminale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lelivrescolaire</text:p>
          </table:table-cell>
          <table:table-cell office:value-type="float" office:value="55470238" calcext:value-type="float">
            <text:p>55470238</text:p>
          </table:table-cell>
          <table:table-cell office:value-type="string" calcext:value-type="string">
            <text:p>PSE 1re-Terminale Bac Pro Collection 2021 </text:p>
          </table:table-cell>
          <table:table-cell office:value-type="float" office:value="234" calcext:value-type="float">
            <text:p>234</text:p>
          </table:table-cell>
          <table:table-cell table:number-columns-repeated="3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sesamath</text:p>
          </table:table-cell>
          <table:table-cell office:value-type="string" calcext:value-type="string">
            <text:p>cah2nde_2022</text:p>
          </table:table-cell>
          <table:table-cell office:value-type="string" calcext:value-type="string">
            <text:p>Livret 2de Édition 20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sesamath</text:p>
          </table:table-cell>
          <table:table-cell office:value-type="string" calcext:value-type="string">
            <text:p>cah1ere_ens_sci_2022</text:p>
          </table:table-cell>
          <table:table-cell office:value-type="string" calcext:value-type="string">
            <text:p>Cahier 1ère Ens. Scientifique Édition 20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/terminale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sesamath</text:p>
          </table:table-cell>
          <table:table-cell office:value-type="string" calcext:value-type="string">
            <text:p>cah1ere_tle_spe_2022</text:p>
          </table:table-cell>
          <table:table-cell office:value-type="string" calcext:value-type="string">
            <text:p>Livret 1ère / Tle Ens. SpécialitéÉdition 20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sesamath</text:p>
          </table:table-cell>
          <table:table-cell office:value-type="string" calcext:value-type="string">
            <text:p>ms2_2019</text:p>
          </table:table-cell>
          <table:table-cell office:value-type="string" calcext:value-type="string">
            <text:p>Manuel 2de Édition 20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sesamath</text:p>
          </table:table-cell>
          <table:table-cell office:value-type="string" calcext:value-type="string">
            <text:p>ms1spe_2019</text:p>
          </table:table-cell>
          <table:table-cell office:value-type="string" calcext:value-type="string">
            <text:p>Manuel 1re Spé. Édition 20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sesamath</text:p>
          </table:table-cell>
          <table:table-cell office:value-type="string" calcext:value-type="string">
            <text:p>mstsspe_2020</text:p>
          </table:table-cell>
          <table:table-cell office:value-type="string" calcext:value-type="string">
            <text:p>Manuel Tle Ens. Spécialité Édition 20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sesamath</text:p>
          </table:table-cell>
          <table:table-cell office:value-type="string" calcext:value-type="string">
            <text:p>mstscomp_2020</text:p>
          </table:table-cell>
          <table:table-cell office:value-type="string" calcext:value-type="string">
            <text:p>Manuel Tle Complémentaires Édition 20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expertes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sesamath</text:p>
          </table:table-cell>
          <table:table-cell office:value-type="string" calcext:value-type="string">
            <text:p>mstsexp_2020</text:p>
          </table:table-cell>
          <table:table-cell office:value-type="string" calcext:value-type="string">
            <text:p>Manuel Tle Expertes Édition 20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professionnelles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sesamath</text:p>
          </table:table-cell>
          <table:table-cell office:value-type="string" calcext:value-type="string">
            <text:p>cslp2_2014</text:p>
          </table:table-cell>
          <table:table-cell office:value-type="string" calcext:value-type="string">
            <text:p>Cahier 2de Professionnel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2nd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sesamath</text:p>
          </table:table-cell>
          <table:table-cell office:value-type="string" calcext:value-type="string">
            <text:p>ms2_2014</text:p>
          </table:table-cell>
          <table:table-cell office:value-type="string" calcext:value-type="string">
            <text:p>Manuel 2de Édition 20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1ere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sesamath</text:p>
          </table:table-cell>
          <table:table-cell office:value-type="string" calcext:value-type="string">
            <text:p>ms1s_2015</text:p>
          </table:table-cell>
          <table:table-cell office:value-type="string" calcext:value-type="string">
            <text:p>Manuel 1re S Édition 20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sesamath</text:p>
          </table:table-cell>
          <table:table-cell office:value-type="string" calcext:value-type="string">
            <text:p>mstsobl_2016</text:p>
          </table:table-cell>
          <table:table-cell office:value-type="string" calcext:value-type="string">
            <text:p>Manuel Tle S Ens. Obligatoire Édition 20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lycee</text:p>
          </table:table-cell>
          <table:table-cell office:value-type="string" calcext:value-type="string">
            <text:p>terminale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sesamath</text:p>
          </table:table-cell>
          <table:table-cell office:value-type="string" calcext:value-type="string">
            <text:p>mstsspe_2016</text:p>
          </table:table-cell>
          <table:table-cell office:value-type="string" calcext:value-type="string">
            <text:p>Manuel Tle S Ens. Spécialité Édition 20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6<text:span text:style-name="T1">e</text:span>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sesamath</text:p>
          </table:table-cell>
          <table:table-cell office:value-type="string" calcext:value-type="string">
            <text:p>ms6_2013</text:p>
          </table:table-cell>
          <table:table-cell office:value-type="string" calcext:value-type="string">
            <text:p>Manuel 6e Édition 20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5<text:span text:style-name="T1">e</text:span>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sesamath</text:p>
          </table:table-cell>
          <table:table-cell office:value-type="string" calcext:value-type="string">
            <text:p>ms5_2010</text:p>
          </table:table-cell>
          <table:table-cell office:value-type="string" calcext:value-type="string">
            <text:p>Manuel 5e Édition 20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4<text:span text:style-name="T1">e</text:span>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sesamath</text:p>
          </table:table-cell>
          <table:table-cell office:value-type="string" calcext:value-type="string">
            <text:p>ms4_2011</text:p>
          </table:table-cell>
          <table:table-cell office:value-type="string" calcext:value-type="string">
            <text:p>Manuel 4e Édition 20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3<text:span text:style-name="T1">e</text:span>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sesamath</text:p>
          </table:table-cell>
          <table:table-cell office:value-type="string" calcext:value-type="string">
            <text:p>ms3_2012</text:p>
          </table:table-cell>
          <table:table-cell office:value-type="string" calcext:value-type="string">
            <text:p>Manuel 3e Édition 20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cycle 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sesamath</text:p>
          </table:table-cell>
          <table:table-cell office:value-type="string" calcext:value-type="string">
            <text:p>cycle4_2016</text:p>
          </table:table-cell>
          <table:table-cell office:value-type="string" calcext:value-type="string">
            <text:p>Manuel Cycle 4 Édition 20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6<text:span text:style-name="T1">e</text:span>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sesamath</text:p>
          </table:table-cell>
          <table:table-cell office:value-type="string" calcext:value-type="string">
            <text:p>ms6_2009</text:p>
          </table:table-cell>
          <table:table-cell office:value-type="string" calcext:value-type="string">
            <text:p>Manuel 6e Édition 20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5<text:span text:style-name="T1">e</text:span>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sesamath</text:p>
          </table:table-cell>
          <table:table-cell office:value-type="string" calcext:value-type="string">
            <text:p>ms5_2006</text:p>
          </table:table-cell>
          <table:table-cell office:value-type="string" calcext:value-type="string">
            <text:p>Manuel 5e Édition 20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4<text:span text:style-name="T1">e</text:span>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sesamath</text:p>
          </table:table-cell>
          <table:table-cell office:value-type="string" calcext:value-type="string">
            <text:p>ms4_2007</text:p>
          </table:table-cell>
          <table:table-cell office:value-type="string" calcext:value-type="string">
            <text:p>Manuel 4e Édition 20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3<text:span text:style-name="T1">e</text:span>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sesamath</text:p>
          </table:table-cell>
          <table:table-cell office:value-type="string" calcext:value-type="string">
            <text:p>ms3_2008</text:p>
          </table:table-cell>
          <table:table-cell office:value-type="string" calcext:value-type="string">
            <text:p>Manuel 3e Édition 20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6<text:span text:style-name="T1">e</text:span>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sesamath</text:p>
          </table:table-cell>
          <table:table-cell office:value-type="string" calcext:value-type="string">
            <text:p>cm6_2021</text:p>
          </table:table-cell>
          <table:table-cell office:value-type="string" calcext:value-type="string">
            <text:p>Cahier 6e Édition 20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5<text:span text:style-name="T1">e</text:span>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sesamath</text:p>
          </table:table-cell>
          <table:table-cell office:value-type="string" calcext:value-type="string">
            <text:p>cm5_2021</text:p>
          </table:table-cell>
          <table:table-cell office:value-type="string" calcext:value-type="string">
            <text:p>Cahier 5e Édition 20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4<text:span text:style-name="T1">e</text:span>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sesamath</text:p>
          </table:table-cell>
          <table:table-cell office:value-type="string" calcext:value-type="string">
            <text:p>cm4_2021</text:p>
          </table:table-cell>
          <table:table-cell office:value-type="string" calcext:value-type="string">
            <text:p>Cahier 4e Édition 20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3<text:span text:style-name="T1">e</text:span>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sesamath</text:p>
          </table:table-cell>
          <table:table-cell office:value-type="string" calcext:value-type="string">
            <text:p>cm3_2021</text:p>
          </table:table-cell>
          <table:table-cell office:value-type="string" calcext:value-type="string">
            <text:p>Cahier 3e Édition 20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6<text:span text:style-name="T1">e</text:span>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sesamath</text:p>
          </table:table-cell>
          <table:table-cell office:value-type="string" calcext:value-type="string">
            <text:p>cm6_2017</text:p>
          </table:table-cell>
          <table:table-cell office:value-type="string" calcext:value-type="string">
            <text:p>Cahier 6e Édition 20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5<text:span text:style-name="T1">e</text:span>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sesamath</text:p>
          </table:table-cell>
          <table:table-cell office:value-type="string" calcext:value-type="string">
            <text:p>cm5_2017</text:p>
          </table:table-cell>
          <table:table-cell office:value-type="string" calcext:value-type="string">
            <text:p>Cahier 5e Édition 20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4<text:span text:style-name="T1">e</text:span>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sesamath</text:p>
          </table:table-cell>
          <table:table-cell office:value-type="string" calcext:value-type="string">
            <text:p>cm4_2017</text:p>
          </table:table-cell>
          <table:table-cell office:value-type="string" calcext:value-type="string">
            <text:p>Cahier 4e Édition 20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3<text:span text:style-name="T1">e</text:span>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sesamath</text:p>
          </table:table-cell>
          <table:table-cell office:value-type="string" calcext:value-type="string">
            <text:p>cm3_2017</text:p>
          </table:table-cell>
          <table:table-cell office:value-type="string" calcext:value-type="string">
            <text:p>Cahier 3e Édition 20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primaire</text:p>
          </table:table-cell>
          <table:table-cell office:value-type="string" calcext:value-type="string">
            <text:p>CM2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sesamath</text:p>
          </table:table-cell>
          <table:table-cell office:value-type="string" calcext:value-type="string">
            <text:p>cscm2_2012</text:p>
          </table:table-cell>
          <table:table-cell office:value-type="string" calcext:value-type="string">
            <text:p>Cahier CM2 Édition 20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6<text:span text:style-name="T1">e</text:span>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sesamath</text:p>
          </table:table-cell>
          <table:table-cell office:value-type="string" calcext:value-type="string">
            <text:p>cm6_2015</text:p>
          </table:table-cell>
          <table:table-cell office:value-type="string" calcext:value-type="string">
            <text:p>Cahier 6e Édition 20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5<text:span text:style-name="T1">e</text:span>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sesamath</text:p>
          </table:table-cell>
          <table:table-cell office:value-type="string" calcext:value-type="string">
            <text:p>cm5_2010</text:p>
          </table:table-cell>
          <table:table-cell office:value-type="string" calcext:value-type="string">
            <text:p>Cahier 5e Édition 2010 Colorisé en 20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4<text:span text:style-name="T1">e</text:span>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sesamath</text:p>
          </table:table-cell>
          <table:table-cell office:value-type="string" calcext:value-type="string">
            <text:p>cm4_2011</text:p>
          </table:table-cell>
          <table:table-cell office:value-type="string" calcext:value-type="string">
            <text:p>Cahier 4e Édition 2011 Colorisé en 20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3<text:span text:style-name="T1">e</text:span>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sesamath</text:p>
          </table:table-cell>
          <table:table-cell office:value-type="string" calcext:value-type="string">
            <text:p>cm3_2012</text:p>
          </table:table-cell>
          <table:table-cell office:value-type="string" calcext:value-type="string">
            <text:p>Cahier 3e Édition 2012 Colorisé en 20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6<text:span text:style-name="T1">e</text:span>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sesamath</text:p>
          </table:table-cell>
          <table:table-cell office:value-type="string" calcext:value-type="string">
            <text:p>cm6_2009</text:p>
          </table:table-cell>
          <table:table-cell office:value-type="string" calcext:value-type="string">
            <text:p>Cahier 6e Édition 20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3<text:span text:style-name="T1">e</text:span>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sesamath</text:p>
          </table:table-cell>
          <table:table-cell office:value-type="string" calcext:value-type="string">
            <text:p>cm4_2007</text:p>
          </table:table-cell>
          <table:table-cell office:value-type="string" calcext:value-type="string">
            <text:p>Cahier 3e Édition 20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ve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4<text:span text:style-name="T1">e</text:span>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sesamath</text:p>
          </table:table-cell>
          <table:table-cell office:value-type="string" calcext:value-type="string">
            <text:p>cm3_2008</text:p>
          </table:table-cell>
          <table:table-cell office:value-type="string" calcext:value-type="string">
            <text:p>Cahier 4e Édition 2007</text:p>
          </table:table-cell>
          <table:table-cell table:number-columns-repeated="4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magnard</text:p>
          </table:table-cell>
          <table:table-cell office:value-type="float" office:value="9782210113183" calcext:value-type="float">
            <text:p>9782210113183</text:p>
          </table:table-cell>
          <table:table-cell office:value-type="string" calcext:value-type="string">
            <text:p>Anglais Hit the Road 1re (Ed. num. 2023)</text:p>
          </table:table-cell>
          <table:table-cell office:value-type="string" calcext:value-type="string">
            <text:p>https://www.libmanuels.fr/demo/9782210113183/specimen/0?title=Anglais%20Hit%20the%20Road%201re%20(Ed.%20num.%202023)&amp;editor=Magnard</text:p>
          </table:table-cell>
          <table:table-cell office:value-type="string" calcext:value-type="string">
            <text:p>9782210113183 [1, 3, 4, 5, 6, 7, 8, 9]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magnard</text:p>
          </table:table-cell>
          <table:table-cell office:value-type="float" office:value="9782210118522" calcext:value-type="float">
            <text:p>9782210118522</text:p>
          </table:table-cell>
          <table:table-cell office:value-type="string" calcext:value-type="string">
            <text:p>Fichier SES 2de 2023</text:p>
          </table:table-cell>
          <table:table-cell office:value-type="string" calcext:value-type="string">
            <text:p>https://www.libmanuels.fr/demo/9782210118522/specimen/0?title=Fichier%20SES%202de%202023&amp;editor=Magnard</text:p>
          </table:table-cell>
          <table:table-cell office:value-type="string" calcext:value-type="string">
            <text:p>9782210118522 [1, 2, 3]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magnard</text:p>
          </table:table-cell>
          <table:table-cell office:value-type="float" office:value="9782210117877" calcext:value-type="float">
            <text:p>9782210117877</text:p>
          </table:table-cell>
          <table:table-cell office:value-type="string" calcext:value-type="string">
            <text:p>Géographie 2de - coll. ActuGéo (2023)</text:p>
          </table:table-cell>
          <table:table-cell office:value-type="string" calcext:value-type="string">
            <text:p>https://www.libmanuels.fr/demo/9782210117877/specimen/0?title=G%C3%A9ographie%202de%20-%20coll.%20ActuG%C3%A9o%20(2023)&amp;editor=Magnard</text:p>
          </table:table-cell>
          <table:table-cell office:value-type="string" calcext:value-type="string">
            <text:p>9782210117877 [1, 2, 3]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magnard</text:p>
          </table:table-cell>
          <table:table-cell office:value-type="float" office:value="9782210118003" calcext:value-type="float">
            <text:p>9782210118003</text:p>
          </table:table-cell>
          <table:table-cell office:value-type="string" calcext:value-type="string">
            <text:p>Hit the Road! Anglais 2de (2023)</text:p>
          </table:table-cell>
          <table:table-cell office:value-type="string" calcext:value-type="string">
            <text:p>https://www.libmanuels.fr/demo/9782210118003/specimen/0?title=Hit%20the%20Road!%20Anglais%202de%20(2023)&amp;editor=Magnard</text:p>
          </table:table-cell>
          <table:table-cell office:value-type="string" calcext:value-type="string">
            <text:p>9782210118003 [1, 2, 3, 4, 5]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magnard</text:p>
          </table:table-cell>
          <table:table-cell office:value-type="float" office:value="9782210118249" calcext:value-type="float">
            <text:p>9782210118249</text:p>
          </table:table-cell>
          <table:table-cell office:value-type="string" calcext:value-type="string">
            <text:p>Maths 1re Enseignement scientifique (2023)</text:p>
          </table:table-cell>
          <table:table-cell office:value-type="string" calcext:value-type="string">
            <text:p>https://www.libmanuels.fr/demo/9782210118249/specimen/0?title=Maths%201re%20Enseignement%20scientifique%20(2023)&amp;editor=Magnard</text:p>
          </table:table-cell>
          <table:table-cell office:value-type="string" calcext:value-type="string">
            <text:p>9782210118249 [1, 2, 3]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magnard</text:p>
          </table:table-cell>
          <table:table-cell office:value-type="float" office:value="9782210118331" calcext:value-type="float">
            <text:p>9782210118331</text:p>
          </table:table-cell>
          <table:table-cell office:value-type="string" calcext:value-type="string">
            <text:p>Maths 2de (2023)</text:p>
          </table:table-cell>
          <table:table-cell office:value-type="string" calcext:value-type="string">
            <text:p>https://www.libmanuels.fr/demo/9782210118331/specimen/0?title=Maths%202de%20(2023)&amp;editor=Magnard</text:p>
          </table:table-cell>
          <table:table-cell office:value-type="string" calcext:value-type="string">
            <text:p>9782210118331 [1, 2]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magnard</text:p>
          </table:table-cell>
          <table:table-cell office:value-type="float" office:value="9782210114579" calcext:value-type="float">
            <text:p>9782210114579</text:p>
          </table:table-cell>
          <table:table-cell office:value-type="string" calcext:value-type="string">
            <text:p>Sciences économiques et sociales SES Tle (Ed. num. 2023)</text:p>
          </table:table-cell>
          <table:table-cell office:value-type="string" calcext:value-type="string">
            <text:p>https://www.libmanuels.fr/demo/9782210114579/specimen/0?title=Sciences%20%C3%A9conomiques%20et%20sociales%20SES%20Tle%20(Ed.%20num.%202023)&amp;editor=Magnard</text:p>
          </table:table-cell>
          <table:table-cell office:value-type="string" calcext:value-type="string">
            <text:p>9782210114579 [1, 2, 3, 4, 5, 6, 7, 8, 9]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magnard</text:p>
          </table:table-cell>
          <table:table-cell office:value-type="float" office:value="9782210115989" calcext:value-type="float">
            <text:p>9782210115989</text:p>
          </table:table-cell>
          <table:table-cell office:value-type="string" calcext:value-type="string">
            <text:p>Anglais Hit the Road <text:s/>1re</text:p>
          </table:table-cell>
          <table:table-cell office:value-type="string" calcext:value-type="string">
            <text:p>https://www.libmanuels.fr/demo/9782210115989/specimen/0?title=Anglais%20Hit%20the%20Road%20%201re/Tle%20S%C3%A9ries%20Technologiques%20(Ed.%20num.%202022)&amp;editor=Magnard&amp;pages=1-21</text:p>
          </table:table-cell>
          <table:table-cell office:value-type="string" calcext:value-type="string">
            <text:p>9782210115989 [1, 2]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magnard</text:p>
          </table:table-cell>
          <table:table-cell office:value-type="float" office:value="9782210114029" calcext:value-type="float">
            <text:p>9782210114029</text:p>
          </table:table-cell>
          <table:table-cell office:value-type="string" calcext:value-type="string">
            <text:p>Anglais Hit the Road Tle (Ed. num. 2023)</text:p>
          </table:table-cell>
          <table:table-cell office:value-type="string" calcext:value-type="string">
            <text:p>https://www.libmanuels.fr/demo/9782210114029/specimen/0?title=Anglais%20Hit%20the%20Road%20Tle%20(Ed.%20num.%202023)&amp;editor=Magnard</text:p>
          </table:table-cell>
          <table:table-cell office:value-type="string" calcext:value-type="string">
            <text:p>9782210114029 [1, 2, 3, 4, 5, 6, 7, 8, 9]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magnard</text:p>
          </table:table-cell>
          <table:table-cell office:value-type="float" office:value="9782210116948" calcext:value-type="float">
            <text:p>9782210116948</text:p>
          </table:table-cell>
          <table:table-cell office:value-type="string" calcext:value-type="string">
            <text:p>Cahier Grevisse Français 1re (2022)</text:p>
          </table:table-cell>
          <table:table-cell office:value-type="string" calcext:value-type="string">
            <text:p>https://www.libmanuels.fr/demo/9782210116948/specimen/0?title=Cahier%20Grevisse%20Fran%C3%A7ais%201re%20(2022)&amp;editor=Magnard&amp;pages=1-11</text:p>
          </table:table-cell>
          <table:table-cell office:value-type="string" calcext:value-type="string">
            <text:p>9782210116948 [1]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magnard</text:p>
          </table:table-cell>
          <table:table-cell office:value-type="float" office:value="9782210116917" calcext:value-type="float">
            <text:p>9782210116917</text:p>
          </table:table-cell>
          <table:table-cell office:value-type="string" calcext:value-type="string">
            <text:p>Cahier Grevisse Français 2de (2022)</text:p>
          </table:table-cell>
          <table:table-cell office:value-type="string" calcext:value-type="string">
            <text:p>https://www.libmanuels.fr/demo/9782210116917/specimen/0?title=Cahier%20Grevisse%20Fran%C3%A7ais%202de%20(2022)&amp;editor=Magnard&amp;pages=1-17</text:p>
          </table:table-cell>
          <table:table-cell office:value-type="string" calcext:value-type="string">
            <text:p>9782210116917 [1]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magnard</text:p>
          </table:table-cell>
          <table:table-cell office:value-type="float" office:value="9782210117433" calcext:value-type="float">
            <text:p>9782210117433</text:p>
          </table:table-cell>
          <table:table-cell office:value-type="string" calcext:value-type="string">
            <text:p>Cahier Grevisse Français 2de</text:p>
          </table:table-cell>
          <table:table-cell office:value-type="string" calcext:value-type="string">
            <text:p>https://www.libmanuels.fr/demo/9782210117433/specimen/0?title=Cahier%20Grevisse%20Fran%C3%A7ais%202de%20/%201re%20(2022)&amp;editor=Magnard&amp;pages=1-17</text:p>
          </table:table-cell>
          <table:table-cell office:value-type="string" calcext:value-type="string">
            <text:p>9782210117433 [1]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magnard</text:p>
          </table:table-cell>
          <table:table-cell office:value-type="float" office:value="9782210113176" calcext:value-type="float">
            <text:p>9782210113176</text:p>
          </table:table-cell>
          <table:table-cell office:value-type="string" calcext:value-type="string">
            <text:p>Empreintes littéraires 1re (Ed. num. 2022)</text:p>
          </table:table-cell>
          <table:table-cell office:value-type="string" calcext:value-type="string">
            <text:p>https://www.libmanuels.fr/demo/9782210113176/specimen/0?title=Empreintes%20litt%C3%A9raires%201re%20(Ed.%20num.%202022)&amp;editor=Magnard&amp;pages=1-17;92-127</text:p>
          </table:table-cell>
          <table:table-cell office:value-type="string" calcext:value-type="string">
            <text:p>9782210113176 [1, 2, 3, 4, 5, 6, 7, 8, 9]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magnard</text:p>
          </table:table-cell>
          <table:table-cell office:value-type="float" office:value="9782210113169" calcext:value-type="float">
            <text:p>9782210113169</text:p>
          </table:table-cell>
          <table:table-cell office:value-type="string" calcext:value-type="string">
            <text:p>Empreintes littéraires 2de (Ed. num. 2022)</text:p>
          </table:table-cell>
          <table:table-cell office:value-type="string" calcext:value-type="string">
            <text:p>https://www.libmanuels.fr/demo/9782210113169/specimen/0?title=Empreintes%20litt%C3%A9raires%202de%20(Ed.%20num.%202022)&amp;editor=Magnard&amp;pages=1-17;68-95</text:p>
          </table:table-cell>
          <table:table-cell office:value-type="string" calcext:value-type="string">
            <text:p>9782210113169 [1, 2, 3, 4, 5, 6, 7, 8]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magnard</text:p>
          </table:table-cell>
          <table:table-cell office:value-type="float" office:value="9782210115842" calcext:value-type="float">
            <text:p>9782210115842</text:p>
          </table:table-cell>
          <table:table-cell office:value-type="string" calcext:value-type="string">
            <text:p>Empreintes littéraires Français 1re (Ed. num. 2022) - Cahier consommable</text:p>
          </table:table-cell>
          <table:table-cell office:value-type="string" calcext:value-type="string">
            <text:p>https://www.libmanuels.fr/demo/9782210115842/specimen/0?title=Empreintes%20litt%C3%A9raires%20Fran%C3%A7ais%201re%20(Ed.%20num.%202022)%20-%20Cahier%20consommable&amp;editor=Magnard&amp;pages=1-27</text:p>
          </table:table-cell>
          <table:table-cell office:value-type="string" calcext:value-type="string">
            <text:p>9782210115842 [1, 2, 3]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magnard</text:p>
          </table:table-cell>
          <table:table-cell office:value-type="float" office:value="9782210115866" calcext:value-type="float">
            <text:p>9782210115866</text:p>
          </table:table-cell>
          <table:table-cell office:value-type="string" calcext:value-type="string">
            <text:p>Empreintes littéraires Français 2de (Ed. num. 2022) - Cahier consommable</text:p>
          </table:table-cell>
          <table:table-cell office:value-type="string" calcext:value-type="string">
            <text:p>https://www.libmanuels.fr/demo/9782210115866/specimen/0?title=Empreintes%20litt%C3%A9raires%20Fran%C3%A7ais%202de%20(Ed.%20num.%202022)%20-%20Cahier%20consommable&amp;editor=Magnard&amp;pages=1-19;28-29;74-75;98-99</text:p>
          </table:table-cell>
          <table:table-cell office:value-type="string" calcext:value-type="string">
            <text:p>9782210115866 [1, 2, 3]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magnard</text:p>
          </table:table-cell>
          <table:table-cell office:value-type="float" office:value="9782210114319" calcext:value-type="float">
            <text:p>9782210114319</text:p>
          </table:table-cell>
          <table:table-cell office:value-type="string" calcext:value-type="string">
            <text:p>Enseignement moral et civique EMC 2de, 1re, Tle (Ed.num.2021)</text:p>
          </table:table-cell>
          <table:table-cell office:value-type="string" calcext:value-type="string">
            <text:p>https://www.libmanuels.fr/demo/9782210114319/specimen/0?title=Enseignement%20moral%20et%20civique%20EMC%202de,%201re,%20Tle%20(Ed.num.2021)&amp;editor=Magnard&amp;pages=1-39</text:p>
          </table:table-cell>
          <table:table-cell office:value-type="string" calcext:value-type="string">
            <text:p>9782210114319 [1, 2, 3, 4, 5, 6, 7, 8, 9]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magnard</text:p>
          </table:table-cell>
          <table:table-cell office:value-type="float" office:value="9782210113039" calcext:value-type="float">
            <text:p>9782210113039</text:p>
          </table:table-cell>
          <table:table-cell office:value-type="string" calcext:value-type="string">
            <text:p>Enseignement scientifique 1re (Ed. num. 2022)</text:p>
          </table:table-cell>
          <table:table-cell office:value-type="string" calcext:value-type="string">
            <text:p>https://www.libmanuels.fr/demo/9782210113039/specimen/0?title=Enseignement%20scientifique%201re%20(Ed.%20num.%202022)&amp;editor=Magnard&amp;pages=1-25</text:p>
          </table:table-cell>
          <table:table-cell office:value-type="string" calcext:value-type="string">
            <text:p>9782210113039 [1, 2, 3, 4, 5, 6]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magnard</text:p>
          </table:table-cell>
          <table:table-cell office:value-type="float" office:value="9782210114333" calcext:value-type="float">
            <text:p>9782210114333</text:p>
          </table:table-cell>
          <table:table-cell office:value-type="string" calcext:value-type="string">
            <text:p>Enseignement scientifique Tle (Ed. num. 2022)</text:p>
          </table:table-cell>
          <table:table-cell office:value-type="string" calcext:value-type="string">
            <text:p>https://www.libmanuels.fr/demo/9782210114333/specimen/0?title=Enseignement%20scientifique%20Tle%20(Ed.%20num.%202022)&amp;editor=Magnard&amp;pages=1-31</text:p>
          </table:table-cell>
          <table:table-cell office:value-type="string" calcext:value-type="string">
            <text:p>9782210114333 [1, 2, 3, 4, 5, 6, 7, 8, 9]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magnard</text:p>
          </table:table-cell>
          <table:table-cell office:value-type="float" office:value="9782210113954" calcext:value-type="float">
            <text:p>9782210113954</text:p>
          </table:table-cell>
          <table:table-cell office:value-type="string" calcext:value-type="string">
            <text:p>Espagnol Otros Mundos ¡A descubrir! Tle (2020)</text:p>
          </table:table-cell>
          <table:table-cell office:value-type="string" calcext:value-type="string">
            <text:p>https://www.libmanuels.fr/demo/9782210113954/specimen/0?title=Espagnol%20Otros%20Mundos%20%C2%A1A%20descubrir!%20Tle%20(2020)&amp;editor=Magnard&amp;pages=1-31</text:p>
          </table:table-cell>
          <table:table-cell office:value-type="string" calcext:value-type="string">
            <text:p>9782210113954 [1, 2, 3, 4, 5, 6, 7, 8, 9]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magnard</text:p>
          </table:table-cell>
          <table:table-cell office:value-type="float" office:value="9782210113305" calcext:value-type="float">
            <text:p>9782210113305</text:p>
          </table:table-cell>
          <table:table-cell office:value-type="string" calcext:value-type="string">
            <text:p>Géographie 1re (Ed. num. 2022)</text:p>
          </table:table-cell>
          <table:table-cell office:value-type="string" calcext:value-type="string">
            <text:p>https://www.libmanuels.fr/demo/9782210113305/specimen/0?title=G%C3%A9ographie%201re%20(Ed.%20num.%202022)&amp;editor=Magnard</text:p>
          </table:table-cell>
          <table:table-cell office:value-type="string" calcext:value-type="string">
            <text:p>9782210113305 [3, 4, 5, 6, 7, 8, 9]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magnard</text:p>
          </table:table-cell>
          <table:table-cell office:value-type="float" office:value="9782210111851" calcext:value-type="float">
            <text:p>9782210111851</text:p>
          </table:table-cell>
          <table:table-cell office:value-type="string" calcext:value-type="string">
            <text:p>Géographie 2de (Ed. num. 2023)</text:p>
          </table:table-cell>
          <table:table-cell office:value-type="string" calcext:value-type="string">
            <text:p>https://www.libmanuels.fr/demo/9782210111851/specimen/0?title=G%C3%A9ographie%202de%20(Ed.%20num.%202023)&amp;editor=Magnard</text:p>
          </table:table-cell>
          <table:table-cell office:value-type="string" calcext:value-type="string">
            <text:p>9782210111851 [1, 2, 3, 4, 5, 9]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magnard</text:p>
          </table:table-cell>
          <table:table-cell office:value-type="float" office:value="9782210114357" calcext:value-type="float">
            <text:p>9782210114357</text:p>
          </table:table-cell>
          <table:table-cell office:value-type="string" calcext:value-type="string">
            <text:p>Géographie Tle (Ed. num. 2022)</text:p>
          </table:table-cell>
          <table:table-cell office:value-type="string" calcext:value-type="string">
            <text:p>https://www.libmanuels.fr/demo/9782210114357/specimen/0?title=G%C3%A9ographie%20Tle%20(Ed.%20num.%202022)&amp;editor=Magnard&amp;pages=1-49</text:p>
          </table:table-cell>
          <table:table-cell office:value-type="string" calcext:value-type="string">
            <text:p>9782210114357 [1, 2, 3, 4, 5, 6, 7, 8, 9]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magnard</text:p>
          </table:table-cell>
          <table:table-cell office:value-type="float" office:value="9782210113343" calcext:value-type="float">
            <text:p>9782210113343</text:p>
          </table:table-cell>
          <table:table-cell office:value-type="string" calcext:value-type="string">
            <text:p>HGGSP 1re (Ed. num. 2022)</text:p>
          </table:table-cell>
          <table:table-cell office:value-type="string" calcext:value-type="string">
            <text:p>https://www.libmanuels.fr/demo/9782210113343/specimen/0?title=HGGSP%201re%20(Ed.%20num.%202022)&amp;editor=Magnard&amp;pages=1-43</text:p>
          </table:table-cell>
          <table:table-cell office:value-type="string" calcext:value-type="string">
            <text:p>9782210113343 [1, 2, 3, 4, 5, 6, 7, 9]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magnard</text:p>
          </table:table-cell>
          <table:table-cell office:value-type="float" office:value="9782210114432" calcext:value-type="float">
            <text:p>9782210114432</text:p>
          </table:table-cell>
          <table:table-cell office:value-type="string" calcext:value-type="string">
            <text:p>HGGSP Tle (Ed. num. 2022)</text:p>
          </table:table-cell>
          <table:table-cell office:value-type="string" calcext:value-type="string">
            <text:p>https://www.libmanuels.fr/demo/9782210114432/specimen/0?title=HGGSP%20Tle%20(Ed.%20num.%202022)&amp;editor=Magnard&amp;pages=1-39</text:p>
          </table:table-cell>
          <table:table-cell office:value-type="string" calcext:value-type="string">
            <text:p>9782210114432 [1, 2, 3, 4, 5, 6, 7, 8, 9]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magnard</text:p>
          </table:table-cell>
          <table:table-cell office:value-type="float" office:value="9782210113282" calcext:value-type="float">
            <text:p>9782210113282</text:p>
          </table:table-cell>
          <table:table-cell office:value-type="string" calcext:value-type="string">
            <text:p>Histoire 1re <text:s/>(Ed. num. 2022)</text:p>
          </table:table-cell>
          <table:table-cell office:value-type="string" calcext:value-type="string">
            <text:p>https://www.libmanuels.fr/demo/9782210113282/specimen/0?title=Histoire%201re%20%20(Ed.%20num.%202022)&amp;editor=Magnard&amp;pages=1-45</text:p>
          </table:table-cell>
          <table:table-cell office:value-type="string" calcext:value-type="string">
            <text:p>9782210113282 [1, 2, 3, 4, 5, 6, 7]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magnard</text:p>
          </table:table-cell>
          <table:table-cell office:value-type="float" office:value="9782210111837" calcext:value-type="float">
            <text:p>9782210111837</text:p>
          </table:table-cell>
          <table:table-cell office:value-type="string" calcext:value-type="string">
            <text:p>Histoire 2de (Ed. num. 2022)</text:p>
          </table:table-cell>
          <table:table-cell office:value-type="string" calcext:value-type="string">
            <text:p>https://www.libmanuels.fr/demo/9782210111837/specimen/0?title=Histoire%202de%20(Ed.%20num.%202022)&amp;editor=Magnard&amp;pages=1-45</text:p>
          </table:table-cell>
          <table:table-cell office:value-type="string" calcext:value-type="string">
            <text:p>9782210111837 [1, 2, 3, 4, 5, 6]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magnard</text:p>
          </table:table-cell>
          <table:table-cell office:value-type="float" office:value="9782210114418" calcext:value-type="float">
            <text:p>9782210114418</text:p>
          </table:table-cell>
          <table:table-cell office:value-type="string" calcext:value-type="string">
            <text:p>Histoire Tle (Ed. num. 2022)</text:p>
          </table:table-cell>
          <table:table-cell office:value-type="string" calcext:value-type="string">
            <text:p>https://www.libmanuels.fr/demo/9782210114418/specimen/0?title=Histoire%20Tle%20(Ed.%20num.%202022)&amp;editor=Magnard&amp;pages=1-39</text:p>
          </table:table-cell>
          <table:table-cell office:value-type="string" calcext:value-type="string">
            <text:p>9782210114418 [1, 2, 3, 4, 5, 6, 7, 8, 9]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magnard</text:p>
          </table:table-cell>
          <table:table-cell office:value-type="float" office:value="9782210113367" calcext:value-type="float">
            <text:p>9782210113367</text:p>
          </table:table-cell>
          <table:table-cell office:value-type="string" calcext:value-type="string">
            <text:p>Histoire-géographie 1re technologique (Ed. num. 2022)</text:p>
          </table:table-cell>
          <table:table-cell office:value-type="string" calcext:value-type="string">
            <text:p>https://www.libmanuels.fr/demo/9782210113367/specimen/0?title=Histoire-g%C3%A9ographie%201re%20technologique%20(Ed.%20num.%202022)&amp;editor=Magnard</text:p>
          </table:table-cell>
          <table:table-cell office:value-type="string" calcext:value-type="string">
            <text:p>9782210113367 [1, 2, 3, 4, 5, 6, 7, 8, 9]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magnard</text:p>
          </table:table-cell>
          <table:table-cell office:value-type="float" office:value="9782210114395" calcext:value-type="float">
            <text:p>9782210114395</text:p>
          </table:table-cell>
          <table:table-cell office:value-type="string" calcext:value-type="string">
            <text:p>Histoire-Géographie Tle technologique (Ed. num. 2022)</text:p>
          </table:table-cell>
          <table:table-cell office:value-type="string" calcext:value-type="string">
            <text:p>https://www.libmanuels.fr/demo/9782210114395/specimen/0?title=Histoire-G%C3%A9ographie%20Tle%20technologique%20(Ed.%20num.%202022)&amp;editor=Magnard&amp;pages=1-55</text:p>
          </table:table-cell>
          <table:table-cell office:value-type="string" calcext:value-type="string">
            <text:p>9782210114395 [1, 2, 3, 4, 5, 6, 7, 8, 9]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magnard</text:p>
          </table:table-cell>
          <table:table-cell office:value-type="float" office:value="9782210118201" calcext:value-type="float">
            <text:p>9782210118201</text:p>
          </table:table-cell>
          <table:table-cell office:value-type="string" calcext:value-type="string">
            <text:p>Maths 1re Enseignement scientifique (2022) - Cahier d'exercices</text:p>
          </table:table-cell>
          <table:table-cell office:value-type="string" calcext:value-type="string">
            <text:p>https://www.libmanuels.fr/demo/9782210118201/specimen/0?title=Maths%201re%20Enseignement%20scientifique%20(2022)%20-%20Cahier%20d%27exercices&amp;editor=Magnard&amp;pages=1-17</text:p>
          </table:table-cell>
          <table:table-cell office:value-type="string" calcext:value-type="string">
            <text:p>9782210118201 [1]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magnard</text:p>
          </table:table-cell>
          <table:table-cell office:value-type="float" office:value="9782210114456" calcext:value-type="float">
            <text:p>9782210114456</text:p>
          </table:table-cell>
          <table:table-cell office:value-type="string" calcext:value-type="string">
            <text:p>Maths Complémentaire Tle (2020)</text:p>
          </table:table-cell>
          <table:table-cell office:value-type="string" calcext:value-type="string">
            <text:p>https://www.libmanuels.fr/demo/9782210114456/specimen/0?title=Maths%20Compl%C3%A9mentaire%20Tle%20(2020)&amp;editor=Magnard&amp;pages=1-39</text:p>
          </table:table-cell>
          <table:table-cell office:value-type="string" calcext:value-type="string">
            <text:p>9782210114456 [1, 2, 3, 4, 5, 6, 7, 8, 9]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magnard</text:p>
          </table:table-cell>
          <table:table-cell office:value-type="float" office:value="9782210114470" calcext:value-type="float">
            <text:p>9782210114470</text:p>
          </table:table-cell>
          <table:table-cell office:value-type="string" calcext:value-type="string">
            <text:p>Maths Expertes Tle (2020)</text:p>
          </table:table-cell>
          <table:table-cell office:value-type="string" calcext:value-type="string">
            <text:p>https://www.libmanuels.fr/demo/9782210114470/specimen/0?title=Maths%20Expertes%20Tle%20(2020)&amp;editor=Magnard&amp;pages=1-41</text:p>
          </table:table-cell>
          <table:table-cell office:value-type="string" calcext:value-type="string">
            <text:p>9782210114470 [1, 2, 3, 4, 5, 6, 7, 8, 9]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magnard</text:p>
          </table:table-cell>
          <table:table-cell office:value-type="float" office:value="9782210114494" calcext:value-type="float">
            <text:p>9782210114494</text:p>
          </table:table-cell>
          <table:table-cell office:value-type="string" calcext:value-type="string">
            <text:p>Maths Spécialité Tle (Ed. num. 2022)</text:p>
          </table:table-cell>
          <table:table-cell office:value-type="string" calcext:value-type="string">
            <text:p>https://www.libmanuels.fr/demo/9782210114494/specimen/0?title=Maths%20Sp%C3%A9cialit%C3%A9%20Tle%20(Ed.%20num.%202022)&amp;editor=Magnard&amp;pages=1-47</text:p>
          </table:table-cell>
          <table:table-cell office:value-type="string" calcext:value-type="string">
            <text:p>9782210114494 [1, 2, 3, 4, 5, 6, 7, 8]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magnard</text:p>
          </table:table-cell>
          <table:table-cell office:value-type="float" office:value="9782210114517" calcext:value-type="float">
            <text:p>9782210114517</text:p>
          </table:table-cell>
          <table:table-cell office:value-type="string" calcext:value-type="string">
            <text:p>Philosophie Tle générale - Ed. Marchal (Ed. num. 2022)</text:p>
          </table:table-cell>
          <table:table-cell office:value-type="string" calcext:value-type="string">
            <text:p>https://www.libmanuels.fr/demo/9782210114517/specimen/0?title=Philosophie%20Tle%20g%C3%A9n%C3%A9rale%20-%20Ed.%20Marchal%20(Ed.%20num.%202022)&amp;editor=Magnard&amp;pages=1-51</text:p>
          </table:table-cell>
          <table:table-cell office:value-type="string" calcext:value-type="string">
            <text:p>9782210114517 [1, 2, 3, 4, 5, 6, 8, 9]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magnard</text:p>
          </table:table-cell>
          <table:table-cell office:value-type="float" office:value="9782210114531" calcext:value-type="float">
            <text:p>9782210114531</text:p>
          </table:table-cell>
          <table:table-cell office:value-type="string" calcext:value-type="string">
            <text:p>Philosophie Tle générale - Ed. Sorosina (Ed. num. 2022)</text:p>
          </table:table-cell>
          <table:table-cell office:value-type="string" calcext:value-type="string">
            <text:p>https://www.libmanuels.fr/demo/9782210114531/specimen/0?title=Philosophie%20Tle%20g%C3%A9n%C3%A9rale%20-%20Ed.%20Sorosina%20(Ed.%20num.%202022)&amp;editor=Magnard&amp;pages=1-31</text:p>
          </table:table-cell>
          <table:table-cell office:value-type="string" calcext:value-type="string">
            <text:p>9782210114531 [1, 2, 3, 4, 5, 6, 7, 8, 9]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magnard</text:p>
          </table:table-cell>
          <table:table-cell office:value-type="float" office:value="9782210113381" calcext:value-type="float">
            <text:p>9782210113381</text:p>
          </table:table-cell>
          <table:table-cell office:value-type="string" calcext:value-type="string">
            <text:p>Sciences économiques et sociales SES 1re (Ed. num. 2023)</text:p>
          </table:table-cell>
          <table:table-cell office:value-type="string" calcext:value-type="string">
            <text:p>https://www.libmanuels.fr/demo/9782210113381/specimen/0?title=Sciences%20%C3%A9conomiques%20et%20sociales%20SES%201re%20(Ed.%20num.%202023)&amp;editor=Magnard</text:p>
          </table:table-cell>
          <table:table-cell office:value-type="string" calcext:value-type="string">
            <text:p>9782210113381 [1, 2, 3, 4, 5, 6, 7]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magnard</text:p>
          </table:table-cell>
          <table:table-cell office:value-type="float" office:value="9782210113329" calcext:value-type="float">
            <text:p>9782210113329</text:p>
          </table:table-cell>
          <table:table-cell office:value-type="string" calcext:value-type="string">
            <text:p>Sciences économiques et sociales SES 2de (Ed.num.2022)</text:p>
          </table:table-cell>
          <table:table-cell office:value-type="string" calcext:value-type="string">
            <text:p>https://www.libmanuels.fr/demo/9782210113329/specimen/0?title=Sciences%20%C3%A9conomiques%20et%20sociales%20SES%202de%20(Ed.num.2022)&amp;editor=Magnard&amp;pages=1-31</text:p>
          </table:table-cell>
          <table:table-cell office:value-type="string" calcext:value-type="string">
            <text:p>9782210113329 [1, 2, 3, 4, 5, 6, 7, 8, 9]</text:p>
          </table:table-cell>
          <table:table-cell table:number-columns-repeated="2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magnard</text:p>
          </table:table-cell>
          <table:table-cell office:value-type="float" office:value="9782210116511" calcext:value-type="float">
            <text:p>9782210116511</text:p>
          </table:table-cell>
          <table:table-cell/>
          <table:table-cell office:value-type="string" calcext:value-type="string">
            <text:p>https://www.libmanuels.fr/demo/9782210116511/specimen/0?title=Sciences%20%C3%A9conomiques%20et%20sociales%20SES%20Tle%20(Ed.%20num.%202022)&amp;editor=Magnard</text:p>
          </table:table-cell>
          <table:table-cell office:value-type="string" calcext:value-type="string">
            <text:p>9782210116511 []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magnard</text:p>
          </table:table-cell>
          <table:table-cell office:value-type="float" office:value="9782210116047" calcext:value-type="float">
            <text:p>9782210116047</text:p>
          </table:table-cell>
          <table:table-cell/>
          <table:table-cell office:value-type="string" calcext:value-type="string">
            <text:p>https://www.libmanuels.fr/demo/9782210116047/specimen/0?title=Anglais%20Hit%20the%20Road%201re%20(Ed.%20num.%202022)&amp;editor=Magnard</text:p>
          </table:table-cell>
          <table:table-cell office:value-type="string" calcext:value-type="string">
            <text:p>9782210116047 []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magnard</text:p>
          </table:table-cell>
          <table:table-cell office:value-type="float" office:value="9782210116061" calcext:value-type="float">
            <text:p>9782210116061</text:p>
          </table:table-cell>
          <table:table-cell/>
          <table:table-cell office:value-type="string" calcext:value-type="string">
            <text:p>https://www.libmanuels.fr/demo/9782210116061/specimen/0?title=Anglais%20Hit%20the%20Road%20Tle%20(Ed.%20num.%202022)&amp;editor=Magnard</text:p>
          </table:table-cell>
          <table:table-cell office:value-type="string" calcext:value-type="string">
            <text:p>9782210116061 []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magnard</text:p>
          </table:table-cell>
          <table:table-cell office:value-type="float" office:value="9782210113435" calcext:value-type="float">
            <text:p>9782210113435</text:p>
          </table:table-cell>
          <table:table-cell/>
          <table:table-cell office:value-type="string" calcext:value-type="string">
            <text:p>https://www.libmanuels.fr/demo/9782210113435/specimen/0?title=Sciences%20%C3%A9conomiques%20et%20sociales%20SES%202de%20(2021)%20-%20Fichier&amp;editor=Magnard&amp;pages=1-17</text:p>
          </table:table-cell>
          <table:table-cell office:value-type="string" calcext:value-type="string">
            <text:p>9782210113435 []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magnard</text:p>
          </table:table-cell>
          <table:table-cell office:value-type="float" office:value="9782210116351" calcext:value-type="float">
            <text:p>9782210116351</text:p>
          </table:table-cell>
          <table:table-cell/>
          <table:table-cell office:value-type="string" calcext:value-type="string">
            <text:p>https://www.libmanuels.fr/demo/9782210116351/specimen/0?title=Sciences%20%C3%A9conomiques%20et%20sociales%20SES%202de%20(Ed.%20num.%202022)&amp;editor=Magnard</text:p>
          </table:table-cell>
          <table:table-cell office:value-type="string" calcext:value-type="string">
            <text:p>9782210116351 []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magnard</text:p>
          </table:table-cell>
          <table:table-cell office:value-type="float" office:value="9782210117549" calcext:value-type="float">
            <text:p>9782210117549</text:p>
          </table:table-cell>
          <table:table-cell/>
          <table:table-cell office:value-type="string" calcext:value-type="string">
            <text:p>https://www.libmanuels.fr/demo/9782210117549/specimen/0?title=Carto%20Pack%20-%20Histoire%20G%C3%A9ographie%20HGGSP%20Lyc%C3%A9e%20(2022)&amp;editor=Magnard</text:p>
          </table:table-cell>
          <table:table-cell office:value-type="string" calcext:value-type="string">
            <text:p>9782210117549 []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magnard</text:p>
          </table:table-cell>
          <table:table-cell office:value-type="float" office:value="9782210116337" calcext:value-type="float">
            <text:p>9782210116337</text:p>
          </table:table-cell>
          <table:table-cell/>
          <table:table-cell office:value-type="string" calcext:value-type="string">
            <text:p>https://www.libmanuels.fr/demo/9782210116337/specimen/0?title=Sciences%20%C3%A9conomiques%20et%20sociales%20SES%201re%20(Ed.%20num.%202022)&amp;editor=Magnard</text:p>
          </table:table-cell>
          <table:table-cell office:value-type="string" calcext:value-type="string">
            <text:p>9782210116337 []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magnard</text:p>
          </table:table-cell>
          <table:table-cell office:value-type="float" office:value="9782210113589" calcext:value-type="float">
            <text:p>9782210113589</text:p>
          </table:table-cell>
          <table:table-cell/>
          <table:table-cell office:value-type="string" calcext:value-type="string">
            <text:p>https://www.libmanuels.fr/demo/9782210113589/manuel/0?title=Outils%20et%20m%C3%A9thode%20BAC%202de/1re%20(2019)&amp;editor=Magnard&amp;pages=1-15;84-85;98-99;142-143;180-181</text:p>
          </table:table-cell>
          <table:table-cell office:value-type="string" calcext:value-type="string">
            <text:p>9782210113589 []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magnard</text:p>
          </table:table-cell>
          <table:table-cell office:value-type="float" office:value="9782210116092" calcext:value-type="float">
            <text:p>9782210116092</text:p>
          </table:table-cell>
          <table:table-cell/>
          <table:table-cell office:value-type="string" calcext:value-type="string">
            <text:p>https://www.libmanuels.fr/demo/9782210116092/specimen/0?title=Histoire-G%C3%A9ographie%20Tle%20technologique%20(Ed.%20num.%202022)&amp;editor=Magnard</text:p>
          </table:table-cell>
          <table:table-cell office:value-type="string" calcext:value-type="string">
            <text:p>9782210116092 []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magnard</text:p>
          </table:table-cell>
          <table:table-cell office:value-type="float" office:value="9782210112865" calcext:value-type="float">
            <text:p>9782210112865</text:p>
          </table:table-cell>
          <table:table-cell/>
          <table:table-cell office:value-type="string" calcext:value-type="string">
            <text:p>https://www.libmanuels.fr/demo/9782210112865/manuel/0?title=Maths%201re%20(Ed%20num%202022)&amp;editor=Magnard&amp;pages=1-39</text:p>
          </table:table-cell>
          <table:table-cell office:value-type="string" calcext:value-type="string">
            <text:p>9782210112865 []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magnard</text:p>
          </table:table-cell>
          <table:table-cell office:value-type="float" office:value="9782210112834" calcext:value-type="float">
            <text:p>9782210112834</text:p>
          </table:table-cell>
          <table:table-cell/>
          <table:table-cell office:value-type="string" calcext:value-type="string">
            <text:p>https://www.libmanuels.fr/demo/9782210112834/manuel/0?title=Maths%202de%20(Ed%20num%202022)&amp;editor=Magnard&amp;pages=1-39</text:p>
          </table:table-cell>
          <table:table-cell office:value-type="string" calcext:value-type="string">
            <text:p>9782210112834 []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magnard</text:p>
          </table:table-cell>
          <table:table-cell office:value-type="float" office:value="9782210116085" calcext:value-type="float">
            <text:p>9782210116085</text:p>
          </table:table-cell>
          <table:table-cell/>
          <table:table-cell office:value-type="string" calcext:value-type="string">
            <text:p>https://www.libmanuels.fr/demo/9782210116085/specimen/0?title=Histoire-G%C3%A9ographie%201re%20technologique%20(Ed.%20num.%202022)&amp;editor=Magnard</text:p>
          </table:table-cell>
          <table:table-cell office:value-type="string" calcext:value-type="string">
            <text:p>9782210116085 []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magnard</text:p>
          </table:table-cell>
          <table:table-cell office:value-type="float" office:value="9782210116276" calcext:value-type="float">
            <text:p>9782210116276</text:p>
          </table:table-cell>
          <table:table-cell/>
          <table:table-cell office:value-type="string" calcext:value-type="string">
            <text:p>https://www.libmanuels.fr/demo/9782210116276/specimen/0?title=Histoire%202de%20(Ed.%20num.%202022)&amp;editor=Magnard</text:p>
          </table:table-cell>
          <table:table-cell office:value-type="string" calcext:value-type="string">
            <text:p>9782210116276 []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magnard</text:p>
          </table:table-cell>
          <table:table-cell office:value-type="float" office:value="9782210116252" calcext:value-type="float">
            <text:p>9782210116252</text:p>
          </table:table-cell>
          <table:table-cell/>
          <table:table-cell office:value-type="string" calcext:value-type="string">
            <text:p>https://www.libmanuels.fr/demo/9782210116252/specimen/0?title=Histoire%201re%20(Ed.%20num.%202022)&amp;editor=Magnard</text:p>
          </table:table-cell>
          <table:table-cell office:value-type="string" calcext:value-type="string">
            <text:p>9782210116252 []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magnard</text:p>
          </table:table-cell>
          <table:table-cell office:value-type="float" office:value="9782210116498" calcext:value-type="float">
            <text:p>9782210116498</text:p>
          </table:table-cell>
          <table:table-cell/>
          <table:table-cell office:value-type="string" calcext:value-type="string">
            <text:p>https://www.libmanuels.fr/demo/9782210116498/specimen/0?title=HGGSP%20Tle%20(Ed.%20num.%202022)&amp;editor=Magnard</text:p>
          </table:table-cell>
          <table:table-cell office:value-type="string" calcext:value-type="string">
            <text:p>9782210116498 []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magnard</text:p>
          </table:table-cell>
          <table:table-cell office:value-type="float" office:value="9782210116474" calcext:value-type="float">
            <text:p>9782210116474</text:p>
          </table:table-cell>
          <table:table-cell/>
          <table:table-cell office:value-type="string" calcext:value-type="string">
            <text:p>https://www.libmanuels.fr/demo/9782210116474/specimen/0?title=Histoire%20Tle%20(Ed.%20num.%202022)&amp;editor=Magnard</text:p>
          </table:table-cell>
          <table:table-cell office:value-type="string" calcext:value-type="string">
            <text:p>9782210116474 []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magnard</text:p>
          </table:table-cell>
          <table:table-cell office:value-type="float" office:value="9782210116313" calcext:value-type="float">
            <text:p>9782210116313</text:p>
          </table:table-cell>
          <table:table-cell/>
          <table:table-cell office:value-type="string" calcext:value-type="string">
            <text:p>https://www.libmanuels.fr/demo/9782210116313/specimen/0?title=HGGSP%201re%20(Ed.%20num.%202022)&amp;editor=Magnard</text:p>
          </table:table-cell>
          <table:table-cell office:value-type="string" calcext:value-type="string">
            <text:p>9782210116313 []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magnard</text:p>
          </table:table-cell>
          <table:table-cell office:value-type="float" office:value="9782210116450" calcext:value-type="float">
            <text:p>9782210116450</text:p>
          </table:table-cell>
          <table:table-cell/>
          <table:table-cell office:value-type="string" calcext:value-type="string">
            <text:p>https://www.libmanuels.fr/demo/9782210116450/specimen/0?title=G%C3%A9ographie%20Tle%20(Ed.%20num.%202022)&amp;editor=Magnard</text:p>
          </table:table-cell>
          <table:table-cell office:value-type="string" calcext:value-type="string">
            <text:p>9782210116450 []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magnard</text:p>
          </table:table-cell>
          <table:table-cell office:value-type="float" office:value="9782210116559" calcext:value-type="float">
            <text:p>9782210116559</text:p>
          </table:table-cell>
          <table:table-cell/>
          <table:table-cell office:value-type="string" calcext:value-type="string">
            <text:p>https://www.libmanuels.fr/demo/9782210116559/specimen/0?title=G%C3%A9ographie%201re%20(Ed.%20num.%202022)&amp;editor=Magnard</text:p>
          </table:table-cell>
          <table:table-cell office:value-type="string" calcext:value-type="string">
            <text:p>9782210116559 []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magnard</text:p>
          </table:table-cell>
          <table:table-cell office:value-type="float" office:value="9782210116238" calcext:value-type="float">
            <text:p>9782210116238</text:p>
          </table:table-cell>
          <table:table-cell/>
          <table:table-cell office:value-type="string" calcext:value-type="string">
            <text:p>https://www.libmanuels.fr/demo/9782210116238/specimen/0?title=G%C3%A9ographie%202de%20(Ed.%20num.%202022)&amp;editor=Magnard</text:p>
          </table:table-cell>
          <table:table-cell office:value-type="string" calcext:value-type="string">
            <text:p>9782210116238 []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magnard</text:p>
          </table:table-cell>
          <table:table-cell office:value-type="float" office:value="9782210116436" calcext:value-type="float">
            <text:p>9782210116436</text:p>
          </table:table-cell>
          <table:table-cell/>
          <table:table-cell office:value-type="string" calcext:value-type="string">
            <text:p>https://www.libmanuels.fr/demo/9782210116436/specimen/0?title=Enseignement%20scientifique%20Tle%20(Ed.%20num.%202022)&amp;editor=Magnard</text:p>
          </table:table-cell>
          <table:table-cell office:value-type="string" calcext:value-type="string">
            <text:p>9782210116436 []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magnard</text:p>
          </table:table-cell>
          <table:table-cell office:value-type="float" office:value="9782210113251" calcext:value-type="float">
            <text:p>9782210113251</text:p>
          </table:table-cell>
          <table:table-cell/>
          <table:table-cell office:value-type="string" calcext:value-type="string">
            <text:p>https://www.libmanuels.fr/demo/9782210113251/manuel/0?title=Espagnol%20Otros%20Mundos%20%C2%A1a%20descubrir!%201re%20(2019)&amp;editor=Magnard&amp;pages=1-29</text:p>
          </table:table-cell>
          <table:table-cell office:value-type="string" calcext:value-type="string">
            <text:p>9782210113251 []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magnard</text:p>
          </table:table-cell>
          <table:table-cell office:value-type="float" office:value="9782210116214" calcext:value-type="float">
            <text:p>9782210116214</text:p>
          </table:table-cell>
          <table:table-cell/>
          <table:table-cell office:value-type="string" calcext:value-type="string">
            <text:p>https://www.libmanuels.fr/demo/9782210116214/specimen/0?title=Enseignement%20scientifique%201re%20(Ed.%20num.%202022)&amp;editor=Magnard</text:p>
          </table:table-cell>
          <table:table-cell office:value-type="string" calcext:value-type="string">
            <text:p>9782210116214 []</text:p>
          </table:table-cell>
          <table:table-cell table:number-columns-repeated="2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delagrave</text:p>
          </table:table-cell>
          <table:table-cell office:value-type="float" office:value="9782206103983" calcext:value-type="float">
            <text:p>9782206103983</text:p>
          </table:table-cell>
          <table:table-cell office:value-type="string" calcext:value-type="string">
            <text:p>Biochimie, Biologie 1re STL (2020)</text:p>
          </table:table-cell>
          <table:table-cell office:value-type="string" calcext:value-type="string">
            <text:p>https://www.libmanuels.fr/demo/9782206103983/specimen/0?title=Biochimie,%20Biologie%201re%20STL%20(2020)&amp;editor=Delagrave&amp;pages=1-27</text:p>
          </table:table-cell>
          <table:table-cell office:value-type="string" calcext:value-type="string">
            <text:p>9782206103983 [1, 2, 3, 4, 5, 6, 7, 8]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delagrave</text:p>
          </table:table-cell>
          <table:table-cell office:value-type="float" office:value="9782206104867" calcext:value-type="float">
            <text:p>9782206104867</text:p>
          </table:table-cell>
          <table:table-cell office:value-type="string" calcext:value-type="string">
            <text:p>Biologie et Physiopathologie humaines Tle ST2S (2020) Manuel</text:p>
          </table:table-cell>
          <table:table-cell office:value-type="string" calcext:value-type="string">
            <text:p>https://www.libmanuels.fr/demo/9782206104867/specimen/0?title=Biologie%20et%20Physiopathologie%20humaines%20Tle%20ST2S%20(2020)%20Manuel&amp;editor=Delagrave&amp;pages=1-27</text:p>
          </table:table-cell>
          <table:table-cell office:value-type="string" calcext:value-type="string">
            <text:p>9782206104867 [1, 2, 3, 4, 5, 6, 7, 8, 9, 10]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delagrave</text:p>
          </table:table-cell>
          <table:table-cell office:value-type="float" office:value="9782206104898" calcext:value-type="float">
            <text:p>9782206104898</text:p>
          </table:table-cell>
          <table:table-cell office:value-type="string" calcext:value-type="string">
            <text:p>Biologie et Physiopathologie humaines Tle ST2S (2020) Pochette</text:p>
          </table:table-cell>
          <table:table-cell office:value-type="string" calcext:value-type="string">
            <text:p>https://www.libmanuels.fr/demo/9782206104898/manuel/0?title=Biologie%20et%20Physiopathologie%20humaines%20Tle%20ST2S%20(2020)%20Pochette&amp;editor=Delagrave&amp;pages=1-19</text:p>
          </table:table-cell>
          <table:table-cell office:value-type="string" calcext:value-type="string">
            <text:p>9782206104898 [1, 2, 3, 4]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delagrave</text:p>
          </table:table-cell>
          <table:table-cell office:value-type="float" office:value="9782206106144" calcext:value-type="float">
            <text:p>9782206106144</text:p>
          </table:table-cell>
          <table:table-cell office:value-type="string" calcext:value-type="string">
            <text:p>Cahier d'algorithmique et de programmation (SNT) 2de</text:p>
          </table:table-cell>
          <table:table-cell office:value-type="string" calcext:value-type="string">
            <text:p>https://www.libmanuels.fr/demo/9782206106144/specimen/0?title=Cahier%20d%27algorithmique%20et%20de%20programmation%20(SNT)%202de&amp;editor=Delagrave&amp;pages=1-27</text:p>
          </table:table-cell>
          <table:table-cell office:value-type="string" calcext:value-type="string">
            <text:p>9782206106144 [1, 2, 3]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delagrave</text:p>
          </table:table-cell>
          <table:table-cell office:value-type="float" office:value="9782206107028" calcext:value-type="float">
            <text:p>9782206107028</text:p>
          </table:table-cell>
          <table:table-cell office:value-type="string" calcext:value-type="string">
            <text:p>Cahier d'algorithmique et de programmation 1re, Tle Techno. Ens. commun (2022) Cahier</text:p>
          </table:table-cell>
          <table:table-cell office:value-type="string" calcext:value-type="string">
            <text:p>https://www.libmanuels.fr/demo/9782206107028/specimen/0?title=Cahier%20d%27algorithmique%20et%20de%20programmation%201re,%20Tle%20Techno.%20Ens.%20commun%20(2022)%20Cahier&amp;editor=Delagrave&amp;pages=1-23</text:p>
          </table:table-cell>
          <table:table-cell office:value-type="string" calcext:value-type="string">
            <text:p>9782206107028 [1]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delagrave</text:p>
          </table:table-cell>
          <table:table-cell office:value-type="float" office:value="9782206106052" calcext:value-type="float">
            <text:p>9782206106052</text:p>
          </table:table-cell>
          <table:table-cell office:value-type="string" calcext:value-type="string">
            <text:p>Cahier d'automatismes Maths 1re, Tle Techno</text:p>
          </table:table-cell>
          <table:table-cell office:value-type="string" calcext:value-type="string">
            <text:p>https://www.libmanuels.fr/demo/9782206106052/specimen/0?title=Cahier%20d%27automatismes%20Maths%201re,%20Tle%20Techno&amp;editor=Delagrave&amp;pages=1-9</text:p>
          </table:table-cell>
          <table:table-cell office:value-type="string" calcext:value-type="string">
            <text:p>9782206106052 [1, 2, 3]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delagrave</text:p>
          </table:table-cell>
          <table:table-cell office:value-type="float" office:value="9782206105338" calcext:value-type="float">
            <text:p>9782206105338</text:p>
          </table:table-cell>
          <table:table-cell office:value-type="string" calcext:value-type="string">
            <text:p>Cahier des Sciences numériques et Technologie (SNT) 2de (2020)</text:p>
          </table:table-cell>
          <table:table-cell office:value-type="string" calcext:value-type="string">
            <text:p>https://www.libmanuels.fr/demo/9782206105338/manuel/0?title=Cahier%20des%20Sciences%20num%C3%A9riques%20et%20Technologie%20(SNT)%202de%20(2020)&amp;editor=Delagrave&amp;pages=1-19</text:p>
          </table:table-cell>
          <table:table-cell office:value-type="string" calcext:value-type="string">
            <text:p>9782206105338 [1, 2, 3, 4, 5, 6, 7, 8]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delagrave</text:p>
          </table:table-cell>
          <table:table-cell office:value-type="float" office:value="9782206309262" calcext:value-type="float">
            <text:p>9782206309262</text:p>
          </table:table-cell>
          <table:table-cell office:value-type="string" calcext:value-type="string">
            <text:p>Droit 1re STMG (2021)</text:p>
          </table:table-cell>
          <table:table-cell office:value-type="string" calcext:value-type="string">
            <text:p>https://www.libmanuels.fr/demo/9782206309262/specimen/0?title=Droit%201re%20STMG%20(2021)&amp;editor=Delagrave&amp;pages=1-17</text:p>
          </table:table-cell>
          <table:table-cell office:value-type="string" calcext:value-type="string">
            <text:p>9782206309262 [1, 2, 3]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delagrave</text:p>
          </table:table-cell>
          <table:table-cell office:value-type="float" office:value="9782206310893" calcext:value-type="float">
            <text:p>9782206310893</text:p>
          </table:table-cell>
          <table:table-cell office:value-type="string" calcext:value-type="string">
            <text:p>Droit Tle STMG (2022) Pochette</text:p>
          </table:table-cell>
          <table:table-cell office:value-type="string" calcext:value-type="string">
            <text:p>https://www.libmanuels.fr/demo/9782206310893/specimen/0?title=Droit%20Tle%20STMG%20(2022)%20Pochette&amp;editor=Delagrave&amp;pages=1-15</text:p>
          </table:table-cell>
          <table:table-cell office:value-type="string" calcext:value-type="string">
            <text:p>9782206310893 [1]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delagrave</text:p>
          </table:table-cell>
          <table:table-cell office:value-type="float" office:value="9782206307503" calcext:value-type="float">
            <text:p>9782206307503</text:p>
          </table:table-cell>
          <table:table-cell office:value-type="string" calcext:value-type="string">
            <text:p>Droit Tle STMG Manuel (Ed. num 2022)</text:p>
          </table:table-cell>
          <table:table-cell office:value-type="string" calcext:value-type="string">
            <text:p>https://www.libmanuels.fr/demo/9782206307503/specimen/0?title=Droit%20Tle%20STMG%20Manuel%20(Ed.%20num%202022)&amp;editor=Delagrave&amp;pages=1-23</text:p>
          </table:table-cell>
          <table:table-cell office:value-type="string" calcext:value-type="string">
            <text:p>9782206307503 [1, 2, 3, 4, 5, 6, 7]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delagrave</text:p>
          </table:table-cell>
          <table:table-cell office:value-type="float" office:value="9782206309231" calcext:value-type="float">
            <text:p>9782206309231</text:p>
          </table:table-cell>
          <table:table-cell office:value-type="string" calcext:value-type="string">
            <text:p>Économie 1re STMG Pochette (2021)</text:p>
          </table:table-cell>
          <table:table-cell office:value-type="string" calcext:value-type="string">
            <text:p>https://www.libmanuels.fr/demo/9782206309231/specimen/0?title=%C3%89conomie%201re%20STMG%20Pochette%20(2021)&amp;editor=Delagrave&amp;pages=1-21</text:p>
          </table:table-cell>
          <table:table-cell office:value-type="string" calcext:value-type="string">
            <text:p>9782206309231 [1, 2, 3]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delagrave</text:p>
          </table:table-cell>
          <table:table-cell office:value-type="float" office:value="9782206310817" calcext:value-type="float">
            <text:p>9782206310817</text:p>
          </table:table-cell>
          <table:table-cell office:value-type="string" calcext:value-type="string">
            <text:p>Économie Tle STMG (2022) Pochette</text:p>
          </table:table-cell>
          <table:table-cell office:value-type="string" calcext:value-type="string">
            <text:p>https://www.libmanuels.fr/demo/9782206310817/specimen/0?title=%C3%89conomie%20Tle%20STMG%20(2022)%20Pochette&amp;editor=Delagrave&amp;pages=1-23</text:p>
          </table:table-cell>
          <table:table-cell office:value-type="string" calcext:value-type="string">
            <text:p>9782206310817 [1]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delagrave</text:p>
          </table:table-cell>
          <table:table-cell office:value-type="float" office:value="9782206307794" calcext:value-type="float">
            <text:p>9782206307794</text:p>
          </table:table-cell>
          <table:table-cell office:value-type="string" calcext:value-type="string">
            <text:p>Économie Tle STMG Manuel (2020)</text:p>
          </table:table-cell>
          <table:table-cell office:value-type="string" calcext:value-type="string">
            <text:p>https://www.libmanuels.fr/demo/9782206307794/specimen/0?title=%C3%89conomie%20Tle%20STMG%20Manuel%20(2020)&amp;editor=Delagrave&amp;pages=1-23</text:p>
          </table:table-cell>
          <table:table-cell office:value-type="string" calcext:value-type="string">
            <text:p>9782206307794 [1, 2, 3, 4, 5, 6, 7, 8, 9, 10, 11]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delagrave</text:p>
          </table:table-cell>
          <table:table-cell office:value-type="float" office:value="9782206308432" calcext:value-type="float">
            <text:p>9782206308432</text:p>
          </table:table-cell>
          <table:table-cell office:value-type="string" calcext:value-type="string">
            <text:p>Gestion et Finance ens. spécifique Tle STMG Manuel (2020)</text:p>
          </table:table-cell>
          <table:table-cell office:value-type="string" calcext:value-type="string">
            <text:p>https://www.libmanuels.fr/demo/9782206308432/specimen/0?title=Gestion%20et%20Finance%20ens.%20sp%C3%A9cifique%20Tle%20STMG%20Manuel%20(2020)&amp;editor=Delagrave&amp;pages=1-21</text:p>
          </table:table-cell>
          <table:table-cell office:value-type="string" calcext:value-type="string">
            <text:p>9782206308432 [1, 2, 3, 4, 5, 6, 7, 8, 9, 10]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delagrave</text:p>
          </table:table-cell>
          <table:table-cell office:value-type="float" office:value="9782206311029" calcext:value-type="float">
            <text:p>9782206311029</text:p>
          </table:table-cell>
          <table:table-cell office:value-type="string" calcext:value-type="string">
            <text:p>Gestion et Finance Tle STMG (2022) Pochette</text:p>
          </table:table-cell>
          <table:table-cell office:value-type="string" calcext:value-type="string">
            <text:p>https://www.libmanuels.fr/demo/9782206311029/specimen/0?title=Gestion%20et%20Finance%20Tle%20STMG%20(2022)%20Pochette&amp;editor=Delagrave&amp;pages=1-23</text:p>
          </table:table-cell>
          <table:table-cell office:value-type="string" calcext:value-type="string">
            <text:p>9782206311029 [1]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delagrave</text:p>
          </table:table-cell>
          <table:table-cell office:value-type="float" office:value="9782206106496" calcext:value-type="float">
            <text:p>9782206106496</text:p>
          </table:table-cell>
          <table:table-cell office:value-type="string" calcext:value-type="string">
            <text:p>Les sciences de l'ingénieur au lycée (2021)</text:p>
          </table:table-cell>
          <table:table-cell office:value-type="string" calcext:value-type="string">
            <text:p>https://www.libmanuels.fr/demo/9782206106496/specimen/0?title=Les%20sciences%20de%20l%27ing%C3%A9nieur%20au%20lyc%C3%A9e%20(2021)&amp;editor=Delagrave&amp;pages=1-21</text:p>
          </table:table-cell>
          <table:table-cell office:value-type="string" calcext:value-type="string">
            <text:p>9782206106496 [1, 2, 3]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delagrave</text:p>
          </table:table-cell>
          <table:table-cell office:value-type="float" office:value="9782206309293" calcext:value-type="float">
            <text:p>9782206309293</text:p>
          </table:table-cell>
          <table:table-cell office:value-type="string" calcext:value-type="string">
            <text:p>Management 1re STMG (2021)</text:p>
          </table:table-cell>
          <table:table-cell office:value-type="string" calcext:value-type="string">
            <text:p>https://www.libmanuels.fr/demo/9782206309293/specimen/0?title=Management%201re%20STMG%20(2021)&amp;editor=Delagrave&amp;pages=1-17</text:p>
          </table:table-cell>
          <table:table-cell office:value-type="string" calcext:value-type="string">
            <text:p>9782206309293 [1, 2, 3, 4]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delagrave</text:p>
          </table:table-cell>
          <table:table-cell office:value-type="float" office:value="9782206310862" calcext:value-type="float">
            <text:p>9782206310862</text:p>
          </table:table-cell>
          <table:table-cell office:value-type="string" calcext:value-type="string">
            <text:p>Management, Sciences de gestion et numérique Tle STMG (2022) Pochette</text:p>
          </table:table-cell>
          <table:table-cell office:value-type="string" calcext:value-type="string">
            <text:p>https://www.libmanuels.fr/demo/9782206310862/specimen/0?title=Management,%20Sciences%20de%20gestion%20et%20num%C3%A9rique%20Tle%20STMG%20(2022)%20Pochette&amp;editor=Delagrave&amp;pages=1-21</text:p>
          </table:table-cell>
          <table:table-cell office:value-type="string" calcext:value-type="string">
            <text:p>9782206310862 [1]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delagrave</text:p>
          </table:table-cell>
          <table:table-cell office:value-type="float" office:value="9782206307916" calcext:value-type="float">
            <text:p>9782206307916</text:p>
          </table:table-cell>
          <table:table-cell office:value-type="string" calcext:value-type="string">
            <text:p>Management, Sciences de gestion et numérique Tle STMG Manuel (2020)</text:p>
          </table:table-cell>
          <table:table-cell office:value-type="string" calcext:value-type="string">
            <text:p>https://www.libmanuels.fr/demo/9782206307916/specimen/0?title=Management,%20Sciences%20de%20gestion%20et%20num%C3%A9rique%20Tle%20STMG%20Manuel%20(2020)&amp;editor=Delagrave&amp;pages=1-25</text:p>
          </table:table-cell>
          <table:table-cell office:value-type="string" calcext:value-type="string">
            <text:p>9782206307916 [1, 2, 3, 4, 5, 6, 7, 8, 11]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delagrave</text:p>
          </table:table-cell>
          <table:table-cell office:value-type="float" office:value="9782206105147" calcext:value-type="float">
            <text:p>9782206105147</text:p>
          </table:table-cell>
          <table:table-cell office:value-type="string" calcext:value-type="string">
            <text:p>Mathématiques enseignement commun et spécialité Tle STI2D</text:p>
          </table:table-cell>
          <table:table-cell office:value-type="string" calcext:value-type="string">
            <text:p>https://www.libmanuels.fr/demo/9782206105147/specimen/0?title=Math%C3%A9matiques%20enseignement%20commun%20et%20sp%C3%A9cialit%C3%A9%20Tle%20STI2D/STL%20(2020)&amp;editor=Delagrave&amp;pages=1-33</text:p>
          </table:table-cell>
          <table:table-cell office:value-type="string" calcext:value-type="string">
            <text:p>9782206105147 [1, 2, 3, 4, 5, 6, 7, 8, 9, 10, 11, 12, 13, 14]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delagrave</text:p>
          </table:table-cell>
          <table:table-cell office:value-type="float" office:value="9782206105116" calcext:value-type="float">
            <text:p>9782206105116</text:p>
          </table:table-cell>
          <table:table-cell office:value-type="string" calcext:value-type="string">
            <text:p>Mathématiques Tle Tronc commun STMG</text:p>
          </table:table-cell>
          <table:table-cell office:value-type="string" calcext:value-type="string">
            <text:p>https://www.libmanuels.fr/demo/9782206105116/specimen/0?title=Math%C3%A9matiques%20Tle%20Tronc%20commun%20STMG/STI2D/STL/ST2S/STHR%20(2020)&amp;editor=Delagrave&amp;pages=1-33</text:p>
          </table:table-cell>
          <table:table-cell office:value-type="string" calcext:value-type="string">
            <text:p>9782206105116 [1, 2, 3, 4, 5, 6, 7, 8, 9, 10, 11]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delagrave</text:p>
          </table:table-cell>
          <table:table-cell office:value-type="float" office:value="9782206308500" calcext:value-type="float">
            <text:p>9782206308500</text:p>
          </table:table-cell>
          <table:table-cell office:value-type="string" calcext:value-type="string">
            <text:p>Mercatique ens. spécifique Tle STMG Manuel (2020)</text:p>
          </table:table-cell>
          <table:table-cell office:value-type="string" calcext:value-type="string">
            <text:p>https://www.libmanuels.fr/demo/9782206308500/specimen/0?title=Mercatique%20ens.%20sp%C3%A9cifique%20Tle%20STMG%20Manuel%20(2020)&amp;editor=Delagrave&amp;pages=1-21</text:p>
          </table:table-cell>
          <table:table-cell office:value-type="string" calcext:value-type="string">
            <text:p>9782206308500 [1, 2, 3, 4, 5, 6, 7, 8, 9]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delagrave</text:p>
          </table:table-cell>
          <table:table-cell office:value-type="float" office:value="9782206310961" calcext:value-type="float">
            <text:p>9782206310961</text:p>
          </table:table-cell>
          <table:table-cell office:value-type="string" calcext:value-type="string">
            <text:p>Mercatique Tle STMG (2022) Pochette</text:p>
          </table:table-cell>
          <table:table-cell office:value-type="string" calcext:value-type="string">
            <text:p>https://www.libmanuels.fr/demo/9782206310961/specimen/0?title=Mercatique%20Tle%20STMG%20(2022)%20Pochette&amp;editor=Delagrave&amp;pages=1-21</text:p>
          </table:table-cell>
          <table:table-cell office:value-type="string" calcext:value-type="string">
            <text:p>9782206310961 [1]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delagrave</text:p>
          </table:table-cell>
          <table:table-cell office:value-type="float" office:value="9782206401218" calcext:value-type="float">
            <text:p>9782206401218</text:p>
          </table:table-cell>
          <table:table-cell office:value-type="string" calcext:value-type="string">
            <text:p>Philosophie Terminale Voie Générale (2020)</text:p>
          </table:table-cell>
          <table:table-cell office:value-type="string" calcext:value-type="string">
            <text:p>https://www.libmanuels.fr/demo/9782206401218/specimen/0?title=Philosophie%20Terminale%20Voie%20G%C3%A9n%C3%A9rale%20(2020)&amp;editor=Delagrave&amp;pages=1-41</text:p>
          </table:table-cell>
          <table:table-cell office:value-type="string" calcext:value-type="string">
            <text:p>9782206401218 [1, 2, 3, 4, 5, 6, 7, 8, 9, 10]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delagrave</text:p>
          </table:table-cell>
          <table:table-cell office:value-type="float" office:value="9782206402376" calcext:value-type="float">
            <text:p>9782206402376</text:p>
          </table:table-cell>
          <table:table-cell office:value-type="string" calcext:value-type="string">
            <text:p>Philosophie Terminale Voie Technologique (2020)</text:p>
          </table:table-cell>
          <table:table-cell office:value-type="string" calcext:value-type="string">
            <text:p>https://www.libmanuels.fr/demo/9782206402376/specimen/0?title=Philosophie%20Terminale%20Voie%20Technologique%20(2020)&amp;editor=Delagrave&amp;pages=1-35</text:p>
          </table:table-cell>
          <table:table-cell office:value-type="string" calcext:value-type="string">
            <text:p>9782206402376 [1, 2, 3, 4, 5, 6]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delagrave</text:p>
          </table:table-cell>
          <table:table-cell office:value-type="float" office:value="9782206104973" calcext:value-type="float">
            <text:p>9782206104973</text:p>
          </table:table-cell>
          <table:table-cell office:value-type="string" calcext:value-type="string">
            <text:p>Physique - Chimie Tle STI2D (2020)</text:p>
          </table:table-cell>
          <table:table-cell office:value-type="string" calcext:value-type="string">
            <text:p>https://www.libmanuels.fr/demo/9782206104973/specimen/0?title=Physique%20-%20Chimie%20Tle%20STI2D%20(2020)&amp;editor=Delagrave&amp;pages=1-21</text:p>
          </table:table-cell>
          <table:table-cell office:value-type="string" calcext:value-type="string">
            <text:p>9782206104973 [1, 2, 3, 4, 5, 6, 7, 8, 9, 10]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delagrave</text:p>
          </table:table-cell>
          <table:table-cell office:value-type="float" office:value="9782206310992" calcext:value-type="float">
            <text:p>9782206310992</text:p>
          </table:table-cell>
          <table:table-cell office:value-type="string" calcext:value-type="string">
            <text:p>Ressources humaines et communication Tle STMG (2022) Pochette</text:p>
          </table:table-cell>
          <table:table-cell office:value-type="string" calcext:value-type="string">
            <text:p>https://www.libmanuels.fr/demo/9782206310992/specimen/0?title=Ressources%20humaines%20et%20communication%20Tle%20STMG%20(2022)%20Pochette&amp;editor=Delagrave&amp;pages=1-23</text:p>
          </table:table-cell>
          <table:table-cell office:value-type="string" calcext:value-type="string">
            <text:p>9782206310992 [1]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delagrave</text:p>
          </table:table-cell>
          <table:table-cell office:value-type="float" office:value="9782206308470" calcext:value-type="float">
            <text:p>9782206308470</text:p>
          </table:table-cell>
          <table:table-cell office:value-type="string" calcext:value-type="string">
            <text:p>RH et communication ens. spécifique Tle STMG Manuel (2020)</text:p>
          </table:table-cell>
          <table:table-cell office:value-type="string" calcext:value-type="string">
            <text:p>https://www.libmanuels.fr/demo/9782206308470/specimen/0?title=RH%20et%20communication%20ens.%20sp%C3%A9cifique%20Tle%20STMG%20Manuel%20(2020)&amp;editor=Delagrave&amp;pages=1-23</text:p>
          </table:table-cell>
          <table:table-cell office:value-type="string" calcext:value-type="string">
            <text:p>9782206308470 [1, 2, 3, 4, 5, 6, 7, 8, 9, 10, 11, 12, 13]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delagrave</text:p>
          </table:table-cell>
          <table:table-cell office:value-type="float" office:value="9782206309323" calcext:value-type="float">
            <text:p>9782206309323</text:p>
          </table:table-cell>
          <table:table-cell office:value-type="string" calcext:value-type="string">
            <text:p>Sciences de gestion et numérique 1re STMG Pochette (2021)</text:p>
          </table:table-cell>
          <table:table-cell office:value-type="string" calcext:value-type="string">
            <text:p>https://www.libmanuels.fr/demo/9782206309323/specimen/0?title=Sciences%20de%20gestion%20et%20num%C3%A9rique%201re%20STMG%20Pochette%20(2021)&amp;editor=Delagrave&amp;pages=1-21</text:p>
          </table:table-cell>
          <table:table-cell office:value-type="string" calcext:value-type="string">
            <text:p>9782206309323 [1, 2, 3, 4, 5, 6]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delagrave</text:p>
          </table:table-cell>
          <table:table-cell office:value-type="float" office:value="9782206309996" calcext:value-type="float">
            <text:p>9782206309996</text:p>
          </table:table-cell>
          <table:table-cell office:value-type="string" calcext:value-type="string">
            <text:p>Sciences de gestion et numérique SDGN 1re STMG Manuel (2021)</text:p>
          </table:table-cell>
          <table:table-cell office:value-type="string" calcext:value-type="string">
            <text:p>https://www.libmanuels.fr/demo/9782206309996/specimen/0?title=Sciences%20de%20gestion%20et%20num%C3%A9rique%20SDGN%201re%20STMG%20Manuel%20(2021)&amp;editor=Delagrave&amp;pages=1-17</text:p>
          </table:table-cell>
          <table:table-cell office:value-type="string" calcext:value-type="string">
            <text:p>9782206309996 [1, 2, 3, 4, 5, 6]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delagrave</text:p>
          </table:table-cell>
          <table:table-cell office:value-type="float" office:value="9782206309354" calcext:value-type="float">
            <text:p>9782206309354</text:p>
          </table:table-cell>
          <table:table-cell office:value-type="string" calcext:value-type="string">
            <text:p>Sciences de gestion et numérique SDGN 1re STMG Pochette (2021)</text:p>
          </table:table-cell>
          <table:table-cell office:value-type="string" calcext:value-type="string">
            <text:p>https://www.libmanuels.fr/demo/9782206309354/specimen/0?title=Sciences%20de%20gestion%20et%20num%C3%A9rique%20SDGN%201re%20STMG%20Pochette%20(2021)&amp;editor=Delagrave&amp;pages=1-17</text:p>
          </table:table-cell>
          <table:table-cell office:value-type="string" calcext:value-type="string">
            <text:p>9782206309354 [1, 2, 3, 4, 5, 6]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delagrave</text:p>
          </table:table-cell>
          <table:table-cell office:value-type="float" office:value="9782206309385" calcext:value-type="float">
            <text:p>9782206309385</text:p>
          </table:table-cell>
          <table:table-cell office:value-type="string" calcext:value-type="string">
            <text:p>Sciences Économiques et Sociales (SES) 2de (2021)</text:p>
          </table:table-cell>
          <table:table-cell office:value-type="string" calcext:value-type="string">
            <text:p>https://www.libmanuels.fr/demo/9782206309385/specimen/0?title=Sciences%20%C3%89conomiques%20et%20Sociales%20(SES)%202de%20(2021)&amp;editor=Delagrave&amp;pages=1-23</text:p>
          </table:table-cell>
          <table:table-cell office:value-type="string" calcext:value-type="string">
            <text:p>9782206309385 [1, 2, 3, 4]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delagrave</text:p>
          </table:table-cell>
          <table:table-cell office:value-type="float" office:value="9782206205083" calcext:value-type="float">
            <text:p>9782206205083</text:p>
          </table:table-cell>
          <table:table-cell office:value-type="string" calcext:value-type="string">
            <text:p>Sciences Économiques et Sociales 2de - Manuel (Ed. num. 2022)</text:p>
          </table:table-cell>
          <table:table-cell office:value-type="string" calcext:value-type="string">
            <text:p>https://www.libmanuels.fr/demo/9782206205083/manuel/0?title=Sciences%20%C3%89conomiques%20et%20Sociales%202de%20-%20Manuel%20(Ed.%20num.%202022)&amp;editor=Delagrave&amp;pages=1-25</text:p>
          </table:table-cell>
          <table:table-cell office:value-type="string" calcext:value-type="string">
            <text:p>9782206205083 [1, 2]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delagrave</text:p>
          </table:table-cell>
          <table:table-cell office:value-type="float" office:value="9782206205076" calcext:value-type="float">
            <text:p>9782206205076</text:p>
          </table:table-cell>
          <table:table-cell office:value-type="string" calcext:value-type="string">
            <text:p>Sciences Économiques et Sociales 2de (2019) - Manuel</text:p>
          </table:table-cell>
          <table:table-cell office:value-type="string" calcext:value-type="string">
            <text:p>https://www.libmanuels.fr/demo/9782206205076/specimen/0?title=Sciences%20%C3%89conomiques%20et%20Sociales%202de%20(2019)%20-%20Manuel&amp;editor=Delagrave&amp;pages=1-25</text:p>
          </table:table-cell>
          <table:table-cell office:value-type="string" calcext:value-type="string">
            <text:p>9782206205076 [1, 2, 3]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delagrave</text:p>
          </table:table-cell>
          <table:table-cell office:value-type="float" office:value="9782206104829" calcext:value-type="float">
            <text:p>9782206104829</text:p>
          </table:table-cell>
          <table:table-cell office:value-type="string" calcext:value-type="string">
            <text:p>Sciences et Techniques Sanitaires et Sociales Tle ST2S (2020)</text:p>
          </table:table-cell>
          <table:table-cell office:value-type="string" calcext:value-type="string">
            <text:p>https://www.libmanuels.fr/demo/9782206104829/specimen/0?title=Sciences%20et%20Techniques%20Sanitaires%20et%20Sociales%20Tle%20ST2S%20(2020)&amp;editor=Delagrave&amp;pages=1-39</text:p>
          </table:table-cell>
          <table:table-cell office:value-type="string" calcext:value-type="string">
            <text:p>9782206104829 [1, 2, 3, 4, 5, 6, 7, 8, 9, 10]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delagrave</text:p>
          </table:table-cell>
          <table:table-cell office:value-type="float" office:value="9782206103570" calcext:value-type="float">
            <text:p>9782206103570</text:p>
          </table:table-cell>
          <table:table-cell office:value-type="string" calcext:value-type="string">
            <text:p>Sciences numériques et Technologie (SNT) 2de (2019)</text:p>
          </table:table-cell>
          <table:table-cell office:value-type="string" calcext:value-type="string">
            <text:p>https://www.libmanuels.fr/demo/9782206103570/specimen/0?title=Sciences%20num%C3%A9riques%20et%20Technologie%20(SNT)%202de%20(2019)&amp;editor=Delagrave&amp;pages=1-9;32-53</text:p>
          </table:table-cell>
          <table:table-cell office:value-type="string" calcext:value-type="string">
            <text:p>9782206103570 [1, 2, 3, 4, 5, 6, 7, 8, 9, 10, 11, 12, 13]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delagrave</text:p>
          </table:table-cell>
          <table:table-cell office:value-type="float" office:value="9782206103952" calcext:value-type="float">
            <text:p>9782206103952</text:p>
          </table:table-cell>
          <table:table-cell/>
          <table:table-cell office:value-type="string" calcext:value-type="string">
            <text:p>https://www.libmanuels.fr/demo/9782206103952/manuel/0?title=Biologie%20et%20Physiopathologie%20Humaines%201re%20ST2S%20(2019)%20Manuel&amp;editor=Delagrave&amp;pages=1-41</text:p>
          </table:table-cell>
          <table:table-cell office:value-type="string" calcext:value-type="string">
            <text:p>9782206103952 []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delagrave</text:p>
          </table:table-cell>
          <table:table-cell office:value-type="float" office:value="9782206104058" calcext:value-type="float">
            <text:p>9782206104058</text:p>
          </table:table-cell>
          <table:table-cell/>
          <table:table-cell office:value-type="string" calcext:value-type="string">
            <text:p>https://www.libmanuels.fr/demo/9782206104058/manuel/0?title=Biologie%20et%20Physiopathologie%20Humaines%201re%20ST2S%20(2019)%20Pochette&amp;editor=Delagrave&amp;pages=1-31</text:p>
          </table:table-cell>
          <table:table-cell office:value-type="string" calcext:value-type="string">
            <text:p>9782206104058 []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delagrave</text:p>
          </table:table-cell>
          <table:table-cell office:value-type="float" office:value="9782206104041" calcext:value-type="float">
            <text:p>9782206104041</text:p>
          </table:table-cell>
          <table:table-cell/>
          <table:table-cell office:value-type="string" calcext:value-type="string">
            <text:p>https://www.libmanuels.fr/demo/9782206104041/manuel/0?title=Biologie%20et%20Physiopathologie%20Humaines%201re%20ST2S%20(2019)%20Pochette&amp;editor=Delagrave</text:p>
          </table:table-cell>
          <table:table-cell office:value-type="string" calcext:value-type="string">
            <text:p>9782206104041 []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delagrave</text:p>
          </table:table-cell>
          <table:table-cell office:value-type="float" office:value="9782206305875" calcext:value-type="float">
            <text:p>9782206305875</text:p>
          </table:table-cell>
          <table:table-cell/>
          <table:table-cell office:value-type="string" calcext:value-type="string">
            <text:p>https://www.libmanuels.fr/demo/9782206305875/manuel/0?title=Droit%201re%20STMG%20(2019)%20Manuel&amp;editor=Delagrave&amp;pages=1-19</text:p>
          </table:table-cell>
          <table:table-cell office:value-type="string" calcext:value-type="string">
            <text:p>9782206305875 []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delagrave</text:p>
          </table:table-cell>
          <table:table-cell office:value-type="float" office:value="9782206305844" calcext:value-type="float">
            <text:p>9782206305844</text:p>
          </table:table-cell>
          <table:table-cell/>
          <table:table-cell office:value-type="string" calcext:value-type="string">
            <text:p>https://www.libmanuels.fr/demo/9782206305844/manuel/0?title=%C3%89conomie%201re%20STMG%20Manuel%20(2019)&amp;editor=Delagrave&amp;pages=1-21</text:p>
          </table:table-cell>
          <table:table-cell office:value-type="string" calcext:value-type="string">
            <text:p>9782206305844 []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delagrave</text:p>
          </table:table-cell>
          <table:table-cell office:value-type="float" office:value="9782206304519" calcext:value-type="float">
            <text:p>9782206304519</text:p>
          </table:table-cell>
          <table:table-cell/>
          <table:table-cell office:value-type="string" calcext:value-type="string">
            <text:p>https://www.libmanuels.fr/demo/9782206304519/manuel/0?title=Enseignement%20Scientifique%20Alimentation-Environnement%201re,%20Tle%20STHR%20(2018)&amp;editor=Delagrave&amp;pages=1-21</text:p>
          </table:table-cell>
          <table:table-cell office:value-type="string" calcext:value-type="string">
            <text:p>9782206304519 []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delagrave</text:p>
          </table:table-cell>
          <table:table-cell office:value-type="float" office:value="9782206302737" calcext:value-type="float">
            <text:p>9782206302737</text:p>
          </table:table-cell>
          <table:table-cell/>
          <table:table-cell office:value-type="string" calcext:value-type="string">
            <text:p>https://www.libmanuels.fr/demo/9782206302737/manuel/0?title=Sciences%20et%20Technologies%20Culinaires%20(STC)%201re,%20Tle%20STHR%20(2016)&amp;editor=Delagrave&amp;pages=1-13</text:p>
          </table:table-cell>
          <table:table-cell office:value-type="string" calcext:value-type="string">
            <text:p>9782206302737 []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delagrave</text:p>
          </table:table-cell>
          <table:table-cell office:value-type="float" office:value="9782206302768" calcext:value-type="float">
            <text:p>9782206302768</text:p>
          </table:table-cell>
          <table:table-cell/>
          <table:table-cell office:value-type="string" calcext:value-type="string">
            <text:p>https://www.libmanuels.fr/demo/9782206302768/manuel/0?title=Sciences%20et%20Technologies%20des%20Services%20(STS)%202de%20Bac%20Techno%20STHR%20(2016)&amp;editor=Delagrave&amp;pages=1-15</text:p>
          </table:table-cell>
          <table:table-cell office:value-type="string" calcext:value-type="string">
            <text:p>9782206302768 []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delagrave</text:p>
          </table:table-cell>
          <table:table-cell office:value-type="float" office:value="9782206100906" calcext:value-type="float">
            <text:p>9782206100906</text:p>
          </table:table-cell>
          <table:table-cell/>
          <table:table-cell office:value-type="string" calcext:value-type="string">
            <text:p>https://www.libmanuels.fr/demo/9782206100906/specimen/0?title=Technologie%201re,%20Tle%20STI2D%20(2015)&amp;editor=Delagrave&amp;pages=1-35</text:p>
          </table:table-cell>
          <table:table-cell office:value-type="string" calcext:value-type="string">
            <text:p>9782206100906 []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delagrave</text:p>
          </table:table-cell>
          <table:table-cell office:value-type="float" office:value="9782206104072" calcext:value-type="float">
            <text:p>9782206104072</text:p>
          </table:table-cell>
          <table:table-cell/>
          <table:table-cell office:value-type="string" calcext:value-type="string">
            <text:p>https://www.libmanuels.fr/demo/9782206104072/manuel/0?title=Sciences%20et%20Techniques%20Sanitaires%20et%20Sociales%201re%20ST2S%20(2019)&amp;editor=Delagrave&amp;pages=1-19</text:p>
          </table:table-cell>
          <table:table-cell office:value-type="string" calcext:value-type="string">
            <text:p>9782206104072 []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delagrave</text:p>
          </table:table-cell>
          <table:table-cell office:value-type="float" office:value="9782206304267" calcext:value-type="float">
            <text:p>9782206304267</text:p>
          </table:table-cell>
          <table:table-cell/>
          <table:table-cell office:value-type="string" calcext:value-type="string">
            <text:p>https://www.libmanuels.fr/demo/9782206304267/manuel/0?title=Sciences%202de%20Bac%20STHR%20(2017)&amp;editor=Delagrave&amp;pages=1-13</text:p>
          </table:table-cell>
          <table:table-cell office:value-type="string" calcext:value-type="string">
            <text:p>9782206304267 []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delagrave</text:p>
          </table:table-cell>
          <table:table-cell office:value-type="float" office:value="9782206103662" calcext:value-type="float">
            <text:p>9782206103662</text:p>
          </table:table-cell>
          <table:table-cell/>
          <table:table-cell office:value-type="string" calcext:value-type="string">
            <text:p>https://www.libmanuels.fr/demo/9782206103662/manuel/0?title=Physique%20Chimie%201re%20STI2D%20(2019)&amp;editor=Delagrave&amp;pages=1-9;124-135</text:p>
          </table:table-cell>
          <table:table-cell office:value-type="string" calcext:value-type="string">
            <text:p>9782206103662 []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delagrave</text:p>
          </table:table-cell>
          <table:table-cell office:value-type="float" office:value="9782206103662" calcext:value-type="float">
            <text:p>9782206103662</text:p>
          </table:table-cell>
          <table:table-cell/>
          <table:table-cell office:value-type="string" calcext:value-type="string">
            <text:p>https://www.libmanuels.fr/demo/9782206103662/manuel/0?title=Physique%20Chimie%201re%20STI2D%20(2019)&amp;editor=Delagrave</text:p>
          </table:table-cell>
          <table:table-cell office:value-type="string" calcext:value-type="string">
            <text:p>9782206103662 []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delagrave</text:p>
          </table:table-cell>
          <table:table-cell office:value-type="float" office:value="9782206103600" calcext:value-type="float">
            <text:p>9782206103600</text:p>
          </table:table-cell>
          <table:table-cell/>
          <table:table-cell office:value-type="string" calcext:value-type="string">
            <text:p>https://www.libmanuels.fr/demo/9782206103600/manuel/0?title=Maths%201re%20S%C3%A9ries%20Techno%20Enseignement%20commun%20(Ed.%20num.%202021)&amp;editor=Delagrave&amp;pages=1-31</text:p>
          </table:table-cell>
          <table:table-cell office:value-type="string" calcext:value-type="string">
            <text:p>9782206103600 []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delagrave</text:p>
          </table:table-cell>
          <table:table-cell office:value-type="float" office:value="9782206103631" calcext:value-type="float">
            <text:p>9782206103631</text:p>
          </table:table-cell>
          <table:table-cell/>
          <table:table-cell office:value-type="string" calcext:value-type="string">
            <text:p>https://www.libmanuels.fr/demo/9782206103631/manuel/0?title=Math%C3%A9matiques%201re%20Tronc%20commun,%20sp%C3%A9cialit%C3%A9%20STI2D/STL%20(2019)&amp;editor=Delagrave&amp;pages=1-31</text:p>
          </table:table-cell>
          <table:table-cell office:value-type="string" calcext:value-type="string">
            <text:p>9782206103631 []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delagrave</text:p>
          </table:table-cell>
          <table:table-cell office:value-type="float" office:value="9782206305905" calcext:value-type="float">
            <text:p>9782206305905</text:p>
          </table:table-cell>
          <table:table-cell/>
          <table:table-cell office:value-type="string" calcext:value-type="string">
            <text:p>https://www.libmanuels.fr/demo/9782206305905/manuel/0?title=Management%201re%20STMG%20(2019)%20Manuel&amp;editor=Delagrave&amp;pages=1-19</text:p>
          </table:table-cell>
          <table:table-cell office:value-type="string" calcext:value-type="string">
            <text:p>9782206305905 []</text:p>
          </table:table-cell>
          <table:table-cell table:number-columns-repeated="2"/>
        </table:table-row>
        <table:table-row table:style-name="ro1" table:number-rows-repeated="5"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403488" calcext:value-type="float">
            <text:p>9782047403488</text:p>
          </table:table-cell>
          <table:table-cell/>
          <table:table-cell table:style-name="ce1" office:value-type="string" calcext:value-type="string">
            <text:p><text:a xlink:href="https://www.editions-bordas.fr/jdp/9782047403488/demo" xlink:type="simple">https://www.editions-bordas.fr/jdp/9782047403488/demo</text:a></text:p>
          </table:table-cell>
          <table:table-cell/>
          <table:table-cell office:value-type="string" calcext:value-type="string">
            <text:p>indisponible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403297" calcext:value-type="float">
            <text:p>9782047403297</text:p>
          </table:table-cell>
          <table:table-cell/>
          <table:table-cell table:style-name="ce1" office:value-type="string" calcext:value-type="string">
            <text:p><text:a xlink:href="https://www.editions-bordas.fr/jdp/9782047403297/demo" xlink:type="simple">https://www.editions-bordas.fr/jdp/9782047403297/demo</text:a></text:p>
          </table:table-cell>
          <table:table-cell/>
          <table:table-cell office:value-type="string" calcext:value-type="string">
            <text:p>indisponible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403273" calcext:value-type="float">
            <text:p>9782047403273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<text:a xlink:href="https://www.editions-bordas.fr/jdp/9782047403273/demo" xlink:type="simple">https://www.editions-bordas.fr/jdp/9782047403273/demo</text:a></text:p>
          </table:table-cell>
          <table:table-cell/>
          <table:table-cell office:value-type="string" calcext:value-type="string">
            <text:p>https://biblio.editions-bordas.fr/demo/9782047403273/?openBook=9782047403273_extrait%3fdXNlck5hbWU9aTRsY0FqdVo2OUNWSnpKR3VOOFdvVmVpWUdzd0VKejg5cjh4azE3SG94OD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403556" calcext:value-type="float">
            <text:p>9782047403556</text:p>
          </table:table-cell>
          <table:table-cell/>
          <table:table-cell table:style-name="ce1" office:value-type="string" calcext:value-type="string">
            <text:p><text:a xlink:href="https://www.editions-bordas.fr/jdp/9782047403556/demo" xlink:type="simple">https://www.editions-bordas.fr/jdp/9782047403556/demo</text:a></text:p>
          </table:table-cell>
          <table:table-cell/>
          <table:table-cell office:value-type="string" calcext:value-type="string">
            <text:p>indisponible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403372" calcext:value-type="float">
            <text:p>9782047403372</text:p>
          </table:table-cell>
          <table:table-cell/>
          <table:table-cell table:style-name="ce1" office:value-type="string" calcext:value-type="string">
            <text:p><text:a xlink:href="https://www.editions-bordas.fr/jdp/9782047403372/demo" xlink:type="simple">https://www.editions-bordas.fr/jdp/9782047403372/demo</text:a></text:p>
          </table:table-cell>
          <table:table-cell/>
          <table:table-cell office:value-type="string" calcext:value-type="string">
            <text:p>indisponible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403266" calcext:value-type="float">
            <text:p>9782047403266</text:p>
          </table:table-cell>
          <table:table-cell/>
          <table:table-cell table:style-name="ce1" office:value-type="string" calcext:value-type="string">
            <text:p><text:a xlink:href="https://www.editions-bordas.fr/jdp/9782047403266/demo" xlink:type="simple">https://www.editions-bordas.fr/jdp/9782047403266/demo</text:a></text:p>
          </table:table-cell>
          <table:table-cell/>
          <table:table-cell office:value-type="string" calcext:value-type="string">
            <text:p>indisponible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403280" calcext:value-type="float">
            <text:p>9782047403280</text:p>
          </table:table-cell>
          <table:table-cell/>
          <table:table-cell table:style-name="ce1" office:value-type="string" calcext:value-type="string">
            <text:p><text:a xlink:href="https://www.editions-bordas.fr/jdp/9782047403280/demo" xlink:type="simple">https://www.editions-bordas.fr/jdp/9782047403280/demo</text:a></text:p>
          </table:table-cell>
          <table:table-cell/>
          <table:table-cell office:value-type="string" calcext:value-type="string">
            <text:p>indisponible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403419" calcext:value-type="float">
            <text:p>9782047403419</text:p>
          </table:table-cell>
          <table:table-cell/>
          <table:table-cell table:style-name="ce1" office:value-type="string" calcext:value-type="string">
            <text:p><text:a xlink:href="https://www.editions-bordas.fr/jdp/9782047403419/demo" xlink:type="simple">https://www.editions-bordas.fr/jdp/9782047403419/demo</text:a></text:p>
          </table:table-cell>
          <table:table-cell/>
          <table:table-cell office:value-type="string" calcext:value-type="string">
            <text:p>indisponible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403907" calcext:value-type="float">
            <text:p>9782047403907</text:p>
          </table:table-cell>
          <table:table-cell/>
          <table:table-cell table:style-name="ce1" office:value-type="string" calcext:value-type="string">
            <text:p><text:a xlink:href="https://www.editions-bordas.fr/jdp/9782047403907/demo" xlink:type="simple">https://www.editions-bordas.fr/jdp/9782047403907/demo</text:a></text:p>
          </table:table-cell>
          <table:table-cell/>
          <table:table-cell office:value-type="string" calcext:value-type="string">
            <text:p>indisponible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403228" calcext:value-type="float">
            <text:p>9782047403228</text:p>
          </table:table-cell>
          <table:table-cell/>
          <table:table-cell table:style-name="ce1" office:value-type="string" calcext:value-type="string">
            <text:p><text:a xlink:href="https://www.editions-bordas.fr/jdp/9782047403228/demo" xlink:type="simple">https://www.editions-bordas.fr/jdp/9782047403228/demo</text:a></text:p>
          </table:table-cell>
          <table:table-cell/>
          <table:table-cell office:value-type="string" calcext:value-type="string">
            <text:p>indisponible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403303" calcext:value-type="float">
            <text:p>9782047403303</text:p>
          </table:table-cell>
          <table:table-cell/>
          <table:table-cell table:style-name="ce1" office:value-type="string" calcext:value-type="string">
            <text:p><text:a xlink:href="https://www.editions-bordas.fr/jdp/9782047403303/demo" xlink:type="simple">https://www.editions-bordas.fr/jdp/9782047403303/demo</text:a></text:p>
          </table:table-cell>
          <table:table-cell/>
          <table:table-cell office:value-type="string" calcext:value-type="string">
            <text:p>indisponible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403860" calcext:value-type="float">
            <text:p>9782047403860</text:p>
          </table:table-cell>
          <table:table-cell/>
          <table:table-cell table:style-name="ce1" office:value-type="string" calcext:value-type="string">
            <text:p><text:a xlink:href="https://www.editions-bordas.fr/jdp/9782047403860/demo" xlink:type="simple">https://www.editions-bordas.fr/jdp/9782047403860/demo</text:a></text:p>
          </table:table-cell>
          <table:table-cell/>
          <table:table-cell office:value-type="string" calcext:value-type="string">
            <text:p>indisponible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403235" calcext:value-type="float">
            <text:p>9782047403235</text:p>
          </table:table-cell>
          <table:table-cell/>
          <table:table-cell table:style-name="ce1" office:value-type="string" calcext:value-type="string">
            <text:p><text:a xlink:href="https://www.editions-bordas.fr/jdp/9782047403235/demo" xlink:type="simple">https://www.editions-bordas.fr/jdp/9782047403235/demo</text:a></text:p>
          </table:table-cell>
          <table:table-cell/>
          <table:table-cell office:value-type="string" calcext:value-type="string">
            <text:p>indisponible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403808" calcext:value-type="float">
            <text:p>9782047403808</text:p>
          </table:table-cell>
          <table:table-cell/>
          <table:table-cell table:style-name="ce1" office:value-type="string" calcext:value-type="string">
            <text:p><text:a xlink:href="https://www.editions-bordas.fr/jdp/9782047403808/demo" xlink:type="simple">https://www.editions-bordas.fr/jdp/9782047403808/demo</text:a></text:p>
          </table:table-cell>
          <table:table-cell/>
          <table:table-cell office:value-type="string" calcext:value-type="string">
            <text:p>indisponible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403211" calcext:value-type="float">
            <text:p>9782047403211</text:p>
          </table:table-cell>
          <table:table-cell/>
          <table:table-cell table:style-name="ce1" office:value-type="string" calcext:value-type="string">
            <text:p><text:a xlink:href="https://www.editions-bordas.fr/jdp/9782047403211/demo" xlink:type="simple">https://www.editions-bordas.fr/jdp/9782047403211/demo</text:a></text:p>
          </table:table-cell>
          <table:table-cell/>
          <table:table-cell office:value-type="string" calcext:value-type="string">
            <text:p>indisponible</text:p>
          </table:table-cell>
          <table:table-cell/>
        </table:table-row>
        <table:table-row table:style-name="ro2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403204" calcext:value-type="float">
            <text:p>9782047403204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<text:a xlink:href="https://www.editions-bordas.fr/jdp/9782047403204/demo" xlink:type="simple">https://www.editions-bordas.fr/jdp/9782047403204/demo</text:a></text:p>
          </table:table-cell>
          <table:table-cell table:style-name="ce1"/>
          <table:table-cell office:value-type="string" calcext:value-type="string">
            <text:p>https://biblio.editions-bordas.fr/demo/9782047403204/?openBook=9782047403204_extrait%3fdXNlck5hbWU9aTRsY0FqdVo2OUNWSnpKR3VOOFdvVmVpWUdzd0VKejg5cjh4azE3SG94OD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403242" calcext:value-type="float">
            <text:p>9782047403242</text:p>
          </table:table-cell>
          <table:table-cell/>
          <table:table-cell table:style-name="ce1" office:value-type="string" calcext:value-type="string">
            <text:p><text:a xlink:href="https://www.editions-bordas.fr/jdp/9782047403242/demo" xlink:type="simple">https://www.editions-bordas.fr/jdp/9782047403242/demo</text:a></text:p>
          </table:table-cell>
          <table:table-cell/>
          <table:table-cell office:value-type="string" calcext:value-type="string">
            <text:p>indisponible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403150" calcext:value-type="float">
            <text:p>9782047403150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<text:a xlink:href="https://biblio.editions-bordas.fr/demo/9782047403150" xlink:type="simple">https://biblio.editions-bordas.fr/demo/9782047403150</text:a></text:p>
          </table:table-cell>
          <table:table-cell/>
          <table:table-cell office:value-type="string" calcext:value-type="string">
            <text:p><text:a xlink:href="https://biblio.editions-bordas.fr/demo/9782047403150/?openBook=9782047403150_extrait%3FdXNlck5hbWU9aTRsY0FqdVo2OUNWSnpKR3VOOFdvVmVpWUdzd0VKejg5cjh4azE3SG94OD0mdXNlclBhc3N3b3JkPXptZ1dyZ21YTGxLL25ibk40WG9jSmtpWXYxWlhRSVlmakRnbHhrNzR0WUk9JmRlbW89dHJ1ZSZ3YXRlcm1hcms9dHJ1ZQ" xlink:type="simple">https://biblio.editions-bordas.fr/demo/9782047403150/?openBook=9782047403150_extrait%3fdXNlck5hbWU9aTRsY0FqdVo2OUNWSnpKR3VOOFdvVmVpWUdzd0VKejg5cjh4azE3SG94OD0mdXNlclBhc3N3b3JkPXptZ1dyZ21YTGxLL25ibk40WG9jSmtpWXYxWlhRSVlmakRnbHhrNzR0WUk9JmRlbW89dHJ1ZSZ3YXRlcm1hcms9dHJ1ZQ</text:a>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table:style-name="ce1" office:value-type="float" office:value="9782047403143" calcext:value-type="float">
            <text:p>9782047403143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<text:a xlink:href="https://biblio.editions-bordas.fr/demo/9782047403143" xlink:type="simple">https://biblio.editions-bordas.fr/demo/9782047403143</text:a></text:p>
          </table:table-cell>
          <table:table-cell/>
          <table:table-cell office:value-type="string" calcext:value-type="string">
            <text:p><text:a xlink:href="https://biblio.editions-bordas.fr/demo/9782047403143/?openBook=9782047403143_extrait%3FdXNlck5hbWU9aTRsY0FqdVo2OUNWSnpKR3VOOFdvVmVpWUdzd0VKejg5cjh4azE3SG94OD0mdXNlclBhc3N3b3JkPXptZ1dyZ21YTGxLL25ibk40WG9jSmtpWXYxWlhRSVlmakRnbHhrNzR0WUk9JmRlbW89dHJ1ZSZ3YXRlcm1hcms9dHJ1ZQ" xlink:type="simple">https://biblio.editions-bordas.fr/demo/9782047403143/?openBook=9782047403143_extrait%3fdXNlck5hbWU9aTRsY0FqdVo2OUNWSnpKR3VOOFdvVmVpWUdzd0VKejg5cjh4azE3SG94OD0mdXNlclBhc3N3b3JkPXptZ1dyZ21YTGxLL25ibk40WG9jSmtpWXYxWlhRSVlmakRnbHhrNzR0WUk9JmRlbW89dHJ1ZSZ3YXRlcm1hcms9dHJ1ZQ</text:a>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403051" calcext:value-type="float">
            <text:p>9782047403051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<text:a xlink:href="https://www.editions-bordas.fr/jdp/9782047403051/demo" xlink:type="simple">https://www.editions-bordas.fr/jdp/9782047403051/demo</text:a></text:p>
          </table:table-cell>
          <table:table-cell/>
          <table:table-cell office:value-type="string" calcext:value-type="string">
            <text:p>https://biblio.editions-bordas.fr/demo/9782047403051/?openBook=9782047403051_extrait%3fdXNlck5hbWU9aTRsY0FqdVo2OUNWSnpKR3VOOFdvVmVpWUdzd0VKejg5cjh4azE3SG94OD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403075" calcext:value-type="float">
            <text:p>9782047403075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<text:a xlink:href="https://www.editions-bordas.fr/jdp/9782047403075/demo" xlink:type="simple">https://www.editions-bordas.fr/jdp/9782047403075/demo</text:a></text:p>
          </table:table-cell>
          <table:table-cell/>
          <table:table-cell office:value-type="string" calcext:value-type="string">
            <text:p>https://biblio.editions-bordas.fr/demo/9782047403075/?openBook=9782047403075_extrait%3fdXNlck5hbWU9aTRsY0FqdVo2OUNWSnpKR3VOOFdvVmVpWUdzd0VKejg5cjh4azE3SG94OD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403068" calcext:value-type="float">
            <text:p>9782047403068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<text:a xlink:href="https://www.editions-bordas.fr/jdp/9782047403068/demo" xlink:type="simple">https://www.editions-bordas.fr/jdp/9782047403068/demo</text:a></text:p>
          </table:table-cell>
          <table:table-cell/>
          <table:table-cell office:value-type="string" calcext:value-type="string">
            <text:p>https://biblio.editions-bordas.fr/demo/9782047403068/?openBook=9782047403068_extrait%3fdXNlck5hbWU9aTRsY0FqdVo2OUNWSnpKR3VOOFdvVmVpWUdzd0VKejg5cjh4azE3SG94OD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403136" calcext:value-type="float">
            <text:p>9782047403136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<text:a xlink:href="https://www.editions-bordas.fr/jdp/9782047403136/demo" xlink:type="simple">https://www.editions-bordas.fr/jdp/9782047403136/demo</text:a></text:p>
          </table:table-cell>
          <table:table-cell/>
          <table:table-cell office:value-type="string" calcext:value-type="string">
            <text:p>https://biblio.editions-bordas.fr/demo/9782047403136/?openBook=9782047403136_extrait%3fdXNlck5hbWU9aTRsY0FqdVo2OUNWSnpKR3VOOFdvVmVpWUdzd0VKejg5cjh4azE3SG94OD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403099" calcext:value-type="float">
            <text:p>9782047403099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<text:a xlink:href="https://www.editions-bordas.fr/jdp/9782047403099/demo" xlink:type="simple">https://www.editions-bordas.fr/jdp/9782047403099/demo</text:a></text:p>
          </table:table-cell>
          <table:table-cell/>
          <table:table-cell office:value-type="string" calcext:value-type="string">
            <text:p>https://biblio.editions-bordas.fr/demo/9782047403099/?openBook=9782047403099_extrait%3fdXNlck5hbWU9aTRsY0FqdVo2OUNWSnpKR3VOOFdvVmVpWUdzd0VKejg5cjh4azE3SG94OD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403105" calcext:value-type="float">
            <text:p>9782047403105</text:p>
          </table:table-cell>
          <table:table-cell/>
          <table:table-cell table:style-name="ce1" office:value-type="string" calcext:value-type="string">
            <text:p><text:a xlink:href="https://www.editions-bordas.fr/jdp/9782047403105/demo" xlink:type="simple">https://www.editions-bordas.fr/jdp/9782047403105/demo</text:a></text:p>
          </table:table-cell>
          <table:table-cell/>
          <table:table-cell office:value-type="string" calcext:value-type="string">
            <text:p>https://biblio.editions-bordas.fr/demo/9782047403105/?openBook=9782047403105_extrait%3fdXNlck5hbWU9aTRsY0FqdVo2OUNWSnpKR3VOOFdvVmVpWUdzd0VKejg5cjh4azE3SG94OD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403082" calcext:value-type="float">
            <text:p>9782047403082</text:p>
          </table:table-cell>
          <table:table-cell/>
          <table:table-cell table:style-name="ce1" office:value-type="string" calcext:value-type="string">
            <text:p><text:a xlink:href="https://www.editions-bordas.fr/jdp/9782047403082/demo" xlink:type="simple">https://www.editions-bordas.fr/jdp/9782047403082/demo</text:a></text:p>
          </table:table-cell>
          <table:table-cell/>
          <table:table-cell office:value-type="string" calcext:value-type="string">
            <text:p>https://biblio.editions-bordas.fr/demo/9782047403082/?openBook=9782047403082_extrait%3fdXNlck5hbWU9aTRsY0FqdVo2OUNWSnpKR3VOOFdvVmVpWUdzd0VKejg5cjh4azE3SG94OD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403129" calcext:value-type="float">
            <text:p>9782047403129</text:p>
          </table:table-cell>
          <table:table-cell/>
          <table:table-cell table:style-name="ce1" office:value-type="string" calcext:value-type="string">
            <text:p><text:a xlink:href="https://www.editions-bordas.fr/jdp/9782047403129/demo" xlink:type="simple">https://www.editions-bordas.fr/jdp/9782047403129/demo</text:a></text:p>
          </table:table-cell>
          <table:table-cell/>
          <table:table-cell office:value-type="string" calcext:value-type="string">
            <text:p>https://biblio.editions-bordas.fr/demo/9782047403129/?openBook=9782047403129_extrait%3fdXNlck5hbWU9aTRsY0FqdVo2OUNWSnpKR3VOOFdvVmVpWUdzd0VKejg5cjh4azE3SG94OD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403112" calcext:value-type="float">
            <text:p>9782047403112</text:p>
          </table:table-cell>
          <table:table-cell/>
          <table:table-cell table:style-name="ce1" office:value-type="string" calcext:value-type="string">
            <text:p><text:a xlink:href="https://www.editions-bordas.fr/jdp/9782047403112/demo" xlink:type="simple">https://www.editions-bordas.fr/jdp/9782047403112/demo</text:a></text:p>
          </table:table-cell>
          <table:table-cell/>
          <table:table-cell office:value-type="string" calcext:value-type="string">
            <text:p>https://biblio.editions-bordas.fr/demo/9782047403112/?openBook=9782047403112_extrait%3fdXNlck5hbWU9aTRsY0FqdVo2OUNWSnpKR3VOOFdvVmVpWUdzd0VKejg5cjh4azE3SG94OD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401361" calcext:value-type="float">
            <text:p>9782047401361</text:p>
          </table:table-cell>
          <table:table-cell/>
          <table:table-cell table:style-name="ce1" office:value-type="string" calcext:value-type="string">
            <text:p><text:a xlink:href="https://www.editions-bordas.fr/jdp/9782047401361/demo" xlink:type="simple">https://www.editions-bordas.fr/jdp/9782047401361/demo</text:a></text:p>
          </table:table-cell>
          <table:table-cell/>
          <table:table-cell office:value-type="string" calcext:value-type="string">
            <text:p>https://biblio.editions-bordas.fr/demo/9782047401361/?openBook=9782047401361_extrait%3fdXNlck5hbWU9aTRsY0FqdVo2OUNWSnpKR3VOOFdvUzdZWE95eXAraStlMEQ0L0RJRDJvbz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401729" calcext:value-type="float">
            <text:p>9782047401729</text:p>
          </table:table-cell>
          <table:table-cell/>
          <table:table-cell table:style-name="ce1" office:value-type="string" calcext:value-type="string">
            <text:p><text:a xlink:href="https://www.editions-bordas.fr/jdp/9782047401729/demo" xlink:type="simple">https://www.editions-bordas.fr/jdp/9782047401729/demo</text:a></text:p>
          </table:table-cell>
          <table:table-cell/>
          <table:table-cell office:value-type="string" calcext:value-type="string">
            <text:p>indisponible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400494" calcext:value-type="float">
            <text:p>9782047400494</text:p>
          </table:table-cell>
          <table:table-cell/>
          <table:table-cell table:style-name="ce1" office:value-type="string" calcext:value-type="string">
            <text:p><text:a xlink:href="https://www.editions-bordas.fr/jdp/9782047400494/demo" xlink:type="simple">https://www.editions-bordas.fr/jdp/9782047400494/demo</text:a></text:p>
          </table:table-cell>
          <table:table-cell/>
          <table:table-cell office:value-type="string" calcext:value-type="string">
            <text:p>https://biblio.editions-bordas.fr/demo/9782047400494/?openBook=9782047400494_extrait%3fdXNlck5hbWU9aTRsY0FqdVo2OUNWSnpKR3VOOFdvUzdZWE95eXAraStlMEQ0L0RJRDJvbz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400883" calcext:value-type="float">
            <text:p>9782047400883</text:p>
          </table:table-cell>
          <table:table-cell/>
          <table:table-cell table:style-name="ce1" office:value-type="string" calcext:value-type="string">
            <text:p><text:a xlink:href="https://www.editions-bordas.fr/jdp/9782047400883/demo" xlink:type="simple">https://www.editions-bordas.fr/jdp/9782047400883/demo</text:a></text:p>
          </table:table-cell>
          <table:table-cell/>
          <table:table-cell office:value-type="string" calcext:value-type="string">
            <text:p>https://biblio.editions-bordas.fr/demo/9782047400883/?openBook=9782047400883_extrait%3fdXNlck5hbWU9aTRsY0FqdVo2OUNWSnpKR3VOOFdvUzdZWE95eXAraStlMEQ0L0RJRDJvbz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400838" calcext:value-type="float">
            <text:p>9782047400838</text:p>
          </table:table-cell>
          <table:table-cell/>
          <table:table-cell table:style-name="ce1" office:value-type="string" calcext:value-type="string">
            <text:p><text:a xlink:href="https://www.editions-bordas.fr/jdp/9782047400838/demo" xlink:type="simple">https://www.editions-bordas.fr/jdp/9782047400838/demo</text:a></text:p>
          </table:table-cell>
          <table:table-cell/>
          <table:table-cell office:value-type="string" calcext:value-type="string">
            <text:p>https://biblio.editions-bordas.fr/demo/9782047400838/?openBook=9782047400838_extrait%3fdXNlck5hbWU9aTRsY0FqdVo2OUNWSnpKR3VOOFdvUzdZWE95eXAraStlMEQ0L0RJRDJvbz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400647" calcext:value-type="float">
            <text:p>9782047400647</text:p>
          </table:table-cell>
          <table:table-cell/>
          <table:table-cell table:style-name="ce1" office:value-type="string" calcext:value-type="string">
            <text:p><text:a xlink:href="https://www.editions-bordas.fr/jdp/9782047400647/demo" xlink:type="simple">https://www.editions-bordas.fr/jdp/9782047400647/demo</text:a></text:p>
          </table:table-cell>
          <table:table-cell/>
          <table:table-cell office:value-type="string" calcext:value-type="string">
            <text:p>https://biblio.editions-bordas.fr/demo/9782047400647/?openBook=9782047400647_extrait%3fdXNlck5hbWU9aTRsY0FqdVo2OUNWSnpKR3VOOFdvUzdZWE95eXAraStlMEQ0L0RJRDJvbz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400951" calcext:value-type="float">
            <text:p>9782047400951</text:p>
          </table:table-cell>
          <table:table-cell/>
          <table:table-cell table:style-name="ce1" office:value-type="string" calcext:value-type="string">
            <text:p><text:a xlink:href="https://www.editions-bordas.fr/jdp/9782047400951/demo" xlink:type="simple">https://www.editions-bordas.fr/jdp/9782047400951/demo</text:a></text:p>
          </table:table-cell>
          <table:table-cell/>
          <table:table-cell office:value-type="string" calcext:value-type="string">
            <text:p>https://biblio.editions-bordas.fr/demo/9782047400951/?openBook=9782047400951_extrait%3fdXNlck5hbWU9aTRsY0FqdVo2OUNWSnpKR3VOOFdvUzdZWE95eXAraStlMEQ0L0RJRDJvbz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400708" calcext:value-type="float">
            <text:p>9782047400708</text:p>
          </table:table-cell>
          <table:table-cell/>
          <table:table-cell table:style-name="ce1" office:value-type="string" calcext:value-type="string">
            <text:p><text:a xlink:href="https://www.editions-bordas.fr/jdp/9782047400708/demo" xlink:type="simple">https://www.editions-bordas.fr/jdp/9782047400708/demo</text:a></text:p>
          </table:table-cell>
          <table:table-cell/>
          <table:table-cell office:value-type="string" calcext:value-type="string">
            <text:p>indisponible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400791" calcext:value-type="float">
            <text:p>9782047400791</text:p>
          </table:table-cell>
          <table:table-cell/>
          <table:table-cell table:style-name="ce1" office:value-type="string" calcext:value-type="string">
            <text:p><text:a xlink:href="https://www.editions-bordas.fr/jdp/9782047400791/demo" xlink:type="simple">https://www.editions-bordas.fr/jdp/9782047400791/demo</text:a></text:p>
          </table:table-cell>
          <table:table-cell/>
          <table:table-cell office:value-type="string" calcext:value-type="string">
            <text:p>https://biblio.editions-bordas.fr/demo/9782047400791/?openBook=9782047400791_extrait%3fdXNlck5hbWU9aTRsY0FqdVo2OUNWSnpKR3VOOFdvUzdZWE95eXAraStlMEQ0L0RJRDJvbz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400876" calcext:value-type="float">
            <text:p>9782047400876</text:p>
          </table:table-cell>
          <table:table-cell/>
          <table:table-cell table:style-name="ce1" office:value-type="string" calcext:value-type="string">
            <text:p><text:a xlink:href="https://www.editions-bordas.fr/jdp/9782047400876/demo" xlink:type="simple">https://www.editions-bordas.fr/jdp/9782047400876/demo</text:a></text:p>
          </table:table-cell>
          <table:table-cell/>
          <table:table-cell office:value-type="string" calcext:value-type="string">
            <text:p>https://biblio.editions-bordas.fr/demo/9782047400876/?openBook=9782047400876_extrait%3fdXNlck5hbWU9aTRsY0FqdVo2OUNWSnpKR3VOOFdvUzdZWE95eXAraStlMEQ0L0RJRDJvbz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400777" calcext:value-type="float">
            <text:p>9782047400777</text:p>
          </table:table-cell>
          <table:table-cell/>
          <table:table-cell table:style-name="ce1" office:value-type="string" calcext:value-type="string">
            <text:p><text:a xlink:href="https://www.editions-bordas.fr/jdp/9782047400777/demo" xlink:type="simple">https://www.editions-bordas.fr/jdp/9782047400777/demo</text:a></text:p>
          </table:table-cell>
          <table:table-cell/>
          <table:table-cell office:value-type="string" calcext:value-type="string">
            <text:p>https://biblio.editions-bordas.fr/demo/9782047400777/?openBook=9782047400777_extrait%3fdXNlck5hbWU9aTRsY0FqdVo2OUNWSnpKR3VOOFdvUzdZWE95eXAraStlMEQ0L0RJRDJvbz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400784" calcext:value-type="float">
            <text:p>9782047400784</text:p>
          </table:table-cell>
          <table:table-cell/>
          <table:table-cell table:style-name="ce1" office:value-type="string" calcext:value-type="string">
            <text:p><text:a xlink:href="https://www.editions-bordas.fr/jdp/9782047400784/demo" xlink:type="simple">https://www.editions-bordas.fr/jdp/9782047400784/demo</text:a></text:p>
          </table:table-cell>
          <table:table-cell/>
          <table:table-cell office:value-type="string" calcext:value-type="string">
            <text:p>https://biblio.editions-bordas.fr/demo/9782047400784/?openBook=9782047400784_extrait%3fdXNlck5hbWU9aTRsY0FqdVo2OUNWSnpKR3VOOFdvUzdZWE95eXAraStlMEQ0L0RJRDJvbz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400807" calcext:value-type="float">
            <text:p>9782047400807</text:p>
          </table:table-cell>
          <table:table-cell/>
          <table:table-cell table:style-name="ce1" office:value-type="string" calcext:value-type="string">
            <text:p><text:a xlink:href="https://www.editions-bordas.fr/jdp/9782047400807/demo" xlink:type="simple">https://www.editions-bordas.fr/jdp/9782047400807/demo</text:a></text:p>
          </table:table-cell>
          <table:table-cell/>
          <table:table-cell office:value-type="string" calcext:value-type="string">
            <text:p>https://biblio.editions-bordas.fr/demo/9782047400807/?openBook=9782047400807_extrait%3fdXNlck5hbWU9aTRsY0FqdVo2OUNWSnpKR3VOOFdvUzdZWE95eXAraStlMEQ0L0RJRDJvbz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400906" calcext:value-type="float">
            <text:p>9782047400906</text:p>
          </table:table-cell>
          <table:table-cell/>
          <table:table-cell table:style-name="ce1" office:value-type="string" calcext:value-type="string">
            <text:p><text:a xlink:href="https://www.editions-bordas.fr/jdp/9782047400906/demo" xlink:type="simple">https://www.editions-bordas.fr/jdp/9782047400906/demo</text:a></text:p>
          </table:table-cell>
          <table:table-cell/>
          <table:table-cell office:value-type="string" calcext:value-type="string">
            <text:p>https://biblio.editions-bordas.fr/demo/9782047400906/?openBook=9782047400906_extrait%3fdXNlck5hbWU9aTRsY0FqdVo2OUNWSnpKR3VOOFdvUzdZWE95eXAraStlMEQ0L0RJRDJvbz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400999" calcext:value-type="float">
            <text:p>9782047400999</text:p>
          </table:table-cell>
          <table:table-cell/>
          <table:table-cell table:style-name="ce1" office:value-type="string" calcext:value-type="string">
            <text:p><text:a xlink:href="https://www.editions-bordas.fr/jdp/9782047400999/demo" xlink:type="simple">https://www.editions-bordas.fr/jdp/9782047400999/demo</text:a></text:p>
          </table:table-cell>
          <table:table-cell/>
          <table:table-cell office:value-type="string" calcext:value-type="string">
            <text:p>https://biblio.editions-bordas.fr/demo/9782047400999/?openBook=9782047400999_extrait%3fdXNlck5hbWU9aTRsY0FqdVo2OUNWSnpKR3VOOFdvUzdZWE95eXAraStlMEQ0L0RJRDJvbz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400944" calcext:value-type="float">
            <text:p>9782047400944</text:p>
          </table:table-cell>
          <table:table-cell/>
          <table:table-cell table:style-name="ce1" office:value-type="string" calcext:value-type="string">
            <text:p><text:a xlink:href="https://www.editions-bordas.fr/jdp/9782047400944/demo" xlink:type="simple">https://www.editions-bordas.fr/jdp/9782047400944/demo</text:a></text:p>
          </table:table-cell>
          <table:table-cell/>
          <table:table-cell office:value-type="string" calcext:value-type="string">
            <text:p>https://biblio.editions-bordas.fr/demo/9782047400944/?openBook=9782047400944_extrait%3fdXNlck5hbWU9aTRsY0FqdVo2OUNWSnpKR3VOOFdvUzdZWE95eXAraStlMEQ0L0RJRDJvbz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401002" calcext:value-type="float">
            <text:p>9782047401002</text:p>
          </table:table-cell>
          <table:table-cell/>
          <table:table-cell table:style-name="ce1" office:value-type="string" calcext:value-type="string">
            <text:p><text:a xlink:href="https://www.editions-bordas.fr/jdp/9782047401002/demo" xlink:type="simple">https://www.editions-bordas.fr/jdp/9782047401002/demo</text:a></text:p>
          </table:table-cell>
          <table:table-cell/>
          <table:table-cell office:value-type="string" calcext:value-type="string">
            <text:p>https://biblio.editions-bordas.fr/demo/9782047401002/?openBook=9782047401002_extrait%3fdXNlck5hbWU9aTRsY0FqdVo2OUNWSnpKR3VOOFdvUzdZWE95eXAraStlMEQ0L0RJRDJvbz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400975" calcext:value-type="float">
            <text:p>9782047400975</text:p>
          </table:table-cell>
          <table:table-cell/>
          <table:table-cell table:style-name="ce1" office:value-type="string" calcext:value-type="string">
            <text:p><text:a xlink:href="https://www.editions-bordas.fr/jdp/9782047400975/demo" xlink:type="simple">https://www.editions-bordas.fr/jdp/9782047400975/demo</text:a></text:p>
          </table:table-cell>
          <table:table-cell/>
          <table:table-cell office:value-type="string" calcext:value-type="string">
            <text:p>https://biblio.editions-bordas.fr/demo/9782047400975/?openBook=9782047400975_extrait%3fdXNlck5hbWU9aTRsY0FqdVo2OUNWSnpKR3VOOFdvUzdZWE95eXAraStlMEQ0L0RJRDJvbz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400814" calcext:value-type="float">
            <text:p>9782047400814</text:p>
          </table:table-cell>
          <table:table-cell/>
          <table:table-cell table:style-name="ce1" office:value-type="string" calcext:value-type="string">
            <text:p><text:a xlink:href="https://www.editions-bordas.fr/jdp/9782047400814/demo" xlink:type="simple">https://www.editions-bordas.fr/jdp/9782047400814/demo</text:a></text:p>
          </table:table-cell>
          <table:table-cell/>
          <table:table-cell office:value-type="string" calcext:value-type="string">
            <text:p>https://biblio.editions-bordas.fr/demo/9782047400814/?openBook=9782047400814_extrait%3fdXNlck5hbWU9aTRsY0FqdVo2OUNWSnpKR3VOOFdvUzdZWE95eXAraStlMEQ0L0RJRDJvbz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400890" calcext:value-type="float">
            <text:p>9782047400890</text:p>
          </table:table-cell>
          <table:table-cell/>
          <table:table-cell table:style-name="ce1" office:value-type="string" calcext:value-type="string">
            <text:p><text:a xlink:href="https://www.editions-bordas.fr/jdp/9782047400890/demo" xlink:type="simple">https://www.editions-bordas.fr/jdp/9782047400890/demo</text:a></text:p>
          </table:table-cell>
          <table:table-cell/>
          <table:table-cell office:value-type="string" calcext:value-type="string">
            <text:p>https://biblio.editions-bordas.fr/demo/9782047400890/?openBook=9782047400890_extrait%3fdXNlck5hbWU9aTRsY0FqdVo2OUNWSnpKR3VOOFdvUzdZWE95eXAraStlMEQ0L0RJRDJvbz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400982" calcext:value-type="float">
            <text:p>9782047400982</text:p>
          </table:table-cell>
          <table:table-cell/>
          <table:table-cell table:style-name="ce1" office:value-type="string" calcext:value-type="string">
            <text:p><text:a xlink:href="https://www.editions-bordas.fr/jdp/9782047400982/demo" xlink:type="simple">https://www.editions-bordas.fr/jdp/9782047400982/demo</text:a></text:p>
          </table:table-cell>
          <table:table-cell/>
          <table:table-cell office:value-type="string" calcext:value-type="string">
            <text:p>https://biblio.editions-bordas.fr/demo/9782047400982/?openBook=9782047400982_extrait%3fdXNlck5hbWU9aTRsY0FqdVo2OUNWSnpKR3VOOFdvUzdZWE95eXAraStlMEQ0L0RJRDJvbz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401026" calcext:value-type="float">
            <text:p>9782047401026</text:p>
          </table:table-cell>
          <table:table-cell/>
          <table:table-cell table:style-name="ce1" office:value-type="string" calcext:value-type="string">
            <text:p><text:a xlink:href="https://www.editions-bordas.fr/jdp/9782047401026/demo" xlink:type="simple">https://www.editions-bordas.fr/jdp/9782047401026/demo</text:a></text:p>
          </table:table-cell>
          <table:table-cell/>
          <table:table-cell office:value-type="string" calcext:value-type="string">
            <text:p>indisponible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88990" calcext:value-type="float">
            <text:p>9782047388990</text:p>
          </table:table-cell>
          <table:table-cell/>
          <table:table-cell table:style-name="ce1" office:value-type="string" calcext:value-type="string">
            <text:p><text:a xlink:href="https://www.editions-bordas.fr/jdp/9782047388990/demo" xlink:type="simple">https://www.editions-bordas.fr/jdp/9782047388990/demo</text:a></text:p>
          </table:table-cell>
          <table:table-cell/>
          <table:table-cell office:value-type="string" calcext:value-type="string">
            <text:p>indisponible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87948" calcext:value-type="float">
            <text:p>9782047387948</text:p>
          </table:table-cell>
          <table:table-cell/>
          <table:table-cell table:style-name="ce1" office:value-type="string" calcext:value-type="string">
            <text:p><text:a xlink:href="https://www.editions-bordas.fr/jdp/9782047387948/demo" xlink:type="simple">https://www.editions-bordas.fr/jdp/9782047387948/demo</text:a></text:p>
          </table:table-cell>
          <table:table-cell/>
          <table:table-cell office:value-type="string" calcext:value-type="string">
            <text:p>https://biblio.editions-bordas.fr/demo/9782047387948/?openBook=9782047387948_extrait%3fdXNlck5hbWU9aTRsY0FqdVo2OUNWSnpKR3VOOFdvUUVjWm1QTTltRTl6TWpuUytCdUVJQT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88648" calcext:value-type="float">
            <text:p>9782047388648</text:p>
          </table:table-cell>
          <table:table-cell/>
          <table:table-cell table:style-name="ce1" office:value-type="string" calcext:value-type="string">
            <text:p><text:a xlink:href="https://www.editions-bordas.fr/jdp/9782047388648/demo" xlink:type="simple">https://www.editions-bordas.fr/jdp/9782047388648/demo</text:a></text:p>
          </table:table-cell>
          <table:table-cell/>
          <table:table-cell office:value-type="string" calcext:value-type="string">
            <text:p>indisponible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88365" calcext:value-type="float">
            <text:p>9782047388365</text:p>
          </table:table-cell>
          <table:table-cell/>
          <table:table-cell table:style-name="ce1" office:value-type="string" calcext:value-type="string">
            <text:p><text:a xlink:href="https://www.editions-bordas.fr/jdp/9782047388365/demo" xlink:type="simple">https://www.editions-bordas.fr/jdp/9782047388365/demo</text:a></text:p>
          </table:table-cell>
          <table:table-cell/>
          <table:table-cell office:value-type="string" calcext:value-type="string">
            <text:p>indisponible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88433" calcext:value-type="float">
            <text:p>9782047388433</text:p>
          </table:table-cell>
          <table:table-cell/>
          <table:table-cell table:style-name="ce1" office:value-type="string" calcext:value-type="string">
            <text:p><text:a xlink:href="https://www.editions-bordas.fr/jdp/9782047388433/demo" xlink:type="simple">https://www.editions-bordas.fr/jdp/9782047388433/demo</text:a></text:p>
          </table:table-cell>
          <table:table-cell/>
          <table:table-cell office:value-type="string" calcext:value-type="string">
            <text:p>indisponible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87986" calcext:value-type="float">
            <text:p>9782047387986</text:p>
          </table:table-cell>
          <table:table-cell/>
          <table:table-cell table:style-name="ce1" office:value-type="string" calcext:value-type="string">
            <text:p><text:a xlink:href="https://www.editions-bordas.fr/jdp/9782047387986/demo" xlink:type="simple">https://www.editions-bordas.fr/jdp/9782047387986/demo</text:a></text:p>
          </table:table-cell>
          <table:table-cell/>
          <table:table-cell office:value-type="string" calcext:value-type="string">
            <text:p>indisponible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87726" calcext:value-type="float">
            <text:p>9782047387726</text:p>
          </table:table-cell>
          <table:table-cell/>
          <table:table-cell table:style-name="ce1" office:value-type="string" calcext:value-type="string">
            <text:p><text:a xlink:href="https://www.editions-bordas.fr/jdp/9782047387726/demo" xlink:type="simple">https://www.editions-bordas.fr/jdp/9782047387726/demo</text:a></text:p>
          </table:table-cell>
          <table:table-cell/>
          <table:table-cell office:value-type="string" calcext:value-type="string">
            <text:p>https://biblio.editions-bordas.fr/demo/9782047387726/?openBook=9782047387726_extrait%3fdXNlck5hbWU9aTRsY0FqdVo2OUNWSnpKR3VOOFdvUUVjWm1QTTltRTl6TWpuUytCdUVJQT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88228" calcext:value-type="float">
            <text:p>9782047388228</text:p>
          </table:table-cell>
          <table:table-cell/>
          <table:table-cell table:style-name="ce1" office:value-type="string" calcext:value-type="string">
            <text:p><text:a xlink:href="https://www.editions-bordas.fr/jdp/9782047388228/demo" xlink:type="simple">https://www.editions-bordas.fr/jdp/9782047388228/demo</text:a></text:p>
          </table:table-cell>
          <table:table-cell/>
          <table:table-cell office:value-type="string" calcext:value-type="string">
            <text:p>indisponible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88785" calcext:value-type="float">
            <text:p>9782047388785</text:p>
          </table:table-cell>
          <table:table-cell/>
          <table:table-cell table:style-name="ce1" office:value-type="string" calcext:value-type="string">
            <text:p><text:a xlink:href="https://www.editions-bordas.fr/jdp/9782047388785/demo" xlink:type="simple">https://www.editions-bordas.fr/jdp/9782047388785/demo</text:a></text:p>
          </table:table-cell>
          <table:table-cell/>
          <table:table-cell office:value-type="string" calcext:value-type="string">
            <text:p>indisponible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87733" calcext:value-type="float">
            <text:p>9782047387733</text:p>
          </table:table-cell>
          <table:table-cell/>
          <table:table-cell table:style-name="ce1" office:value-type="string" calcext:value-type="string">
            <text:p><text:a xlink:href="https://www.editions-bordas.fr/jdp/9782047387733/demo" xlink:type="simple">https://www.editions-bordas.fr/jdp/9782047387733/demo</text:a></text:p>
          </table:table-cell>
          <table:table-cell/>
          <table:table-cell office:value-type="string" calcext:value-type="string">
            <text:p>https://biblio.editions-bordas.fr/demo/9782047387733/?openBook=9782047387733_extrait%3fdXNlck5hbWU9aTRsY0FqdVo2OUNWSnpKR3VOOFdvUUVjWm1QTTltRTl6TWpuUytCdUVJQT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88075" calcext:value-type="float">
            <text:p>9782047388075</text:p>
          </table:table-cell>
          <table:table-cell/>
          <table:table-cell table:style-name="ce1" office:value-type="string" calcext:value-type="string">
            <text:p><text:a xlink:href="https://www.editions-bordas.fr/jdp/9782047388075/demo" xlink:type="simple">https://www.editions-bordas.fr/jdp/9782047388075/demo</text:a></text:p>
          </table:table-cell>
          <table:table-cell/>
          <table:table-cell office:value-type="string" calcext:value-type="string">
            <text:p>indisponible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88921" calcext:value-type="float">
            <text:p>9782047388921</text:p>
          </table:table-cell>
          <table:table-cell/>
          <table:table-cell table:style-name="ce1" office:value-type="string" calcext:value-type="string">
            <text:p><text:a xlink:href="https://www.editions-bordas.fr/jdp/9782047388921/demo" xlink:type="simple">https://www.editions-bordas.fr/jdp/9782047388921/demo</text:a></text:p>
          </table:table-cell>
          <table:table-cell/>
          <table:table-cell office:value-type="string" calcext:value-type="string">
            <text:p>indisponible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87740" calcext:value-type="float">
            <text:p>9782047387740</text:p>
          </table:table-cell>
          <table:table-cell/>
          <table:table-cell table:style-name="ce1" office:value-type="string" calcext:value-type="string">
            <text:p><text:a xlink:href="https://www.editions-bordas.fr/jdp/9782047387740/demo" xlink:type="simple">https://www.editions-bordas.fr/jdp/9782047387740/demo</text:a></text:p>
          </table:table-cell>
          <table:table-cell/>
          <table:table-cell office:value-type="string" calcext:value-type="string">
            <text:p>https://biblio.editions-bordas.fr/demo/9782047387740/?openBook=9782047387740_extrait%3fdXNlck5hbWU9aTRsY0FqdVo2OUNWSnpKR3VOOFdvYksxQU9LeVF3ckluR1RZNVdJOU9EUT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89270" calcext:value-type="float">
            <text:p>9782047389270</text:p>
          </table:table-cell>
          <table:table-cell/>
          <table:table-cell table:style-name="ce1" office:value-type="string" calcext:value-type="string">
            <text:p><text:a xlink:href="https://www.editions-bordas.fr/jdp/9782047389270/demo" xlink:type="simple">https://www.editions-bordas.fr/jdp/9782047389270/demo</text:a></text:p>
          </table:table-cell>
          <table:table-cell/>
          <table:table-cell office:value-type="string" calcext:value-type="string">
            <text:p>indisponible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89133" calcext:value-type="float">
            <text:p>9782047389133</text:p>
          </table:table-cell>
          <table:table-cell/>
          <table:table-cell table:style-name="ce1" office:value-type="string" calcext:value-type="string">
            <text:p><text:a xlink:href="https://www.editions-bordas.fr/jdp/9782047389133/demo" xlink:type="simple">https://www.editions-bordas.fr/jdp/9782047389133/demo</text:a></text:p>
          </table:table-cell>
          <table:table-cell/>
          <table:table-cell office:value-type="string" calcext:value-type="string">
            <text:p>indisponible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89201" calcext:value-type="float">
            <text:p>9782047389201</text:p>
          </table:table-cell>
          <table:table-cell/>
          <table:table-cell table:style-name="ce1" office:value-type="string" calcext:value-type="string">
            <text:p><text:a xlink:href="https://www.editions-bordas.fr/jdp/9782047389201/demo" xlink:type="simple">https://www.editions-bordas.fr/jdp/9782047389201/demo</text:a></text:p>
          </table:table-cell>
          <table:table-cell/>
          <table:table-cell office:value-type="string" calcext:value-type="string">
            <text:p>indisponible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89065" calcext:value-type="float">
            <text:p>9782047389065</text:p>
          </table:table-cell>
          <table:table-cell/>
          <table:table-cell table:style-name="ce1" office:value-type="string" calcext:value-type="string">
            <text:p><text:a xlink:href="https://www.editions-bordas.fr/jdp/9782047389065/demo" xlink:type="simple">https://www.editions-bordas.fr/jdp/9782047389065/demo</text:a></text:p>
          </table:table-cell>
          <table:table-cell/>
          <table:table-cell office:value-type="string" calcext:value-type="string">
            <text:p>indisponible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89591" calcext:value-type="float">
            <text:p>9782047389591</text:p>
          </table:table-cell>
          <table:table-cell/>
          <table:table-cell table:style-name="ce1" office:value-type="string" calcext:value-type="string">
            <text:p><text:a xlink:href="https://www.editions-bordas.fr/jdp/9782047389591/demo" xlink:type="simple">https://www.editions-bordas.fr/jdp/9782047389591/demo</text:a></text:p>
          </table:table-cell>
          <table:table-cell/>
          <table:table-cell office:value-type="string" calcext:value-type="string">
            <text:p>indisponible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87627" calcext:value-type="float">
            <text:p>9782047387627</text:p>
          </table:table-cell>
          <table:table-cell/>
          <table:table-cell table:style-name="ce1" office:value-type="string" calcext:value-type="string">
            <text:p><text:a xlink:href="https://www.editions-bordas.fr/jdp/9782047387627/demo" xlink:type="simple">https://www.editions-bordas.fr/jdp/9782047387627/demo</text:a></text:p>
          </table:table-cell>
          <table:table-cell/>
          <table:table-cell office:value-type="string" calcext:value-type="string">
            <text:p>https://biblio.editions-bordas.fr/demo/9782047387627/?openBook=9782047387627_extrait%3fdXNlck5hbWU9aTRsY0FqdVo2OUNWSnpKR3VOOFdvUUVjWm1QTTltRTl6TWpuUytCdUVJQT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87634" calcext:value-type="float">
            <text:p>9782047387634</text:p>
          </table:table-cell>
          <table:table-cell/>
          <table:table-cell table:style-name="ce1" office:value-type="string" calcext:value-type="string">
            <text:p><text:a xlink:href="https://www.editions-bordas.fr/jdp/9782047387634/demo" xlink:type="simple">https://www.editions-bordas.fr/jdp/9782047387634/demo</text:a></text:p>
          </table:table-cell>
          <table:table-cell/>
          <table:table-cell office:value-type="string" calcext:value-type="string">
            <text:p>https://biblio.editions-bordas.fr/demo/9782047387634/?openBook=9782047387634_extrait%3fdXNlck5hbWU9aTRsY0FqdVo2OUNWSnpKR3VOOFdvUUVjWm1QTTltRTl6TWpuUytCdUVJQT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87641" calcext:value-type="float">
            <text:p>9782047387641</text:p>
          </table:table-cell>
          <table:table-cell/>
          <table:table-cell table:style-name="ce1" office:value-type="string" calcext:value-type="string">
            <text:p><text:a xlink:href="https://www.editions-bordas.fr/jdp/9782047387641/demo" xlink:type="simple">https://www.editions-bordas.fr/jdp/9782047387641/demo</text:a></text:p>
          </table:table-cell>
          <table:table-cell/>
          <table:table-cell office:value-type="string" calcext:value-type="string">
            <text:p>https://biblio.editions-bordas.fr/demo/9782047387641/?openBook=9782047387641_extrait%3fdXNlck5hbWU9aTRsY0FqdVo2OUNWSnpKR3VOOFdvUUVjWm1QTTltRTl6TWpuUytCdUVJQT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89867" calcext:value-type="float">
            <text:p>9782047389867</text:p>
          </table:table-cell>
          <table:table-cell/>
          <table:table-cell table:style-name="ce1" office:value-type="string" calcext:value-type="string">
            <text:p><text:a xlink:href="https://www.editions-bordas.fr/jdp/9782047389867/demo" xlink:type="simple">https://www.editions-bordas.fr/jdp/9782047389867/demo</text:a></text:p>
          </table:table-cell>
          <table:table-cell/>
          <table:table-cell office:value-type="string" calcext:value-type="string">
            <text:p>https://biblio.editions-bordas.fr/demo/9782047389867/?openBook=9782047389867_extrait%3fdXNlck5hbWU9aTRsY0FqdVo2OUNWSnpKR3VOOFdvWlRqVmc0VU11V05QQ2h3THV2QWFTMD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89874" calcext:value-type="float">
            <text:p>9782047389874</text:p>
          </table:table-cell>
          <table:table-cell/>
          <table:table-cell table:style-name="ce1" office:value-type="string" calcext:value-type="string">
            <text:p><text:a xlink:href="https://www.editions-bordas.fr/jdp/9782047389874/demo" xlink:type="simple">https://www.editions-bordas.fr/jdp/9782047389874/demo</text:a></text:p>
          </table:table-cell>
          <table:table-cell/>
          <table:table-cell office:value-type="string" calcext:value-type="string">
            <text:p>https://biblio.editions-bordas.fr/demo/9782047389874/?openBook=9782047389874_extrait%3fdXNlck5hbWU9aTRsY0FqdVo2OUNWSnpKR3VOOFdvWlRqVmc0VU11V05QQ2h3THV2QWFTMD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90788" calcext:value-type="float">
            <text:p>9782047390788</text:p>
          </table:table-cell>
          <table:table-cell/>
          <table:table-cell table:style-name="ce1" office:value-type="string" calcext:value-type="string">
            <text:p><text:a xlink:href="https://www.editions-bordas.fr/jdp/9782047390788/demo" xlink:type="simple">https://www.editions-bordas.fr/jdp/9782047390788/demo</text:a></text:p>
          </table:table-cell>
          <table:table-cell/>
          <table:table-cell office:value-type="string" calcext:value-type="string">
            <text:p>indisponible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90313" calcext:value-type="float">
            <text:p>9782047390313</text:p>
          </table:table-cell>
          <table:table-cell/>
          <table:table-cell table:style-name="ce1" office:value-type="string" calcext:value-type="string">
            <text:p><text:a xlink:href="https://www.editions-bordas.fr/jdp/9782047390313/demo" xlink:type="simple">https://www.editions-bordas.fr/jdp/9782047390313/demo</text:a></text:p>
          </table:table-cell>
          <table:table-cell/>
          <table:table-cell office:value-type="string" calcext:value-type="string">
            <text:p>indisponible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91204" calcext:value-type="float">
            <text:p>9782047391204</text:p>
          </table:table-cell>
          <table:table-cell/>
          <table:table-cell table:style-name="ce1" office:value-type="string" calcext:value-type="string">
            <text:p><text:a xlink:href="https://www.editions-bordas.fr/jdp/9782047391204/demo" xlink:type="simple">https://www.editions-bordas.fr/jdp/9782047391204/demo</text:a></text:p>
          </table:table-cell>
          <table:table-cell/>
          <table:table-cell office:value-type="string" calcext:value-type="string">
            <text:p>indisponible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91327" calcext:value-type="float">
            <text:p>9782047391327</text:p>
          </table:table-cell>
          <table:table-cell/>
          <table:table-cell table:style-name="ce1" office:value-type="string" calcext:value-type="string">
            <text:p><text:a xlink:href="https://www.editions-bordas.fr/jdp/9782047391327/demo" xlink:type="simple">https://www.editions-bordas.fr/jdp/9782047391327/demo</text:a></text:p>
          </table:table-cell>
          <table:table-cell/>
          <table:table-cell office:value-type="string" calcext:value-type="string">
            <text:p>indisponible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89881" calcext:value-type="float">
            <text:p>9782047389881</text:p>
          </table:table-cell>
          <table:table-cell/>
          <table:table-cell table:style-name="ce1" office:value-type="string" calcext:value-type="string">
            <text:p><text:a xlink:href="https://www.editions-bordas.fr/jdp/9782047389881/demo" xlink:type="simple">https://www.editions-bordas.fr/jdp/9782047389881/demo</text:a></text:p>
          </table:table-cell>
          <table:table-cell/>
          <table:table-cell office:value-type="string" calcext:value-type="string">
            <text:p>https://biblio.editions-bordas.fr/demo/9782047389881/?openBook=9782047389881_extrait%3fdXNlck5hbWU9aTRsY0FqdVo2OUNWSnpKR3VOOFdvWlRqVmc0VU11V05QQ2h3THV2QWFTMD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91440" calcext:value-type="float">
            <text:p>9782047391440</text:p>
          </table:table-cell>
          <table:table-cell/>
          <table:table-cell table:style-name="ce1" office:value-type="string" calcext:value-type="string">
            <text:p><text:a xlink:href="https://www.editions-bordas.fr/jdp/9782047391440/demo" xlink:type="simple">https://www.editions-bordas.fr/jdp/9782047391440/demo</text:a></text:p>
          </table:table-cell>
          <table:table-cell/>
          <table:table-cell office:value-type="string" calcext:value-type="string">
            <text:p>indisponible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89867" calcext:value-type="float">
            <text:p>9782047389867</text:p>
          </table:table-cell>
          <table:table-cell/>
          <table:table-cell table:style-name="ce1" office:value-type="string" calcext:value-type="string">
            <text:p><text:a xlink:href="https://www.editions-bordas.fr/jdp/9782047389867/demo" xlink:type="simple">https://www.editions-bordas.fr/jdp/9782047389867/demo</text:a></text:p>
          </table:table-cell>
          <table:table-cell/>
          <table:table-cell office:value-type="string" calcext:value-type="string">
            <text:p>https://biblio.editions-bordas.fr/demo/9782047389867/?openBook=9782047389867_extrait%3fdXNlck5hbWU9aTRsY0FqdVo2OUNWSnpKR3VOOFdvWlRqVmc0VU11V05QQ2h3THV2QWFTMD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89874" calcext:value-type="float">
            <text:p>9782047389874</text:p>
          </table:table-cell>
          <table:table-cell/>
          <table:table-cell table:style-name="ce1" office:value-type="string" calcext:value-type="string">
            <text:p><text:a xlink:href="https://www.editions-bordas.fr/jdp/9782047389874/demo" xlink:type="simple">https://www.editions-bordas.fr/jdp/9782047389874/demo</text:a></text:p>
          </table:table-cell>
          <table:table-cell/>
          <table:table-cell office:value-type="string" calcext:value-type="string">
            <text:p>https://biblio.editions-bordas.fr/demo/9782047389874/?openBook=9782047389874_extrait%3fdXNlck5hbWU9aTRsY0FqdVo2OUNWSnpKR3VOOFdvWlRqVmc0VU11V05QQ2h3THV2QWFTMD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90788" calcext:value-type="float">
            <text:p>9782047390788</text:p>
          </table:table-cell>
          <table:table-cell/>
          <table:table-cell table:style-name="ce1" office:value-type="string" calcext:value-type="string">
            <text:p><text:a xlink:href="https://www.editions-bordas.fr/jdp/9782047390788/demo" xlink:type="simple">https://www.editions-bordas.fr/jdp/9782047390788/demo</text:a></text:p>
          </table:table-cell>
          <table:table-cell/>
          <table:table-cell office:value-type="string" calcext:value-type="string">
            <text:p>indisponible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90313" calcext:value-type="float">
            <text:p>9782047390313</text:p>
          </table:table-cell>
          <table:table-cell/>
          <table:table-cell table:style-name="ce1" office:value-type="string" calcext:value-type="string">
            <text:p><text:a xlink:href="https://www.editions-bordas.fr/jdp/9782047390313/demo" xlink:type="simple">https://www.editions-bordas.fr/jdp/9782047390313/demo</text:a></text:p>
          </table:table-cell>
          <table:table-cell/>
          <table:table-cell office:value-type="string" calcext:value-type="string">
            <text:p>indisponible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91204" calcext:value-type="float">
            <text:p>9782047391204</text:p>
          </table:table-cell>
          <table:table-cell/>
          <table:table-cell table:style-name="ce1" office:value-type="string" calcext:value-type="string">
            <text:p><text:a xlink:href="https://www.editions-bordas.fr/jdp/9782047391204/demo" xlink:type="simple">https://www.editions-bordas.fr/jdp/9782047391204/demo</text:a></text:p>
          </table:table-cell>
          <table:table-cell/>
          <table:table-cell office:value-type="string" calcext:value-type="string">
            <text:p>indisponible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91327" calcext:value-type="float">
            <text:p>9782047391327</text:p>
          </table:table-cell>
          <table:table-cell/>
          <table:table-cell table:style-name="ce1" office:value-type="string" calcext:value-type="string">
            <text:p><text:a xlink:href="https://www.editions-bordas.fr/jdp/9782047391327/demo" xlink:type="simple">https://www.editions-bordas.fr/jdp/9782047391327/demo</text:a></text:p>
          </table:table-cell>
          <table:table-cell/>
          <table:table-cell office:value-type="string" calcext:value-type="string">
            <text:p>indisponible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89881" calcext:value-type="float">
            <text:p>9782047389881</text:p>
          </table:table-cell>
          <table:table-cell/>
          <table:table-cell table:style-name="ce1" office:value-type="string" calcext:value-type="string">
            <text:p><text:a xlink:href="https://www.editions-bordas.fr/jdp/9782047389881/demo" xlink:type="simple">https://www.editions-bordas.fr/jdp/9782047389881/demo</text:a></text:p>
          </table:table-cell>
          <table:table-cell/>
          <table:table-cell office:value-type="string" calcext:value-type="string">
            <text:p>https://biblio.editions-bordas.fr/demo/9782047389881/?openBook=9782047389881_extrait%3fdXNlck5hbWU9aTRsY0FqdVo2OUNWSnpKR3VOOFdvWlRqVmc0VU11V05QQ2h3THV2QWFTMD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91440" calcext:value-type="float">
            <text:p>9782047391440</text:p>
          </table:table-cell>
          <table:table-cell/>
          <table:table-cell table:style-name="ce1" office:value-type="string" calcext:value-type="string">
            <text:p><text:a xlink:href="https://www.editions-bordas.fr/jdp/9782047391440/demo" xlink:type="simple">https://www.editions-bordas.fr/jdp/9782047391440/demo</text:a></text:p>
          </table:table-cell>
          <table:table-cell/>
          <table:table-cell office:value-type="string" calcext:value-type="string">
            <text:p>indisponible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89867" calcext:value-type="float">
            <text:p>9782047389867</text:p>
          </table:table-cell>
          <table:table-cell/>
          <table:table-cell table:style-name="ce1" office:value-type="string" calcext:value-type="string">
            <text:p><text:a xlink:href="https://www.editions-bordas.fr/jdp/9782047389867/demo" xlink:type="simple">https://www.editions-bordas.fr/jdp/9782047389867/demo</text:a></text:p>
          </table:table-cell>
          <table:table-cell/>
          <table:table-cell office:value-type="string" calcext:value-type="string">
            <text:p>https://biblio.editions-bordas.fr/demo/9782047389867/?openBook=9782047389867_extrait%3fdXNlck5hbWU9aTRsY0FqdVo2OUNWSnpKR3VOOFdvWlRqVmc0VU11V05QQ2h3THV2QWFTMD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89874" calcext:value-type="float">
            <text:p>9782047389874</text:p>
          </table:table-cell>
          <table:table-cell/>
          <table:table-cell table:style-name="ce1" office:value-type="string" calcext:value-type="string">
            <text:p><text:a xlink:href="https://www.editions-bordas.fr/jdp/9782047389874/demo" xlink:type="simple">https://www.editions-bordas.fr/jdp/9782047389874/demo</text:a></text:p>
          </table:table-cell>
          <table:table-cell/>
          <table:table-cell office:value-type="string" calcext:value-type="string">
            <text:p>https://biblio.editions-bordas.fr/demo/9782047389874/?openBook=9782047389874_extrait%3fdXNlck5hbWU9aTRsY0FqdVo2OUNWSnpKR3VOOFdvWlRqVmc0VU11V05QQ2h3THV2QWFTMD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90788" calcext:value-type="float">
            <text:p>9782047390788</text:p>
          </table:table-cell>
          <table:table-cell/>
          <table:table-cell table:style-name="ce1" office:value-type="string" calcext:value-type="string">
            <text:p><text:a xlink:href="https://www.editions-bordas.fr/jdp/9782047390788/demo" xlink:type="simple">https://www.editions-bordas.fr/jdp/9782047390788/demo</text:a></text:p>
          </table:table-cell>
          <table:table-cell/>
          <table:table-cell office:value-type="string" calcext:value-type="string">
            <text:p>indisponible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90313" calcext:value-type="float">
            <text:p>9782047390313</text:p>
          </table:table-cell>
          <table:table-cell/>
          <table:table-cell table:style-name="ce1" office:value-type="string" calcext:value-type="string">
            <text:p><text:a xlink:href="https://www.editions-bordas.fr/jdp/9782047390313/demo" xlink:type="simple">https://www.editions-bordas.fr/jdp/9782047390313/demo</text:a></text:p>
          </table:table-cell>
          <table:table-cell/>
          <table:table-cell office:value-type="string" calcext:value-type="string">
            <text:p>indisponible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91204" calcext:value-type="float">
            <text:p>9782047391204</text:p>
          </table:table-cell>
          <table:table-cell/>
          <table:table-cell table:style-name="ce1" office:value-type="string" calcext:value-type="string">
            <text:p><text:a xlink:href="https://www.editions-bordas.fr/jdp/9782047391204/demo" xlink:type="simple">https://www.editions-bordas.fr/jdp/9782047391204/demo</text:a></text:p>
          </table:table-cell>
          <table:table-cell/>
          <table:table-cell office:value-type="string" calcext:value-type="string">
            <text:p>indisponible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91327" calcext:value-type="float">
            <text:p>9782047391327</text:p>
          </table:table-cell>
          <table:table-cell/>
          <table:table-cell table:style-name="ce1" office:value-type="string" calcext:value-type="string">
            <text:p><text:a xlink:href="https://www.editions-bordas.fr/jdp/9782047391327/demo" xlink:type="simple">https://www.editions-bordas.fr/jdp/9782047391327/demo</text:a></text:p>
          </table:table-cell>
          <table:table-cell/>
          <table:table-cell office:value-type="string" calcext:value-type="string">
            <text:p>indisponible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89881" calcext:value-type="float">
            <text:p>9782047389881</text:p>
          </table:table-cell>
          <table:table-cell/>
          <table:table-cell table:style-name="ce1" office:value-type="string" calcext:value-type="string">
            <text:p><text:a xlink:href="https://www.editions-bordas.fr/jdp/9782047389881/demo" xlink:type="simple">https://www.editions-bordas.fr/jdp/9782047389881/demo</text:a></text:p>
          </table:table-cell>
          <table:table-cell/>
          <table:table-cell office:value-type="string" calcext:value-type="string">
            <text:p>https://biblio.editions-bordas.fr/demo/9782047389881/?openBook=9782047389881_extrait%3fdXNlck5hbWU9aTRsY0FqdVo2OUNWSnpKR3VOOFdvWlRqVmc0VU11V05QQ2h3THV2QWFTMD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91440" calcext:value-type="float">
            <text:p>9782047391440</text:p>
          </table:table-cell>
          <table:table-cell/>
          <table:table-cell table:style-name="ce1" office:value-type="string" calcext:value-type="string">
            <text:p><text:a xlink:href="https://www.editions-bordas.fr/jdp/9782047391440/demo" xlink:type="simple">https://www.editions-bordas.fr/jdp/9782047391440/demo</text:a></text:p>
          </table:table-cell>
          <table:table-cell/>
          <table:table-cell office:value-type="string" calcext:value-type="string">
            <text:p>indisponible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89867" calcext:value-type="float">
            <text:p>9782047389867</text:p>
          </table:table-cell>
          <table:table-cell/>
          <table:table-cell table:style-name="ce1" office:value-type="string" calcext:value-type="string">
            <text:p><text:a xlink:href="https://www.editions-bordas.fr/jdp/9782047389867/demo" xlink:type="simple">https://www.editions-bordas.fr/jdp/9782047389867/demo</text:a></text:p>
          </table:table-cell>
          <table:table-cell/>
          <table:table-cell office:value-type="string" calcext:value-type="string">
            <text:p>https://biblio.editions-bordas.fr/demo/9782047389867/?openBook=9782047389867_extrait%3fdXNlck5hbWU9aTRsY0FqdVo2OUNWSnpKR3VOOFdvWlRqVmc0VU11V05QQ2h3THV2QWFTMD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89874" calcext:value-type="float">
            <text:p>9782047389874</text:p>
          </table:table-cell>
          <table:table-cell/>
          <table:table-cell table:style-name="ce1" office:value-type="string" calcext:value-type="string">
            <text:p><text:a xlink:href="https://www.editions-bordas.fr/jdp/9782047389874/demo" xlink:type="simple">https://www.editions-bordas.fr/jdp/9782047389874/demo</text:a></text:p>
          </table:table-cell>
          <table:table-cell/>
          <table:table-cell office:value-type="string" calcext:value-type="string">
            <text:p>https://biblio.editions-bordas.fr/demo/9782047389874/?openBook=9782047389874_extrait%3fdXNlck5hbWU9aTRsY0FqdVo2OUNWSnpKR3VOOFdvWlRqVmc0VU11V05QQ2h3THV2QWFTMD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90788" calcext:value-type="float">
            <text:p>9782047390788</text:p>
          </table:table-cell>
          <table:table-cell/>
          <table:table-cell table:style-name="ce1" office:value-type="string" calcext:value-type="string">
            <text:p><text:a xlink:href="https://www.editions-bordas.fr/jdp/9782047390788/demo" xlink:type="simple">https://www.editions-bordas.fr/jdp/9782047390788/demo</text:a></text:p>
          </table:table-cell>
          <table:table-cell/>
          <table:table-cell office:value-type="string" calcext:value-type="string">
            <text:p>indisponible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90313" calcext:value-type="float">
            <text:p>9782047390313</text:p>
          </table:table-cell>
          <table:table-cell/>
          <table:table-cell table:style-name="ce1" office:value-type="string" calcext:value-type="string">
            <text:p><text:a xlink:href="https://www.editions-bordas.fr/jdp/9782047390313/demo" xlink:type="simple">https://www.editions-bordas.fr/jdp/9782047390313/demo</text:a></text:p>
          </table:table-cell>
          <table:table-cell/>
          <table:table-cell office:value-type="string" calcext:value-type="string">
            <text:p>indisponible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91204" calcext:value-type="float">
            <text:p>9782047391204</text:p>
          </table:table-cell>
          <table:table-cell/>
          <table:table-cell table:style-name="ce1" office:value-type="string" calcext:value-type="string">
            <text:p><text:a xlink:href="https://www.editions-bordas.fr/jdp/9782047391204/demo" xlink:type="simple">https://www.editions-bordas.fr/jdp/9782047391204/demo</text:a></text:p>
          </table:table-cell>
          <table:table-cell/>
          <table:table-cell office:value-type="string" calcext:value-type="string">
            <text:p>indisponible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91327" calcext:value-type="float">
            <text:p>9782047391327</text:p>
          </table:table-cell>
          <table:table-cell/>
          <table:table-cell table:style-name="ce1" office:value-type="string" calcext:value-type="string">
            <text:p><text:a xlink:href="https://www.editions-bordas.fr/jdp/9782047391327/demo" xlink:type="simple">https://www.editions-bordas.fr/jdp/9782047391327/demo</text:a></text:p>
          </table:table-cell>
          <table:table-cell/>
          <table:table-cell office:value-type="string" calcext:value-type="string">
            <text:p>indisponible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89881" calcext:value-type="float">
            <text:p>9782047389881</text:p>
          </table:table-cell>
          <table:table-cell/>
          <table:table-cell table:style-name="ce1" office:value-type="string" calcext:value-type="string">
            <text:p><text:a xlink:href="https://www.editions-bordas.fr/jdp/9782047389881/demo" xlink:type="simple">https://www.editions-bordas.fr/jdp/9782047389881/demo</text:a></text:p>
          </table:table-cell>
          <table:table-cell/>
          <table:table-cell office:value-type="string" calcext:value-type="string">
            <text:p>https://biblio.editions-bordas.fr/demo/9782047389881/?openBook=9782047389881_extrait%3fdXNlck5hbWU9aTRsY0FqdVo2OUNWSnpKR3VOOFdvWlRqVmc0VU11V05QQ2h3THV2QWFTMD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91440" calcext:value-type="float">
            <text:p>9782047391440</text:p>
          </table:table-cell>
          <table:table-cell/>
          <table:table-cell table:style-name="ce1" office:value-type="string" calcext:value-type="string">
            <text:p><text:a xlink:href="https://www.editions-bordas.fr/jdp/9782047391440/demo" xlink:type="simple">https://www.editions-bordas.fr/jdp/9782047391440/demo</text:a></text:p>
          </table:table-cell>
          <table:table-cell/>
          <table:table-cell office:value-type="string" calcext:value-type="string">
            <text:p>indisponible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401019" calcext:value-type="float">
            <text:p>9782047401019</text:p>
          </table:table-cell>
          <table:table-cell/>
          <table:table-cell table:style-name="ce1" office:value-type="string" calcext:value-type="string">
            <text:p><text:a xlink:href="https://www.editions-bordas.fr/jdp/9782047401019/demo" xlink:type="simple">https://www.editions-bordas.fr/jdp/9782047401019/demo</text:a></text:p>
          </table:table-cell>
          <table:table-cell/>
          <table:table-cell office:value-type="string" calcext:value-type="string">
            <text:p>https://biblio.editions-bordas.fr/demo/9782047401019/?openBook=9782047401019_extrait%3fdXNlck5hbWU9aTRsY0FqdVo2OUNWSnpKR3VOOFdvUzdZWE95eXAraStlMEQ0L0RJRDJvbz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400920" calcext:value-type="float">
            <text:p>9782047400920</text:p>
          </table:table-cell>
          <table:table-cell/>
          <table:table-cell table:style-name="ce1" office:value-type="string" calcext:value-type="string">
            <text:p><text:a xlink:href="https://www.editions-bordas.fr/jdp/9782047400920/demo" xlink:type="simple">https://www.editions-bordas.fr/jdp/9782047400920/demo</text:a></text:p>
          </table:table-cell>
          <table:table-cell/>
          <table:table-cell office:value-type="string" calcext:value-type="string">
            <text:p>https://biblio.editions-bordas.fr/demo/9782047400920/?openBook=9782047400920_extrait%3fdXNlck5hbWU9aTRsY0FqdVo2OUNWSnpKR3VOOFdvUzdZWE95eXAraStlMEQ0L0RJRDJvbz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401033" calcext:value-type="float">
            <text:p>9782047401033</text:p>
          </table:table-cell>
          <table:table-cell/>
          <table:table-cell table:style-name="ce1" office:value-type="string" calcext:value-type="string">
            <text:p><text:a xlink:href="https://www.editions-bordas.fr/jdp/9782047401033/demo" xlink:type="simple">https://www.editions-bordas.fr/jdp/9782047401033/demo</text:a></text:p>
          </table:table-cell>
          <table:table-cell/>
          <table:table-cell office:value-type="string" calcext:value-type="string">
            <text:p>indisponible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400937" calcext:value-type="float">
            <text:p>9782047400937</text:p>
          </table:table-cell>
          <table:table-cell/>
          <table:table-cell table:style-name="ce1" office:value-type="string" calcext:value-type="string">
            <text:p><text:a xlink:href="https://www.editions-bordas.fr/jdp/9782047400937/demo" xlink:type="simple">https://www.editions-bordas.fr/jdp/9782047400937/demo</text:a></text:p>
          </table:table-cell>
          <table:table-cell/>
          <table:table-cell office:value-type="string" calcext:value-type="string">
            <text:p>https://biblio.editions-bordas.fr/demo/9782047400937/?openBook=9782047400937_extrait%3fdXNlck5hbWU9aTRsY0FqdVo2OUNWSnpKR3VOOFdvUzdZWE95eXAraStlMEQ0L0RJRDJvbz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400913" calcext:value-type="float">
            <text:p>9782047400913</text:p>
          </table:table-cell>
          <table:table-cell/>
          <table:table-cell table:style-name="ce1" office:value-type="string" calcext:value-type="string">
            <text:p><text:a xlink:href="https://www.editions-bordas.fr/jdp/9782047400913/demo" xlink:type="simple">https://www.editions-bordas.fr/jdp/9782047400913/demo</text:a></text:p>
          </table:table-cell>
          <table:table-cell/>
          <table:table-cell office:value-type="string" calcext:value-type="string">
            <text:p>https://biblio.editions-bordas.fr/demo/9782047400913/?openBook=9782047400913_extrait%3fdXNlck5hbWU9aTRsY0FqdVo2OUNWSnpKR3VOOFdvUzdZWE95eXAraStlMEQ0L0RJRDJvbz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400968" calcext:value-type="float">
            <text:p>9782047400968</text:p>
          </table:table-cell>
          <table:table-cell/>
          <table:table-cell table:style-name="ce1" office:value-type="string" calcext:value-type="string">
            <text:p><text:a xlink:href="https://www.editions-bordas.fr/jdp/9782047400968/demo" xlink:type="simple">https://www.editions-bordas.fr/jdp/9782047400968/demo</text:a></text:p>
          </table:table-cell>
          <table:table-cell/>
          <table:table-cell office:value-type="string" calcext:value-type="string">
            <text:p>https://biblio.editions-bordas.fr/demo/9782047400968/?openBook=9782047400968_extrait%3fdXNlck5hbWU9aTRsY0FqdVo2OUNWSnpKR3VOOFdvUzdZWE95eXAraStlMEQ0L0RJRDJvbz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400500" calcext:value-type="float">
            <text:p>9782047400500</text:p>
          </table:table-cell>
          <table:table-cell/>
          <table:table-cell table:style-name="ce1" office:value-type="string" calcext:value-type="string">
            <text:p><text:a xlink:href="https://www.editions-bordas.fr/jdp/9782047400500/demo" xlink:type="simple">https://www.editions-bordas.fr/jdp/9782047400500/demo</text:a></text:p>
          </table:table-cell>
          <table:table-cell/>
          <table:table-cell office:value-type="string" calcext:value-type="string">
            <text:p>https://biblio.editions-bordas.fr/demo/9782047400500/?openBook=9782047400500_extrait%3fdXNlck5hbWU9aTRsY0FqdVo2OUNWSnpKR3VOOFdvUzdZWE95eXAraStlMEQ0L0RJRDJvbz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400517" calcext:value-type="float">
            <text:p>9782047400517</text:p>
          </table:table-cell>
          <table:table-cell/>
          <table:table-cell table:style-name="ce1" office:value-type="string" calcext:value-type="string">
            <text:p><text:a xlink:href="https://www.editions-bordas.fr/jdp/9782047400517/demo" xlink:type="simple">https://www.editions-bordas.fr/jdp/9782047400517/demo</text:a></text:p>
          </table:table-cell>
          <table:table-cell/>
          <table:table-cell office:value-type="string" calcext:value-type="string">
            <text:p>https://biblio.editions-bordas.fr/demo/9782047400517/?openBook=9782047400517_extrait%3fdXNlck5hbWU9aTRsY0FqdVo2OUNWSnpKR3VOOFdvUzdZWE95eXAraStlMEQ0L0RJRDJvbz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87153" calcext:value-type="float">
            <text:p>9782047387153</text:p>
          </table:table-cell>
          <table:table-cell/>
          <table:table-cell table:style-name="ce1" office:value-type="string" calcext:value-type="string">
            <text:p><text:a xlink:href="https://www.editions-bordas.fr/jdp/9782047387153/demo" xlink:type="simple">https://www.editions-bordas.fr/jdp/9782047387153/demo</text:a></text:p>
          </table:table-cell>
          <table:table-cell/>
          <table:table-cell office:value-type="string" calcext:value-type="string">
            <text:p>https://biblio.editions-bordas.fr/demo/9782047387153/?openBook=9782047387153_extrait%3fdXNlck5hbWU9aTRsY0FqdVo2OUNWSnpKR3VOOFdvUXdPT3BRYVcrajYyK21TZ2hETVBrUT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87054" calcext:value-type="float">
            <text:p>9782047387054</text:p>
          </table:table-cell>
          <table:table-cell/>
          <table:table-cell table:style-name="ce1" office:value-type="string" calcext:value-type="string">
            <text:p><text:a xlink:href="https://www.editions-bordas.fr/jdp/9782047387054/demo" xlink:type="simple">https://www.editions-bordas.fr/jdp/9782047387054/demo</text:a></text:p>
          </table:table-cell>
          <table:table-cell/>
          <table:table-cell office:value-type="string" calcext:value-type="string">
            <text:p>https://biblio.editions-bordas.fr/demo/9782047387054/?openBook=9782047387054_extrait%3fdXNlck5hbWU9aTRsY0FqdVo2OUNWSnpKR3VOOFdvUXdPT3BRYVcrajYyK21TZ2hETVBrUT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87252" calcext:value-type="float">
            <text:p>9782047387252</text:p>
          </table:table-cell>
          <table:table-cell/>
          <table:table-cell table:style-name="ce1" office:value-type="string" calcext:value-type="string">
            <text:p><text:a xlink:href="https://www.editions-bordas.fr/jdp/9782047387252/demo" xlink:type="simple">https://www.editions-bordas.fr/jdp/9782047387252/demo</text:a></text:p>
          </table:table-cell>
          <table:table-cell/>
          <table:table-cell office:value-type="string" calcext:value-type="string">
            <text:p>https://biblio.editions-bordas.fr/demo/9782047387252/?openBook=9782047387252_extrait%3fdXNlck5hbWU9aTRsY0FqdVo2OUNWSnpKR3VOOFdvUXdPT3BRYVcrajYyK21TZ2hETVBrUT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87375" calcext:value-type="float">
            <text:p>9782047387375</text:p>
          </table:table-cell>
          <table:table-cell/>
          <table:table-cell table:style-name="ce1" office:value-type="string" calcext:value-type="string">
            <text:p><text:a xlink:href="https://www.editions-bordas.fr/jdp/9782047387375/demo" xlink:type="simple">https://www.editions-bordas.fr/jdp/9782047387375/demo</text:a></text:p>
          </table:table-cell>
          <table:table-cell/>
          <table:table-cell office:value-type="string" calcext:value-type="string">
            <text:p>https://biblio.editions-bordas.fr/demo/9782047387375/?openBook=9782047387375_extrait%3fdXNlck5hbWU9aTRsY0FqdVo2OUNWSnpKR3VOOFdvUXdPT3BRYVcrajYyK21TZ2hETVBrUT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87498" calcext:value-type="float">
            <text:p>9782047387498</text:p>
          </table:table-cell>
          <table:table-cell/>
          <table:table-cell table:style-name="ce1" office:value-type="string" calcext:value-type="string">
            <text:p><text:a xlink:href="https://www.editions-bordas.fr/jdp/9782047387498/demo" xlink:type="simple">https://www.editions-bordas.fr/jdp/9782047387498/demo</text:a></text:p>
          </table:table-cell>
          <table:table-cell/>
          <table:table-cell office:value-type="string" calcext:value-type="string">
            <text:p>https://biblio.editions-bordas.fr/demo/9782047387498/?openBook=9782047387498_extrait%3fdXNlck5hbWU9aTRsY0FqdVo2OUNWSnpKR3VOOFdvUXdPT3BRYVcrajYyK21TZ2hETVBrUT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87320" calcext:value-type="float">
            <text:p>9782047387320</text:p>
          </table:table-cell>
          <table:table-cell/>
          <table:table-cell table:style-name="ce1" office:value-type="string" calcext:value-type="string">
            <text:p><text:a xlink:href="https://www.editions-bordas.fr/jdp/9782047387320/demo" xlink:type="simple">https://www.editions-bordas.fr/jdp/9782047387320/demo</text:a></text:p>
          </table:table-cell>
          <table:table-cell/>
          <table:table-cell office:value-type="string" calcext:value-type="string">
            <text:p>https://biblio.editions-bordas.fr/demo/9782047387320/?openBook=9782047387320_extrait%3fdXNlck5hbWU9aTRsY0FqdVo2OUNWSnpKR3VOOFdvUXdPT3BRYVcrajYyK21TZ2hETVBrUT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87344" calcext:value-type="float">
            <text:p>9782047387344</text:p>
          </table:table-cell>
          <table:table-cell/>
          <table:table-cell table:style-name="ce1" office:value-type="string" calcext:value-type="string">
            <text:p><text:a xlink:href="https://www.editions-bordas.fr/jdp/9782047387344/demo" xlink:type="simple">https://www.editions-bordas.fr/jdp/9782047387344/demo</text:a></text:p>
          </table:table-cell>
          <table:table-cell/>
          <table:table-cell office:value-type="string" calcext:value-type="string">
            <text:p>https://biblio.editions-bordas.fr/demo/9782047387344/?openBook=9782047387344_extrait%3fdXNlck5hbWU9aTRsY0FqdVo2OUNWSnpKR3VOOFdvUXdPT3BRYVcrajYyK21TZ2hETVBrUT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86965" calcext:value-type="float">
            <text:p>9782047386965</text:p>
          </table:table-cell>
          <table:table-cell/>
          <table:table-cell table:style-name="ce1" office:value-type="string" calcext:value-type="string">
            <text:p><text:a xlink:href="https://www.editions-bordas.fr/jdp/9782047386965/demo" xlink:type="simple">https://www.editions-bordas.fr/jdp/9782047386965/demo</text:a></text:p>
          </table:table-cell>
          <table:table-cell/>
          <table:table-cell office:value-type="string" calcext:value-type="string">
            <text:p>https://biblio.editions-bordas.fr/demo/9782047386965/?openBook=9782047386965_extrait%3fdXNlck5hbWU9aTRsY0FqdVo2OUNWSnpKR3VOOFdvUXdPT3BRYVcrajYyK21TZ2hETVBrUT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86699" calcext:value-type="float">
            <text:p>9782047386699</text:p>
          </table:table-cell>
          <table:table-cell/>
          <table:table-cell table:style-name="ce1" office:value-type="string" calcext:value-type="string">
            <text:p><text:a xlink:href="https://www.editions-bordas.fr/jdp/9782047386699/demo" xlink:type="simple">https://www.editions-bordas.fr/jdp/9782047386699/demo</text:a></text:p>
          </table:table-cell>
          <table:table-cell/>
          <table:table-cell office:value-type="string" calcext:value-type="string">
            <text:p>https://biblio.editions-bordas.fr/demo/9782047386699/?openBook=9782047386699_extrait%3fdXNlck5hbWU9aTRsY0FqdVo2OUNWSnpKR3VOOFdvUXdPT3BRYVcrajYyK21TZ2hETVBrUT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86576" calcext:value-type="float">
            <text:p>9782047386576</text:p>
          </table:table-cell>
          <table:table-cell/>
          <table:table-cell table:style-name="ce1" office:value-type="string" calcext:value-type="string">
            <text:p><text:a xlink:href="https://www.editions-bordas.fr/jdp/9782047386576/demo" xlink:type="simple">https://www.editions-bordas.fr/jdp/9782047386576/demo</text:a></text:p>
          </table:table-cell>
          <table:table-cell/>
          <table:table-cell office:value-type="string" calcext:value-type="string">
            <text:p>https://biblio.editions-bordas.fr/demo/9782047386576/?openBook=9782047386576_extrait%3fdXNlck5hbWU9aTRsY0FqdVo2OUNWSnpKR3VOOFdvUXdPT3BRYVcrajYyK21TZ2hETVBrUT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87276" calcext:value-type="float">
            <text:p>9782047387276</text:p>
          </table:table-cell>
          <table:table-cell/>
          <table:table-cell table:style-name="ce1" office:value-type="string" calcext:value-type="string">
            <text:p><text:a xlink:href="https://www.editions-bordas.fr/jdp/9782047387276/demo" xlink:type="simple">https://www.editions-bordas.fr/jdp/9782047387276/demo</text:a></text:p>
          </table:table-cell>
          <table:table-cell/>
          <table:table-cell office:value-type="string" calcext:value-type="string">
            <text:p>https://biblio.editions-bordas.fr/demo/9782047387276/?openBook=9782047387276_extrait%3fdXNlck5hbWU9aTRsY0FqdVo2OUNWSnpKR3VOOFdvUXdPT3BRYVcrajYyK21TZ2hETVBrUT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87368" calcext:value-type="float">
            <text:p>9782047387368</text:p>
          </table:table-cell>
          <table:table-cell/>
          <table:table-cell table:style-name="ce1" office:value-type="string" calcext:value-type="string">
            <text:p><text:a xlink:href="https://www.editions-bordas.fr/jdp/9782047387368/demo" xlink:type="simple">https://www.editions-bordas.fr/jdp/9782047387368/demo</text:a></text:p>
          </table:table-cell>
          <table:table-cell/>
          <table:table-cell office:value-type="string" calcext:value-type="string">
            <text:p>https://biblio.editions-bordas.fr/demo/9782047387368/?openBook=9782047387368_extrait%3fdXNlck5hbWU9aTRsY0FqdVo2OUNWSnpKR3VOOFdvUXdPT3BRYVcrajYyK21TZ2hETVBrUT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87399" calcext:value-type="float">
            <text:p>9782047387399</text:p>
          </table:table-cell>
          <table:table-cell/>
          <table:table-cell table:style-name="ce1" office:value-type="string" calcext:value-type="string">
            <text:p><text:a xlink:href="https://www.editions-bordas.fr/jdp/9782047387399/demo" xlink:type="simple">https://www.editions-bordas.fr/jdp/9782047387399/demo</text:a></text:p>
          </table:table-cell>
          <table:table-cell/>
          <table:table-cell office:value-type="string" calcext:value-type="string">
            <text:p>https://biblio.editions-bordas.fr/demo/9782047387399/?openBook=9782047387399_extrait%3fdXNlck5hbWU9aTRsY0FqdVo2OUNWSnpKR3VOOFdvUXdPT3BRYVcrajYyK21TZ2hETVBrUT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86958" calcext:value-type="float">
            <text:p>9782047386958</text:p>
          </table:table-cell>
          <table:table-cell/>
          <table:table-cell table:style-name="ce1" office:value-type="string" calcext:value-type="string">
            <text:p><text:a xlink:href="https://www.editions-bordas.fr/jdp/9782047386958/demo" xlink:type="simple">https://www.editions-bordas.fr/jdp/9782047386958/demo</text:a></text:p>
          </table:table-cell>
          <table:table-cell/>
          <table:table-cell office:value-type="string" calcext:value-type="string">
            <text:p>https://biblio.editions-bordas.fr/demo/9782047386958/?openBook=9782047386958_extrait%3fdXNlck5hbWU9aTRsY0FqdVo2OUNWSnpKR3VOOFdvUXdPT3BRYVcrajYyK21TZ2hETVBrUT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87337" calcext:value-type="float">
            <text:p>9782047387337</text:p>
          </table:table-cell>
          <table:table-cell/>
          <table:table-cell table:style-name="ce1" office:value-type="string" calcext:value-type="string">
            <text:p><text:a xlink:href="https://www.editions-bordas.fr/jdp/9782047387337/demo" xlink:type="simple">https://www.editions-bordas.fr/jdp/9782047387337/demo</text:a></text:p>
          </table:table-cell>
          <table:table-cell/>
          <table:table-cell office:value-type="string" calcext:value-type="string">
            <text:p>https://biblio.editions-bordas.fr/demo/9782047387337/?openBook=9782047387337_extrait%3fdXNlck5hbWU9aTRsY0FqdVo2OUNWSnpKR3VOOFdvUXdPT3BRYVcrajYyK21TZ2hETVBrUT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86767" calcext:value-type="float">
            <text:p>9782047386767</text:p>
          </table:table-cell>
          <table:table-cell/>
          <table:table-cell table:style-name="ce1" office:value-type="string" calcext:value-type="string">
            <text:p><text:a xlink:href="https://www.editions-bordas.fr/jdp/9782047386767/demo" xlink:type="simple">https://www.editions-bordas.fr/jdp/9782047386767/demo</text:a></text:p>
          </table:table-cell>
          <table:table-cell/>
          <table:table-cell office:value-type="string" calcext:value-type="string">
            <text:p>https://biblio.editions-bordas.fr/demo/9782047386767/?openBook=9782047386767_extrait%3fdXNlck5hbWU9aTRsY0FqdVo2OUNWSnpKR3VOOFdvUXdPT3BRYVcrajYyK21TZ2hETVBrUT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87061" calcext:value-type="float">
            <text:p>9782047387061</text:p>
          </table:table-cell>
          <table:table-cell/>
          <table:table-cell table:style-name="ce1" office:value-type="string" calcext:value-type="string">
            <text:p><text:a xlink:href="https://www.editions-bordas.fr/jdp/9782047387061/demo" xlink:type="simple">https://www.editions-bordas.fr/jdp/9782047387061/demo</text:a></text:p>
          </table:table-cell>
          <table:table-cell/>
          <table:table-cell office:value-type="string" calcext:value-type="string">
            <text:p>https://biblio.editions-bordas.fr/demo/9782047387061/?openBook=9782047387061_extrait%3fdXNlck5hbWU9aTRsY0FqdVo2OUNWSnpKR3VOOFdvUXdPT3BRYVcrajYyK21TZ2hETVBrUT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88297" calcext:value-type="float">
            <text:p>9782047388297</text:p>
          </table:table-cell>
          <table:table-cell/>
          <table:table-cell table:style-name="ce1" office:value-type="string" calcext:value-type="string">
            <text:p><text:a xlink:href="https://www.editions-bordas.fr/jdp/9782047388297/demo" xlink:type="simple">https://www.editions-bordas.fr/jdp/9782047388297/demo</text:a></text:p>
          </table:table-cell>
          <table:table-cell/>
          <table:table-cell office:value-type="string" calcext:value-type="string">
            <text:p>indisponible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88570" calcext:value-type="float">
            <text:p>9782047388570</text:p>
          </table:table-cell>
          <table:table-cell/>
          <table:table-cell table:style-name="ce1" office:value-type="string" calcext:value-type="string">
            <text:p><text:a xlink:href="https://www.editions-bordas.fr/jdp/9782047388570/demo" xlink:type="simple">https://www.editions-bordas.fr/jdp/9782047388570/demo</text:a></text:p>
          </table:table-cell>
          <table:table-cell/>
          <table:table-cell office:value-type="string" calcext:value-type="string">
            <text:p>indisponible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88501" calcext:value-type="float">
            <text:p>9782047388501</text:p>
          </table:table-cell>
          <table:table-cell/>
          <table:table-cell table:style-name="ce1" office:value-type="string" calcext:value-type="string">
            <text:p><text:a xlink:href="https://www.editions-bordas.fr/jdp/9782047388501/demo" xlink:type="simple">https://www.editions-bordas.fr/jdp/9782047388501/demo</text:a></text:p>
          </table:table-cell>
          <table:table-cell/>
          <table:table-cell office:value-type="string" calcext:value-type="string">
            <text:p>indisponible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table:number-columns-repeated="2"/>
          <table:table-cell table:style-name="ce1" office:value-type="string" calcext:value-type="string">
            <text:p><text:a xlink:href="https://biblio.editions-bordas.fr/demo/9782047387658" xlink:type="simple">https://biblio.editions-bordas.fr/demo/9782047387658</text:a>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87696" calcext:value-type="float">
            <text:p>9782047387696</text:p>
          </table:table-cell>
          <table:table-cell/>
          <table:table-cell table:style-name="ce1" office:value-type="string" calcext:value-type="string">
            <text:p><text:a xlink:href="https://www.editions-bordas.fr/jdp/9782047387696/demo" xlink:type="simple">https://www.editions-bordas.fr/jdp/9782047387696/demo</text:a></text:p>
          </table:table-cell>
          <table:table-cell/>
          <table:table-cell office:value-type="string" calcext:value-type="string">
            <text:p>https://biblio.editions-bordas.fr/demo/9782047387696/?openBook=9782047387696_extrait%3fdXNlck5hbWU9aTRsY0FqdVo2OUNWSnpKR3VOOFdvUUVjWm1QTTltRTl6TWpuUytCdUVJQT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88853" calcext:value-type="float">
            <text:p>9782047388853</text:p>
          </table:table-cell>
          <table:table-cell/>
          <table:table-cell table:style-name="ce1" office:value-type="string" calcext:value-type="string">
            <text:p><text:a xlink:href="https://www.editions-bordas.fr/jdp/9782047388853/demo" xlink:type="simple">https://www.editions-bordas.fr/jdp/9782047388853/demo</text:a></text:p>
          </table:table-cell>
          <table:table-cell/>
          <table:table-cell office:value-type="string" calcext:value-type="string">
            <text:p>indisponible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88716" calcext:value-type="float">
            <text:p>9782047388716</text:p>
          </table:table-cell>
          <table:table-cell/>
          <table:table-cell table:style-name="ce1" office:value-type="string" calcext:value-type="string">
            <text:p><text:a xlink:href="https://www.editions-bordas.fr/jdp/9782047388716/demo" xlink:type="simple">https://www.editions-bordas.fr/jdp/9782047388716/demo</text:a></text:p>
          </table:table-cell>
          <table:table-cell/>
          <table:table-cell office:value-type="string" calcext:value-type="string">
            <text:p>indisponible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88105" calcext:value-type="float">
            <text:p>9782047388105</text:p>
          </table:table-cell>
          <table:table-cell/>
          <table:table-cell table:style-name="ce1" office:value-type="string" calcext:value-type="string">
            <text:p><text:a xlink:href="https://www.editions-bordas.fr/jdp/9782047388105/demo" xlink:type="simple">https://www.editions-bordas.fr/jdp/9782047388105/demo</text:a></text:p>
          </table:table-cell>
          <table:table-cell/>
          <table:table-cell office:value-type="string" calcext:value-type="string">
            <text:p>https://biblio.editions-bordas.fr/demo/9782047388105/?openBook=9782047388105_extrait%3fdXNlck5hbWU9aTRsY0FqdVo2OUNWSnpKR3VOOFdvUUVjWm1QTTltRTl6TWpuUytCdUVJQT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90603" calcext:value-type="float">
            <text:p>9782047390603</text:p>
          </table:table-cell>
          <table:table-cell/>
          <table:table-cell table:style-name="ce1" office:value-type="string" calcext:value-type="string">
            <text:p><text:a xlink:href="https://www.editions-bordas.fr/jdp/9782047390603/demo" xlink:type="simple">https://www.editions-bordas.fr/jdp/9782047390603/demo</text:a></text:p>
          </table:table-cell>
          <table:table-cell/>
          <table:table-cell office:value-type="string" calcext:value-type="string">
            <text:p>indisponible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90696" calcext:value-type="float">
            <text:p>9782047390696</text:p>
          </table:table-cell>
          <table:table-cell/>
          <table:table-cell table:style-name="ce1" office:value-type="string" calcext:value-type="string">
            <text:p><text:a xlink:href="https://www.editions-bordas.fr/jdp/9782047390696/demo" xlink:type="simple">https://www.editions-bordas.fr/jdp/9782047390696/demo</text:a></text:p>
          </table:table-cell>
          <table:table-cell/>
          <table:table-cell office:value-type="string" calcext:value-type="string">
            <text:p>indisponible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90412" calcext:value-type="float">
            <text:p>9782047390412</text:p>
          </table:table-cell>
          <table:table-cell/>
          <table:table-cell table:style-name="ce1" office:value-type="string" calcext:value-type="string">
            <text:p><text:a xlink:href="https://www.editions-bordas.fr/jdp/9782047390412/demo" xlink:type="simple">https://www.editions-bordas.fr/jdp/9782047390412/demo</text:a></text:p>
          </table:table-cell>
          <table:table-cell/>
          <table:table-cell office:value-type="string" calcext:value-type="string">
            <text:p>indisponible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90504" calcext:value-type="float">
            <text:p>9782047390504</text:p>
          </table:table-cell>
          <table:table-cell/>
          <table:table-cell table:style-name="ce1" office:value-type="string" calcext:value-type="string">
            <text:p><text:a xlink:href="https://www.editions-bordas.fr/jdp/9782047390504/demo" xlink:type="simple">https://www.editions-bordas.fr/jdp/9782047390504/demo</text:a></text:p>
          </table:table-cell>
          <table:table-cell/>
          <table:table-cell office:value-type="string" calcext:value-type="string">
            <text:p>indisponible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91082" calcext:value-type="float">
            <text:p>9782047391082</text:p>
          </table:table-cell>
          <table:table-cell/>
          <table:table-cell table:style-name="ce1" office:value-type="string" calcext:value-type="string">
            <text:p><text:a xlink:href="https://www.editions-bordas.fr/jdp/9782047391082/demo" xlink:type="simple">https://www.editions-bordas.fr/jdp/9782047391082/demo</text:a></text:p>
          </table:table-cell>
          <table:table-cell/>
          <table:table-cell office:value-type="string" calcext:value-type="string">
            <text:p>indisponible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91013" calcext:value-type="float">
            <text:p>9782047391013</text:p>
          </table:table-cell>
          <table:table-cell/>
          <table:table-cell table:style-name="ce1" office:value-type="string" calcext:value-type="string">
            <text:p><text:a xlink:href="https://www.editions-bordas.fr/jdp/9782047391013/demo" xlink:type="simple">https://www.editions-bordas.fr/jdp/9782047391013/demo</text:a></text:p>
          </table:table-cell>
          <table:table-cell/>
          <table:table-cell office:value-type="string" calcext:value-type="string">
            <text:p>https://biblio.editions-bordas.fr/demo/9782047391013/?openBook=9782047391013_extrait%3fdXNlck5hbWU9aTRsY0FqdVo2OUNWSnpKR3VOOFdvYksxQU9LeVF3ckluR1RZNVdJOU9EUT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90870" calcext:value-type="float">
            <text:p>9782047390870</text:p>
          </table:table-cell>
          <table:table-cell/>
          <table:table-cell table:style-name="ce1" office:value-type="string" calcext:value-type="string">
            <text:p><text:a xlink:href="https://www.editions-bordas.fr/jdp/9782047390870/demo" xlink:type="simple">https://www.editions-bordas.fr/jdp/9782047390870/demo</text:a></text:p>
          </table:table-cell>
          <table:table-cell/>
          <table:table-cell office:value-type="string" calcext:value-type="string">
            <text:p>indisponible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90962" calcext:value-type="float">
            <text:p>9782047390962</text:p>
          </table:table-cell>
          <table:table-cell/>
          <table:table-cell table:style-name="ce1" office:value-type="string" calcext:value-type="string">
            <text:p><text:a xlink:href="https://www.editions-bordas.fr/jdp/9782047390962/demo" xlink:type="simple">https://www.editions-bordas.fr/jdp/9782047390962/demo</text:a></text:p>
          </table:table-cell>
          <table:table-cell/>
          <table:table-cell office:value-type="string" calcext:value-type="string">
            <text:p>indisponible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90245" calcext:value-type="float">
            <text:p>9782047390245</text:p>
          </table:table-cell>
          <table:table-cell/>
          <table:table-cell table:style-name="ce1" office:value-type="string" calcext:value-type="string">
            <text:p><text:a xlink:href="https://www.editions-bordas.fr/jdp/9782047390245/demo" xlink:type="simple">https://www.editions-bordas.fr/jdp/9782047390245/demo</text:a></text:p>
          </table:table-cell>
          <table:table-cell/>
          <table:table-cell office:value-type="string" calcext:value-type="string">
            <text:p>https://biblio.editions-bordas.fr/demo/9782047390245/?openBook=9782047390245_extrait%3fdXNlck5hbWU9aTRsY0FqdVo2OUNWSnpKR3VOOFdvWlRqVmc0VU11V05QQ2h3THV2QWFTMD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90993" calcext:value-type="float">
            <text:p>9782047390993</text:p>
          </table:table-cell>
          <table:table-cell/>
          <table:table-cell table:style-name="ce1" office:value-type="string" calcext:value-type="string">
            <text:p><text:a xlink:href="https://www.editions-bordas.fr/jdp/9782047390993/demo" xlink:type="simple">https://www.editions-bordas.fr/jdp/9782047390993/demo</text:a></text:p>
          </table:table-cell>
          <table:table-cell/>
          <table:table-cell office:value-type="string" calcext:value-type="string">
            <text:p>https://biblio.editions-bordas.fr/demo/9782047390993/?openBook=9782047390993_extrait%3fdXNlck5hbWU9aTRsY0FqdVo2OUNWSnpKR3VOOFdvWlRqVmc0VU11V05QQ2h3THV2QWFTMD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91006" calcext:value-type="float">
            <text:p>9782047391006</text:p>
          </table:table-cell>
          <table:table-cell/>
          <table:table-cell table:style-name="ce1" office:value-type="string" calcext:value-type="string">
            <text:p><text:a xlink:href="https://www.editions-bordas.fr/jdp/9782047391006/demo" xlink:type="simple">https://www.editions-bordas.fr/jdp/9782047391006/demo</text:a></text:p>
          </table:table-cell>
          <table:table-cell/>
          <table:table-cell office:value-type="string" calcext:value-type="string">
            <text:p>https://biblio.editions-bordas.fr/demo/9782047391006/?openBook=9782047391006_extrait%3fdXNlck5hbWU9aTRsY0FqdVo2OUNWSnpKR3VOOFdvWlRqVmc0VU11V05QQ2h3THV2QWFTMD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90535" calcext:value-type="float">
            <text:p>9782047390535</text:p>
          </table:table-cell>
          <table:table-cell/>
          <table:table-cell table:style-name="ce1" office:value-type="string" calcext:value-type="string">
            <text:p><text:a xlink:href="https://www.editions-bordas.fr/jdp/9782047390535/demo" xlink:type="simple">https://www.editions-bordas.fr/jdp/9782047390535/demo</text:a></text:p>
          </table:table-cell>
          <table:table-cell/>
          <table:table-cell office:value-type="string" calcext:value-type="string">
            <text:p>https://biblio.editions-bordas.fr/demo/9782047390535/?openBook=9782047390535_extrait%3fdXNlck5hbWU9aTRsY0FqdVo2OUNWSnpKR3VOOFdvWlRqVmc0VU11V05QQ2h3THV2QWFTMD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87832" calcext:value-type="float">
            <text:p>9782047387832</text:p>
          </table:table-cell>
          <table:table-cell/>
          <table:table-cell table:style-name="ce1" office:value-type="string" calcext:value-type="string">
            <text:p><text:a xlink:href="https://www.editions-bordas.fr/jdp/9782047387832/demo" xlink:type="simple">https://www.editions-bordas.fr/jdp/9782047387832/demo</text:a></text:p>
          </table:table-cell>
          <table:table-cell/>
          <table:table-cell office:value-type="string" calcext:value-type="string">
            <text:p>https://biblio.editions-bordas.fr/demo/9782047387832/?openBook=9782047387832_extrait%3fdXNlck5hbWU9aTRsY0FqdVo2OUNWSnpKR3VOOFdvUUVjWm1QTTltRTl6TWpuUytCdUVJQT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86903" calcext:value-type="float">
            <text:p>9782047386903</text:p>
          </table:table-cell>
          <table:table-cell/>
          <table:table-cell table:style-name="ce1" office:value-type="string" calcext:value-type="string">
            <text:p><text:a xlink:href="https://www.editions-bordas.fr/jdp/9782047386903/demo" xlink:type="simple">https://www.editions-bordas.fr/jdp/9782047386903/demo</text:a></text:p>
          </table:table-cell>
          <table:table-cell/>
          <table:table-cell office:value-type="string" calcext:value-type="string">
            <text:p>https://biblio.editions-bordas.fr/demo/9782047386903/?openBook=9782047386903_extrait%3fdXNlck5hbWU9aTRsY0FqdVo2OUNWSnpKR3VOOFdvUXdPT3BRYVcrajYyK21TZ2hETVBrUT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86859" calcext:value-type="float">
            <text:p>9782047386859</text:p>
          </table:table-cell>
          <table:table-cell/>
          <table:table-cell table:style-name="ce1" office:value-type="string" calcext:value-type="string">
            <text:p><text:a xlink:href="https://www.editions-bordas.fr/jdp/9782047386859/demo" xlink:type="simple">https://www.editions-bordas.fr/jdp/9782047386859/demo</text:a></text:p>
          </table:table-cell>
          <table:table-cell/>
          <table:table-cell office:value-type="string" calcext:value-type="string">
            <text:p>https://biblio.editions-bordas.fr/demo/9782047386859/?openBook=9782047386859_extrait%3fdXNlck5hbWU9aTRsY0FqdVo2OUNWSnpKR3VOOFdvUXdPT3BRYVcrajYyK21TZ2hETVBrUT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86866" calcext:value-type="float">
            <text:p>9782047386866</text:p>
          </table:table-cell>
          <table:table-cell/>
          <table:table-cell table:style-name="ce1" office:value-type="string" calcext:value-type="string">
            <text:p><text:a xlink:href="https://www.editions-bordas.fr/jdp/9782047386866/demo" xlink:type="simple">https://www.editions-bordas.fr/jdp/9782047386866/demo</text:a></text:p>
          </table:table-cell>
          <table:table-cell/>
          <table:table-cell office:value-type="string" calcext:value-type="string">
            <text:p>https://biblio.editions-bordas.fr/demo/9782047386866/?openBook=9782047386866_extrait%3fdXNlck5hbWU9aTRsY0FqdVo2OUNWSnpKR3VOOFdvUXdPT3BRYVcrajYyK21TZ2hETVBrUT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87351" calcext:value-type="float">
            <text:p>9782047387351</text:p>
          </table:table-cell>
          <table:table-cell/>
          <table:table-cell table:style-name="ce1" office:value-type="string" calcext:value-type="string">
            <text:p><text:a xlink:href="https://www.editions-bordas.fr/jdp/9782047387351/demo" xlink:type="simple">https://www.editions-bordas.fr/jdp/9782047387351/demo</text:a></text:p>
          </table:table-cell>
          <table:table-cell/>
          <table:table-cell office:value-type="string" calcext:value-type="string">
            <text:p>https://biblio.editions-bordas.fr/demo/9782047387351/?openBook=9782047387351_extrait%3fdXNlck5hbWU9aTRsY0FqdVo2OUNWSnpKR3VOOFdvUXdPT3BRYVcrajYyK21TZ2hETVBrUT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87290" calcext:value-type="float">
            <text:p>9782047387290</text:p>
          </table:table-cell>
          <table:table-cell/>
          <table:table-cell table:style-name="ce1" office:value-type="string" calcext:value-type="string">
            <text:p><text:a xlink:href="https://www.editions-bordas.fr/jdp/9782047387290/demo" xlink:type="simple">https://www.editions-bordas.fr/jdp/9782047387290/demo</text:a></text:p>
          </table:table-cell>
          <table:table-cell/>
          <table:table-cell office:value-type="string" calcext:value-type="string">
            <text:p>https://biblio.editions-bordas.fr/demo/9782047387290/?openBook=9782047387290_extrait%3fdXNlck5hbWU9aTRsY0FqdVo2OUNWSnpKR3VOOFdvUXdPT3BRYVcrajYyK21TZ2hETVBrUT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87283" calcext:value-type="float">
            <text:p>9782047387283</text:p>
          </table:table-cell>
          <table:table-cell/>
          <table:table-cell table:style-name="ce1" office:value-type="string" calcext:value-type="string">
            <text:p><text:a xlink:href="https://www.editions-bordas.fr/jdp/9782047387283/demo" xlink:type="simple">https://www.editions-bordas.fr/jdp/9782047387283/demo</text:a></text:p>
          </table:table-cell>
          <table:table-cell/>
          <table:table-cell office:value-type="string" calcext:value-type="string">
            <text:p>https://biblio.editions-bordas.fr/demo/9782047387283/?openBook=9782047387283_extrait%3fdXNlck5hbWU9aTRsY0FqdVo2OUNWSnpKR3VOOFdvUXdPT3BRYVcrajYyK21TZ2hETVBrUT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86293" calcext:value-type="float">
            <text:p>9782047386293</text:p>
          </table:table-cell>
          <table:table-cell/>
          <table:table-cell table:style-name="ce1" office:value-type="string" calcext:value-type="string">
            <text:p><text:a xlink:href="https://www.editions-bordas.fr/jdp/9782047386293/demo" xlink:type="simple">https://www.editions-bordas.fr/jdp/9782047386293/demo</text:a></text:p>
          </table:table-cell>
          <table:table-cell/>
          <table:table-cell office:value-type="string" calcext:value-type="string">
            <text:p>https://biblio.editions-bordas.fr/demo/9782047386293/?openBook=9782047386293_extrait%3fdXNlck5hbWU9aTRsY0FqdVo2OUNWSnpKR3VOOFdvVmhqOGxGdmJEM1NOOWx2blF1MWtBRT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86217" calcext:value-type="float">
            <text:p>9782047386217</text:p>
          </table:table-cell>
          <table:table-cell/>
          <table:table-cell table:style-name="ce1" office:value-type="string" calcext:value-type="string">
            <text:p><text:a xlink:href="https://www.editions-bordas.fr/jdp/9782047386217/demo" xlink:type="simple">https://www.editions-bordas.fr/jdp/9782047386217/demo</text:a></text:p>
          </table:table-cell>
          <table:table-cell/>
          <table:table-cell office:value-type="string" calcext:value-type="string">
            <text:p>https://biblio.editions-bordas.fr/demo/9782047386217/?openBook=9782047386217_extrait%3fdXNlck5hbWU9aTRsY0FqdVo2OUNWSnpKR3VOOFdvYnlZVlJSVzFqRE42VW1PNGpRS2RTVT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86200" calcext:value-type="float">
            <text:p>9782047386200</text:p>
          </table:table-cell>
          <table:table-cell/>
          <table:table-cell table:style-name="ce1" office:value-type="string" calcext:value-type="string">
            <text:p><text:a xlink:href="https://www.editions-bordas.fr/jdp/9782047386200/demo" xlink:type="simple">https://www.editions-bordas.fr/jdp/9782047386200/demo</text:a></text:p>
          </table:table-cell>
          <table:table-cell/>
          <table:table-cell office:value-type="string" calcext:value-type="string">
            <text:p>https://biblio.editions-bordas.fr/demo/9782047386200/?openBook=9782047386200_extrait%3fdXNlck5hbWU9aTRsY0FqdVo2OUNWSnpKR3VOOFdvYnlZVlJSVzFqRE42VW1PNGpRS2RTVT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86262" calcext:value-type="float">
            <text:p>9782047386262</text:p>
          </table:table-cell>
          <table:table-cell/>
          <table:table-cell table:style-name="ce1" office:value-type="string" calcext:value-type="string">
            <text:p><text:a xlink:href="https://www.editions-bordas.fr/jdp/9782047386262/demo" xlink:type="simple">https://www.editions-bordas.fr/jdp/9782047386262/demo</text:a></text:p>
          </table:table-cell>
          <table:table-cell/>
          <table:table-cell office:value-type="string" calcext:value-type="string">
            <text:p>https://biblio.editions-bordas.fr/demo/9782047386262/?openBook=9782047386262_extrait%3fdXNlck5hbWU9aTRsY0FqdVo2OUNWSnpKR3VOOFdvYnlZVlJSVzFqRE42VW1PNGpRS2RTVT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86323" calcext:value-type="float">
            <text:p>9782047386323</text:p>
          </table:table-cell>
          <table:table-cell/>
          <table:table-cell table:style-name="ce1" office:value-type="string" calcext:value-type="string">
            <text:p><text:a xlink:href="https://www.editions-bordas.fr/jdp/9782047386323/demo" xlink:type="simple">https://www.editions-bordas.fr/jdp/9782047386323/demo</text:a></text:p>
          </table:table-cell>
          <table:table-cell/>
          <table:table-cell office:value-type="string" calcext:value-type="string">
            <text:p>https://biblio.editions-bordas.fr/demo/9782047386323/?openBook=9782047386323_extrait%3fdXNlck5hbWU9aTRsY0FqdVo2OUNWSnpKR3VOOFdvVmhqOGxGdmJEM1NOOWx2blF1MWtBRT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86255" calcext:value-type="float">
            <text:p>9782047386255</text:p>
          </table:table-cell>
          <table:table-cell/>
          <table:table-cell table:style-name="ce1" office:value-type="string" calcext:value-type="string">
            <text:p><text:a xlink:href="https://www.editions-bordas.fr/jdp/9782047386255/demo" xlink:type="simple">https://www.editions-bordas.fr/jdp/9782047386255/demo</text:a></text:p>
          </table:table-cell>
          <table:table-cell/>
          <table:table-cell office:value-type="string" calcext:value-type="string">
            <text:p>https://biblio.editions-bordas.fr/demo/9782047386255/?openBook=9782047386255_extrait%3fdXNlck5hbWU9aTRsY0FqdVo2OUNWSnpKR3VOOFdvYnlZVlJSVzFqRE42VW1PNGpRS2RTVT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86330" calcext:value-type="float">
            <text:p>9782047386330</text:p>
          </table:table-cell>
          <table:table-cell/>
          <table:table-cell table:style-name="ce1" office:value-type="string" calcext:value-type="string">
            <text:p><text:a xlink:href="https://www.editions-bordas.fr/jdp/9782047386330/demo" xlink:type="simple">https://www.editions-bordas.fr/jdp/9782047386330/demo</text:a></text:p>
          </table:table-cell>
          <table:table-cell/>
          <table:table-cell office:value-type="string" calcext:value-type="string">
            <text:p>https://biblio.editions-bordas.fr/demo/9782047386330/?openBook=9782047386330_extrait%3fdXNlck5hbWU9aTRsY0FqdVo2OUNWSnpKR3VOOFdvVmhqOGxGdmJEM1NOOWx2blF1MWtBRT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86347" calcext:value-type="float">
            <text:p>9782047386347</text:p>
          </table:table-cell>
          <table:table-cell/>
          <table:table-cell table:style-name="ce1" office:value-type="string" calcext:value-type="string">
            <text:p><text:a xlink:href="https://www.editions-bordas.fr/jdp/9782047386347/demo" xlink:type="simple">https://www.editions-bordas.fr/jdp/9782047386347/demo</text:a></text:p>
          </table:table-cell>
          <table:table-cell/>
          <table:table-cell office:value-type="string" calcext:value-type="string">
            <text:p>https://biblio.editions-bordas.fr/demo/9782047386347/?openBook=9782047386347_extrait%3fdXNlck5hbWU9aTRsY0FqdVo2OUNWSnpKR3VOOFdvVmhqOGxGdmJEM1NOOWx2blF1MWtBRT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86309" calcext:value-type="float">
            <text:p>9782047386309</text:p>
          </table:table-cell>
          <table:table-cell/>
          <table:table-cell table:style-name="ce1" office:value-type="string" calcext:value-type="string">
            <text:p><text:a xlink:href="https://www.editions-bordas.fr/jdp/9782047386309/demo" xlink:type="simple">https://www.editions-bordas.fr/jdp/9782047386309/demo</text:a></text:p>
          </table:table-cell>
          <table:table-cell/>
          <table:table-cell office:value-type="string" calcext:value-type="string">
            <text:p>https://biblio.editions-bordas.fr/demo/9782047386309/?openBook=9782047386309_extrait%3fdXNlck5hbWU9aTRsY0FqdVo2OUNWSnpKR3VOOFdvVmhqOGxGdmJEM1NOOWx2blF1MWtBRT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86224" calcext:value-type="float">
            <text:p>9782047386224</text:p>
          </table:table-cell>
          <table:table-cell/>
          <table:table-cell table:style-name="ce1" office:value-type="string" calcext:value-type="string">
            <text:p><text:a xlink:href="https://www.editions-bordas.fr/jdp/9782047386224/demo" xlink:type="simple">https://www.editions-bordas.fr/jdp/9782047386224/demo</text:a></text:p>
          </table:table-cell>
          <table:table-cell/>
          <table:table-cell office:value-type="string" calcext:value-type="string">
            <text:p>https://biblio.editions-bordas.fr/demo/9782047386224/?openBook=9782047386224_extrait%3fdXNlck5hbWU9aTRsY0FqdVo2OUNWSnpKR3VOOFdvYnlZVlJSVzFqRE42VW1PNGpRS2RTVT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88150" calcext:value-type="float">
            <text:p>9782047388150</text:p>
          </table:table-cell>
          <table:table-cell/>
          <table:table-cell table:style-name="ce1" office:value-type="string" calcext:value-type="string">
            <text:p><text:a xlink:href="https://www.editions-bordas.fr/jdp/9782047388150/demo" xlink:type="simple">https://www.editions-bordas.fr/jdp/9782047388150/demo</text:a></text:p>
          </table:table-cell>
          <table:table-cell/>
          <table:table-cell office:value-type="string" calcext:value-type="string">
            <text:p>indisponible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87863" calcext:value-type="float">
            <text:p>9782047387863</text:p>
          </table:table-cell>
          <table:table-cell/>
          <table:table-cell table:style-name="ce1" office:value-type="string" calcext:value-type="string">
            <text:p><text:a xlink:href="https://www.editions-bordas.fr/jdp/9782047387863/demo" xlink:type="simple">https://www.editions-bordas.fr/jdp/9782047387863/demo</text:a></text:p>
          </table:table-cell>
          <table:table-cell/>
          <table:table-cell office:value-type="string" calcext:value-type="string">
            <text:p>https://biblio.editions-bordas.fr/demo/9782047387863/?openBook=9782047387863_extrait%3fdXNlck5hbWU9aTRsY0FqdVo2OUNWSnpKR3VOOFdvUUVjWm1QTTltRTl6TWpuUytCdUVJQT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87917" calcext:value-type="float">
            <text:p>9782047387917</text:p>
          </table:table-cell>
          <table:table-cell/>
          <table:table-cell table:style-name="ce1" office:value-type="string" calcext:value-type="string">
            <text:p><text:a xlink:href="https://www.editions-bordas.fr/jdp/9782047387917/demo" xlink:type="simple">https://www.editions-bordas.fr/jdp/9782047387917/demo</text:a></text:p>
          </table:table-cell>
          <table:table-cell/>
          <table:table-cell office:value-type="string" calcext:value-type="string">
            <text:p>indisponible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88020" calcext:value-type="float">
            <text:p>9782047388020</text:p>
          </table:table-cell>
          <table:table-cell/>
          <table:table-cell table:style-name="ce1" office:value-type="string" calcext:value-type="string">
            <text:p><text:a xlink:href="https://www.editions-bordas.fr/jdp/9782047388020/demo" xlink:type="simple">https://www.editions-bordas.fr/jdp/9782047388020/demo</text:a></text:p>
          </table:table-cell>
          <table:table-cell/>
          <table:table-cell office:value-type="string" calcext:value-type="string">
            <text:p>https://biblio.editions-bordas.fr/demo/9782047388020/?openBook=9782047388020_extrait%3fdXNlck5hbWU9aTRsY0FqdVo2OUNWSnpKR3VOOFdvUUVjWm1QTTltRTl6TWpuUytCdUVJQT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87849" calcext:value-type="float">
            <text:p>9782047387849</text:p>
          </table:table-cell>
          <table:table-cell/>
          <table:table-cell table:style-name="ce1" office:value-type="string" calcext:value-type="string">
            <text:p><text:a xlink:href="https://www.editions-bordas.fr/jdp/9782047387849/demo" xlink:type="simple">https://www.editions-bordas.fr/jdp/9782047387849/demo</text:a></text:p>
          </table:table-cell>
          <table:table-cell/>
          <table:table-cell office:value-type="string" calcext:value-type="string">
            <text:p>https://biblio.editions-bordas.fr/demo/9782047387849/?openBook=9782047387849_extrait%3fdXNlck5hbWU9aTRsY0FqdVo2OUNWSnpKR3VOOFdvUUVjWm1QTTltRTl6TWpuUytCdUVJQT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87856" calcext:value-type="float">
            <text:p>9782047387856</text:p>
          </table:table-cell>
          <table:table-cell/>
          <table:table-cell table:style-name="ce1" office:value-type="string" calcext:value-type="string">
            <text:p><text:a xlink:href="https://www.editions-bordas.fr/jdp/9782047387856/demo" xlink:type="simple">https://www.editions-bordas.fr/jdp/9782047387856/demo</text:a></text:p>
          </table:table-cell>
          <table:table-cell/>
          <table:table-cell office:value-type="string" calcext:value-type="string">
            <text:p>https://biblio.editions-bordas.fr/demo/9782047387856/?openBook=9782047387856_extrait%3fdXNlck5hbWU9aTRsY0FqdVo2OUNWSnpKR3VOOFdvUUVjWm1QTTltRTl6TWpuUytCdUVJQT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87610" calcext:value-type="float">
            <text:p>9782047387610</text:p>
          </table:table-cell>
          <table:table-cell/>
          <table:table-cell table:style-name="ce1" office:value-type="string" calcext:value-type="string">
            <text:p><text:a xlink:href="https://www.editions-bordas.fr/jdp/9782047387610/demo" xlink:type="simple">https://www.editions-bordas.fr/jdp/9782047387610/demo</text:a></text:p>
          </table:table-cell>
          <table:table-cell/>
          <table:table-cell office:value-type="string" calcext:value-type="string">
            <text:p>https://biblio.editions-bordas.fr/demo/9782047387610/?openBook=9782047387610_extrait%3fdXNlck5hbWU9aTRsY0FqdVo2OUNWSnpKR3VOOFdvUUVjWm1QTTltRTl6TWpuUytCdUVJQT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86804" calcext:value-type="float">
            <text:p>9782047386804</text:p>
          </table:table-cell>
          <table:table-cell/>
          <table:table-cell table:style-name="ce1" office:value-type="string" calcext:value-type="string">
            <text:p><text:a xlink:href="https://www.editions-bordas.fr/jdp/9782047386804/demo" xlink:type="simple">https://www.editions-bordas.fr/jdp/9782047386804/demo</text:a></text:p>
          </table:table-cell>
          <table:table-cell/>
          <table:table-cell office:value-type="string" calcext:value-type="string">
            <text:p>https://biblio.editions-bordas.fr/demo/9782047386804/?openBook=9782047386804_extrait%3fdXNlck5hbWU9aTRsY0FqdVo2OUNWSnpKR3VOOFdvUXdPT3BRYVcrajYyK21TZ2hETVBrUT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87436" calcext:value-type="float">
            <text:p>9782047387436</text:p>
          </table:table-cell>
          <table:table-cell/>
          <table:table-cell table:style-name="ce1" office:value-type="string" calcext:value-type="string">
            <text:p><text:a xlink:href="https://www.editions-bordas.fr/jdp/9782047387436/demo" xlink:type="simple">https://www.editions-bordas.fr/jdp/9782047387436/demo</text:a></text:p>
          </table:table-cell>
          <table:table-cell/>
          <table:table-cell office:value-type="string" calcext:value-type="string">
            <text:p>https://biblio.editions-bordas.fr/demo/9782047387436/?openBook=9782047387436_extrait%3fdXNlck5hbWU9aTRsY0FqdVo2OUNWSnpKR3VOOFdvUXdPT3BRYVcrajYyK21TZ2hETVBrUT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87108" calcext:value-type="float">
            <text:p>9782047387108</text:p>
          </table:table-cell>
          <table:table-cell/>
          <table:table-cell table:style-name="ce1" office:value-type="string" calcext:value-type="string">
            <text:p><text:a xlink:href="https://www.editions-bordas.fr/jdp/9782047387108/demo" xlink:type="simple">https://www.editions-bordas.fr/jdp/9782047387108/demo</text:a></text:p>
          </table:table-cell>
          <table:table-cell/>
          <table:table-cell office:value-type="string" calcext:value-type="string">
            <text:p>https://biblio.editions-bordas.fr/demo/9782047387108/?openBook=9782047387108_extrait%3fdXNlck5hbWU9aTRsY0FqdVo2OUNWSnpKR3VOOFdvUXdPT3BRYVcrajYyK21TZ2hETVBrUT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86637" calcext:value-type="float">
            <text:p>9782047386637</text:p>
          </table:table-cell>
          <table:table-cell/>
          <table:table-cell table:style-name="ce1" office:value-type="string" calcext:value-type="string">
            <text:p><text:a xlink:href="https://www.editions-bordas.fr/jdp/9782047386637/demo" xlink:type="simple">https://www.editions-bordas.fr/jdp/9782047386637/demo</text:a></text:p>
          </table:table-cell>
          <table:table-cell/>
          <table:table-cell office:value-type="string" calcext:value-type="string">
            <text:p>https://biblio.editions-bordas.fr/demo/9782047386637/?openBook=9782047386637_extrait%3fdXNlck5hbWU9aTRsY0FqdVo2OUNWSnpKR3VOOFdvUXdPT3BRYVcrajYyK21TZ2hETVBrUT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86750" calcext:value-type="float">
            <text:p>9782047386750</text:p>
          </table:table-cell>
          <table:table-cell/>
          <table:table-cell table:style-name="ce1" office:value-type="string" calcext:value-type="string">
            <text:p><text:a xlink:href="https://www.editions-bordas.fr/jdp/9782047386750/demo" xlink:type="simple">https://www.editions-bordas.fr/jdp/9782047386750/demo</text:a></text:p>
          </table:table-cell>
          <table:table-cell/>
          <table:table-cell office:value-type="string" calcext:value-type="string">
            <text:p>https://biblio.editions-bordas.fr/demo/9782047386750/?openBook=9782047386750_extrait%3fdXNlck5hbWU9aTRsY0FqdVo2OUNWSnpKR3VOOFdvUXdPT3BRYVcrajYyK21TZ2hETVBrUT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87382" calcext:value-type="float">
            <text:p>9782047387382</text:p>
          </table:table-cell>
          <table:table-cell/>
          <table:table-cell table:style-name="ce1" office:value-type="string" calcext:value-type="string">
            <text:p><text:a xlink:href="https://www.editions-bordas.fr/jdp/9782047387382/demo" xlink:type="simple">https://www.editions-bordas.fr/jdp/9782047387382/demo</text:a></text:p>
          </table:table-cell>
          <table:table-cell/>
          <table:table-cell office:value-type="string" calcext:value-type="string">
            <text:p>https://biblio.editions-bordas.fr/demo/9782047387382/?openBook=9782047387382_extrait%3fdXNlck5hbWU9aTRsY0FqdVo2OUNWSnpKR3VOOFdvUXdPT3BRYVcrajYyK21TZ2hETVBrUT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87313" calcext:value-type="float">
            <text:p>9782047387313</text:p>
          </table:table-cell>
          <table:table-cell/>
          <table:table-cell table:style-name="ce1" office:value-type="string" calcext:value-type="string">
            <text:p><text:a xlink:href="https://www.editions-bordas.fr/jdp/9782047387313/demo" xlink:type="simple">https://www.editions-bordas.fr/jdp/9782047387313/demo</text:a></text:p>
          </table:table-cell>
          <table:table-cell/>
          <table:table-cell office:value-type="string" calcext:value-type="string">
            <text:p>https://biblio.editions-bordas.fr/demo/9782047387313/?openBook=9782047387313_extrait%3fdXNlck5hbWU9aTRsY0FqdVo2OUNWSnpKR3VOOFdvUXdPT3BRYVcrajYyK21TZ2hETVBrUT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86682" calcext:value-type="float">
            <text:p>9782047386682</text:p>
          </table:table-cell>
          <table:table-cell/>
          <table:table-cell table:style-name="ce1" office:value-type="string" calcext:value-type="string">
            <text:p><text:a xlink:href="https://www.editions-bordas.fr/jdp/9782047386682/demo" xlink:type="simple">https://www.editions-bordas.fr/jdp/9782047386682/demo</text:a></text:p>
          </table:table-cell>
          <table:table-cell/>
          <table:table-cell office:value-type="string" calcext:value-type="string">
            <text:p>https://biblio.editions-bordas.fr/demo/9782047386682/?openBook=9782047386682_extrait%3fdXNlck5hbWU9aTRsY0FqdVo2OUNWSnpKR3VOOFdvUXdPT3BRYVcrajYyK21TZ2hETVBrUT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86569" calcext:value-type="float">
            <text:p>9782047386569</text:p>
          </table:table-cell>
          <table:table-cell/>
          <table:table-cell table:style-name="ce1" office:value-type="string" calcext:value-type="string">
            <text:p><text:a xlink:href="https://www.editions-bordas.fr/jdp/9782047386569/demo" xlink:type="simple">https://www.editions-bordas.fr/jdp/9782047386569/demo</text:a></text:p>
          </table:table-cell>
          <table:table-cell/>
          <table:table-cell office:value-type="string" calcext:value-type="string">
            <text:p>https://biblio.editions-bordas.fr/demo/9782047386569/?openBook=9782047386569_extrait%3fdXNlck5hbWU9aTRsY0FqdVo2OUNWSnpKR3VOOFdvUXdPT3BRYVcrajYyK21TZ2hETVBrUT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86644" calcext:value-type="float">
            <text:p>9782047386644</text:p>
          </table:table-cell>
          <table:table-cell/>
          <table:table-cell table:style-name="ce1" office:value-type="string" calcext:value-type="string">
            <text:p><text:a xlink:href="https://www.editions-bordas.fr/jdp/9782047386644/demo" xlink:type="simple">https://www.editions-bordas.fr/jdp/9782047386644/demo</text:a></text:p>
          </table:table-cell>
          <table:table-cell/>
          <table:table-cell office:value-type="string" calcext:value-type="string">
            <text:p>https://biblio.editions-bordas.fr/demo/9782047386644/?openBook=9782047386644_extrait%3fdXNlck5hbWU9aTRsY0FqdVo2OUNWSnpKR3VOOFdvUXdPT3BRYVcrajYyK21TZ2hETVBrUT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87269" calcext:value-type="float">
            <text:p>9782047387269</text:p>
          </table:table-cell>
          <table:table-cell/>
          <table:table-cell table:style-name="ce1" office:value-type="string" calcext:value-type="string">
            <text:p><text:a xlink:href="https://www.editions-bordas.fr/jdp/9782047387269/demo" xlink:type="simple">https://www.editions-bordas.fr/jdp/9782047387269/demo</text:a></text:p>
          </table:table-cell>
          <table:table-cell/>
          <table:table-cell office:value-type="string" calcext:value-type="string">
            <text:p>https://biblio.editions-bordas.fr/demo/9782047387269/?openBook=9782047387269_extrait%3fdXNlck5hbWU9aTRsY0FqdVo2OUNWSnpKR3VOOFdvUXdPT3BRYVcrajYyK21TZ2hETVBrUT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81502" calcext:value-type="float">
            <text:p>9782047381502</text:p>
          </table:table-cell>
          <table:table-cell/>
          <table:table-cell table:style-name="ce1" office:value-type="string" calcext:value-type="string">
            <text:p><text:a xlink:href="https://www.editions-bordas.fr/jdp/9782047381502/demo" xlink:type="simple">https://www.editions-bordas.fr/jdp/9782047381502/demo</text:a></text:p>
          </table:table-cell>
          <table:table-cell/>
          <table:table-cell office:value-type="string" calcext:value-type="string">
            <text:p>https://biblio.editions-bordas.fr/demo/9782047381502/?openBook=9782047381502_extrait%3fdXNlck5hbWU9aTRsY0FqdVo2OUNWSnpKR3VOOFdvYnlZVlJSVzFqRE42VW1PNGpRS2RTVT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81007" calcext:value-type="float">
            <text:p>9782047381007</text:p>
          </table:table-cell>
          <table:table-cell/>
          <table:table-cell table:style-name="ce1" office:value-type="string" calcext:value-type="string">
            <text:p><text:a xlink:href="https://www.editions-bordas.fr/jdp/9782047381007/demo" xlink:type="simple">https://www.editions-bordas.fr/jdp/9782047381007/demo</text:a></text:p>
          </table:table-cell>
          <table:table-cell/>
          <table:table-cell office:value-type="string" calcext:value-type="string">
            <text:p>indisponible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81359" calcext:value-type="float">
            <text:p>9782047381359</text:p>
          </table:table-cell>
          <table:table-cell/>
          <table:table-cell table:style-name="ce1" office:value-type="string" calcext:value-type="string">
            <text:p><text:a xlink:href="https://www.editions-bordas.fr/jdp/9782047381359/demo" xlink:type="simple">https://www.editions-bordas.fr/jdp/9782047381359/demo</text:a></text:p>
          </table:table-cell>
          <table:table-cell/>
          <table:table-cell office:value-type="string" calcext:value-type="string">
            <text:p>https://biblio.editions-bordas.fr/demo/9782047381359/?openBook=9782047381359_extrait%3fdXNlck5hbWU9aTRsY0FqdVo2OUNWSnpKR3VOOFdvYnlZVlJSVzFqRE42VW1PNGpRS2RTVT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81274" calcext:value-type="float">
            <text:p>9782047381274</text:p>
          </table:table-cell>
          <table:table-cell/>
          <table:table-cell table:style-name="ce1" office:value-type="string" calcext:value-type="string">
            <text:p><text:a xlink:href="https://www.editions-bordas.fr/jdp/9782047381274/demo" xlink:type="simple">https://www.editions-bordas.fr/jdp/9782047381274/demo</text:a></text:p>
          </table:table-cell>
          <table:table-cell/>
          <table:table-cell office:value-type="string" calcext:value-type="string">
            <text:p>https://biblio.editions-bordas.fr/demo/9782047381274/?openBook=9782047381274_extrait%3fdXNlck5hbWU9aTRsY0FqdVo2OUNWSnpKR3VOOFdvYnlZVlJSVzFqRE42VW1PNGpRS2RTVT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81298" calcext:value-type="float">
            <text:p>9782047381298</text:p>
          </table:table-cell>
          <table:table-cell/>
          <table:table-cell table:style-name="ce1" office:value-type="string" calcext:value-type="string">
            <text:p><text:a xlink:href="https://www.editions-bordas.fr/jdp/9782047381298/demo" xlink:type="simple">https://www.editions-bordas.fr/jdp/9782047381298/demo</text:a></text:p>
          </table:table-cell>
          <table:table-cell/>
          <table:table-cell office:value-type="string" calcext:value-type="string">
            <text:p>https://biblio.editions-bordas.fr/demo/9782047381298/?openBook=9782047381298_extrait%3fdXNlck5hbWU9aTRsY0FqdVo2OUNWSnpKR3VOOFdvYnlZVlJSVzFqRE42VW1PNGpRS2RTVT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81618" calcext:value-type="float">
            <text:p>9782047381618</text:p>
          </table:table-cell>
          <table:table-cell/>
          <table:table-cell table:style-name="ce1" office:value-type="string" calcext:value-type="string">
            <text:p><text:a xlink:href="https://www.editions-bordas.fr/jdp/9782047381618/demo" xlink:type="simple">https://www.editions-bordas.fr/jdp/9782047381618/demo</text:a></text:p>
          </table:table-cell>
          <table:table-cell/>
          <table:table-cell office:value-type="string" calcext:value-type="string">
            <text:p>https://biblio.editions-bordas.fr/demo/9782047381618/?openBook=9782047381618_extrait%3fdXNlck5hbWU9aTRsY0FqdVo2OUNWSnpKR3VOOFdvYnlZVlJSVzFqRE42VW1PNGpRS2RTVT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81021" calcext:value-type="float">
            <text:p>9782047381021</text:p>
          </table:table-cell>
          <table:table-cell/>
          <table:table-cell table:style-name="ce1" office:value-type="string" calcext:value-type="string">
            <text:p><text:a xlink:href="https://www.editions-bordas.fr/jdp/9782047381021/demo" xlink:type="simple">https://www.editions-bordas.fr/jdp/9782047381021/demo</text:a></text:p>
          </table:table-cell>
          <table:table-cell/>
          <table:table-cell office:value-type="string" calcext:value-type="string">
            <text:p>https://biblio.editions-bordas.fr/demo/9782047381021/?openBook=9782047381021_extrait%3fdXNlck5hbWU9aTRsY0FqdVo2OUNWSnpKR3VOOFdvYnlZVlJSVzFqRE42VW1PNGpRS2RTVT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81311" calcext:value-type="float">
            <text:p>9782047381311</text:p>
          </table:table-cell>
          <table:table-cell/>
          <table:table-cell table:style-name="ce1" office:value-type="string" calcext:value-type="string">
            <text:p><text:a xlink:href="https://www.editions-bordas.fr/jdp/9782047381311/demo" xlink:type="simple">https://www.editions-bordas.fr/jdp/9782047381311/demo</text:a></text:p>
          </table:table-cell>
          <table:table-cell/>
          <table:table-cell office:value-type="string" calcext:value-type="string">
            <text:p>https://biblio.editions-bordas.fr/demo/9782047381311/?openBook=9782047381311_extrait%3fdXNlck5hbWU9aTRsY0FqdVo2OUNWSnpKR3VOOFdvYnlZVlJSVzFqRE42VW1PNGpRS2RTVT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81373" calcext:value-type="float">
            <text:p>9782047381373</text:p>
          </table:table-cell>
          <table:table-cell/>
          <table:table-cell table:style-name="ce1" office:value-type="string" calcext:value-type="string">
            <text:p><text:a xlink:href="https://www.editions-bordas.fr/jdp/9782047381373/demo" xlink:type="simple">https://www.editions-bordas.fr/jdp/9782047381373/demo</text:a></text:p>
          </table:table-cell>
          <table:table-cell/>
          <table:table-cell office:value-type="string" calcext:value-type="string">
            <text:p>https://biblio.editions-bordas.fr/demo/9782047381373/?openBook=9782047381373_extrait%3fdXNlck5hbWU9aTRsY0FqdVo2OUNWSnpKR3VOOFdvYnlZVlJSVzFqRE42VW1PNGpRS2RTVT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81427" calcext:value-type="float">
            <text:p>9782047381427</text:p>
          </table:table-cell>
          <table:table-cell/>
          <table:table-cell table:style-name="ce1" office:value-type="string" calcext:value-type="string">
            <text:p><text:a xlink:href="https://www.editions-bordas.fr/jdp/9782047381427/demo" xlink:type="simple">https://www.editions-bordas.fr/jdp/9782047381427/demo</text:a></text:p>
          </table:table-cell>
          <table:table-cell/>
          <table:table-cell office:value-type="string" calcext:value-type="string">
            <text:p>https://biblio.editions-bordas.fr/demo/9782047381427/?openBook=9782047381427_extrait%3fdXNlck5hbWU9aTRsY0FqdVo2OUNWSnpKR3VOOFdvYnlZVlJSVzFqRE42VW1PNGpRS2RTVT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81663" calcext:value-type="float">
            <text:p>9782047381663</text:p>
          </table:table-cell>
          <table:table-cell/>
          <table:table-cell table:style-name="ce1" office:value-type="string" calcext:value-type="string">
            <text:p><text:a xlink:href="https://www.editions-bordas.fr/jdp/9782047381663/demo" xlink:type="simple">https://www.editions-bordas.fr/jdp/9782047381663/demo</text:a></text:p>
          </table:table-cell>
          <table:table-cell/>
          <table:table-cell office:value-type="string" calcext:value-type="string">
            <text:p>https://biblio.editions-bordas.fr/demo/9782047381663/?openBook=9782047381663_extrait%3fdXNlck5hbWU9aTRsY0FqdVo2OUNWSnpKR3VOOFdvYnlZVlJSVzFqRE42VW1PNGpRS2RTVT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81434" calcext:value-type="float">
            <text:p>9782047381434</text:p>
          </table:table-cell>
          <table:table-cell/>
          <table:table-cell table:style-name="ce1" office:value-type="string" calcext:value-type="string">
            <text:p><text:a xlink:href="https://www.editions-bordas.fr/jdp/9782047381434/demo" xlink:type="simple">https://www.editions-bordas.fr/jdp/9782047381434/demo</text:a></text:p>
          </table:table-cell>
          <table:table-cell/>
          <table:table-cell office:value-type="string" calcext:value-type="string">
            <text:p>https://biblio.editions-bordas.fr/demo/9782047381434/?openBook=9782047381434_extrait%3fdXNlck5hbWU9aTRsY0FqdVo2OUNWSnpKR3VOOFdvYnlZVlJSVzFqRE42VW1PNGpRS2RTVT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81281" calcext:value-type="float">
            <text:p>9782047381281</text:p>
          </table:table-cell>
          <table:table-cell/>
          <table:table-cell table:style-name="ce1" office:value-type="string" calcext:value-type="string">
            <text:p><text:a xlink:href="https://www.editions-bordas.fr/jdp/9782047381281/demo" xlink:type="simple">https://www.editions-bordas.fr/jdp/9782047381281/demo</text:a></text:p>
          </table:table-cell>
          <table:table-cell/>
          <table:table-cell office:value-type="string" calcext:value-type="string">
            <text:p>https://biblio.editions-bordas.fr/demo/9782047381281/?openBook=9782047381281_extrait%3fdXNlck5hbWU9aTRsY0FqdVo2OUNWSnpKR3VOOFdvYnlZVlJSVzFqRE42VW1PNGpRS2RTVT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81540" calcext:value-type="float">
            <text:p>9782047381540</text:p>
          </table:table-cell>
          <table:table-cell/>
          <table:table-cell table:style-name="ce1" office:value-type="string" calcext:value-type="string">
            <text:p><text:a xlink:href="https://www.editions-bordas.fr/jdp/9782047381540/demo" xlink:type="simple">https://www.editions-bordas.fr/jdp/9782047381540/demo</text:a></text:p>
          </table:table-cell>
          <table:table-cell/>
          <table:table-cell office:value-type="string" calcext:value-type="string">
            <text:p>https://biblio.editions-bordas.fr/demo/9782047381540/?openBook=9782047381540_extrait%3fdXNlck5hbWU9aTRsY0FqdVo2OUNWSnpKR3VOOFdvYnlZVlJSVzFqRE42VW1PNGpRS2RTVT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81717" calcext:value-type="float">
            <text:p>9782047381717</text:p>
          </table:table-cell>
          <table:table-cell/>
          <table:table-cell table:style-name="ce1" office:value-type="string" calcext:value-type="string">
            <text:p><text:a xlink:href="https://www.editions-bordas.fr/jdp/9782047381717/demo" xlink:type="simple">https://www.editions-bordas.fr/jdp/9782047381717/demo</text:a></text:p>
          </table:table-cell>
          <table:table-cell/>
          <table:table-cell office:value-type="string" calcext:value-type="string">
            <text:p>https://biblio.editions-bordas.fr/demo/9782047381717/?openBook=9782047381717_extrait%3fdXNlck5hbWU9aTRsY0FqdVo2OUNWSnpKR3VOOFdvYnlZVlJSVzFqRE42VW1PNGpRS2RTVT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81489" calcext:value-type="float">
            <text:p>9782047381489</text:p>
          </table:table-cell>
          <table:table-cell/>
          <table:table-cell table:style-name="ce1" office:value-type="string" calcext:value-type="string">
            <text:p><text:a xlink:href="https://www.editions-bordas.fr/jdp/9782047381489/demo" xlink:type="simple">https://www.editions-bordas.fr/jdp/9782047381489/demo</text:a></text:p>
          </table:table-cell>
          <table:table-cell/>
          <table:table-cell office:value-type="string" calcext:value-type="string">
            <text:p>https://biblio.editions-bordas.fr/demo/9782047381489/?openBook=9782047381489_extrait%3fdXNlck5hbWU9aTRsY0FqdVo2OUNWSnpKR3VOOFdvYnlZVlJSVzFqRE42VW1PNGpRS2RTVT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81465" calcext:value-type="float">
            <text:p>9782047381465</text:p>
          </table:table-cell>
          <table:table-cell/>
          <table:table-cell table:style-name="ce1" office:value-type="string" calcext:value-type="string">
            <text:p><text:a xlink:href="https://www.editions-bordas.fr/jdp/9782047381465/demo" xlink:type="simple">https://www.editions-bordas.fr/jdp/9782047381465/demo</text:a></text:p>
          </table:table-cell>
          <table:table-cell/>
          <table:table-cell office:value-type="string" calcext:value-type="string">
            <text:p>https://biblio.editions-bordas.fr/demo/9782047381465/?openBook=9782047381465_extrait%3fdXNlck5hbWU9aTRsY0FqdVo2OUNWSnpKR3VOOFdvYnlZVlJSVzFqRE42VW1PNGpRS2RTVT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81212" calcext:value-type="float">
            <text:p>9782047381212</text:p>
          </table:table-cell>
          <table:table-cell/>
          <table:table-cell table:style-name="ce1" office:value-type="string" calcext:value-type="string">
            <text:p><text:a xlink:href="https://www.editions-bordas.fr/jdp/9782047381212/demo" xlink:type="simple">https://www.editions-bordas.fr/jdp/9782047381212/demo</text:a></text:p>
          </table:table-cell>
          <table:table-cell/>
          <table:table-cell office:value-type="string" calcext:value-type="string">
            <text:p>https://biblio.editions-bordas.fr/demo/9782047381212/?openBook=9782047381212_extrait%3fdXNlck5hbWU9aTRsY0FqdVo2OUNWSnpKR3VOOFdvYnlZVlJSVzFqRE42VW1PNGpRS2RTVT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80772" calcext:value-type="float">
            <text:p>9782047380772</text:p>
          </table:table-cell>
          <table:table-cell/>
          <table:table-cell table:style-name="ce1" office:value-type="string" calcext:value-type="string">
            <text:p><text:a xlink:href="https://www.editions-bordas.fr/jdp/9782047380772/demo" xlink:type="simple">https://www.editions-bordas.fr/jdp/9782047380772/demo</text:a></text:p>
          </table:table-cell>
          <table:table-cell/>
          <table:table-cell office:value-type="string" calcext:value-type="string">
            <text:p>https://biblio.editions-bordas.fr/demo/9782047380772/?openBook=9782047380772_extrait%3fdXNlck5hbWU9aTRsY0FqdVo2OUNWSnpKR3VOOFdvYnlZVlJSVzFqRE42VW1PNGpRS2RTVT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81496" calcext:value-type="float">
            <text:p>9782047381496</text:p>
          </table:table-cell>
          <table:table-cell/>
          <table:table-cell table:style-name="ce1" office:value-type="string" calcext:value-type="string">
            <text:p><text:a xlink:href="https://www.editions-bordas.fr/jdp/9782047381496/demo" xlink:type="simple">https://www.editions-bordas.fr/jdp/9782047381496/demo</text:a></text:p>
          </table:table-cell>
          <table:table-cell/>
          <table:table-cell office:value-type="string" calcext:value-type="string">
            <text:p>https://biblio.editions-bordas.fr/demo/9782047381496/?openBook=9782047381496_extrait%3fdXNlck5hbWU9aTRsY0FqdVo2OUNWSnpKR3VOOFdvYnlZVlJSVzFqRE42VW1PNGpRS2RTVT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80895" calcext:value-type="float">
            <text:p>9782047380895</text:p>
          </table:table-cell>
          <table:table-cell/>
          <table:table-cell table:style-name="ce1" office:value-type="string" calcext:value-type="string">
            <text:p><text:a xlink:href="https://www.editions-bordas.fr/jdp/9782047380895/demo" xlink:type="simple">https://www.editions-bordas.fr/jdp/9782047380895/demo</text:a></text:p>
          </table:table-cell>
          <table:table-cell/>
          <table:table-cell office:value-type="string" calcext:value-type="string">
            <text:p>https://biblio.editions-bordas.fr/demo/9782047380895/?openBook=9782047380895_extrait%3fdXNlck5hbWU9aTRsY0FqdVo2OUNWSnpKR3VOOFdvYnlZVlJSVzFqRE42VW1PNGpRS2RTVT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81571" calcext:value-type="float">
            <text:p>9782047381571</text:p>
          </table:table-cell>
          <table:table-cell/>
          <table:table-cell table:style-name="ce1" office:value-type="string" calcext:value-type="string">
            <text:p><text:a xlink:href="https://www.editions-bordas.fr/jdp/9782047381571/demo" xlink:type="simple">https://www.editions-bordas.fr/jdp/9782047381571/demo</text:a></text:p>
          </table:table-cell>
          <table:table-cell/>
          <table:table-cell office:value-type="string" calcext:value-type="string">
            <text:p>https://biblio.editions-bordas.fr/demo/9782047381571/?openBook=9782047381571_extrait%3fdXNlck5hbWU9aTRsY0FqdVo2OUNWSnpKR3VOOFdvYnlZVlJSVzFqRE42VW1PNGpRS2RTVT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80857" calcext:value-type="float">
            <text:p>9782047380857</text:p>
          </table:table-cell>
          <table:table-cell/>
          <table:table-cell table:style-name="ce1" office:value-type="string" calcext:value-type="string">
            <text:p><text:a xlink:href="https://www.editions-bordas.fr/jdp/9782047380857/demo" xlink:type="simple">https://www.editions-bordas.fr/jdp/9782047380857/demo</text:a></text:p>
          </table:table-cell>
          <table:table-cell/>
          <table:table-cell office:value-type="string" calcext:value-type="string">
            <text:p>https://biblio.editions-bordas.fr/demo/9782047380857/?openBook=9782047380857_extrait%3fdXNlck5hbWU9aTRsY0FqdVo2OUNWSnpKR3VOOFdvYnlZVlJSVzFqRE42VW1PNGpRS2RTVT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80703" calcext:value-type="float">
            <text:p>9782047380703</text:p>
          </table:table-cell>
          <table:table-cell/>
          <table:table-cell table:style-name="ce1" office:value-type="string" calcext:value-type="string">
            <text:p><text:a xlink:href="https://www.editions-bordas.fr/jdp/9782047380703/demo" xlink:type="simple">https://www.editions-bordas.fr/jdp/9782047380703/demo</text:a></text:p>
          </table:table-cell>
          <table:table-cell/>
          <table:table-cell office:value-type="string" calcext:value-type="string">
            <text:p>https://biblio.editions-bordas.fr/demo/9782047380703/?openBook=9782047380703_extrait%3fdXNlck5hbWU9aTRsY0FqdVo2OUNWSnpKR3VOOFdvYnlZVlJSVzFqRE42VW1PNGpRS2RTVT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80659" calcext:value-type="float">
            <text:p>9782047380659</text:p>
          </table:table-cell>
          <table:table-cell/>
          <table:table-cell table:style-name="ce1" office:value-type="string" calcext:value-type="string">
            <text:p><text:a xlink:href="https://www.editions-bordas.fr/jdp/9782047380659/demo" xlink:type="simple">https://www.editions-bordas.fr/jdp/9782047380659/demo</text:a></text:p>
          </table:table-cell>
          <table:table-cell/>
          <table:table-cell office:value-type="string" calcext:value-type="string">
            <text:p>https://biblio.editions-bordas.fr/demo/9782047380659/?openBook=9782047380659_extrait%3fdXNlck5hbWU9aTRsY0FqdVo2OUNWSnpKR3VOOFdvYnlZVlJSVzFqRE42VW1PNGpRS2RTVT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80673" calcext:value-type="float">
            <text:p>9782047380673</text:p>
          </table:table-cell>
          <table:table-cell/>
          <table:table-cell table:style-name="ce1" office:value-type="string" calcext:value-type="string">
            <text:p><text:a xlink:href="https://www.editions-bordas.fr/jdp/9782047380673/demo" xlink:type="simple">https://www.editions-bordas.fr/jdp/9782047380673/demo</text:a></text:p>
          </table:table-cell>
          <table:table-cell/>
          <table:table-cell office:value-type="string" calcext:value-type="string">
            <text:p>https://biblio.editions-bordas.fr/demo/9782047380673/?openBook=9782047380673_extrait%3fdXNlck5hbWU9aTRsY0FqdVo2OUNWSnpKR3VOOFdvYnlZVlJSVzFqRE42VW1PNGpRS2RTVT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80826" calcext:value-type="float">
            <text:p>9782047380826</text:p>
          </table:table-cell>
          <table:table-cell/>
          <table:table-cell table:style-name="ce1" office:value-type="string" calcext:value-type="string">
            <text:p><text:a xlink:href="https://www.editions-bordas.fr/jdp/9782047380826/demo" xlink:type="simple">https://www.editions-bordas.fr/jdp/9782047380826/demo</text:a></text:p>
          </table:table-cell>
          <table:table-cell/>
          <table:table-cell office:value-type="string" calcext:value-type="string">
            <text:p>https://biblio.editions-bordas.fr/demo/9782047380826/?openBook=9782047380826_extrait%3fdXNlck5hbWU9aTRsY0FqdVo2OUNWSnpKR3VOOFdvYnlZVlJSVzFqRE42VW1PNGpRS2RTVT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80888" calcext:value-type="float">
            <text:p>9782047380888</text:p>
          </table:table-cell>
          <table:table-cell/>
          <table:table-cell table:style-name="ce1" office:value-type="string" calcext:value-type="string">
            <text:p><text:a xlink:href="https://www.editions-bordas.fr/jdp/9782047380888/demo" xlink:type="simple">https://www.editions-bordas.fr/jdp/9782047380888/demo</text:a></text:p>
          </table:table-cell>
          <table:table-cell/>
          <table:table-cell office:value-type="string" calcext:value-type="string">
            <text:p>https://biblio.editions-bordas.fr/demo/9782047380888/?openBook=9782047380888_extrait%3fdXNlck5hbWU9aTRsY0FqdVo2OUNWSnpKR3VOOFdvYnlZVlJSVzFqRE42VW1PNGpRS2RTVT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81519" calcext:value-type="float">
            <text:p>9782047381519</text:p>
          </table:table-cell>
          <table:table-cell/>
          <table:table-cell table:style-name="ce1" office:value-type="string" calcext:value-type="string">
            <text:p><text:a xlink:href="https://www.editions-bordas.fr/jdp/9782047381519/demo" xlink:type="simple">https://www.editions-bordas.fr/jdp/9782047381519/demo</text:a></text:p>
          </table:table-cell>
          <table:table-cell/>
          <table:table-cell office:value-type="string" calcext:value-type="string">
            <text:p>https://biblio.editions-bordas.fr/demo/9782047381519/?openBook=9782047381519_extrait%3fdXNlck5hbWU9aTRsY0FqdVo2OUNWSnpKR3VOOFdvYnlZVlJSVzFqRE42VW1PNGpRS2RTVT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80697" calcext:value-type="float">
            <text:p>9782047380697</text:p>
          </table:table-cell>
          <table:table-cell/>
          <table:table-cell table:style-name="ce1" office:value-type="string" calcext:value-type="string">
            <text:p><text:a xlink:href="https://www.editions-bordas.fr/jdp/9782047380697/demo" xlink:type="simple">https://www.editions-bordas.fr/jdp/9782047380697/demo</text:a></text:p>
          </table:table-cell>
          <table:table-cell/>
          <table:table-cell office:value-type="string" calcext:value-type="string">
            <text:p>https://biblio.editions-bordas.fr/demo/9782047380697/?openBook=9782047380697_extrait%3fdXNlck5hbWU9aTRsY0FqdVo2OUNWSnpKR3VOOFdvYnlZVlJSVzFqRE42VW1PNGpRS2RTVT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80840" calcext:value-type="float">
            <text:p>9782047380840</text:p>
          </table:table-cell>
          <table:table-cell/>
          <table:table-cell table:style-name="ce1" office:value-type="string" calcext:value-type="string">
            <text:p><text:a xlink:href="https://www.editions-bordas.fr/jdp/9782047380840/demo" xlink:type="simple">https://www.editions-bordas.fr/jdp/9782047380840/demo</text:a></text:p>
          </table:table-cell>
          <table:table-cell/>
          <table:table-cell office:value-type="string" calcext:value-type="string">
            <text:p>https://biblio.editions-bordas.fr/demo/9782047380840/?openBook=9782047380840_extrait%3fdXNlck5hbWU9aTRsY0FqdVo2OUNWSnpKR3VOOFdvYnlZVlJSVzFqRE42VW1PNGpRS2RTVT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80819" calcext:value-type="float">
            <text:p>9782047380819</text:p>
          </table:table-cell>
          <table:table-cell/>
          <table:table-cell table:style-name="ce1" office:value-type="string" calcext:value-type="string">
            <text:p><text:a xlink:href="https://www.editions-bordas.fr/jdp/9782047380819/demo" xlink:type="simple">https://www.editions-bordas.fr/jdp/9782047380819/demo</text:a></text:p>
          </table:table-cell>
          <table:table-cell/>
          <table:table-cell office:value-type="string" calcext:value-type="string">
            <text:p>https://biblio.editions-bordas.fr/demo/9782047380819/?openBook=9782047380819_extrait%3fdXNlck5hbWU9aTRsY0FqdVo2OUNWSnpKR3VOOFdvYnlZVlJSVzFqRE42VW1PNGpRS2RTVT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81625" calcext:value-type="float">
            <text:p>9782047381625</text:p>
          </table:table-cell>
          <table:table-cell/>
          <table:table-cell table:style-name="ce1" office:value-type="string" calcext:value-type="string">
            <text:p><text:a xlink:href="https://www.editions-bordas.fr/jdp/9782047381625/demo" xlink:type="simple">https://www.editions-bordas.fr/jdp/9782047381625/demo</text:a></text:p>
          </table:table-cell>
          <table:table-cell/>
          <table:table-cell office:value-type="string" calcext:value-type="string">
            <text:p>https://biblio.editions-bordas.fr/demo/9782047381625/?openBook=9782047381625_extrait%3fdXNlck5hbWU9aTRsY0FqdVo2OUNWSnpKR3VOOFdvYnlZVlJSVzFqRE42VW1PNGpRS2RTVT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80710" calcext:value-type="float">
            <text:p>9782047380710</text:p>
          </table:table-cell>
          <table:table-cell/>
          <table:table-cell table:style-name="ce1" office:value-type="string" calcext:value-type="string">
            <text:p><text:a xlink:href="https://www.editions-bordas.fr/jdp/9782047380710/demo" xlink:type="simple">https://www.editions-bordas.fr/jdp/9782047380710/demo</text:a></text:p>
          </table:table-cell>
          <table:table-cell/>
          <table:table-cell office:value-type="string" calcext:value-type="string">
            <text:p>https://biblio.editions-bordas.fr/demo/9782047380710/?openBook=9782047380710_extrait%3fdXNlck5hbWU9aTRsY0FqdVo2OUNWSnpKR3VOOFdvYnlZVlJSVzFqRE42VW1PNGpRS2RTVT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80680" calcext:value-type="float">
            <text:p>9782047380680</text:p>
          </table:table-cell>
          <table:table-cell/>
          <table:table-cell table:style-name="ce1" office:value-type="string" calcext:value-type="string">
            <text:p><text:a xlink:href="https://www.editions-bordas.fr/jdp/9782047380680/demo" xlink:type="simple">https://www.editions-bordas.fr/jdp/9782047380680/demo</text:a></text:p>
          </table:table-cell>
          <table:table-cell/>
          <table:table-cell office:value-type="string" calcext:value-type="string">
            <text:p>https://biblio.editions-bordas.fr/demo/9782047380680/?openBook=9782047380680_extrait%3fdXNlck5hbWU9aTRsY0FqdVo2OUNWSnpKR3VOOFdvYnlZVlJSVzFqRE42VW1PNGpRS2RTVT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81175" calcext:value-type="float">
            <text:p>9782047381175</text:p>
          </table:table-cell>
          <table:table-cell/>
          <table:table-cell table:style-name="ce1" office:value-type="string" calcext:value-type="string">
            <text:p><text:a xlink:href="https://www.editions-bordas.fr/jdp/9782047381175/demo" xlink:type="simple">https://www.editions-bordas.fr/jdp/9782047381175/demo</text:a></text:p>
          </table:table-cell>
          <table:table-cell/>
          <table:table-cell office:value-type="string" calcext:value-type="string">
            <text:p>indisponible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85906" calcext:value-type="float">
            <text:p>9782047385906</text:p>
          </table:table-cell>
          <table:table-cell/>
          <table:table-cell table:style-name="ce1" office:value-type="string" calcext:value-type="string">
            <text:p><text:a xlink:href="https://www.editions-bordas.fr/jdp/9782047385906/demo" xlink:type="simple">https://www.editions-bordas.fr/jdp/9782047385906/demo</text:a></text:p>
          </table:table-cell>
          <table:table-cell/>
          <table:table-cell office:value-type="string" calcext:value-type="string">
            <text:p>indisponible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85814" calcext:value-type="float">
            <text:p>9782047385814</text:p>
          </table:table-cell>
          <table:table-cell/>
          <table:table-cell table:style-name="ce1" office:value-type="string" calcext:value-type="string">
            <text:p><text:a xlink:href="https://www.editions-bordas.fr/jdp/9782047385814/demo" xlink:type="simple">https://www.editions-bordas.fr/jdp/9782047385814/demo</text:a></text:p>
          </table:table-cell>
          <table:table-cell/>
          <table:table-cell office:value-type="string" calcext:value-type="string">
            <text:p>indisponible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85807" calcext:value-type="float">
            <text:p>9782047385807</text:p>
          </table:table-cell>
          <table:table-cell/>
          <table:table-cell table:style-name="ce1" office:value-type="string" calcext:value-type="string">
            <text:p><text:a xlink:href="https://www.editions-bordas.fr/jdp/9782047385807/demo" xlink:type="simple">https://www.editions-bordas.fr/jdp/9782047385807/demo</text:a></text:p>
          </table:table-cell>
          <table:table-cell/>
          <table:table-cell office:value-type="string" calcext:value-type="string">
            <text:p>indisponible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85821" calcext:value-type="float">
            <text:p>9782047385821</text:p>
          </table:table-cell>
          <table:table-cell/>
          <table:table-cell table:style-name="ce1" office:value-type="string" calcext:value-type="string">
            <text:p><text:a xlink:href="https://www.editions-bordas.fr/jdp/9782047385821/demo" xlink:type="simple">https://www.editions-bordas.fr/jdp/9782047385821/demo</text:a></text:p>
          </table:table-cell>
          <table:table-cell/>
          <table:table-cell office:value-type="string" calcext:value-type="string">
            <text:p>indisponible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85838" calcext:value-type="float">
            <text:p>9782047385838</text:p>
          </table:table-cell>
          <table:table-cell/>
          <table:table-cell table:style-name="ce1" office:value-type="string" calcext:value-type="string">
            <text:p><text:a xlink:href="https://www.editions-bordas.fr/jdp/9782047385838/demo" xlink:type="simple">https://www.editions-bordas.fr/jdp/9782047385838/demo</text:a></text:p>
          </table:table-cell>
          <table:table-cell/>
          <table:table-cell office:value-type="string" calcext:value-type="string">
            <text:p>indisponible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81243" calcext:value-type="float">
            <text:p>9782047381243</text:p>
          </table:table-cell>
          <table:table-cell/>
          <table:table-cell table:style-name="ce1" office:value-type="string" calcext:value-type="string">
            <text:p><text:a xlink:href="https://www.editions-bordas.fr/jdp/9782047381243/demo" xlink:type="simple">https://www.editions-bordas.fr/jdp/9782047381243/demo</text:a></text:p>
          </table:table-cell>
          <table:table-cell/>
          <table:table-cell office:value-type="string" calcext:value-type="string">
            <text:p>https://biblio.editions-bordas.fr/demo/9782047381243/?openBook=9782047381243_extrait%3fdXNlck5hbWU9aTRsY0FqdVo2OUNWSnpKR3VOOFdvYnlZVlJSVzFqRE42VW1PNGpRS2RTVT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81151" calcext:value-type="float">
            <text:p>9782047381151</text:p>
          </table:table-cell>
          <table:table-cell/>
          <table:table-cell table:style-name="ce1" office:value-type="string" calcext:value-type="string">
            <text:p><text:a xlink:href="https://www.editions-bordas.fr/jdp/9782047381151/demo" xlink:type="simple">https://www.editions-bordas.fr/jdp/9782047381151/demo</text:a></text:p>
          </table:table-cell>
          <table:table-cell/>
          <table:table-cell office:value-type="string" calcext:value-type="string">
            <text:p>https://biblio.editions-bordas.fr/demo/9782047381151/?openBook=9782047381151_extrait%3fdXNlck5hbWU9aTRsY0FqdVo2OUNWSnpKR3VOOFdvYnlZVlJSVzFqRE42VW1PNGpRS2RTVT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81236" calcext:value-type="float">
            <text:p>9782047381236</text:p>
          </table:table-cell>
          <table:table-cell/>
          <table:table-cell table:style-name="ce1" office:value-type="string" calcext:value-type="string">
            <text:p><text:a xlink:href="https://www.editions-bordas.fr/jdp/9782047381236/demo" xlink:type="simple">https://www.editions-bordas.fr/jdp/9782047381236/demo</text:a></text:p>
          </table:table-cell>
          <table:table-cell/>
          <table:table-cell office:value-type="string" calcext:value-type="string">
            <text:p>https://biblio.editions-bordas.fr/demo/9782047381236/?openBook=9782047381236_extrait%3fdXNlck5hbWU9aTRsY0FqdVo2OUNWSnpKR3VOOFdvYnlZVlJSVzFqRE42VW1PNGpRS2RTVT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81557" calcext:value-type="float">
            <text:p>9782047381557</text:p>
          </table:table-cell>
          <table:table-cell/>
          <table:table-cell table:style-name="ce1" office:value-type="string" calcext:value-type="string">
            <text:p><text:a xlink:href="https://www.editions-bordas.fr/jdp/9782047381557/demo" xlink:type="simple">https://www.editions-bordas.fr/jdp/9782047381557/demo</text:a></text:p>
          </table:table-cell>
          <table:table-cell/>
          <table:table-cell office:value-type="string" calcext:value-type="string">
            <text:p>https://biblio.editions-bordas.fr/demo/9782047381557/?openBook=9782047381557_extrait%3fdXNlck5hbWU9aTRsY0FqdVo2OUNWSnpKR3VOOFdvYnlZVlJSVzFqRE42VW1PNGpRS2RTVT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81113" calcext:value-type="float">
            <text:p>9782047381113</text:p>
          </table:table-cell>
          <table:table-cell/>
          <table:table-cell table:style-name="ce1" office:value-type="string" calcext:value-type="string">
            <text:p><text:a xlink:href="https://www.editions-bordas.fr/jdp/9782047381113/demo" xlink:type="simple">https://www.editions-bordas.fr/jdp/9782047381113/demo</text:a></text:p>
          </table:table-cell>
          <table:table-cell/>
          <table:table-cell office:value-type="string" calcext:value-type="string">
            <text:p>https://biblio.editions-bordas.fr/demo/9782047381113/?openBook=9782047381113_extrait%3fdXNlck5hbWU9aTRsY0FqdVo2OUNWSnpKR3VOOFdvYnlZVlJSVzFqRE42VW1PNGpRS2RTVT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81120" calcext:value-type="float">
            <text:p>9782047381120</text:p>
          </table:table-cell>
          <table:table-cell/>
          <table:table-cell table:style-name="ce1" office:value-type="string" calcext:value-type="string">
            <text:p><text:a xlink:href="https://www.editions-bordas.fr/jdp/9782047381120/demo" xlink:type="simple">https://www.editions-bordas.fr/jdp/9782047381120/demo</text:a></text:p>
          </table:table-cell>
          <table:table-cell/>
          <table:table-cell office:value-type="string" calcext:value-type="string">
            <text:p>https://biblio.editions-bordas.fr/demo/9782047381120/?openBook=9782047381120_extrait%3fdXNlck5hbWU9aTRsY0FqdVo2OUNWSnpKR3VOOFdvYnlZVlJSVzFqRE42VW1PNGpRS2RTVT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81564" calcext:value-type="float">
            <text:p>9782047381564</text:p>
          </table:table-cell>
          <table:table-cell/>
          <table:table-cell table:style-name="ce1" office:value-type="string" calcext:value-type="string">
            <text:p><text:a xlink:href="https://www.editions-bordas.fr/jdp/9782047381564/demo" xlink:type="simple">https://www.editions-bordas.fr/jdp/9782047381564/demo</text:a></text:p>
          </table:table-cell>
          <table:table-cell/>
          <table:table-cell office:value-type="string" calcext:value-type="string">
            <text:p>https://biblio.editions-bordas.fr/demo/9782047381564/?openBook=9782047381564_extrait%3fdXNlck5hbWU9aTRsY0FqdVo2OUNWSnpKR3VOOFdvYnlZVlJSVzFqRE42VW1PNGpRS2RTVT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80833" calcext:value-type="float">
            <text:p>9782047380833</text:p>
          </table:table-cell>
          <table:table-cell/>
          <table:table-cell table:style-name="ce1" office:value-type="string" calcext:value-type="string">
            <text:p><text:a xlink:href="https://www.editions-bordas.fr/jdp/9782047380833/demo" xlink:type="simple">https://www.editions-bordas.fr/jdp/9782047380833/demo</text:a></text:p>
          </table:table-cell>
          <table:table-cell/>
          <table:table-cell office:value-type="string" calcext:value-type="string">
            <text:p>https://biblio.editions-bordas.fr/demo/9782047380833/?openBook=9782047380833_extrait%3fdXNlck5hbWU9aTRsY0FqdVo2OUNWSnpKR3VOOFdvYnlZVlJSVzFqRE42VW1PNGpRS2RTVT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93376" calcext:value-type="float">
            <text:p>9782047393376</text:p>
          </table:table-cell>
          <table:table-cell/>
          <table:table-cell table:style-name="ce1" office:value-type="string" calcext:value-type="string">
            <text:p><text:a xlink:href="https://www.editions-bordas.fr/jdp/9782047393376/demo" xlink:type="simple">https://www.editions-bordas.fr/jdp/9782047393376/demo</text:a></text:p>
          </table:table-cell>
          <table:table-cell/>
          <table:table-cell office:value-type="string" calcext:value-type="string">
            <text:p>https://biblio.editions-bordas.fr/demo/9782047393376/?openBook=9782047393376_extrait%3fdXNlck5hbWU9aTRsY0FqdVo2OUNWSnpKR3VOOFdvYksxQU9LeVF3ckluR1RZNVdJOU9EUT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3133097392837" calcext:value-type="float">
            <text:p>3133097392837</text:p>
          </table:table-cell>
          <table:table-cell/>
          <table:table-cell table:style-name="ce1" office:value-type="string" calcext:value-type="string">
            <text:p><text:a xlink:href="https://www.editions-bordas.fr/jdp/3133097392837/demo" xlink:type="simple">https://www.editions-bordas.fr/jdp/3133097392837/demo</text:a></text:p>
          </table:table-cell>
          <table:table-cell/>
          <table:table-cell office:value-type="string" calcext:value-type="string">
            <text:p>indisponible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92850" calcext:value-type="float">
            <text:p>9782047392850</text:p>
          </table:table-cell>
          <table:table-cell/>
          <table:table-cell table:style-name="ce1" office:value-type="string" calcext:value-type="string">
            <text:p><text:a xlink:href="https://www.editions-bordas.fr/jdp/9782047392850/demo" xlink:type="simple">https://www.editions-bordas.fr/jdp/9782047392850/demo</text:a></text:p>
          </table:table-cell>
          <table:table-cell/>
          <table:table-cell office:value-type="string" calcext:value-type="string">
            <text:p>https://biblio.editions-bordas.fr/demo/9782047392850/?openBook=9782047392850_extrait%3fdXNlck5hbWU9aTRsY0FqdVo2OUNWSnpKR3VOOFdvYksxQU9LeVF3ckluR1RZNVdJOU9EUT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93024" calcext:value-type="float">
            <text:p>9782047393024</text:p>
          </table:table-cell>
          <table:table-cell/>
          <table:table-cell table:style-name="ce1" office:value-type="string" calcext:value-type="string">
            <text:p><text:a xlink:href="https://www.editions-bordas.fr/jdp/9782047393024/demo" xlink:type="simple">https://www.editions-bordas.fr/jdp/9782047393024/demo</text:a></text:p>
          </table:table-cell>
          <table:table-cell/>
          <table:table-cell office:value-type="string" calcext:value-type="string">
            <text:p>indisponible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93239" calcext:value-type="float">
            <text:p>9782047393239</text:p>
          </table:table-cell>
          <table:table-cell/>
          <table:table-cell table:style-name="ce1" office:value-type="string" calcext:value-type="string">
            <text:p><text:a xlink:href="https://www.editions-bordas.fr/jdp/9782047393239/demo" xlink:type="simple">https://www.editions-bordas.fr/jdp/9782047393239/demo</text:a></text:p>
          </table:table-cell>
          <table:table-cell/>
          <table:table-cell office:value-type="string" calcext:value-type="string">
            <text:p>https://biblio.editions-bordas.fr/demo/9782047393239/?openBook=9782047393239_extrait%3fdXNlck5hbWU9aTRsY0FqdVo2OUNWSnpKR3VOOFdvYksxQU9LeVF3ckluR1RZNVdJOU9EUT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93246" calcext:value-type="float">
            <text:p>9782047393246</text:p>
          </table:table-cell>
          <table:table-cell/>
          <table:table-cell table:style-name="ce1" office:value-type="string" calcext:value-type="string">
            <text:p><text:a xlink:href="https://www.editions-bordas.fr/jdp/9782047393246/demo" xlink:type="simple">https://www.editions-bordas.fr/jdp/9782047393246/demo</text:a></text:p>
          </table:table-cell>
          <table:table-cell/>
          <table:table-cell office:value-type="string" calcext:value-type="string">
            <text:p>https://biblio.editions-bordas.fr/demo/9782047393246/?openBook=9782047393246_extrait%3fdXNlck5hbWU9aTRsY0FqdVo2OUNWSnpKR3VOOFdvYksxQU9LeVF3ckluR1RZNVdJOU9EUT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93253" calcext:value-type="float">
            <text:p>9782047393253</text:p>
          </table:table-cell>
          <table:table-cell/>
          <table:table-cell table:style-name="ce1" office:value-type="string" calcext:value-type="string">
            <text:p><text:a xlink:href="https://www.editions-bordas.fr/jdp/9782047393253/demo" xlink:type="simple">https://www.editions-bordas.fr/jdp/9782047393253/demo</text:a></text:p>
          </table:table-cell>
          <table:table-cell/>
          <table:table-cell office:value-type="string" calcext:value-type="string">
            <text:p>https://biblio.editions-bordas.fr/demo/9782047393253/?openBook=9782047393253_extrait%3fdXNlck5hbWU9aTRsY0FqdVo2OUNWSnpKR3VOOFdvYksxQU9LeVF3ckluR1RZNVdJOU9EUT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93437" calcext:value-type="float">
            <text:p>9782047393437</text:p>
          </table:table-cell>
          <table:table-cell/>
          <table:table-cell table:style-name="ce1" office:value-type="string" calcext:value-type="string">
            <text:p><text:a xlink:href="https://www.editions-bordas.fr/jdp/9782047393437/demo" xlink:type="simple">https://www.editions-bordas.fr/jdp/9782047393437/demo</text:a></text:p>
          </table:table-cell>
          <table:table-cell/>
          <table:table-cell office:value-type="string" calcext:value-type="string">
            <text:p>https://biblio.editions-bordas.fr/demo/9782047393437/?openBook=9782047393437_extrait%3fdXNlck5hbWU9aTRsY0FqdVo2OUNWSnpKR3VOOFdvYksxQU9LeVF3ckluR1RZNVdJOU9EUT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93314" calcext:value-type="float">
            <text:p>9782047393314</text:p>
          </table:table-cell>
          <table:table-cell/>
          <table:table-cell table:style-name="ce1" office:value-type="string" calcext:value-type="string">
            <text:p><text:a xlink:href="https://www.editions-bordas.fr/jdp/9782047393314/demo" xlink:type="simple">https://www.editions-bordas.fr/jdp/9782047393314/demo</text:a></text:p>
          </table:table-cell>
          <table:table-cell/>
          <table:table-cell office:value-type="string" calcext:value-type="string">
            <text:p>https://biblio.editions-bordas.fr/demo/9782047393314/?openBook=9782047393314_extrait%3fdXNlck5hbWU9aTRsY0FqdVo2OUNWSnpKR3VOOFdvYksxQU9LeVF3ckluR1RZNVdJOU9EUT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93338" calcext:value-type="float">
            <text:p>9782047393338</text:p>
          </table:table-cell>
          <table:table-cell/>
          <table:table-cell table:style-name="ce1" office:value-type="string" calcext:value-type="string">
            <text:p><text:a xlink:href="https://www.editions-bordas.fr/jdp/9782047393338/demo" xlink:type="simple">https://www.editions-bordas.fr/jdp/9782047393338/demo</text:a></text:p>
          </table:table-cell>
          <table:table-cell/>
          <table:table-cell office:value-type="string" calcext:value-type="string">
            <text:p>https://biblio.editions-bordas.fr/demo/9782047393338/?openBook=9782047393338_extrait%3fdXNlck5hbWU9aTRsY0FqdVo2OUNWSnpKR3VOOFdvYksxQU9LeVF3ckluR1RZNVdJOU9EUT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92744" calcext:value-type="float">
            <text:p>9782047392744</text:p>
          </table:table-cell>
          <table:table-cell/>
          <table:table-cell table:style-name="ce1" office:value-type="string" calcext:value-type="string">
            <text:p><text:a xlink:href="https://www.editions-bordas.fr/jdp/9782047392744/demo" xlink:type="simple">https://www.editions-bordas.fr/jdp/9782047392744/demo</text:a></text:p>
          </table:table-cell>
          <table:table-cell/>
          <table:table-cell office:value-type="string" calcext:value-type="string">
            <text:p>https://biblio.editions-bordas.fr/demo/9782047392744/?openBook=9782047392744_extrait%3fdXNlck5hbWU9aTRsY0FqdVo2OUNWSnpKR3VOOFdvYksxQU9LeVF3ckluR1RZNVdJOU9EUT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93352" calcext:value-type="float">
            <text:p>9782047393352</text:p>
          </table:table-cell>
          <table:table-cell/>
          <table:table-cell table:style-name="ce1" office:value-type="string" calcext:value-type="string">
            <text:p><text:a xlink:href="https://www.editions-bordas.fr/jdp/9782047393352/demo" xlink:type="simple">https://www.editions-bordas.fr/jdp/9782047393352/demo</text:a></text:p>
          </table:table-cell>
          <table:table-cell/>
          <table:table-cell office:value-type="string" calcext:value-type="string">
            <text:p>https://biblio.editions-bordas.fr/demo/9782047393352/?openBook=9782047393352_extrait%3fdXNlck5hbWU9aTRsY0FqdVo2OUNWSnpKR3VOOFdvYksxQU9LeVF3ckluR1RZNVdJOU9EUT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93383" calcext:value-type="float">
            <text:p>9782047393383</text:p>
          </table:table-cell>
          <table:table-cell/>
          <table:table-cell table:style-name="ce1" office:value-type="string" calcext:value-type="string">
            <text:p><text:a xlink:href="https://www.editions-bordas.fr/jdp/9782047393383/demo" xlink:type="simple">https://www.editions-bordas.fr/jdp/9782047393383/demo</text:a></text:p>
          </table:table-cell>
          <table:table-cell/>
          <table:table-cell office:value-type="string" calcext:value-type="string">
            <text:p>https://biblio.editions-bordas.fr/demo/9782047393383/?openBook=9782047393383_extrait%3fdXNlck5hbWU9aTRsY0FqdVo2OUNWSnpKR3VOOFdvYksxQU9LeVF3ckluR1RZNVdJOU9EUT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93307" calcext:value-type="float">
            <text:p>9782047393307</text:p>
          </table:table-cell>
          <table:table-cell/>
          <table:table-cell table:style-name="ce1" office:value-type="string" calcext:value-type="string">
            <text:p><text:a xlink:href="https://www.editions-bordas.fr/jdp/9782047393307/demo" xlink:type="simple">https://www.editions-bordas.fr/jdp/9782047393307/demo</text:a></text:p>
          </table:table-cell>
          <table:table-cell/>
          <table:table-cell office:value-type="string" calcext:value-type="string">
            <text:p>https://biblio.editions-bordas.fr/demo/9782047393307/?openBook=9782047393307_extrait%3fdXNlck5hbWU9aTRsY0FqdVo2OUNWSnpKR3VOOFdvYksxQU9LeVF3ckluR1RZNVdJOU9EUT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93321" calcext:value-type="float">
            <text:p>9782047393321</text:p>
          </table:table-cell>
          <table:table-cell/>
          <table:table-cell table:style-name="ce1" office:value-type="string" calcext:value-type="string">
            <text:p><text:a xlink:href="https://www.editions-bordas.fr/jdp/9782047393321/demo" xlink:type="simple">https://www.editions-bordas.fr/jdp/9782047393321/demo</text:a></text:p>
          </table:table-cell>
          <table:table-cell/>
          <table:table-cell office:value-type="string" calcext:value-type="string">
            <text:p>https://biblio.editions-bordas.fr/demo/9782047393321/?openBook=9782047393321_extrait%3fdXNlck5hbWU9aTRsY0FqdVo2OUNWSnpKR3VOOFdvYksxQU9LeVF3ckluR1RZNVdJOU9EUT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93345" calcext:value-type="float">
            <text:p>9782047393345</text:p>
          </table:table-cell>
          <table:table-cell/>
          <table:table-cell table:style-name="ce1" office:value-type="string" calcext:value-type="string">
            <text:p><text:a xlink:href="https://www.editions-bordas.fr/jdp/9782047393345/demo" xlink:type="simple">https://www.editions-bordas.fr/jdp/9782047393345/demo</text:a></text:p>
          </table:table-cell>
          <table:table-cell/>
          <table:table-cell office:value-type="string" calcext:value-type="string">
            <text:p>https://biblio.editions-bordas.fr/demo/9782047393345/?openBook=9782047393345_extrait%3fdXNlck5hbWU9aTRsY0FqdVo2OUNWSnpKR3VOOFdvYksxQU9LeVF3ckluR1RZNVdJOU9EUT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93390" calcext:value-type="float">
            <text:p>9782047393390</text:p>
          </table:table-cell>
          <table:table-cell/>
          <table:table-cell table:style-name="ce1" office:value-type="string" calcext:value-type="string">
            <text:p><text:a xlink:href="https://www.editions-bordas.fr/jdp/9782047393390/demo" xlink:type="simple">https://www.editions-bordas.fr/jdp/9782047393390/demo</text:a></text:p>
          </table:table-cell>
          <table:table-cell/>
          <table:table-cell office:value-type="string" calcext:value-type="string">
            <text:p>https://biblio.editions-bordas.fr/demo/9782047393390/?openBook=9782047393390_extrait%3fdXNlck5hbWU9aTRsY0FqdVo2OUNWSnpKR3VOOFdvYksxQU9LeVF3ckluR1RZNVdJOU9EUT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93406" calcext:value-type="float">
            <text:p>9782047393406</text:p>
          </table:table-cell>
          <table:table-cell/>
          <table:table-cell table:style-name="ce1" office:value-type="string" calcext:value-type="string">
            <text:p><text:a xlink:href="https://www.editions-bordas.fr/jdp/9782047393406/demo" xlink:type="simple">https://www.editions-bordas.fr/jdp/9782047393406/demo</text:a></text:p>
          </table:table-cell>
          <table:table-cell/>
          <table:table-cell office:value-type="string" calcext:value-type="string">
            <text:p>https://biblio.editions-bordas.fr/demo/9782047393406/?openBook=9782047393406_extrait%3fdXNlck5hbWU9aTRsY0FqdVo2OUNWSnpKR3VOOFdvYksxQU9LeVF3ckluR1RZNVdJOU9EUT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81656" calcext:value-type="float">
            <text:p>9782047381656</text:p>
          </table:table-cell>
          <table:table-cell/>
          <table:table-cell table:style-name="ce1" office:value-type="string" calcext:value-type="string">
            <text:p><text:a xlink:href="https://www.editions-bordas.fr/jdp/9782047381656/demo" xlink:type="simple">https://www.editions-bordas.fr/jdp/9782047381656/demo</text:a></text:p>
          </table:table-cell>
          <table:table-cell/>
          <table:table-cell office:value-type="string" calcext:value-type="string">
            <text:p>https://biblio.editions-bordas.fr/demo/9782047381656/?openBook=9782047381656_extrait%3fdXNlck5hbWU9aTRsY0FqdVo2OUNWSnpKR3VOOFdvYnlZVlJSVzFqRE42VW1PNGpRS2RTVT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85739" calcext:value-type="float">
            <text:p>9782047385739</text:p>
          </table:table-cell>
          <table:table-cell/>
          <table:table-cell table:style-name="ce1" office:value-type="string" calcext:value-type="string">
            <text:p><text:a xlink:href="https://www.editions-bordas.fr/jdp/9782047385739/demo" xlink:type="simple">https://www.editions-bordas.fr/jdp/9782047385739/demo</text:a></text:p>
          </table:table-cell>
          <table:table-cell/>
          <table:table-cell office:value-type="string" calcext:value-type="string">
            <text:p>https://biblio.editions-bordas.fr/demo/9782047385739/?openBook=9782047385739_extrait%3fdXNlck5hbWU9aTRsY0FqdVo2OUNWSnpKR3VOOFdvYnlZVlJSVzFqRE42VW1PNGpRS2RTVT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85654" calcext:value-type="float">
            <text:p>9782047385654</text:p>
          </table:table-cell>
          <table:table-cell/>
          <table:table-cell table:style-name="ce1" office:value-type="string" calcext:value-type="string">
            <text:p><text:a xlink:href="https://www.editions-bordas.fr/jdp/9782047385654/demo" xlink:type="simple">https://www.editions-bordas.fr/jdp/9782047385654/demo</text:a></text:p>
          </table:table-cell>
          <table:table-cell/>
          <table:table-cell office:value-type="string" calcext:value-type="string">
            <text:p>https://biblio.editions-bordas.fr/demo/9782047385654/?openBook=9782047385654_extrait%3fdXNlck5hbWU9aTRsY0FqdVo2OUNWSnpKR3VOOFdvYnlZVlJSVzFqRE42VW1PNGpRS2RTVT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85609" calcext:value-type="float">
            <text:p>9782047385609</text:p>
          </table:table-cell>
          <table:table-cell/>
          <table:table-cell table:style-name="ce1" office:value-type="string" calcext:value-type="string">
            <text:p><text:a xlink:href="https://www.editions-bordas.fr/jdp/9782047385609/demo" xlink:type="simple">https://www.editions-bordas.fr/jdp/9782047385609/demo</text:a></text:p>
          </table:table-cell>
          <table:table-cell/>
          <table:table-cell office:value-type="string" calcext:value-type="string">
            <text:p>https://biblio.editions-bordas.fr/demo/9782047385609/?openBook=9782047385609_extrait%3fdXNlck5hbWU9aTRsY0FqdVo2OUNWSnpKR3VOOFdvYnlZVlJSVzFqRE42VW1PNGpRS2RTVT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85685" calcext:value-type="float">
            <text:p>9782047385685</text:p>
          </table:table-cell>
          <table:table-cell/>
          <table:table-cell table:style-name="ce1" office:value-type="string" calcext:value-type="string">
            <text:p><text:a xlink:href="https://www.editions-bordas.fr/jdp/9782047385685/demo" xlink:type="simple">https://www.editions-bordas.fr/jdp/9782047385685/demo</text:a></text:p>
          </table:table-cell>
          <table:table-cell/>
          <table:table-cell office:value-type="string" calcext:value-type="string">
            <text:p>https://biblio.editions-bordas.fr/demo/9782047385685/?openBook=9782047385685_extrait%3fdXNlck5hbWU9aTRsY0FqdVo2OUNWSnpKR3VOOFdvYnlZVlJSVzFqRE42VW1PNGpRS2RTVT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81076" calcext:value-type="float">
            <text:p>9782047381076</text:p>
          </table:table-cell>
          <table:table-cell/>
          <table:table-cell table:style-name="ce1" office:value-type="string" calcext:value-type="string">
            <text:p><text:a xlink:href="https://www.editions-bordas.fr/jdp/9782047381076/demo" xlink:type="simple">https://www.editions-bordas.fr/jdp/9782047381076/demo</text:a></text:p>
          </table:table-cell>
          <table:table-cell/>
          <table:table-cell office:value-type="string" calcext:value-type="string">
            <text:p>https://biblio.editions-bordas.fr/demo/9782047381076/?openBook=9782047381076_extrait%3fdXNlck5hbWU9aTRsY0FqdVo2OUNWSnpKR3VOOFdvYnlZVlJSVzFqRE42VW1PNGpRS2RTVT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81441" calcext:value-type="float">
            <text:p>9782047381441</text:p>
          </table:table-cell>
          <table:table-cell/>
          <table:table-cell table:style-name="ce1" office:value-type="string" calcext:value-type="string">
            <text:p><text:a xlink:href="https://www.editions-bordas.fr/jdp/9782047381441/demo" xlink:type="simple">https://www.editions-bordas.fr/jdp/9782047381441/demo</text:a></text:p>
          </table:table-cell>
          <table:table-cell/>
          <table:table-cell office:value-type="string" calcext:value-type="string">
            <text:p>https://biblio.editions-bordas.fr/demo/9782047381441/?openBook=9782047381441_extrait%3fdXNlck5hbWU9aTRsY0FqdVo2OUNWSnpKR3VOOFdvYnlZVlJSVzFqRE42VW1PNGpRS2RTVT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81410" calcext:value-type="float">
            <text:p>9782047381410</text:p>
          </table:table-cell>
          <table:table-cell/>
          <table:table-cell table:style-name="ce1" office:value-type="string" calcext:value-type="string">
            <text:p><text:a xlink:href="https://www.editions-bordas.fr/jdp/9782047381410/demo" xlink:type="simple">https://www.editions-bordas.fr/jdp/9782047381410/demo</text:a></text:p>
          </table:table-cell>
          <table:table-cell/>
          <table:table-cell office:value-type="string" calcext:value-type="string">
            <text:p>https://biblio.editions-bordas.fr/demo/9782047381410/?openBook=9782047381410_extrait%3fdXNlck5hbWU9aTRsY0FqdVo2OUNWSnpKR3VOOFdvYnlZVlJSVzFqRE42VW1PNGpRS2RTVT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81403" calcext:value-type="float">
            <text:p>9782047381403</text:p>
          </table:table-cell>
          <table:table-cell/>
          <table:table-cell table:style-name="ce1" office:value-type="string" calcext:value-type="string">
            <text:p><text:a xlink:href="https://www.editions-bordas.fr/jdp/9782047381403/demo" xlink:type="simple">https://www.editions-bordas.fr/jdp/9782047381403/demo</text:a></text:p>
          </table:table-cell>
          <table:table-cell/>
          <table:table-cell office:value-type="string" calcext:value-type="string">
            <text:p>https://biblio.editions-bordas.fr/demo/9782047381403/?openBook=9782047381403_extrait%3fdXNlck5hbWU9aTRsY0FqdVo2OUNWSnpKR3VOOFdvYnlZVlJSVzFqRE42VW1PNGpRS2RTVT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80925" calcext:value-type="float">
            <text:p>9782047380925</text:p>
          </table:table-cell>
          <table:table-cell/>
          <table:table-cell table:style-name="ce1" office:value-type="string" calcext:value-type="string">
            <text:p><text:a xlink:href="https://www.editions-bordas.fr/jdp/9782047380925/demo" xlink:type="simple">https://www.editions-bordas.fr/jdp/9782047380925/demo</text:a></text:p>
          </table:table-cell>
          <table:table-cell/>
          <table:table-cell office:value-type="string" calcext:value-type="string">
            <text:p>https://biblio.editions-bordas.fr/demo/9782047380925/?openBook=9782047380925_extrait%3fdXNlck5hbWU9aTRsY0FqdVo2OUNWSnpKR3VOOFdvYnlZVlJSVzFqRE42VW1PNGpRS2RTVT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81724" calcext:value-type="float">
            <text:p>9782047381724</text:p>
          </table:table-cell>
          <table:table-cell/>
          <table:table-cell table:style-name="ce1" office:value-type="string" calcext:value-type="string">
            <text:p><text:a xlink:href="https://www.editions-bordas.fr/jdp/9782047381724/demo" xlink:type="simple">https://www.editions-bordas.fr/jdp/9782047381724/demo</text:a></text:p>
          </table:table-cell>
          <table:table-cell/>
          <table:table-cell office:value-type="string" calcext:value-type="string">
            <text:p>https://biblio.editions-bordas.fr/demo/9782047381724/?openBook=9782047381724_extrait%3fdXNlck5hbWU9aTRsY0FqdVo2OUNWSnpKR3VOOFdvYnlZVlJSVzFqRE42VW1PNGpRS2RTVT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81144" calcext:value-type="float">
            <text:p>9782047381144</text:p>
          </table:table-cell>
          <table:table-cell/>
          <table:table-cell table:style-name="ce1" office:value-type="string" calcext:value-type="string">
            <text:p><text:a xlink:href="https://www.editions-bordas.fr/jdp/9782047381144/demo" xlink:type="simple">https://www.editions-bordas.fr/jdp/9782047381144/demo</text:a></text:p>
          </table:table-cell>
          <table:table-cell/>
          <table:table-cell office:value-type="string" calcext:value-type="string">
            <text:p>https://biblio.editions-bordas.fr/demo/9782047381144/?openBook=9782047381144_extrait%3fdXNlck5hbWU9aTRsY0FqdVo2OUNWSnpKR3VOOFdvYnlZVlJSVzFqRE42VW1PNGpRS2RTVT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81199" calcext:value-type="float">
            <text:p>9782047381199</text:p>
          </table:table-cell>
          <table:table-cell/>
          <table:table-cell table:style-name="ce1" office:value-type="string" calcext:value-type="string">
            <text:p><text:a xlink:href="https://www.editions-bordas.fr/jdp/9782047381199/demo" xlink:type="simple">https://www.editions-bordas.fr/jdp/9782047381199/demo</text:a></text:p>
          </table:table-cell>
          <table:table-cell/>
          <table:table-cell office:value-type="string" calcext:value-type="string">
            <text:p>https://biblio.editions-bordas.fr/demo/9782047381199/?openBook=9782047381199_extrait%3fdXNlck5hbWU9aTRsY0FqdVo2OUNWSnpKR3VOOFdvYnlZVlJSVzFqRE42VW1PNGpRS2RTVT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81137" calcext:value-type="float">
            <text:p>9782047381137</text:p>
          </table:table-cell>
          <table:table-cell/>
          <table:table-cell table:style-name="ce1" office:value-type="string" calcext:value-type="string">
            <text:p><text:a xlink:href="https://www.editions-bordas.fr/jdp/9782047381137/demo" xlink:type="simple">https://www.editions-bordas.fr/jdp/9782047381137/demo</text:a></text:p>
          </table:table-cell>
          <table:table-cell/>
          <table:table-cell office:value-type="string" calcext:value-type="string">
            <text:p>https://biblio.editions-bordas.fr/demo/9782047381137/?openBook=9782047381137_extrait%3fdXNlck5hbWU9aTRsY0FqdVo2OUNWSnpKR3VOOFdvYnlZVlJSVzFqRE42VW1PNGpRS2RTVT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81656" calcext:value-type="float">
            <text:p>9782047381656</text:p>
          </table:table-cell>
          <table:table-cell/>
          <table:table-cell table:style-name="ce1" office:value-type="string" calcext:value-type="string">
            <text:p><text:a xlink:href="https://www.editions-bordas.fr/jdp/9782047381656/demo" xlink:type="simple">https://www.editions-bordas.fr/jdp/9782047381656/demo</text:a></text:p>
          </table:table-cell>
          <table:table-cell/>
          <table:table-cell office:value-type="string" calcext:value-type="string">
            <text:p>https://biblio.editions-bordas.fr/demo/9782047381656/?openBook=9782047381656_extrait%3fdXNlck5hbWU9aTRsY0FqdVo2OUNWSnpKR3VOOFdvYnlZVlJSVzFqRE42VW1PNGpRS2RTVT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85739" calcext:value-type="float">
            <text:p>9782047385739</text:p>
          </table:table-cell>
          <table:table-cell/>
          <table:table-cell table:style-name="ce1" office:value-type="string" calcext:value-type="string">
            <text:p><text:a xlink:href="https://www.editions-bordas.fr/jdp/9782047385739/demo" xlink:type="simple">https://www.editions-bordas.fr/jdp/9782047385739/demo</text:a></text:p>
          </table:table-cell>
          <table:table-cell/>
          <table:table-cell office:value-type="string" calcext:value-type="string">
            <text:p>https://biblio.editions-bordas.fr/demo/9782047385739/?openBook=9782047385739_extrait%3fdXNlck5hbWU9aTRsY0FqdVo2OUNWSnpKR3VOOFdvYnlZVlJSVzFqRE42VW1PNGpRS2RTVT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85654" calcext:value-type="float">
            <text:p>9782047385654</text:p>
          </table:table-cell>
          <table:table-cell/>
          <table:table-cell table:style-name="ce1" office:value-type="string" calcext:value-type="string">
            <text:p><text:a xlink:href="https://www.editions-bordas.fr/jdp/9782047385654/demo" xlink:type="simple">https://www.editions-bordas.fr/jdp/9782047385654/demo</text:a></text:p>
          </table:table-cell>
          <table:table-cell/>
          <table:table-cell office:value-type="string" calcext:value-type="string">
            <text:p>https://biblio.editions-bordas.fr/demo/9782047385654/?openBook=9782047385654_extrait%3fdXNlck5hbWU9aTRsY0FqdVo2OUNWSnpKR3VOOFdvYnlZVlJSVzFqRE42VW1PNGpRS2RTVT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85609" calcext:value-type="float">
            <text:p>9782047385609</text:p>
          </table:table-cell>
          <table:table-cell/>
          <table:table-cell table:style-name="ce1" office:value-type="string" calcext:value-type="string">
            <text:p><text:a xlink:href="https://www.editions-bordas.fr/jdp/9782047385609/demo" xlink:type="simple">https://www.editions-bordas.fr/jdp/9782047385609/demo</text:a></text:p>
          </table:table-cell>
          <table:table-cell/>
          <table:table-cell office:value-type="string" calcext:value-type="string">
            <text:p>https://biblio.editions-bordas.fr/demo/9782047385609/?openBook=9782047385609_extrait%3fdXNlck5hbWU9aTRsY0FqdVo2OUNWSnpKR3VOOFdvYnlZVlJSVzFqRE42VW1PNGpRS2RTVT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85685" calcext:value-type="float">
            <text:p>9782047385685</text:p>
          </table:table-cell>
          <table:table-cell/>
          <table:table-cell table:style-name="ce1" office:value-type="string" calcext:value-type="string">
            <text:p><text:a xlink:href="https://www.editions-bordas.fr/jdp/9782047385685/demo" xlink:type="simple">https://www.editions-bordas.fr/jdp/9782047385685/demo</text:a></text:p>
          </table:table-cell>
          <table:table-cell/>
          <table:table-cell office:value-type="string" calcext:value-type="string">
            <text:p>https://biblio.editions-bordas.fr/demo/9782047385685/?openBook=9782047385685_extrait%3fdXNlck5hbWU9aTRsY0FqdVo2OUNWSnpKR3VOOFdvYnlZVlJSVzFqRE42VW1PNGpRS2RTVT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81076" calcext:value-type="float">
            <text:p>9782047381076</text:p>
          </table:table-cell>
          <table:table-cell/>
          <table:table-cell table:style-name="ce1" office:value-type="string" calcext:value-type="string">
            <text:p><text:a xlink:href="https://www.editions-bordas.fr/jdp/9782047381076/demo" xlink:type="simple">https://www.editions-bordas.fr/jdp/9782047381076/demo</text:a></text:p>
          </table:table-cell>
          <table:table-cell/>
          <table:table-cell office:value-type="string" calcext:value-type="string">
            <text:p>https://biblio.editions-bordas.fr/demo/9782047381076/?openBook=9782047381076_extrait%3fdXNlck5hbWU9aTRsY0FqdVo2OUNWSnpKR3VOOFdvYnlZVlJSVzFqRE42VW1PNGpRS2RTVT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81441" calcext:value-type="float">
            <text:p>9782047381441</text:p>
          </table:table-cell>
          <table:table-cell/>
          <table:table-cell table:style-name="ce1" office:value-type="string" calcext:value-type="string">
            <text:p><text:a xlink:href="https://www.editions-bordas.fr/jdp/9782047381441/demo" xlink:type="simple">https://www.editions-bordas.fr/jdp/9782047381441/demo</text:a></text:p>
          </table:table-cell>
          <table:table-cell/>
          <table:table-cell office:value-type="string" calcext:value-type="string">
            <text:p>https://biblio.editions-bordas.fr/demo/9782047381441/?openBook=9782047381441_extrait%3fdXNlck5hbWU9aTRsY0FqdVo2OUNWSnpKR3VOOFdvYnlZVlJSVzFqRE42VW1PNGpRS2RTVT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81410" calcext:value-type="float">
            <text:p>9782047381410</text:p>
          </table:table-cell>
          <table:table-cell/>
          <table:table-cell table:style-name="ce1" office:value-type="string" calcext:value-type="string">
            <text:p><text:a xlink:href="https://www.editions-bordas.fr/jdp/9782047381410/demo" xlink:type="simple">https://www.editions-bordas.fr/jdp/9782047381410/demo</text:a></text:p>
          </table:table-cell>
          <table:table-cell/>
          <table:table-cell office:value-type="string" calcext:value-type="string">
            <text:p>https://biblio.editions-bordas.fr/demo/9782047381410/?openBook=9782047381410_extrait%3fdXNlck5hbWU9aTRsY0FqdVo2OUNWSnpKR3VOOFdvYnlZVlJSVzFqRE42VW1PNGpRS2RTVT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81403" calcext:value-type="float">
            <text:p>9782047381403</text:p>
          </table:table-cell>
          <table:table-cell/>
          <table:table-cell table:style-name="ce1" office:value-type="string" calcext:value-type="string">
            <text:p><text:a xlink:href="https://www.editions-bordas.fr/jdp/9782047381403/demo" xlink:type="simple">https://www.editions-bordas.fr/jdp/9782047381403/demo</text:a></text:p>
          </table:table-cell>
          <table:table-cell/>
          <table:table-cell office:value-type="string" calcext:value-type="string">
            <text:p>https://biblio.editions-bordas.fr/demo/9782047381403/?openBook=9782047381403_extrait%3fdXNlck5hbWU9aTRsY0FqdVo2OUNWSnpKR3VOOFdvYnlZVlJSVzFqRE42VW1PNGpRS2RTVT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80925" calcext:value-type="float">
            <text:p>9782047380925</text:p>
          </table:table-cell>
          <table:table-cell/>
          <table:table-cell table:style-name="ce1" office:value-type="string" calcext:value-type="string">
            <text:p><text:a xlink:href="https://www.editions-bordas.fr/jdp/9782047380925/demo" xlink:type="simple">https://www.editions-bordas.fr/jdp/9782047380925/demo</text:a></text:p>
          </table:table-cell>
          <table:table-cell/>
          <table:table-cell office:value-type="string" calcext:value-type="string">
            <text:p>https://biblio.editions-bordas.fr/demo/9782047380925/?openBook=9782047380925_extrait%3fdXNlck5hbWU9aTRsY0FqdVo2OUNWSnpKR3VOOFdvYnlZVlJSVzFqRE42VW1PNGpRS2RTVT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81724" calcext:value-type="float">
            <text:p>9782047381724</text:p>
          </table:table-cell>
          <table:table-cell/>
          <table:table-cell table:style-name="ce1" office:value-type="string" calcext:value-type="string">
            <text:p><text:a xlink:href="https://www.editions-bordas.fr/jdp/9782047381724/demo" xlink:type="simple">https://www.editions-bordas.fr/jdp/9782047381724/demo</text:a></text:p>
          </table:table-cell>
          <table:table-cell/>
          <table:table-cell office:value-type="string" calcext:value-type="string">
            <text:p>https://biblio.editions-bordas.fr/demo/9782047381724/?openBook=9782047381724_extrait%3fdXNlck5hbWU9aTRsY0FqdVo2OUNWSnpKR3VOOFdvYnlZVlJSVzFqRE42VW1PNGpRS2RTVT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81144" calcext:value-type="float">
            <text:p>9782047381144</text:p>
          </table:table-cell>
          <table:table-cell/>
          <table:table-cell table:style-name="ce1" office:value-type="string" calcext:value-type="string">
            <text:p><text:a xlink:href="https://www.editions-bordas.fr/jdp/9782047381144/demo" xlink:type="simple">https://www.editions-bordas.fr/jdp/9782047381144/demo</text:a></text:p>
          </table:table-cell>
          <table:table-cell/>
          <table:table-cell office:value-type="string" calcext:value-type="string">
            <text:p>https://biblio.editions-bordas.fr/demo/9782047381144/?openBook=9782047381144_extrait%3fdXNlck5hbWU9aTRsY0FqdVo2OUNWSnpKR3VOOFdvYnlZVlJSVzFqRE42VW1PNGpRS2RTVT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81199" calcext:value-type="float">
            <text:p>9782047381199</text:p>
          </table:table-cell>
          <table:table-cell/>
          <table:table-cell table:style-name="ce1" office:value-type="string" calcext:value-type="string">
            <text:p><text:a xlink:href="https://www.editions-bordas.fr/jdp/9782047381199/demo" xlink:type="simple">https://www.editions-bordas.fr/jdp/9782047381199/demo</text:a></text:p>
          </table:table-cell>
          <table:table-cell/>
          <table:table-cell office:value-type="string" calcext:value-type="string">
            <text:p>https://biblio.editions-bordas.fr/demo/9782047381199/?openBook=9782047381199_extrait%3fdXNlck5hbWU9aTRsY0FqdVo2OUNWSnpKR3VOOFdvYnlZVlJSVzFqRE42VW1PNGpRS2RTVT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81137" calcext:value-type="float">
            <text:p>9782047381137</text:p>
          </table:table-cell>
          <table:table-cell/>
          <table:table-cell table:style-name="ce1" office:value-type="string" calcext:value-type="string">
            <text:p><text:a xlink:href="https://www.editions-bordas.fr/jdp/9782047381137/demo" xlink:type="simple">https://www.editions-bordas.fr/jdp/9782047381137/demo</text:a></text:p>
          </table:table-cell>
          <table:table-cell/>
          <table:table-cell office:value-type="string" calcext:value-type="string">
            <text:p>https://biblio.editions-bordas.fr/demo/9782047381137/?openBook=9782047381137_extrait%3fdXNlck5hbWU9aTRsY0FqdVo2OUNWSnpKR3VOOFdvYnlZVlJSVzFqRE42VW1PNGpRS2RTVT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80635" calcext:value-type="float">
            <text:p>9782047380635</text:p>
          </table:table-cell>
          <table:table-cell/>
          <table:table-cell table:style-name="ce1" office:value-type="string" calcext:value-type="string">
            <text:p><text:a xlink:href="https://www.editions-bordas.fr/jdp/9782047380635/demo" xlink:type="simple">https://www.editions-bordas.fr/jdp/9782047380635/demo</text:a></text:p>
          </table:table-cell>
          <table:table-cell/>
          <table:table-cell office:value-type="string" calcext:value-type="string">
            <text:p>https://biblio.editions-bordas.fr/demo/9782047380635/?openBook=9782047380635_extrait%3fdXNlck5hbWU9aTRsY0FqdVo2OUNWSnpKR3VOOFdvYnlZVlJSVzFqRE42VW1PNGpRS2RTVT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80628" calcext:value-type="float">
            <text:p>9782047380628</text:p>
          </table:table-cell>
          <table:table-cell/>
          <table:table-cell table:style-name="ce1" office:value-type="string" calcext:value-type="string">
            <text:p><text:a xlink:href="https://www.editions-bordas.fr/jdp/9782047380628/demo" xlink:type="simple">https://www.editions-bordas.fr/jdp/9782047380628/demo</text:a></text:p>
          </table:table-cell>
          <table:table-cell/>
          <table:table-cell office:value-type="string" calcext:value-type="string">
            <text:p>https://biblio.editions-bordas.fr/demo/9782047380628/?openBook=9782047380628_extrait%3fdXNlck5hbWU9aTRsY0FqdVo2OUNWSnpKR3VOOFdvYnlZVlJSVzFqRE42VW1PNGpRS2RTVT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81328" calcext:value-type="float">
            <text:p>9782047381328</text:p>
          </table:table-cell>
          <table:table-cell/>
          <table:table-cell table:style-name="ce1" office:value-type="string" calcext:value-type="string">
            <text:p><text:a xlink:href="https://www.editions-bordas.fr/jdp/9782047381328/demo" xlink:type="simple">https://www.editions-bordas.fr/jdp/9782047381328/demo</text:a></text:p>
          </table:table-cell>
          <table:table-cell/>
          <table:table-cell office:value-type="string" calcext:value-type="string">
            <text:p>https://biblio.editions-bordas.fr/demo/9782047381328/?openBook=9782047381328_extrait%3fdXNlck5hbWU9aTRsY0FqdVo2OUNWSnpKR3VOOFdvYnlZVlJSVzFqRE42VW1PNGpRS2RTVT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81342" calcext:value-type="float">
            <text:p>9782047381342</text:p>
          </table:table-cell>
          <table:table-cell/>
          <table:table-cell table:style-name="ce1" office:value-type="string" calcext:value-type="string">
            <text:p><text:a xlink:href="https://www.editions-bordas.fr/jdp/9782047381342/demo" xlink:type="simple">https://www.editions-bordas.fr/jdp/9782047381342/demo</text:a></text:p>
          </table:table-cell>
          <table:table-cell/>
          <table:table-cell office:value-type="string" calcext:value-type="string">
            <text:p>https://biblio.editions-bordas.fr/demo/9782047381342/?openBook=9782047381342_extrait%3fdXNlck5hbWU9aTRsY0FqdVo2OUNWSnpKR3VOOFdvYnlZVlJSVzFqRE42VW1PNGpRS2RTVT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80642" calcext:value-type="float">
            <text:p>9782047380642</text:p>
          </table:table-cell>
          <table:table-cell/>
          <table:table-cell table:style-name="ce1" office:value-type="string" calcext:value-type="string">
            <text:p><text:a xlink:href="https://www.editions-bordas.fr/jdp/9782047380642/demo" xlink:type="simple">https://www.editions-bordas.fr/jdp/9782047380642/demo</text:a></text:p>
          </table:table-cell>
          <table:table-cell/>
          <table:table-cell office:value-type="string" calcext:value-type="string">
            <text:p>https://biblio.editions-bordas.fr/demo/9782047380642/?openBook=9782047380642_extrait%3fdXNlck5hbWU9aTRsY0FqdVo2OUNWSnpKR3VOOFdvYnlZVlJSVzFqRE42VW1PNGpRS2RTVT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81687" calcext:value-type="float">
            <text:p>9782047381687</text:p>
          </table:table-cell>
          <table:table-cell/>
          <table:table-cell table:style-name="ce1" office:value-type="string" calcext:value-type="string">
            <text:p><text:a xlink:href="https://www.editions-bordas.fr/jdp/9782047381687/demo" xlink:type="simple">https://www.editions-bordas.fr/jdp/9782047381687/demo</text:a></text:p>
          </table:table-cell>
          <table:table-cell/>
          <table:table-cell office:value-type="string" calcext:value-type="string">
            <text:p>https://biblio.editions-bordas.fr/demo/9782047381687/?openBook=9782047381687_extrait%3fdXNlck5hbWU9aTRsY0FqdVo2OUNWSnpKR3VOOFdvYnlZVlJSVzFqRE42VW1PNGpRS2RTVT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81052" calcext:value-type="float">
            <text:p>9782047381052</text:p>
          </table:table-cell>
          <table:table-cell/>
          <table:table-cell table:style-name="ce1" office:value-type="string" calcext:value-type="string">
            <text:p><text:a xlink:href="https://www.editions-bordas.fr/jdp/9782047381052/demo" xlink:type="simple">https://www.editions-bordas.fr/jdp/9782047381052/demo</text:a></text:p>
          </table:table-cell>
          <table:table-cell/>
          <table:table-cell office:value-type="string" calcext:value-type="string">
            <text:p>https://biblio.editions-bordas.fr/demo/9782047381052/?openBook=9782047381052_extrait%3fdXNlck5hbWU9aTRsY0FqdVo2OUNWSnpKR3VOOFdvYnlZVlJSVzFqRE42VW1PNGpRS2RTVT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81229" calcext:value-type="float">
            <text:p>9782047381229</text:p>
          </table:table-cell>
          <table:table-cell/>
          <table:table-cell table:style-name="ce1" office:value-type="string" calcext:value-type="string">
            <text:p><text:a xlink:href="https://www.editions-bordas.fr/jdp/9782047381229/demo" xlink:type="simple">https://www.editions-bordas.fr/jdp/9782047381229/demo</text:a></text:p>
          </table:table-cell>
          <table:table-cell/>
          <table:table-cell office:value-type="string" calcext:value-type="string">
            <text:p>https://biblio.editions-bordas.fr/demo/9782047381229/?openBook=9782047381229_extrait%3fdXNlck5hbWU9aTRsY0FqdVo2OUNWSnpKR3VOOFdvYnlZVlJSVzFqRE42VW1PNGpRS2RTVT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81649" calcext:value-type="float">
            <text:p>9782047381649</text:p>
          </table:table-cell>
          <table:table-cell/>
          <table:table-cell table:style-name="ce1" office:value-type="string" calcext:value-type="string">
            <text:p><text:a xlink:href="https://www.editions-bordas.fr/jdp/9782047381649/demo" xlink:type="simple">https://www.editions-bordas.fr/jdp/9782047381649/demo</text:a></text:p>
          </table:table-cell>
          <table:table-cell/>
          <table:table-cell office:value-type="string" calcext:value-type="string">
            <text:p>https://biblio.editions-bordas.fr/demo/9782047381649/?openBook=9782047381649_extrait%3fdXNlck5hbWU9aTRsY0FqdVo2OUNWSnpKR3VOOFdvYnlZVlJSVzFqRE42VW1PNGpRS2RTVT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81045" calcext:value-type="float">
            <text:p>9782047381045</text:p>
          </table:table-cell>
          <table:table-cell/>
          <table:table-cell table:style-name="ce1" office:value-type="string" calcext:value-type="string">
            <text:p><text:a xlink:href="https://www.editions-bordas.fr/jdp/9782047381045/demo" xlink:type="simple">https://www.editions-bordas.fr/jdp/9782047381045/demo</text:a></text:p>
          </table:table-cell>
          <table:table-cell/>
          <table:table-cell office:value-type="string" calcext:value-type="string">
            <text:p>https://biblio.editions-bordas.fr/demo/9782047381045/?openBook=9782047381045_extrait%3fdXNlck5hbWU9aTRsY0FqdVo2OUNWSnpKR3VOOFdvYnlZVlJSVzFqRE42VW1PNGpRS2RTVT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81106" calcext:value-type="float">
            <text:p>9782047381106</text:p>
          </table:table-cell>
          <table:table-cell/>
          <table:table-cell table:style-name="ce1" office:value-type="string" calcext:value-type="string">
            <text:p><text:a xlink:href="https://www.editions-bordas.fr/jdp/9782047381106/demo" xlink:type="simple">https://www.editions-bordas.fr/jdp/9782047381106/demo</text:a></text:p>
          </table:table-cell>
          <table:table-cell/>
          <table:table-cell office:value-type="string" calcext:value-type="string">
            <text:p>https://biblio.editions-bordas.fr/demo/9782047381106/?openBook=9782047381106_extrait%3fdXNlck5hbWU9aTRsY0FqdVo2OUNWSnpKR3VOOFdvYnlZVlJSVzFqRE42VW1PNGpRS2RTVT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3133097385792" calcext:value-type="float">
            <text:p>3133097385792</text:p>
          </table:table-cell>
          <table:table-cell/>
          <table:table-cell table:style-name="ce1" office:value-type="string" calcext:value-type="string">
            <text:p><text:a xlink:href="https://www.editions-bordas.fr/jdp/3133097385792/demo" xlink:type="simple">https://www.editions-bordas.fr/jdp/3133097385792/demo</text:a></text:p>
          </table:table-cell>
          <table:table-cell/>
          <table:table-cell office:value-type="string" calcext:value-type="string">
            <text:p>indisponible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81670" calcext:value-type="float">
            <text:p>9782047381670</text:p>
          </table:table-cell>
          <table:table-cell/>
          <table:table-cell table:style-name="ce1" office:value-type="string" calcext:value-type="string">
            <text:p><text:a xlink:href="https://www.editions-bordas.fr/jdp/9782047381670/demo" xlink:type="simple">https://www.editions-bordas.fr/jdp/9782047381670/demo</text:a></text:p>
          </table:table-cell>
          <table:table-cell/>
          <table:table-cell office:value-type="string" calcext:value-type="string">
            <text:p>https://biblio.editions-bordas.fr/demo/9782047381670/?openBook=9782047381670_extrait%3fdXNlck5hbWU9aTRsY0FqdVo2OUNWSnpKR3VOOFdvYnlZVlJSVzFqRE42VW1PNGpRS2RTVT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81694" calcext:value-type="float">
            <text:p>9782047381694</text:p>
          </table:table-cell>
          <table:table-cell/>
          <table:table-cell table:style-name="ce1" office:value-type="string" calcext:value-type="string">
            <text:p><text:a xlink:href="https://www.editions-bordas.fr/jdp/9782047381694/demo" xlink:type="simple">https://www.editions-bordas.fr/jdp/9782047381694/demo</text:a></text:p>
          </table:table-cell>
          <table:table-cell/>
          <table:table-cell office:value-type="string" calcext:value-type="string">
            <text:p>https://biblio.editions-bordas.fr/demo/9782047381694/?openBook=9782047381694_extrait%3fdXNlck5hbWU9aTRsY0FqdVo2OUNWSnpKR3VOOFdvYnlZVlJSVzFqRE42VW1PNGpRS2RTVT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81038" calcext:value-type="float">
            <text:p>9782047381038</text:p>
          </table:table-cell>
          <table:table-cell/>
          <table:table-cell table:style-name="ce1" office:value-type="string" calcext:value-type="string">
            <text:p><text:a xlink:href="https://www.editions-bordas.fr/jdp/9782047381038/demo" xlink:type="simple">https://www.editions-bordas.fr/jdp/9782047381038/demo</text:a></text:p>
          </table:table-cell>
          <table:table-cell/>
          <table:table-cell office:value-type="string" calcext:value-type="string">
            <text:p>https://biblio.editions-bordas.fr/demo/9782047381038/?openBook=9782047381038_extrait%3fdXNlck5hbWU9aTRsY0FqdVo2OUNWSnpKR3VOOFdvYnlZVlJSVzFqRE42VW1PNGpRS2RTVT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81267" calcext:value-type="float">
            <text:p>9782047381267</text:p>
          </table:table-cell>
          <table:table-cell/>
          <table:table-cell table:style-name="ce1" office:value-type="string" calcext:value-type="string">
            <text:p><text:a xlink:href="https://www.editions-bordas.fr/jdp/9782047381267/demo" xlink:type="simple">https://www.editions-bordas.fr/jdp/9782047381267/demo</text:a></text:p>
          </table:table-cell>
          <table:table-cell/>
          <table:table-cell office:value-type="string" calcext:value-type="string">
            <text:p>https://biblio.editions-bordas.fr/demo/9782047381267/?openBook=9782047381267_extrait%3fdXNlck5hbWU9aTRsY0FqdVo2OUNWSnpKR3VOOFdvYnlZVlJSVzFqRE42VW1PNGpRS2RTVT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81069" calcext:value-type="float">
            <text:p>9782047381069</text:p>
          </table:table-cell>
          <table:table-cell/>
          <table:table-cell table:style-name="ce1" office:value-type="string" calcext:value-type="string">
            <text:p><text:a xlink:href="https://www.editions-bordas.fr/jdp/9782047381069/demo" xlink:type="simple">https://www.editions-bordas.fr/jdp/9782047381069/demo</text:a></text:p>
          </table:table-cell>
          <table:table-cell/>
          <table:table-cell office:value-type="string" calcext:value-type="string">
            <text:p>https://biblio.editions-bordas.fr/demo/9782047381069/?openBook=9782047381069_extrait%3fdXNlck5hbWU9aTRsY0FqdVo2OUNWSnpKR3VOOFdvYnlZVlJSVzFqRE42VW1PNGpRS2RTVT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80550" calcext:value-type="float">
            <text:p>9782047380550</text:p>
          </table:table-cell>
          <table:table-cell/>
          <table:table-cell table:style-name="ce1" office:value-type="string" calcext:value-type="string">
            <text:p><text:a xlink:href="https://www.editions-bordas.fr/jdp/9782047380550/demo" xlink:type="simple">https://www.editions-bordas.fr/jdp/9782047380550/demo</text:a></text:p>
          </table:table-cell>
          <table:table-cell/>
          <table:table-cell office:value-type="string" calcext:value-type="string">
            <text:p>indisponible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80543" calcext:value-type="float">
            <text:p>9782047380543</text:p>
          </table:table-cell>
          <table:table-cell/>
          <table:table-cell table:style-name="ce1" office:value-type="string" calcext:value-type="string">
            <text:p><text:a xlink:href="https://www.editions-bordas.fr/jdp/9782047380543/demo" xlink:type="simple">https://www.editions-bordas.fr/jdp/9782047380543/demo</text:a></text:p>
          </table:table-cell>
          <table:table-cell/>
          <table:table-cell office:value-type="string" calcext:value-type="string">
            <text:p>indisponible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80536" calcext:value-type="float">
            <text:p>9782047380536</text:p>
          </table:table-cell>
          <table:table-cell/>
          <table:table-cell table:style-name="ce1" office:value-type="string" calcext:value-type="string">
            <text:p><text:a xlink:href="https://www.editions-bordas.fr/jdp/9782047380536/demo" xlink:type="simple">https://www.editions-bordas.fr/jdp/9782047380536/demo</text:a></text:p>
          </table:table-cell>
          <table:table-cell/>
          <table:table-cell office:value-type="string" calcext:value-type="string">
            <text:p>indisponible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48314" calcext:value-type="float">
            <text:p>9782047348314</text:p>
          </table:table-cell>
          <table:table-cell/>
          <table:table-cell table:style-name="ce1" office:value-type="string" calcext:value-type="string">
            <text:p><text:a xlink:href="https://www.editions-bordas.fr/jdp/9782047348314/demo" xlink:type="simple">https://www.editions-bordas.fr/jdp/9782047348314/demo</text:a></text:p>
          </table:table-cell>
          <table:table-cell/>
          <table:table-cell office:value-type="string" calcext:value-type="string">
            <text:p>https://biblio.editions-bordas.fr/demo/9782047348314/?openBook=9782047348314_extrait%3fdXNlck5hbWU9aTRsY0FqdVo2OUNWSnpKR3VOOFdvVmhqOGxGdmJEM1NOOWx2blF1MWtBRT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48604" calcext:value-type="float">
            <text:p>9782047348604</text:p>
          </table:table-cell>
          <table:table-cell/>
          <table:table-cell table:style-name="ce1" office:value-type="string" calcext:value-type="string">
            <text:p><text:a xlink:href="https://www.editions-bordas.fr/jdp/9782047348604/demo" xlink:type="simple">https://www.editions-bordas.fr/jdp/9782047348604/demo</text:a></text:p>
          </table:table-cell>
          <table:table-cell/>
          <table:table-cell office:value-type="string" calcext:value-type="string">
            <text:p>https://biblio.editions-bordas.fr/demo/9782047348604/?openBook=9782047348604_extrait%3fdXNlck5hbWU9aTRsY0FqdVo2OUNWSnpKR3VOOFdvVmhqOGxGdmJEM1NOOWx2blF1MWtBRT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48499" calcext:value-type="float">
            <text:p>9782047348499</text:p>
          </table:table-cell>
          <table:table-cell/>
          <table:table-cell table:style-name="ce1" office:value-type="string" calcext:value-type="string">
            <text:p><text:a xlink:href="https://www.editions-bordas.fr/jdp/9782047348499/demo" xlink:type="simple">https://www.editions-bordas.fr/jdp/9782047348499/demo</text:a></text:p>
          </table:table-cell>
          <table:table-cell/>
          <table:table-cell office:value-type="string" calcext:value-type="string">
            <text:p>https://biblio.editions-bordas.fr/demo/9782047348499/?openBook=9782047348499_extrait%3fdXNlck5hbWU9aTRsY0FqdVo2OUNWSnpKR3VOOFdvVmhqOGxGdmJEM1NOOWx2blF1MWtBRT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47850" calcext:value-type="float">
            <text:p>9782047347850</text:p>
          </table:table-cell>
          <table:table-cell/>
          <table:table-cell table:style-name="ce1" office:value-type="string" calcext:value-type="string">
            <text:p><text:a xlink:href="https://www.editions-bordas.fr/jdp/9782047347850/demo" xlink:type="simple">https://www.editions-bordas.fr/jdp/9782047347850/demo</text:a></text:p>
          </table:table-cell>
          <table:table-cell/>
          <table:table-cell office:value-type="string" calcext:value-type="string">
            <text:p>https://biblio.editions-bordas.fr/demo/9782047347850/?openBook=9782047347850_extrait%3fdXNlck5hbWU9aTRsY0FqdVo2OUNWSnpKR3VOOFdvVmhqOGxGdmJEM1NOOWx2blF1MWtBRT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47881" calcext:value-type="float">
            <text:p>9782047347881</text:p>
          </table:table-cell>
          <table:table-cell/>
          <table:table-cell table:style-name="ce1" office:value-type="string" calcext:value-type="string">
            <text:p><text:a xlink:href="https://www.editions-bordas.fr/jdp/9782047347881/demo" xlink:type="simple">https://www.editions-bordas.fr/jdp/9782047347881/demo</text:a></text:p>
          </table:table-cell>
          <table:table-cell/>
          <table:table-cell office:value-type="string" calcext:value-type="string">
            <text:p>https://biblio.editions-bordas.fr/demo/9782047347881/?openBook=9782047347881_extrait%3fdXNlck5hbWU9aTRsY0FqdVo2OUNWSnpKR3VOOFdvVmhqOGxGdmJEM1NOOWx2blF1MWtBRT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48482" calcext:value-type="float">
            <text:p>9782047348482</text:p>
          </table:table-cell>
          <table:table-cell/>
          <table:table-cell table:style-name="ce1" office:value-type="string" calcext:value-type="string">
            <text:p><text:a xlink:href="https://www.editions-bordas.fr/jdp/9782047348482/demo" xlink:type="simple">https://www.editions-bordas.fr/jdp/9782047348482/demo</text:a></text:p>
          </table:table-cell>
          <table:table-cell/>
          <table:table-cell office:value-type="string" calcext:value-type="string">
            <text:p>https://biblio.editions-bordas.fr/demo/9782047348482/?openBook=9782047348482_extrait%3fdXNlck5hbWU9aTRsY0FqdVo2OUNWSnpKR3VOOFdvVmhqOGxGdmJEM1NOOWx2blF1MWtBRT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48598" calcext:value-type="float">
            <text:p>9782047348598</text:p>
          </table:table-cell>
          <table:table-cell/>
          <table:table-cell table:style-name="ce1" office:value-type="string" calcext:value-type="string">
            <text:p><text:a xlink:href="https://www.editions-bordas.fr/jdp/9782047348598/demo" xlink:type="simple">https://www.editions-bordas.fr/jdp/9782047348598/demo</text:a></text:p>
          </table:table-cell>
          <table:table-cell/>
          <table:table-cell office:value-type="string" calcext:value-type="string">
            <text:p>https://biblio.editions-bordas.fr/demo/9782047348598/?openBook=9782047348598_extrait%3fdXNlck5hbWU9aTRsY0FqdVo2OUNWSnpKR3VOOFdvVmhqOGxGdmJEM1NOOWx2blF1MWtBRT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48444" calcext:value-type="float">
            <text:p>9782047348444</text:p>
          </table:table-cell>
          <table:table-cell/>
          <table:table-cell table:style-name="ce1" office:value-type="string" calcext:value-type="string">
            <text:p><text:a xlink:href="https://www.editions-bordas.fr/jdp/9782047348444/demo" xlink:type="simple">https://www.editions-bordas.fr/jdp/9782047348444/demo</text:a></text:p>
          </table:table-cell>
          <table:table-cell/>
          <table:table-cell office:value-type="string" calcext:value-type="string">
            <text:p>https://biblio.editions-bordas.fr/demo/9782047348444/?openBook=9782047348444_extrait%3fdXNlck5hbWU9aTRsY0FqdVo2OUNWSnpKR3VOOFdvVmhqOGxGdmJEM1NOOWx2blF1MWtBRT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48550" calcext:value-type="float">
            <text:p>9782047348550</text:p>
          </table:table-cell>
          <table:table-cell/>
          <table:table-cell table:style-name="ce1" office:value-type="string" calcext:value-type="string">
            <text:p><text:a xlink:href="https://www.editions-bordas.fr/jdp/9782047348550/demo" xlink:type="simple">https://www.editions-bordas.fr/jdp/9782047348550/demo</text:a></text:p>
          </table:table-cell>
          <table:table-cell/>
          <table:table-cell office:value-type="string" calcext:value-type="string">
            <text:p>https://biblio.editions-bordas.fr/demo/9782047348550/?openBook=9782047348550_extrait%3fdXNlck5hbWU9aTRsY0FqdVo2OUNWSnpKR3VOOFdvVmhqOGxGdmJEM1NOOWx2blF1MWtBRT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48031" calcext:value-type="float">
            <text:p>9782047348031</text:p>
          </table:table-cell>
          <table:table-cell/>
          <table:table-cell table:style-name="ce1" office:value-type="string" calcext:value-type="string">
            <text:p><text:a xlink:href="https://www.editions-bordas.fr/jdp/9782047348031/demo" xlink:type="simple">https://www.editions-bordas.fr/jdp/9782047348031/demo</text:a></text:p>
          </table:table-cell>
          <table:table-cell/>
          <table:table-cell office:value-type="string" calcext:value-type="string">
            <text:p>https://biblio.editions-bordas.fr/demo/9782047348031/?openBook=9782047348031_extrait%3fdXNlck5hbWU9aTRsY0FqdVo2OUNWSnpKR3VOOFdvVmhqOGxGdmJEM1NOOWx2blF1MWtBRT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48543" calcext:value-type="float">
            <text:p>9782047348543</text:p>
          </table:table-cell>
          <table:table-cell/>
          <table:table-cell table:style-name="ce1" office:value-type="string" calcext:value-type="string">
            <text:p><text:a xlink:href="https://www.editions-bordas.fr/jdp/9782047348543/demo" xlink:type="simple">https://www.editions-bordas.fr/jdp/9782047348543/demo</text:a></text:p>
          </table:table-cell>
          <table:table-cell/>
          <table:table-cell office:value-type="string" calcext:value-type="string">
            <text:p>https://biblio.editions-bordas.fr/demo/9782047348543/?openBook=9782047348543_extrait%3fdXNlck5hbWU9aTRsY0FqdVo2OUNWSnpKR3VOOFdvVmhqOGxGdmJEM1NOOWx2blF1MWtBRT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47676" calcext:value-type="float">
            <text:p>9782047347676</text:p>
          </table:table-cell>
          <table:table-cell/>
          <table:table-cell table:style-name="ce1" office:value-type="string" calcext:value-type="string">
            <text:p><text:a xlink:href="https://www.editions-bordas.fr/jdp/9782047347676/demo" xlink:type="simple">https://www.editions-bordas.fr/jdp/9782047347676/demo</text:a></text:p>
          </table:table-cell>
          <table:table-cell/>
          <table:table-cell office:value-type="string" calcext:value-type="string">
            <text:p>https://biblio.editions-bordas.fr/demo/9782047347676/?openBook=9782047347676_extrait%3fdXNlck5hbWU9aTRsY0FqdVo2OUNWSnpKR3VOOFdvVmhqOGxGdmJEM1NOOWx2blF1MWtBRT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48529" calcext:value-type="float">
            <text:p>9782047348529</text:p>
          </table:table-cell>
          <table:table-cell/>
          <table:table-cell table:style-name="ce1" office:value-type="string" calcext:value-type="string">
            <text:p><text:a xlink:href="https://www.editions-bordas.fr/jdp/9782047348529/demo" xlink:type="simple">https://www.editions-bordas.fr/jdp/9782047348529/demo</text:a></text:p>
          </table:table-cell>
          <table:table-cell/>
          <table:table-cell office:value-type="string" calcext:value-type="string">
            <text:p>https://biblio.editions-bordas.fr/demo/9782047348529/?openBook=9782047348529_extrait%3fdXNlck5hbWU9aTRsY0FqdVo2OUNWSnpKR3VOOFdvVmhqOGxGdmJEM1NOOWx2blF1MWtBRT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48574" calcext:value-type="float">
            <text:p>9782047348574</text:p>
          </table:table-cell>
          <table:table-cell/>
          <table:table-cell table:style-name="ce1" office:value-type="string" calcext:value-type="string">
            <text:p><text:a xlink:href="https://www.editions-bordas.fr/jdp/9782047348574/demo" xlink:type="simple">https://www.editions-bordas.fr/jdp/9782047348574/demo</text:a></text:p>
          </table:table-cell>
          <table:table-cell/>
          <table:table-cell office:value-type="string" calcext:value-type="string">
            <text:p>https://biblio.editions-bordas.fr/demo/9782047348574/?openBook=9782047348574_extrait%3fdXNlck5hbWU9aTRsY0FqdVo2OUNWSnpKR3VOOFdvVmhqOGxGdmJEM1NOOWx2blF1MWtBRT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48581" calcext:value-type="float">
            <text:p>9782047348581</text:p>
          </table:table-cell>
          <table:table-cell/>
          <table:table-cell table:style-name="ce1" office:value-type="string" calcext:value-type="string">
            <text:p><text:a xlink:href="https://www.editions-bordas.fr/jdp/9782047348581/demo" xlink:type="simple">https://www.editions-bordas.fr/jdp/9782047348581/demo</text:a></text:p>
          </table:table-cell>
          <table:table-cell/>
          <table:table-cell office:value-type="string" calcext:value-type="string">
            <text:p>https://biblio.editions-bordas.fr/demo/9782047348581/?openBook=9782047348581_extrait%3fdXNlck5hbWU9aTRsY0FqdVo2OUNWSnpKR3VOOFdvVmhqOGxGdmJEM1NOOWx2blF1MWtBRT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93659" calcext:value-type="float">
            <text:p>9782047393659</text:p>
          </table:table-cell>
          <table:table-cell/>
          <table:table-cell table:style-name="ce1" office:value-type="string" calcext:value-type="string">
            <text:p><text:a xlink:href="https://www.editions-bordas.fr/jdp/9782047393659/demo" xlink:type="simple">https://www.editions-bordas.fr/jdp/9782047393659/demo</text:a></text:p>
          </table:table-cell>
          <table:table-cell/>
          <table:table-cell office:value-type="string" calcext:value-type="string">
            <text:p>https://biblio.editions-bordas.fr/demo/9782047393659/?openBook=9782047393659_extrait%3fdXNlck5hbWU9aTRsY0FqdVo2OUNWSnpKR3VOOFdvYksxQU9LeVF3ckluR1RZNVdJOU9EUT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92935" calcext:value-type="float">
            <text:p>9782047392935</text:p>
          </table:table-cell>
          <table:table-cell/>
          <table:table-cell table:style-name="ce1" office:value-type="string" calcext:value-type="string">
            <text:p><text:a xlink:href="https://www.editions-bordas.fr/jdp/9782047392935/demo" xlink:type="simple">https://www.editions-bordas.fr/jdp/9782047392935/demo</text:a></text:p>
          </table:table-cell>
          <table:table-cell/>
          <table:table-cell office:value-type="string" calcext:value-type="string">
            <text:p>indisponible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93116" calcext:value-type="float">
            <text:p>9782047393116</text:p>
          </table:table-cell>
          <table:table-cell/>
          <table:table-cell table:style-name="ce1" office:value-type="string" calcext:value-type="string">
            <text:p><text:a xlink:href="https://www.editions-bordas.fr/jdp/9782047393116/demo" xlink:type="simple">https://www.editions-bordas.fr/jdp/9782047393116/demo</text:a></text:p>
          </table:table-cell>
          <table:table-cell/>
          <table:table-cell office:value-type="string" calcext:value-type="string">
            <text:p>indisponible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93208" calcext:value-type="float">
            <text:p>9782047393208</text:p>
          </table:table-cell>
          <table:table-cell/>
          <table:table-cell table:style-name="ce1" office:value-type="string" calcext:value-type="string">
            <text:p><text:a xlink:href="https://www.editions-bordas.fr/jdp/9782047393208/demo" xlink:type="simple">https://www.editions-bordas.fr/jdp/9782047393208/demo</text:a></text:p>
          </table:table-cell>
          <table:table-cell/>
          <table:table-cell office:value-type="string" calcext:value-type="string">
            <text:p>indisponible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48116" calcext:value-type="float">
            <text:p>9782047348116</text:p>
          </table:table-cell>
          <table:table-cell/>
          <table:table-cell table:style-name="ce1" office:value-type="string" calcext:value-type="string">
            <text:p><text:a xlink:href="https://www.editions-bordas.fr/jdp/9782047348116/demo" xlink:type="simple">https://www.editions-bordas.fr/jdp/9782047348116/demo</text:a></text:p>
          </table:table-cell>
          <table:table-cell/>
          <table:table-cell office:value-type="string" calcext:value-type="string">
            <text:p>https://biblio.editions-bordas.fr/demo/9782047348116/?openBook=9782047348116_extrait%3fdXNlck5hbWU9aTRsY0FqdVo2OUNWSnpKR3VOOFdvVmhqOGxGdmJEM1NOOWx2blF1MWtBRT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48109" calcext:value-type="float">
            <text:p>9782047348109</text:p>
          </table:table-cell>
          <table:table-cell/>
          <table:table-cell table:style-name="ce1" office:value-type="string" calcext:value-type="string">
            <text:p><text:a xlink:href="https://www.editions-bordas.fr/jdp/9782047348109/demo" xlink:type="simple">https://www.editions-bordas.fr/jdp/9782047348109/demo</text:a></text:p>
          </table:table-cell>
          <table:table-cell/>
          <table:table-cell office:value-type="string" calcext:value-type="string">
            <text:p>https://biblio.editions-bordas.fr/demo/9782047348109/?openBook=9782047348109_extrait%3fdXNlck5hbWU9aTRsY0FqdVo2OUNWSnpKR3VOOFdvVmhqOGxGdmJEM1NOOWx2blF1MWtBRT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48093" calcext:value-type="float">
            <text:p>9782047348093</text:p>
          </table:table-cell>
          <table:table-cell/>
          <table:table-cell table:style-name="ce1" office:value-type="string" calcext:value-type="string">
            <text:p><text:a xlink:href="https://www.editions-bordas.fr/jdp/9782047348093/demo" xlink:type="simple">https://www.editions-bordas.fr/jdp/9782047348093/demo</text:a></text:p>
          </table:table-cell>
          <table:table-cell/>
          <table:table-cell office:value-type="string" calcext:value-type="string">
            <text:p>https://biblio.editions-bordas.fr/demo/9782047348093/?openBook=9782047348093_extrait%3fdXNlck5hbWU9aTRsY0FqdVo2OUNWSnpKR3VOOFdvVmhqOGxGdmJEM1NOOWx2blF1MWtBRT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3133097347578" calcext:value-type="float">
            <text:p>3133097347578</text:p>
          </table:table-cell>
          <table:table-cell/>
          <table:table-cell table:style-name="ce1" office:value-type="string" calcext:value-type="string">
            <text:p><text:a xlink:href="https://www.editions-bordas.fr/jdp/3133097347578/demo" xlink:type="simple">https://www.editions-bordas.fr/jdp/3133097347578/demo</text:a></text:p>
          </table:table-cell>
          <table:table-cell/>
          <table:table-cell office:value-type="string" calcext:value-type="string">
            <text:p>indisponible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46792" calcext:value-type="float">
            <text:p>9782047346792</text:p>
          </table:table-cell>
          <table:table-cell/>
          <table:table-cell table:style-name="ce1" office:value-type="string" calcext:value-type="string">
            <text:p><text:a xlink:href="https://www.editions-bordas.fr/jdp/9782047346792/demo" xlink:type="simple">https://www.editions-bordas.fr/jdp/9782047346792/demo</text:a></text:p>
          </table:table-cell>
          <table:table-cell/>
          <table:table-cell office:value-type="string" calcext:value-type="string">
            <text:p>indisponible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46785" calcext:value-type="float">
            <text:p>9782047346785</text:p>
          </table:table-cell>
          <table:table-cell/>
          <table:table-cell table:style-name="ce1" office:value-type="string" calcext:value-type="string">
            <text:p><text:a xlink:href="https://www.editions-bordas.fr/jdp/9782047346785/demo" xlink:type="simple">https://www.editions-bordas.fr/jdp/9782047346785/demo</text:a></text:p>
          </table:table-cell>
          <table:table-cell/>
          <table:table-cell office:value-type="string" calcext:value-type="string">
            <text:p>indisponible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47393" calcext:value-type="float">
            <text:p>9782047347393</text:p>
          </table:table-cell>
          <table:table-cell/>
          <table:table-cell table:style-name="ce1" office:value-type="string" calcext:value-type="string">
            <text:p><text:a xlink:href="https://www.editions-bordas.fr/jdp/9782047347393/demo" xlink:type="simple">https://www.editions-bordas.fr/jdp/9782047347393/demo</text:a></text:p>
          </table:table-cell>
          <table:table-cell/>
          <table:table-cell office:value-type="string" calcext:value-type="string">
            <text:p>indisponible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46846" calcext:value-type="float">
            <text:p>9782047346846</text:p>
          </table:table-cell>
          <table:table-cell/>
          <table:table-cell table:style-name="ce1" office:value-type="string" calcext:value-type="string">
            <text:p><text:a xlink:href="https://www.editions-bordas.fr/jdp/9782047346846/demo" xlink:type="simple">https://www.editions-bordas.fr/jdp/9782047346846/demo</text:a></text:p>
          </table:table-cell>
          <table:table-cell/>
          <table:table-cell office:value-type="string" calcext:value-type="string">
            <text:p>indisponible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46815" calcext:value-type="float">
            <text:p>9782047346815</text:p>
          </table:table-cell>
          <table:table-cell/>
          <table:table-cell table:style-name="ce1" office:value-type="string" calcext:value-type="string">
            <text:p><text:a xlink:href="https://www.editions-bordas.fr/jdp/9782047346815/demo" xlink:type="simple">https://www.editions-bordas.fr/jdp/9782047346815/demo</text:a></text:p>
          </table:table-cell>
          <table:table-cell/>
          <table:table-cell office:value-type="string" calcext:value-type="string">
            <text:p>indisponible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46549" calcext:value-type="float">
            <text:p>9782047346549</text:p>
          </table:table-cell>
          <table:table-cell/>
          <table:table-cell table:style-name="ce1" office:value-type="string" calcext:value-type="string">
            <text:p><text:a xlink:href="https://www.editions-bordas.fr/jdp/9782047346549/demo" xlink:type="simple">https://www.editions-bordas.fr/jdp/9782047346549/demo</text:a></text:p>
          </table:table-cell>
          <table:table-cell/>
          <table:table-cell office:value-type="string" calcext:value-type="string">
            <text:p>indisponible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48369" calcext:value-type="float">
            <text:p>9782047348369</text:p>
          </table:table-cell>
          <table:table-cell/>
          <table:table-cell table:style-name="ce1" office:value-type="string" calcext:value-type="string">
            <text:p><text:a xlink:href="https://www.editions-bordas.fr/jdp/9782047348369/demo" xlink:type="simple">https://www.editions-bordas.fr/jdp/9782047348369/demo</text:a></text:p>
          </table:table-cell>
          <table:table-cell/>
          <table:table-cell office:value-type="string" calcext:value-type="string">
            <text:p>https://biblio.editions-bordas.fr/demo/9782047348369/?openBook=9782047348369_extrait%3fdXNlck5hbWU9aTRsY0FqdVo2OUNWSnpKR3VOOFdvVmhqOGxGdmJEM1NOOWx2blF1MWtBRT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47584" calcext:value-type="float">
            <text:p>9782047347584</text:p>
          </table:table-cell>
          <table:table-cell/>
          <table:table-cell table:style-name="ce1" office:value-type="string" calcext:value-type="string">
            <text:p><text:a xlink:href="https://www.editions-bordas.fr/jdp/9782047347584/demo" xlink:type="simple">https://www.editions-bordas.fr/jdp/9782047347584/demo</text:a></text:p>
          </table:table-cell>
          <table:table-cell/>
          <table:table-cell office:value-type="string" calcext:value-type="string">
            <text:p>indisponible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48468" calcext:value-type="float">
            <text:p>9782047348468</text:p>
          </table:table-cell>
          <table:table-cell/>
          <table:table-cell table:style-name="ce1" office:value-type="string" calcext:value-type="string">
            <text:p><text:a xlink:href="https://www.editions-bordas.fr/jdp/9782047348468/demo" xlink:type="simple">https://www.editions-bordas.fr/jdp/9782047348468/demo</text:a></text:p>
          </table:table-cell>
          <table:table-cell/>
          <table:table-cell office:value-type="string" calcext:value-type="string">
            <text:p>https://biblio.editions-bordas.fr/demo/9782047348468/?openBook=9782047348468_extrait%3fdXNlck5hbWU9aTRsY0FqdVo2OUNWSnpKR3VOOFdvVmhqOGxGdmJEM1NOOWx2blF1MWtBRT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47638" calcext:value-type="float">
            <text:p>9782047347638</text:p>
          </table:table-cell>
          <table:table-cell/>
          <table:table-cell table:style-name="ce1" office:value-type="string" calcext:value-type="string">
            <text:p><text:a xlink:href="https://www.editions-bordas.fr/jdp/9782047347638/demo" xlink:type="simple">https://www.editions-bordas.fr/jdp/9782047347638/demo</text:a></text:p>
          </table:table-cell>
          <table:table-cell/>
          <table:table-cell office:value-type="string" calcext:value-type="string">
            <text:p>https://biblio.editions-bordas.fr/demo/9782047347638/?openBook=9782047347638_extrait%3fdXNlck5hbWU9aTRsY0FqdVo2OUNWSnpKR3VOOFdvVmhqOGxGdmJEM1NOOWx2blF1MWtBRT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48000" calcext:value-type="float">
            <text:p>9782047348000</text:p>
          </table:table-cell>
          <table:table-cell/>
          <table:table-cell table:style-name="ce1" office:value-type="string" calcext:value-type="string">
            <text:p><text:a xlink:href="https://www.editions-bordas.fr/jdp/9782047348000/demo" xlink:type="simple">https://www.editions-bordas.fr/jdp/9782047348000/demo</text:a></text:p>
          </table:table-cell>
          <table:table-cell/>
          <table:table-cell office:value-type="string" calcext:value-type="string">
            <text:p>https://biblio.editions-bordas.fr/demo/9782047348000/?openBook=9782047348000_extrait%3fdXNlck5hbWU9aTRsY0FqdVo2OUNWSnpKR3VOOFdvVmhqOGxGdmJEM1NOOWx2blF1MWtBRT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47942" calcext:value-type="float">
            <text:p>9782047347942</text:p>
          </table:table-cell>
          <table:table-cell/>
          <table:table-cell table:style-name="ce1" office:value-type="string" calcext:value-type="string">
            <text:p><text:a xlink:href="https://www.editions-bordas.fr/jdp/9782047347942/demo" xlink:type="simple">https://www.editions-bordas.fr/jdp/9782047347942/demo</text:a></text:p>
          </table:table-cell>
          <table:table-cell/>
          <table:table-cell office:value-type="string" calcext:value-type="string">
            <text:p>https://biblio.editions-bordas.fr/demo/9782047347942/?openBook=9782047347942_extrait%3fdXNlck5hbWU9aTRsY0FqdVo2OUNWSnpKR3VOOFdvVmhqOGxGdmJEM1NOOWx2blF1MWtBRT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48567" calcext:value-type="float">
            <text:p>9782047348567</text:p>
          </table:table-cell>
          <table:table-cell/>
          <table:table-cell table:style-name="ce1" office:value-type="string" calcext:value-type="string">
            <text:p><text:a xlink:href="https://www.editions-bordas.fr/jdp/9782047348567/demo" xlink:type="simple">https://www.editions-bordas.fr/jdp/9782047348567/demo</text:a></text:p>
          </table:table-cell>
          <table:table-cell/>
          <table:table-cell office:value-type="string" calcext:value-type="string">
            <text:p>https://biblio.editions-bordas.fr/demo/9782047348567/?openBook=9782047348567_extrait%3fdXNlck5hbWU9aTRsY0FqdVo2OUNWSnpKR3VOOFdvVmhqOGxGdmJEM1NOOWx2blF1MWtBRT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48390" calcext:value-type="float">
            <text:p>9782047348390</text:p>
          </table:table-cell>
          <table:table-cell/>
          <table:table-cell table:style-name="ce1" office:value-type="string" calcext:value-type="string">
            <text:p><text:a xlink:href="https://www.editions-bordas.fr/jdp/9782047348390/demo" xlink:type="simple">https://www.editions-bordas.fr/jdp/9782047348390/demo</text:a></text:p>
          </table:table-cell>
          <table:table-cell/>
          <table:table-cell office:value-type="string" calcext:value-type="string">
            <text:p>https://biblio.editions-bordas.fr/demo/9782047348390/?openBook=9782047348390_extrait%3fdXNlck5hbWU9aTRsY0FqdVo2OUNWSnpKR3VOOFdvVmhqOGxGdmJEM1NOOWx2blF1MWtBRT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48628" calcext:value-type="float">
            <text:p>9782047348628</text:p>
          </table:table-cell>
          <table:table-cell/>
          <table:table-cell table:style-name="ce1" office:value-type="string" calcext:value-type="string">
            <text:p><text:a xlink:href="https://www.editions-bordas.fr/jdp/9782047348628/demo" xlink:type="simple">https://www.editions-bordas.fr/jdp/9782047348628/demo</text:a></text:p>
          </table:table-cell>
          <table:table-cell/>
          <table:table-cell office:value-type="string" calcext:value-type="string">
            <text:p>https://biblio.editions-bordas.fr/demo/9782047348628/?openBook=9782047348628_extrait%3fdXNlck5hbWU9aTRsY0FqdVo2OUNWSnpKR3VOOFdvVmhqOGxGdmJEM1NOOWx2blF1MWtBRT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48215" calcext:value-type="float">
            <text:p>9782047348215</text:p>
          </table:table-cell>
          <table:table-cell/>
          <table:table-cell table:style-name="ce1" office:value-type="string" calcext:value-type="string">
            <text:p><text:a xlink:href="https://www.editions-bordas.fr/jdp/9782047348215/demo" xlink:type="simple">https://www.editions-bordas.fr/jdp/9782047348215/demo</text:a></text:p>
          </table:table-cell>
          <table:table-cell/>
          <table:table-cell office:value-type="string" calcext:value-type="string">
            <text:p>https://biblio.editions-bordas.fr/demo/9782047348215/?openBook=9782047348215_extrait%3fdXNlck5hbWU9aTRsY0FqdVo2OUNWSnpKR3VOOFdvVmhqOGxGdmJEM1NOOWx2blF1MWtBRT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47645" calcext:value-type="float">
            <text:p>9782047347645</text:p>
          </table:table-cell>
          <table:table-cell/>
          <table:table-cell table:style-name="ce1" office:value-type="string" calcext:value-type="string">
            <text:p><text:a xlink:href="https://www.editions-bordas.fr/jdp/9782047347645/demo" xlink:type="simple">https://www.editions-bordas.fr/jdp/9782047347645/demo</text:a></text:p>
          </table:table-cell>
          <table:table-cell/>
          <table:table-cell office:value-type="string" calcext:value-type="string">
            <text:p>https://biblio.editions-bordas.fr/demo/9782047347645/?openBook=9782047347645_extrait%3fdXNlck5hbWU9aTRsY0FqdVo2OUNWSnpKR3VOOFdvVmhqOGxGdmJEM1NOOWx2blF1MWtBRT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48475" calcext:value-type="float">
            <text:p>9782047348475</text:p>
          </table:table-cell>
          <table:table-cell/>
          <table:table-cell table:style-name="ce1" office:value-type="string" calcext:value-type="string">
            <text:p><text:a xlink:href="https://www.editions-bordas.fr/jdp/9782047348475/demo" xlink:type="simple">https://www.editions-bordas.fr/jdp/9782047348475/demo</text:a></text:p>
          </table:table-cell>
          <table:table-cell/>
          <table:table-cell office:value-type="string" calcext:value-type="string">
            <text:p>https://biblio.editions-bordas.fr/demo/9782047348475/?openBook=9782047348475_extrait%3fdXNlck5hbWU9aTRsY0FqdVo2OUNWSnpKR3VOOFdvVmhqOGxGdmJEM1NOOWx2blF1MWtBRT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48123" calcext:value-type="float">
            <text:p>9782047348123</text:p>
          </table:table-cell>
          <table:table-cell/>
          <table:table-cell table:style-name="ce1" office:value-type="string" calcext:value-type="string">
            <text:p><text:a xlink:href="https://www.editions-bordas.fr/jdp/9782047348123/demo" xlink:type="simple">https://www.editions-bordas.fr/jdp/9782047348123/demo</text:a></text:p>
          </table:table-cell>
          <table:table-cell/>
          <table:table-cell office:value-type="string" calcext:value-type="string">
            <text:p>https://biblio.editions-bordas.fr/demo/9782047348123/?openBook=9782047348123_extrait%3fdXNlck5hbWU9aTRsY0FqdVo2OUNWSnpKR3VOOFdvVmhqOGxGdmJEM1NOOWx2blF1MWtBRT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47812" calcext:value-type="float">
            <text:p>9782047347812</text:p>
          </table:table-cell>
          <table:table-cell/>
          <table:table-cell table:style-name="ce1" office:value-type="string" calcext:value-type="string">
            <text:p><text:a xlink:href="https://www.editions-bordas.fr/jdp/9782047347812/demo" xlink:type="simple">https://www.editions-bordas.fr/jdp/9782047347812/demo</text:a></text:p>
          </table:table-cell>
          <table:table-cell/>
          <table:table-cell office:value-type="string" calcext:value-type="string">
            <text:p>https://biblio.editions-bordas.fr/demo/9782047347812/?openBook=9782047347812_extrait%3fdXNlck5hbWU9aTRsY0FqdVo2OUNWSnpKR3VOOFdvVmhqOGxGdmJEM1NOOWx2blF1MWtBRT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48246" calcext:value-type="float">
            <text:p>9782047348246</text:p>
          </table:table-cell>
          <table:table-cell/>
          <table:table-cell table:style-name="ce1" office:value-type="string" calcext:value-type="string">
            <text:p><text:a xlink:href="https://www.editions-bordas.fr/jdp/9782047348246/demo" xlink:type="simple">https://www.editions-bordas.fr/jdp/9782047348246/demo</text:a></text:p>
          </table:table-cell>
          <table:table-cell/>
          <table:table-cell office:value-type="string" calcext:value-type="string">
            <text:p>https://biblio.editions-bordas.fr/demo/9782047348246/?openBook=9782047348246_extrait%3fdXNlck5hbWU9aTRsY0FqdVo2OUNWSnpKR3VOOFdvVmhqOGxGdmJEM1NOOWx2blF1MWtBRT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47829" calcext:value-type="float">
            <text:p>9782047347829</text:p>
          </table:table-cell>
          <table:table-cell/>
          <table:table-cell table:style-name="ce1" office:value-type="string" calcext:value-type="string">
            <text:p><text:a xlink:href="https://www.editions-bordas.fr/jdp/9782047347829/demo" xlink:type="simple">https://www.editions-bordas.fr/jdp/9782047347829/demo</text:a></text:p>
          </table:table-cell>
          <table:table-cell/>
          <table:table-cell office:value-type="string" calcext:value-type="string">
            <text:p>https://biblio.editions-bordas.fr/demo/9782047347829/?openBook=9782047347829_extrait%3fdXNlck5hbWU9aTRsY0FqdVo2OUNWSnpKR3VOOFdvVmhqOGxGdmJEM1NOOWx2blF1MWtBRT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93413" calcext:value-type="float">
            <text:p>9782047393413</text:p>
          </table:table-cell>
          <table:table-cell/>
          <table:table-cell table:style-name="ce1" office:value-type="string" calcext:value-type="string">
            <text:p><text:a xlink:href="https://www.editions-bordas.fr/jdp/9782047393413/demo" xlink:type="simple">https://www.editions-bordas.fr/jdp/9782047393413/demo</text:a></text:p>
          </table:table-cell>
          <table:table-cell/>
          <table:table-cell office:value-type="string" calcext:value-type="string">
            <text:p>https://biblio.editions-bordas.fr/demo/9782047393413/?openBook=9782047393413_extrait%3fdXNlck5hbWU9aTRsY0FqdVo2OUNWSnpKR3VOOFdvYksxQU9LeVF3ckluR1RZNVdJOU9EUT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93260" calcext:value-type="float">
            <text:p>9782047393260</text:p>
          </table:table-cell>
          <table:table-cell/>
          <table:table-cell table:style-name="ce1" office:value-type="string" calcext:value-type="string">
            <text:p><text:a xlink:href="https://www.editions-bordas.fr/jdp/9782047393260/demo" xlink:type="simple">https://www.editions-bordas.fr/jdp/9782047393260/demo</text:a></text:p>
          </table:table-cell>
          <table:table-cell/>
          <table:table-cell office:value-type="string" calcext:value-type="string">
            <text:p>https://biblio.editions-bordas.fr/demo/9782047393260/?openBook=9782047393260_extrait%3fdXNlck5hbWU9aTRsY0FqdVo2OUNWSnpKR3VOOFdvYksxQU9LeVF3ckluR1RZNVdJOU9EUT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93277" calcext:value-type="float">
            <text:p>9782047393277</text:p>
          </table:table-cell>
          <table:table-cell/>
          <table:table-cell table:style-name="ce1" office:value-type="string" calcext:value-type="string">
            <text:p><text:a xlink:href="https://www.editions-bordas.fr/jdp/9782047393277/demo" xlink:type="simple">https://www.editions-bordas.fr/jdp/9782047393277/demo</text:a></text:p>
          </table:table-cell>
          <table:table-cell/>
          <table:table-cell office:value-type="string" calcext:value-type="string">
            <text:p>https://biblio.editions-bordas.fr/demo/9782047393277/?openBook=9782047393277_extrait%3fdXNlck5hbWU9aTRsY0FqdVo2OUNWSnpKR3VOOFdvYksxQU9LeVF3ckluR1RZNVdJOU9EUT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93291" calcext:value-type="float">
            <text:p>9782047393291</text:p>
          </table:table-cell>
          <table:table-cell/>
          <table:table-cell table:style-name="ce1" office:value-type="string" calcext:value-type="string">
            <text:p><text:a xlink:href="https://www.editions-bordas.fr/jdp/9782047393291/demo" xlink:type="simple">https://www.editions-bordas.fr/jdp/9782047393291/demo</text:a></text:p>
          </table:table-cell>
          <table:table-cell/>
          <table:table-cell office:value-type="string" calcext:value-type="string">
            <text:p>https://biblio.editions-bordas.fr/demo/9782047393291/?openBook=9782047393291_extrait%3fdXNlck5hbWU9aTRsY0FqdVo2OUNWSnpKR3VOOFdvYksxQU9LeVF3ckluR1RZNVdJOU9EUT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92799" calcext:value-type="float">
            <text:p>9782047392799</text:p>
          </table:table-cell>
          <table:table-cell/>
          <table:table-cell table:style-name="ce1" office:value-type="string" calcext:value-type="string">
            <text:p><text:a xlink:href="https://www.editions-bordas.fr/jdp/9782047392799/demo" xlink:type="simple">https://www.editions-bordas.fr/jdp/9782047392799/demo</text:a></text:p>
          </table:table-cell>
          <table:table-cell/>
          <table:table-cell office:value-type="string" calcext:value-type="string">
            <text:p>https://biblio.editions-bordas.fr/demo/9782047392799/?openBook=9782047392799_extrait%3fdXNlck5hbWU9aTRsY0FqdVo2OUNWSnpKR3VOOFdvYksxQU9LeVF3ckluR1RZNVdJOU9EUT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92867" calcext:value-type="float">
            <text:p>9782047392867</text:p>
          </table:table-cell>
          <table:table-cell/>
          <table:table-cell table:style-name="ce1" office:value-type="string" calcext:value-type="string">
            <text:p><text:a xlink:href="https://www.editions-bordas.fr/jdp/9782047392867/demo" xlink:type="simple">https://www.editions-bordas.fr/jdp/9782047392867/demo</text:a></text:p>
          </table:table-cell>
          <table:table-cell/>
          <table:table-cell office:value-type="string" calcext:value-type="string">
            <text:p>https://biblio.editions-bordas.fr/demo/9782047392867/?openBook=9782047392867_extrait%3fdXNlck5hbWU9aTRsY0FqdVo2OUNWSnpKR3VOOFdvYksxQU9LeVF3ckluR1RZNVdJOU9EUT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93369" calcext:value-type="float">
            <text:p>9782047393369</text:p>
          </table:table-cell>
          <table:table-cell/>
          <table:table-cell table:style-name="ce1" office:value-type="string" calcext:value-type="string">
            <text:p><text:a xlink:href="https://www.editions-bordas.fr/jdp/9782047393369/demo" xlink:type="simple">https://www.editions-bordas.fr/jdp/9782047393369/demo</text:a></text:p>
          </table:table-cell>
          <table:table-cell/>
          <table:table-cell office:value-type="string" calcext:value-type="string">
            <text:p>https://biblio.editions-bordas.fr/demo/9782047393369/?openBook=9782047393369_extrait%3fdXNlck5hbWU9aTRsY0FqdVo2OUNWSnpKR3VOOFdvYksxQU9LeVF3ckluR1RZNVdJOU9EUT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93420" calcext:value-type="float">
            <text:p>9782047393420</text:p>
          </table:table-cell>
          <table:table-cell/>
          <table:table-cell table:style-name="ce1" office:value-type="string" calcext:value-type="string">
            <text:p><text:a xlink:href="https://www.editions-bordas.fr/jdp/9782047393420/demo" xlink:type="simple">https://www.editions-bordas.fr/jdp/9782047393420/demo</text:a></text:p>
          </table:table-cell>
          <table:table-cell/>
          <table:table-cell office:value-type="string" calcext:value-type="string">
            <text:p>https://biblio.editions-bordas.fr/demo/9782047393420/?openBook=9782047393420_extrait%3fdXNlck5hbWU9aTRsY0FqdVo2OUNWSnpKR3VOOFdvYksxQU9LeVF3ckluR1RZNVdJOU9EUT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93284" calcext:value-type="float">
            <text:p>9782047393284</text:p>
          </table:table-cell>
          <table:table-cell/>
          <table:table-cell table:style-name="ce1" office:value-type="string" calcext:value-type="string">
            <text:p><text:a xlink:href="https://www.editions-bordas.fr/jdp/9782047393284/demo" xlink:type="simple">https://www.editions-bordas.fr/jdp/9782047393284/demo</text:a></text:p>
          </table:table-cell>
          <table:table-cell/>
          <table:table-cell office:value-type="string" calcext:value-type="string">
            <text:p>https://biblio.editions-bordas.fr/demo/9782047393284/?openBook=9782047393284_extrait%3fdXNlck5hbWU9aTRsY0FqdVo2OUNWSnpKR3VOOFdvYksxQU9LeVF3ckluR1RZNVdJOU9EUT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90177" calcext:value-type="float">
            <text:p>9782047390177</text:p>
          </table:table-cell>
          <table:table-cell/>
          <table:table-cell table:style-name="ce1" office:value-type="string" calcext:value-type="string">
            <text:p><text:a xlink:href="https://www.editions-bordas.fr/jdp/9782047390177/demo" xlink:type="simple">https://www.editions-bordas.fr/jdp/9782047390177/demo</text:a></text:p>
          </table:table-cell>
          <table:table-cell/>
          <table:table-cell office:value-type="string" calcext:value-type="string">
            <text:p>indisponible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90023" calcext:value-type="float">
            <text:p>9782047390023</text:p>
          </table:table-cell>
          <table:table-cell/>
          <table:table-cell table:style-name="ce1" office:value-type="string" calcext:value-type="string">
            <text:p><text:a xlink:href="https://www.editions-bordas.fr/jdp/9782047390023/demo" xlink:type="simple">https://www.editions-bordas.fr/jdp/9782047390023/demo</text:a></text:p>
          </table:table-cell>
          <table:table-cell/>
          <table:table-cell office:value-type="string" calcext:value-type="string">
            <text:p>https://biblio.editions-bordas.fr/demo/9782047390023/?openBook=9782047390023_extrait%3fdXNlck5hbWU9aTRsY0FqdVo2OUNWSnpKR3VOOFdvYksxQU9LeVF3ckluR1RZNVdJOU9EUT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89973" calcext:value-type="float">
            <text:p>9782047389973</text:p>
          </table:table-cell>
          <table:table-cell/>
          <table:table-cell table:style-name="ce1" office:value-type="string" calcext:value-type="string">
            <text:p><text:a xlink:href="https://www.editions-bordas.fr/jdp/9782047389973/demo" xlink:type="simple">https://www.editions-bordas.fr/jdp/9782047389973/demo</text:a></text:p>
          </table:table-cell>
          <table:table-cell/>
          <table:table-cell office:value-type="string" calcext:value-type="string">
            <text:p>https://biblio.editions-bordas.fr/demo/9782047389973/?openBook=9782047389973_extrait%3fdXNlck5hbWU9aTRsY0FqdVo2OUNWSnpKR3VOOFdvYksxQU9LeVF3ckluR1RZNVdJOU9EUT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89911" calcext:value-type="float">
            <text:p>9782047389911</text:p>
          </table:table-cell>
          <table:table-cell/>
          <table:table-cell table:style-name="ce1" office:value-type="string" calcext:value-type="string">
            <text:p><text:a xlink:href="https://www.editions-bordas.fr/jdp/9782047389911/demo" xlink:type="simple">https://www.editions-bordas.fr/jdp/9782047389911/demo</text:a></text:p>
          </table:table-cell>
          <table:table-cell/>
          <table:table-cell office:value-type="string" calcext:value-type="string">
            <text:p>https://biblio.editions-bordas.fr/demo/9782047389911/?openBook=9782047389911_extrait%3fdXNlck5hbWU9aTRsY0FqdVo2OUNWSnpKR3VOOFdvWlRqVmc0VU11V05QQ2h3THV2QWFTMD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89898" calcext:value-type="float">
            <text:p>9782047389898</text:p>
          </table:table-cell>
          <table:table-cell/>
          <table:table-cell table:style-name="ce1" office:value-type="string" calcext:value-type="string">
            <text:p><text:a xlink:href="https://www.editions-bordas.fr/jdp/9782047389898/demo" xlink:type="simple">https://www.editions-bordas.fr/jdp/9782047389898/demo</text:a></text:p>
          </table:table-cell>
          <table:table-cell/>
          <table:table-cell office:value-type="string" calcext:value-type="string">
            <text:p>https://biblio.editions-bordas.fr/demo/9782047389898/?openBook=9782047389898_extrait%3fdXNlck5hbWU9aTRsY0FqdVo2OUNWSnpKR3VOOFdvWlRqVmc0VU11V05QQ2h3THV2QWFTMD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92652" calcext:value-type="float">
            <text:p>9782047392652</text:p>
          </table:table-cell>
          <table:table-cell/>
          <table:table-cell table:style-name="ce1" office:value-type="string" calcext:value-type="string">
            <text:p><text:a xlink:href="https://www.editions-bordas.fr/jdp/9782047392652/demo" xlink:type="simple">https://www.editions-bordas.fr/jdp/9782047392652/demo</text:a></text:p>
          </table:table-cell>
          <table:table-cell/>
          <table:table-cell office:value-type="string" calcext:value-type="string">
            <text:p>https://biblio.editions-bordas.fr/demo/9782047392652/?openBook=9782047392652_extrait%3fdXNlck5hbWU9aTRsY0FqdVo2OUNWSnpKR3VOOFdvWlRqVmc0VU11V05QQ2h3THV2QWFTMD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80901" calcext:value-type="float">
            <text:p>9782047380901</text:p>
          </table:table-cell>
          <table:table-cell/>
          <table:table-cell table:style-name="ce1" office:value-type="string" calcext:value-type="string">
            <text:p><text:a xlink:href="https://www.editions-bordas.fr/jdp/9782047380901/demo" xlink:type="simple">https://www.editions-bordas.fr/jdp/9782047380901/demo</text:a></text:p>
          </table:table-cell>
          <table:table-cell/>
          <table:table-cell office:value-type="string" calcext:value-type="string">
            <text:p>https://biblio.editions-bordas.fr/demo/9782047380901/?openBook=9782047380901_extrait%3fdXNlck5hbWU9aTRsY0FqdVo2OUNWSnpKR3VOOFdvYnlZVlJSVzFqRE42VW1PNGpRS2RTVT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80727" calcext:value-type="float">
            <text:p>9782047380727</text:p>
          </table:table-cell>
          <table:table-cell/>
          <table:table-cell table:style-name="ce1" office:value-type="string" calcext:value-type="string">
            <text:p><text:a xlink:href="https://www.editions-bordas.fr/jdp/9782047380727/demo" xlink:type="simple">https://www.editions-bordas.fr/jdp/9782047380727/demo</text:a></text:p>
          </table:table-cell>
          <table:table-cell/>
          <table:table-cell office:value-type="string" calcext:value-type="string">
            <text:p>https://biblio.editions-bordas.fr/demo/9782047380727/?openBook=9782047380727_extrait%3fdXNlck5hbWU9aTRsY0FqdVo2OUNWSnpKR3VOOFdvYnlZVlJSVzFqRE42VW1PNGpRS2RTVT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80918" calcext:value-type="float">
            <text:p>9782047380918</text:p>
          </table:table-cell>
          <table:table-cell/>
          <table:table-cell table:style-name="ce1" office:value-type="string" calcext:value-type="string">
            <text:p><text:a xlink:href="https://www.editions-bordas.fr/jdp/9782047380918/demo" xlink:type="simple">https://www.editions-bordas.fr/jdp/9782047380918/demo</text:a></text:p>
          </table:table-cell>
          <table:table-cell/>
          <table:table-cell office:value-type="string" calcext:value-type="string">
            <text:p>https://biblio.editions-bordas.fr/demo/9782047380918/?openBook=9782047380918_extrait%3fdXNlck5hbWU9aTRsY0FqdVo2OUNWSnpKR3VOOFdvYnlZVlJSVzFqRE42VW1PNGpRS2RTVT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81588" calcext:value-type="float">
            <text:p>9782047381588</text:p>
          </table:table-cell>
          <table:table-cell/>
          <table:table-cell table:style-name="ce1" office:value-type="string" calcext:value-type="string">
            <text:p><text:a xlink:href="https://www.editions-bordas.fr/jdp/9782047381588/demo" xlink:type="simple">https://www.editions-bordas.fr/jdp/9782047381588/demo</text:a></text:p>
          </table:table-cell>
          <table:table-cell/>
          <table:table-cell office:value-type="string" calcext:value-type="string">
            <text:p>https://biblio.editions-bordas.fr/demo/9782047381588/?openBook=9782047381588_extrait%3fdXNlck5hbWU9aTRsY0FqdVo2OUNWSnpKR3VOOFdvYnlZVlJSVzFqRE42VW1PNGpRS2RTVT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80871" calcext:value-type="float">
            <text:p>9782047380871</text:p>
          </table:table-cell>
          <table:table-cell/>
          <table:table-cell table:style-name="ce1" office:value-type="string" calcext:value-type="string">
            <text:p><text:a xlink:href="https://www.editions-bordas.fr/jdp/9782047380871/demo" xlink:type="simple">https://www.editions-bordas.fr/jdp/9782047380871/demo</text:a></text:p>
          </table:table-cell>
          <table:table-cell/>
          <table:table-cell office:value-type="string" calcext:value-type="string">
            <text:p>https://biblio.editions-bordas.fr/demo/9782047380871/?openBook=9782047380871_extrait%3fdXNlck5hbWU9aTRsY0FqdVo2OUNWSnpKR3VOOFdvYnlZVlJSVzFqRE42VW1PNGpRS2RTVT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81014" calcext:value-type="float">
            <text:p>9782047381014</text:p>
          </table:table-cell>
          <table:table-cell/>
          <table:table-cell table:style-name="ce1" office:value-type="string" calcext:value-type="string">
            <text:p><text:a xlink:href="https://www.editions-bordas.fr/jdp/9782047381014/demo" xlink:type="simple">https://www.editions-bordas.fr/jdp/9782047381014/demo</text:a></text:p>
          </table:table-cell>
          <table:table-cell/>
          <table:table-cell office:value-type="string" calcext:value-type="string">
            <text:p>https://biblio.editions-bordas.fr/demo/9782047381014/?openBook=9782047381014_extrait%3fdXNlck5hbWU9aTRsY0FqdVo2OUNWSnpKR3VOOFdvYnlZVlJSVzFqRE42VW1PNGpRS2RTVT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80666" calcext:value-type="float">
            <text:p>9782047380666</text:p>
          </table:table-cell>
          <table:table-cell/>
          <table:table-cell table:style-name="ce1" office:value-type="string" calcext:value-type="string">
            <text:p><text:a xlink:href="https://www.editions-bordas.fr/jdp/9782047380666/demo" xlink:type="simple">https://www.editions-bordas.fr/jdp/9782047380666/demo</text:a></text:p>
          </table:table-cell>
          <table:table-cell/>
          <table:table-cell office:value-type="string" calcext:value-type="string">
            <text:p>https://biblio.editions-bordas.fr/demo/9782047380666/?openBook=9782047380666_extrait%3fdXNlck5hbWU9aTRsY0FqdVo2OUNWSnpKR3VOOFdvYnlZVlJSVzFqRE42VW1PNGpRS2RTVT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81168" calcext:value-type="float">
            <text:p>9782047381168</text:p>
          </table:table-cell>
          <table:table-cell/>
          <table:table-cell table:style-name="ce1" office:value-type="string" calcext:value-type="string">
            <text:p><text:a xlink:href="https://www.editions-bordas.fr/jdp/9782047381168/demo" xlink:type="simple">https://www.editions-bordas.fr/jdp/9782047381168/demo</text:a></text:p>
          </table:table-cell>
          <table:table-cell/>
          <table:table-cell office:value-type="string" calcext:value-type="string">
            <text:p>https://biblio.editions-bordas.fr/demo/9782047381168/?openBook=9782047381168_extrait%3fdXNlck5hbWU9aTRsY0FqdVo2OUNWSnpKR3VOOFdvYnlZVlJSVzFqRE42VW1PNGpRS2RTVT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80994" calcext:value-type="float">
            <text:p>9782047380994</text:p>
          </table:table-cell>
          <table:table-cell/>
          <table:table-cell table:style-name="ce1" office:value-type="string" calcext:value-type="string">
            <text:p><text:a xlink:href="https://www.editions-bordas.fr/jdp/9782047380994/demo" xlink:type="simple">https://www.editions-bordas.fr/jdp/9782047380994/demo</text:a></text:p>
          </table:table-cell>
          <table:table-cell/>
          <table:table-cell office:value-type="string" calcext:value-type="string">
            <text:p>https://biblio.editions-bordas.fr/demo/9782047380994/?openBook=9782047380994_extrait%3fdXNlck5hbWU9aTRsY0FqdVo2OUNWSnpKR3VOOFdvYnlZVlJSVzFqRE42VW1PNGpRS2RTVT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81632" calcext:value-type="float">
            <text:p>9782047381632</text:p>
          </table:table-cell>
          <table:table-cell/>
          <table:table-cell table:style-name="ce1" office:value-type="string" calcext:value-type="string">
            <text:p><text:a xlink:href="https://www.editions-bordas.fr/jdp/9782047381632/demo" xlink:type="simple">https://www.editions-bordas.fr/jdp/9782047381632/demo</text:a></text:p>
          </table:table-cell>
          <table:table-cell/>
          <table:table-cell office:value-type="string" calcext:value-type="string">
            <text:p>https://biblio.editions-bordas.fr/demo/9782047381632/?openBook=9782047381632_extrait%3fdXNlck5hbWU9aTRsY0FqdVo2OUNWSnpKR3VOOFdvYnlZVlJSVzFqRE42VW1PNGpRS2RTVT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81526" calcext:value-type="float">
            <text:p>9782047381526</text:p>
          </table:table-cell>
          <table:table-cell/>
          <table:table-cell table:style-name="ce1" office:value-type="string" calcext:value-type="string">
            <text:p><text:a xlink:href="https://www.editions-bordas.fr/jdp/9782047381526/demo" xlink:type="simple">https://www.editions-bordas.fr/jdp/9782047381526/demo</text:a></text:p>
          </table:table-cell>
          <table:table-cell/>
          <table:table-cell office:value-type="string" calcext:value-type="string">
            <text:p>https://biblio.editions-bordas.fr/demo/9782047381526/?openBook=9782047381526_extrait%3fdXNlck5hbWU9aTRsY0FqdVo2OUNWSnpKR3VOOFdvYnlZVlJSVzFqRE42VW1PNGpRS2RTVT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80932" calcext:value-type="float">
            <text:p>9782047380932</text:p>
          </table:table-cell>
          <table:table-cell/>
          <table:table-cell table:style-name="ce1" office:value-type="string" calcext:value-type="string">
            <text:p><text:a xlink:href="https://www.editions-bordas.fr/jdp/9782047380932/demo" xlink:type="simple">https://www.editions-bordas.fr/jdp/9782047380932/demo</text:a></text:p>
          </table:table-cell>
          <table:table-cell/>
          <table:table-cell office:value-type="string" calcext:value-type="string">
            <text:p>https://biblio.editions-bordas.fr/demo/9782047380932/?openBook=9782047380932_extrait%3fdXNlck5hbWU9aTRsY0FqdVo2OUNWSnpKR3VOOFdvYnlZVlJSVzFqRE42VW1PNGpRS2RTVT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81601" calcext:value-type="float">
            <text:p>9782047381601</text:p>
          </table:table-cell>
          <table:table-cell/>
          <table:table-cell table:style-name="ce1" office:value-type="string" calcext:value-type="string">
            <text:p><text:a xlink:href="https://www.editions-bordas.fr/jdp/9782047381601/demo" xlink:type="simple">https://www.editions-bordas.fr/jdp/9782047381601/demo</text:a></text:p>
          </table:table-cell>
          <table:table-cell/>
          <table:table-cell office:value-type="string" calcext:value-type="string">
            <text:p>https://biblio.editions-bordas.fr/demo/9782047381601/?openBook=9782047381601_extrait%3fdXNlck5hbWU9aTRsY0FqdVo2OUNWSnpKR3VOOFdvYnlZVlJSVzFqRE42VW1PNGpRS2RTVT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81472" calcext:value-type="float">
            <text:p>9782047381472</text:p>
          </table:table-cell>
          <table:table-cell/>
          <table:table-cell table:style-name="ce1" office:value-type="string" calcext:value-type="string">
            <text:p><text:a xlink:href="https://www.editions-bordas.fr/jdp/9782047381472/demo" xlink:type="simple">https://www.editions-bordas.fr/jdp/9782047381472/demo</text:a></text:p>
          </table:table-cell>
          <table:table-cell/>
          <table:table-cell office:value-type="string" calcext:value-type="string">
            <text:p>https://biblio.editions-bordas.fr/demo/9782047381472/?openBook=9782047381472_extrait%3fdXNlck5hbWU9aTRsY0FqdVo2OUNWSnpKR3VOOFdvYnlZVlJSVzFqRE42VW1PNGpRS2RTVT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81083" calcext:value-type="float">
            <text:p>9782047381083</text:p>
          </table:table-cell>
          <table:table-cell/>
          <table:table-cell table:style-name="ce1" office:value-type="string" calcext:value-type="string">
            <text:p><text:a xlink:href="https://www.editions-bordas.fr/jdp/9782047381083/demo" xlink:type="simple">https://www.editions-bordas.fr/jdp/9782047381083/demo</text:a></text:p>
          </table:table-cell>
          <table:table-cell/>
          <table:table-cell office:value-type="string" calcext:value-type="string">
            <text:p>https://biblio.editions-bordas.fr/demo/9782047381083/?openBook=9782047381083_extrait%3fdXNlck5hbWU9aTRsY0FqdVo2OUNWSnpKR3VOOFdvYnlZVlJSVzFqRE42VW1PNGpRS2RTVT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80604" calcext:value-type="float">
            <text:p>9782047380604</text:p>
          </table:table-cell>
          <table:table-cell/>
          <table:table-cell table:style-name="ce1" office:value-type="string" calcext:value-type="string">
            <text:p><text:a xlink:href="https://www.editions-bordas.fr/jdp/9782047380604/demo" xlink:type="simple">https://www.editions-bordas.fr/jdp/9782047380604/demo</text:a></text:p>
          </table:table-cell>
          <table:table-cell/>
          <table:table-cell office:value-type="string" calcext:value-type="string">
            <text:p>https://biblio.editions-bordas.fr/demo/9782047380604/?openBook=9782047380604_extrait%3fdXNlck5hbWU9aTRsY0FqdVo2OUNWSnpKR3VOOFdvYnlZVlJSVzFqRE42VW1PNGpRS2RTVT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81205" calcext:value-type="float">
            <text:p>9782047381205</text:p>
          </table:table-cell>
          <table:table-cell/>
          <table:table-cell table:style-name="ce1" office:value-type="string" calcext:value-type="string">
            <text:p><text:a xlink:href="https://www.editions-bordas.fr/jdp/9782047381205/demo" xlink:type="simple">https://www.editions-bordas.fr/jdp/9782047381205/demo</text:a></text:p>
          </table:table-cell>
          <table:table-cell/>
          <table:table-cell office:value-type="string" calcext:value-type="string">
            <text:p>https://biblio.editions-bordas.fr/demo/9782047381205/?openBook=9782047381205_extrait%3fdXNlck5hbWU9aTRsY0FqdVo2OUNWSnpKR3VOOFdvYnlZVlJSVzFqRE42VW1PNGpRS2RTVT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81595" calcext:value-type="float">
            <text:p>9782047381595</text:p>
          </table:table-cell>
          <table:table-cell/>
          <table:table-cell table:style-name="ce1" office:value-type="string" calcext:value-type="string">
            <text:p><text:a xlink:href="https://www.editions-bordas.fr/jdp/9782047381595/demo" xlink:type="simple">https://www.editions-bordas.fr/jdp/9782047381595/demo</text:a></text:p>
          </table:table-cell>
          <table:table-cell/>
          <table:table-cell office:value-type="string" calcext:value-type="string">
            <text:p>https://biblio.editions-bordas.fr/demo/9782047381595/?openBook=9782047381595_extrait%3fdXNlck5hbWU9aTRsY0FqdVo2OUNWSnpKR3VOOFdvYnlZVlJSVzFqRE42VW1PNGpRS2RTVT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44910" calcext:value-type="float">
            <text:p>9782047344910</text:p>
          </table:table-cell>
          <table:table-cell/>
          <table:table-cell table:style-name="ce1" office:value-type="string" calcext:value-type="string">
            <text:p><text:a xlink:href="https://www.editions-bordas.fr/jdp/9782047344910/demo" xlink:type="simple">https://www.editions-bordas.fr/jdp/9782047344910/demo</text:a></text:p>
          </table:table-cell>
          <table:table-cell/>
          <table:table-cell office:value-type="string" calcext:value-type="string">
            <text:p>indisponible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44903" calcext:value-type="float">
            <text:p>9782047344903</text:p>
          </table:table-cell>
          <table:table-cell/>
          <table:table-cell table:style-name="ce1" office:value-type="string" calcext:value-type="string">
            <text:p><text:a xlink:href="https://www.editions-bordas.fr/jdp/9782047344903/demo" xlink:type="simple">https://www.editions-bordas.fr/jdp/9782047344903/demo</text:a></text:p>
          </table:table-cell>
          <table:table-cell/>
          <table:table-cell office:value-type="string" calcext:value-type="string">
            <text:p>indisponible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45047" calcext:value-type="float">
            <text:p>9782047345047</text:p>
          </table:table-cell>
          <table:table-cell/>
          <table:table-cell table:style-name="ce1" office:value-type="string" calcext:value-type="string">
            <text:p><text:a xlink:href="https://www.editions-bordas.fr/jdp/9782047345047/demo" xlink:type="simple">https://www.editions-bordas.fr/jdp/9782047345047/demo</text:a></text:p>
          </table:table-cell>
          <table:table-cell/>
          <table:table-cell office:value-type="string" calcext:value-type="string">
            <text:p>indisponible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45030" calcext:value-type="float">
            <text:p>9782047345030</text:p>
          </table:table-cell>
          <table:table-cell/>
          <table:table-cell table:style-name="ce1" office:value-type="string" calcext:value-type="string">
            <text:p><text:a xlink:href="https://www.editions-bordas.fr/jdp/9782047345030/demo" xlink:type="simple">https://www.editions-bordas.fr/jdp/9782047345030/demo</text:a></text:p>
          </table:table-cell>
          <table:table-cell/>
          <table:table-cell office:value-type="string" calcext:value-type="string">
            <text:p>https://biblio.editions-bordas.fr/demo/9782047345030/?openBook=9782047345030_extrait%3fdXNlck5hbWU9aTRsY0FqdVo2OUNWSnpKR3VOOFdvVmhqOGxGdmJEM1NOOWx2blF1MWtBRT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44033" calcext:value-type="float">
            <text:p>9782047344033</text:p>
          </table:table-cell>
          <table:table-cell/>
          <table:table-cell table:style-name="ce1" office:value-type="string" calcext:value-type="string">
            <text:p><text:a xlink:href="https://www.editions-bordas.fr/jdp/9782047344033/demo" xlink:type="simple">https://www.editions-bordas.fr/jdp/9782047344033/demo</text:a></text:p>
          </table:table-cell>
          <table:table-cell/>
          <table:table-cell office:value-type="string" calcext:value-type="string">
            <text:p>indisponible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86248" calcext:value-type="float">
            <text:p>9782047386248</text:p>
          </table:table-cell>
          <table:table-cell/>
          <table:table-cell table:style-name="ce1" office:value-type="string" calcext:value-type="string">
            <text:p><text:a xlink:href="https://www.editions-bordas.fr/jdp/9782047386248/demo" xlink:type="simple">https://www.editions-bordas.fr/jdp/9782047386248/demo</text:a></text:p>
          </table:table-cell>
          <table:table-cell/>
          <table:table-cell office:value-type="string" calcext:value-type="string">
            <text:p>https://biblio.editions-bordas.fr/demo/9782047386248/?openBook=9782047386248_extrait%3fdXNlck5hbWU9aTRsY0FqdVo2OUNWSnpKR3VOOFdvYnlZVlJSVzFqRE42VW1PNGpRS2RTVT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86316" calcext:value-type="float">
            <text:p>9782047386316</text:p>
          </table:table-cell>
          <table:table-cell/>
          <table:table-cell table:style-name="ce1" office:value-type="string" calcext:value-type="string">
            <text:p><text:a xlink:href="https://www.editions-bordas.fr/jdp/9782047386316/demo" xlink:type="simple">https://www.editions-bordas.fr/jdp/9782047386316/demo</text:a></text:p>
          </table:table-cell>
          <table:table-cell/>
          <table:table-cell office:value-type="string" calcext:value-type="string">
            <text:p>https://biblio.editions-bordas.fr/demo/9782047386316/?openBook=9782047386316_extrait%3fdXNlck5hbWU9aTRsY0FqdVo2OUNWSnpKR3VOOFdvVmhqOGxGdmJEM1NOOWx2blF1MWtBRT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86279" calcext:value-type="float">
            <text:p>9782047386279</text:p>
          </table:table-cell>
          <table:table-cell/>
          <table:table-cell table:style-name="ce1" office:value-type="string" calcext:value-type="string">
            <text:p><text:a xlink:href="https://www.editions-bordas.fr/jdp/9782047386279/demo" xlink:type="simple">https://www.editions-bordas.fr/jdp/9782047386279/demo</text:a></text:p>
          </table:table-cell>
          <table:table-cell/>
          <table:table-cell office:value-type="string" calcext:value-type="string">
            <text:p>https://biblio.editions-bordas.fr/demo/9782047386279/?openBook=9782047386279_extrait%3fdXNlck5hbWU9aTRsY0FqdVo2OUNWSnpKR3VOOFdvYnlZVlJSVzFqRE42VW1PNGpRS2RTVT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86231" calcext:value-type="float">
            <text:p>9782047386231</text:p>
          </table:table-cell>
          <table:table-cell/>
          <table:table-cell table:style-name="ce1" office:value-type="string" calcext:value-type="string">
            <text:p><text:a xlink:href="https://www.editions-bordas.fr/jdp/9782047386231/demo" xlink:type="simple">https://www.editions-bordas.fr/jdp/9782047386231/demo</text:a></text:p>
          </table:table-cell>
          <table:table-cell/>
          <table:table-cell office:value-type="string" calcext:value-type="string">
            <text:p>https://biblio.editions-bordas.fr/demo/9782047386231/?openBook=9782047386231_extrait%3fdXNlck5hbWU9aTRsY0FqdVo2OUNWSnpKR3VOOFdvYnlZVlJSVzFqRE42VW1PNGpRS2RTVT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86286" calcext:value-type="float">
            <text:p>9782047386286</text:p>
          </table:table-cell>
          <table:table-cell/>
          <table:table-cell table:style-name="ce1" office:value-type="string" calcext:value-type="string">
            <text:p><text:a xlink:href="https://www.editions-bordas.fr/jdp/9782047386286/demo" xlink:type="simple">https://www.editions-bordas.fr/jdp/9782047386286/demo</text:a></text:p>
          </table:table-cell>
          <table:table-cell/>
          <table:table-cell office:value-type="string" calcext:value-type="string">
            <text:p>https://biblio.editions-bordas.fr/demo/9782047386286/?openBook=9782047386286_extrait%3fdXNlck5hbWU9aTRsY0FqdVo2OUNWSnpKR3VOOFdvVmhqOGxGdmJEM1NOOWx2blF1MWtBRT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86170" calcext:value-type="float">
            <text:p>9782047386170</text:p>
          </table:table-cell>
          <table:table-cell/>
          <table:table-cell table:style-name="ce1" office:value-type="string" calcext:value-type="string">
            <text:p><text:a xlink:href="https://www.editions-bordas.fr/jdp/9782047386170/demo" xlink:type="simple">https://www.editions-bordas.fr/jdp/9782047386170/demo</text:a></text:p>
          </table:table-cell>
          <table:table-cell/>
          <table:table-cell office:value-type="string" calcext:value-type="string">
            <text:p>https://biblio.editions-bordas.fr/demo/9782047386170/?openBook=9782047386170_extrait%3fdXNlck5hbWU9aTRsY0FqdVo2OUNWSnpKR3VOOFdvYnlZVlJSVzFqRE42VW1PNGpRS2RTVT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85982" calcext:value-type="float">
            <text:p>9782047385982</text:p>
          </table:table-cell>
          <table:table-cell/>
          <table:table-cell table:style-name="ce1" office:value-type="string" calcext:value-type="string">
            <text:p><text:a xlink:href="https://www.editions-bordas.fr/jdp/9782047385982/demo" xlink:type="simple">https://www.editions-bordas.fr/jdp/9782047385982/demo</text:a></text:p>
          </table:table-cell>
          <table:table-cell/>
          <table:table-cell office:value-type="string" calcext:value-type="string">
            <text:p>indisponible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85890" calcext:value-type="float">
            <text:p>9782047385890</text:p>
          </table:table-cell>
          <table:table-cell/>
          <table:table-cell table:style-name="ce1" office:value-type="string" calcext:value-type="string">
            <text:p><text:a xlink:href="https://www.editions-bordas.fr/jdp/9782047385890/demo" xlink:type="simple">https://www.editions-bordas.fr/jdp/9782047385890/demo</text:a></text:p>
          </table:table-cell>
          <table:table-cell/>
          <table:table-cell office:value-type="string" calcext:value-type="string">
            <text:p>indisponible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85944" calcext:value-type="float">
            <text:p>9782047385944</text:p>
          </table:table-cell>
          <table:table-cell/>
          <table:table-cell table:style-name="ce1" office:value-type="string" calcext:value-type="string">
            <text:p><text:a xlink:href="https://www.editions-bordas.fr/jdp/9782047385944/demo" xlink:type="simple">https://www.editions-bordas.fr/jdp/9782047385944/demo</text:a></text:p>
          </table:table-cell>
          <table:table-cell/>
          <table:table-cell office:value-type="string" calcext:value-type="string">
            <text:p>indisponible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85968" calcext:value-type="float">
            <text:p>9782047385968</text:p>
          </table:table-cell>
          <table:table-cell/>
          <table:table-cell table:style-name="ce1" office:value-type="string" calcext:value-type="string">
            <text:p><text:a xlink:href="https://www.editions-bordas.fr/jdp/9782047385968/demo" xlink:type="simple">https://www.editions-bordas.fr/jdp/9782047385968/demo</text:a></text:p>
          </table:table-cell>
          <table:table-cell/>
          <table:table-cell office:value-type="string" calcext:value-type="string">
            <text:p>indisponible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85975" calcext:value-type="float">
            <text:p>9782047385975</text:p>
          </table:table-cell>
          <table:table-cell/>
          <table:table-cell table:style-name="ce1" office:value-type="string" calcext:value-type="string">
            <text:p><text:a xlink:href="https://www.editions-bordas.fr/jdp/9782047385975/demo" xlink:type="simple">https://www.editions-bordas.fr/jdp/9782047385975/demo</text:a></text:p>
          </table:table-cell>
          <table:table-cell/>
          <table:table-cell office:value-type="string" calcext:value-type="string">
            <text:p>indisponible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85920" calcext:value-type="float">
            <text:p>9782047385920</text:p>
          </table:table-cell>
          <table:table-cell/>
          <table:table-cell table:style-name="ce1" office:value-type="string" calcext:value-type="string">
            <text:p><text:a xlink:href="https://www.editions-bordas.fr/jdp/9782047385920/demo" xlink:type="simple">https://www.editions-bordas.fr/jdp/9782047385920/demo</text:a></text:p>
          </table:table-cell>
          <table:table-cell/>
          <table:table-cell office:value-type="string" calcext:value-type="string">
            <text:p>indisponible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85869" calcext:value-type="float">
            <text:p>9782047385869</text:p>
          </table:table-cell>
          <table:table-cell/>
          <table:table-cell table:style-name="ce1" office:value-type="string" calcext:value-type="string">
            <text:p><text:a xlink:href="https://www.editions-bordas.fr/jdp/9782047385869/demo" xlink:type="simple">https://www.editions-bordas.fr/jdp/9782047385869/demo</text:a></text:p>
          </table:table-cell>
          <table:table-cell/>
          <table:table-cell office:value-type="string" calcext:value-type="string">
            <text:p>indisponible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85883" calcext:value-type="float">
            <text:p>9782047385883</text:p>
          </table:table-cell>
          <table:table-cell/>
          <table:table-cell table:style-name="ce1" office:value-type="string" calcext:value-type="string">
            <text:p><text:a xlink:href="https://www.editions-bordas.fr/jdp/9782047385883/demo" xlink:type="simple">https://www.editions-bordas.fr/jdp/9782047385883/demo</text:a></text:p>
          </table:table-cell>
          <table:table-cell/>
          <table:table-cell office:value-type="string" calcext:value-type="string">
            <text:p>indisponible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85876" calcext:value-type="float">
            <text:p>9782047385876</text:p>
          </table:table-cell>
          <table:table-cell/>
          <table:table-cell table:style-name="ce1" office:value-type="string" calcext:value-type="string">
            <text:p><text:a xlink:href="https://www.editions-bordas.fr/jdp/9782047385876/demo" xlink:type="simple">https://www.editions-bordas.fr/jdp/9782047385876/demo</text:a></text:p>
          </table:table-cell>
          <table:table-cell/>
          <table:table-cell office:value-type="string" calcext:value-type="string">
            <text:p>indisponible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85913" calcext:value-type="float">
            <text:p>9782047385913</text:p>
          </table:table-cell>
          <table:table-cell/>
          <table:table-cell table:style-name="ce1" office:value-type="string" calcext:value-type="string">
            <text:p><text:a xlink:href="https://www.editions-bordas.fr/jdp/9782047385913/demo" xlink:type="simple">https://www.editions-bordas.fr/jdp/9782047385913/demo</text:a></text:p>
          </table:table-cell>
          <table:table-cell/>
          <table:table-cell office:value-type="string" calcext:value-type="string">
            <text:p>indisponible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85852" calcext:value-type="float">
            <text:p>9782047385852</text:p>
          </table:table-cell>
          <table:table-cell/>
          <table:table-cell table:style-name="ce1" office:value-type="string" calcext:value-type="string">
            <text:p><text:a xlink:href="https://www.editions-bordas.fr/jdp/9782047385852/demo" xlink:type="simple">https://www.editions-bordas.fr/jdp/9782047385852/demo</text:a></text:p>
          </table:table-cell>
          <table:table-cell/>
          <table:table-cell office:value-type="string" calcext:value-type="string">
            <text:p>indisponible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92621" calcext:value-type="float">
            <text:p>9782047392621</text:p>
          </table:table-cell>
          <table:table-cell/>
          <table:table-cell table:style-name="ce1" office:value-type="string" calcext:value-type="string">
            <text:p><text:a xlink:href="https://www.editions-bordas.fr/jdp/9782047392621/demo" xlink:type="simple">https://www.editions-bordas.fr/jdp/9782047392621/demo</text:a></text:p>
          </table:table-cell>
          <table:table-cell/>
          <table:table-cell office:value-type="string" calcext:value-type="string">
            <text:p>https://biblio.editions-bordas.fr/demo/9782047392621/?openBook=9782047392621_extrait%3fdXNlck5hbWU9aTRsY0FqdVo2OUNWSnpKR3VOOFdvWlRqVmc0VU11V05QQ2h3THV2QWFTMD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89904" calcext:value-type="float">
            <text:p>9782047389904</text:p>
          </table:table-cell>
          <table:table-cell/>
          <table:table-cell table:style-name="ce1" office:value-type="string" calcext:value-type="string">
            <text:p><text:a xlink:href="https://www.editions-bordas.fr/jdp/9782047389904/demo" xlink:type="simple">https://www.editions-bordas.fr/jdp/9782047389904/demo</text:a></text:p>
          </table:table-cell>
          <table:table-cell/>
          <table:table-cell office:value-type="string" calcext:value-type="string">
            <text:p>https://biblio.editions-bordas.fr/demo/9782047389904/?openBook=9782047389904_extrait%3fdXNlck5hbWU9aTRsY0FqdVo2OUNWSnpKR3VOOFdvWlRqVmc0VU11V05QQ2h3THV2QWFTMD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89928" calcext:value-type="float">
            <text:p>9782047389928</text:p>
          </table:table-cell>
          <table:table-cell/>
          <table:table-cell table:style-name="ce1" office:value-type="string" calcext:value-type="string">
            <text:p><text:a xlink:href="https://www.editions-bordas.fr/jdp/9782047389928/demo" xlink:type="simple">https://www.editions-bordas.fr/jdp/9782047389928/demo</text:a></text:p>
          </table:table-cell>
          <table:table-cell/>
          <table:table-cell office:value-type="string" calcext:value-type="string">
            <text:p>https://biblio.editions-bordas.fr/demo/9782047389928/?openBook=9782047389928_extrait%3fdXNlck5hbWU9aTRsY0FqdVo2OUNWSnpKR3VOOFdvWlRqVmc0VU11V05QQ2h3THV2QWFTMD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92485" calcext:value-type="float">
            <text:p>9782047392485</text:p>
          </table:table-cell>
          <table:table-cell/>
          <table:table-cell table:style-name="ce1" office:value-type="string" calcext:value-type="string">
            <text:p><text:a xlink:href="https://www.editions-bordas.fr/jdp/9782047392485/demo" xlink:type="simple">https://www.editions-bordas.fr/jdp/9782047392485/demo</text:a></text:p>
          </table:table-cell>
          <table:table-cell/>
          <table:table-cell office:value-type="string" calcext:value-type="string">
            <text:p>indisponible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48505" calcext:value-type="float">
            <text:p>9782047348505</text:p>
          </table:table-cell>
          <table:table-cell/>
          <table:table-cell table:style-name="ce1" office:value-type="string" calcext:value-type="string">
            <text:p><text:a xlink:href="https://www.editions-bordas.fr/jdp/9782047348505/demo" xlink:type="simple">https://www.editions-bordas.fr/jdp/9782047348505/demo</text:a></text:p>
          </table:table-cell>
          <table:table-cell/>
          <table:table-cell office:value-type="string" calcext:value-type="string">
            <text:p>https://biblio.editions-bordas.fr/demo/9782047348505/?openBook=9782047348505_extrait%3fdXNlck5hbWU9aTRsY0FqdVo2OUNWSnpKR3VOOFdvVmhqOGxGdmJEM1NOOWx2blF1MWtBRT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48536" calcext:value-type="float">
            <text:p>9782047348536</text:p>
          </table:table-cell>
          <table:table-cell/>
          <table:table-cell table:style-name="ce1" office:value-type="string" calcext:value-type="string">
            <text:p><text:a xlink:href="https://www.editions-bordas.fr/jdp/9782047348536/demo" xlink:type="simple">https://www.editions-bordas.fr/jdp/9782047348536/demo</text:a></text:p>
          </table:table-cell>
          <table:table-cell/>
          <table:table-cell office:value-type="string" calcext:value-type="string">
            <text:p>https://biblio.editions-bordas.fr/demo/9782047348536/?openBook=9782047348536_extrait%3fdXNlck5hbWU9aTRsY0FqdVo2OUNWSnpKR3VOOFdvVmhqOGxGdmJEM1NOOWx2blF1MWtBRT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48352" calcext:value-type="float">
            <text:p>9782047348352</text:p>
          </table:table-cell>
          <table:table-cell/>
          <table:table-cell table:style-name="ce1" office:value-type="string" calcext:value-type="string">
            <text:p><text:a xlink:href="https://www.editions-bordas.fr/jdp/9782047348352/demo" xlink:type="simple">https://www.editions-bordas.fr/jdp/9782047348352/demo</text:a></text:p>
          </table:table-cell>
          <table:table-cell/>
          <table:table-cell office:value-type="string" calcext:value-type="string">
            <text:p>https://biblio.editions-bordas.fr/demo/9782047348352/?openBook=9782047348352_extrait%3fdXNlck5hbWU9aTRsY0FqdVo2OUNWSnpKR3VOOFdvVmhqOGxGdmJEM1NOOWx2blF1MWtBRT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48512" calcext:value-type="float">
            <text:p>9782047348512</text:p>
          </table:table-cell>
          <table:table-cell/>
          <table:table-cell table:style-name="ce1" office:value-type="string" calcext:value-type="string">
            <text:p><text:a xlink:href="https://www.editions-bordas.fr/jdp/9782047348512/demo" xlink:type="simple">https://www.editions-bordas.fr/jdp/9782047348512/demo</text:a></text:p>
          </table:table-cell>
          <table:table-cell/>
          <table:table-cell office:value-type="string" calcext:value-type="string">
            <text:p>https://biblio.editions-bordas.fr/demo/9782047348512/?openBook=9782047348512_extrait%3fdXNlck5hbWU9aTRsY0FqdVo2OUNWSnpKR3VOOFdvVmhqOGxGdmJEM1NOOWx2blF1MWtBRT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48185" calcext:value-type="float">
            <text:p>9782047348185</text:p>
          </table:table-cell>
          <table:table-cell/>
          <table:table-cell table:style-name="ce1" office:value-type="string" calcext:value-type="string">
            <text:p><text:a xlink:href="https://www.editions-bordas.fr/jdp/9782047348185/demo" xlink:type="simple">https://www.editions-bordas.fr/jdp/9782047348185/demo</text:a></text:p>
          </table:table-cell>
          <table:table-cell/>
          <table:table-cell office:value-type="string" calcext:value-type="string">
            <text:p>https://biblio.editions-bordas.fr/demo/9782047348185/?openBook=9782047348185_extrait%3fdXNlck5hbWU9aTRsY0FqdVo2OUNWSnpKR3VOOFdvVmhqOGxGdmJEM1NOOWx2blF1MWtBRT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47607" calcext:value-type="float">
            <text:p>9782047347607</text:p>
          </table:table-cell>
          <table:table-cell/>
          <table:table-cell table:style-name="ce1" office:value-type="string" calcext:value-type="string">
            <text:p><text:a xlink:href="https://www.editions-bordas.fr/jdp/9782047347607/demo" xlink:type="simple">https://www.editions-bordas.fr/jdp/9782047347607/demo</text:a></text:p>
          </table:table-cell>
          <table:table-cell/>
          <table:table-cell office:value-type="string" calcext:value-type="string">
            <text:p>https://biblio.editions-bordas.fr/demo/9782047347607/?openBook=9782047347607_extrait%3fdXNlck5hbWU9aTRsY0FqdVo2OUNWSnpKR3VOOFdvVmhqOGxGdmJEM1NOOWx2blF1MWtBRT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48277" calcext:value-type="float">
            <text:p>9782047348277</text:p>
          </table:table-cell>
          <table:table-cell/>
          <table:table-cell table:style-name="ce1" office:value-type="string" calcext:value-type="string">
            <text:p><text:a xlink:href="https://www.editions-bordas.fr/jdp/9782047348277/demo" xlink:type="simple">https://www.editions-bordas.fr/jdp/9782047348277/demo</text:a></text:p>
          </table:table-cell>
          <table:table-cell/>
          <table:table-cell office:value-type="string" calcext:value-type="string">
            <text:p>https://biblio.editions-bordas.fr/demo/9782047348277/?openBook=9782047348277_extrait%3fdXNlck5hbWU9aTRsY0FqdVo2OUNWSnpKR3VOOFdvVmhqOGxGdmJEM1NOOWx2blF1MWtBRT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48154" calcext:value-type="float">
            <text:p>9782047348154</text:p>
          </table:table-cell>
          <table:table-cell/>
          <table:table-cell table:style-name="ce1" office:value-type="string" calcext:value-type="string">
            <text:p><text:a xlink:href="https://www.editions-bordas.fr/jdp/9782047348154/demo" xlink:type="simple">https://www.editions-bordas.fr/jdp/9782047348154/demo</text:a></text:p>
          </table:table-cell>
          <table:table-cell/>
          <table:table-cell office:value-type="string" calcext:value-type="string">
            <text:p>https://biblio.editions-bordas.fr/demo/9782047348154/?openBook=9782047348154_extrait%3fdXNlck5hbWU9aTRsY0FqdVo2OUNWSnpKR3VOOFdvVmhqOGxGdmJEM1NOOWx2blF1MWtBRT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48437" calcext:value-type="float">
            <text:p>9782047348437</text:p>
          </table:table-cell>
          <table:table-cell/>
          <table:table-cell table:style-name="ce1" office:value-type="string" calcext:value-type="string">
            <text:p><text:a xlink:href="https://www.editions-bordas.fr/jdp/9782047348437/demo" xlink:type="simple">https://www.editions-bordas.fr/jdp/9782047348437/demo</text:a></text:p>
          </table:table-cell>
          <table:table-cell/>
          <table:table-cell office:value-type="string" calcext:value-type="string">
            <text:p>https://biblio.editions-bordas.fr/demo/9782047348437/?openBook=9782047348437_extrait%3fdXNlck5hbWU9aTRsY0FqdVo2OUNWSnpKR3VOOFdvVmhqOGxGdmJEM1NOOWx2blF1MWtBRT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48062" calcext:value-type="float">
            <text:p>9782047348062</text:p>
          </table:table-cell>
          <table:table-cell/>
          <table:table-cell table:style-name="ce1" office:value-type="string" calcext:value-type="string">
            <text:p><text:a xlink:href="https://www.editions-bordas.fr/jdp/9782047348062/demo" xlink:type="simple">https://www.editions-bordas.fr/jdp/9782047348062/demo</text:a></text:p>
          </table:table-cell>
          <table:table-cell/>
          <table:table-cell office:value-type="string" calcext:value-type="string">
            <text:p>https://biblio.editions-bordas.fr/demo/9782047348062/?openBook=9782047348062_extrait%3fdXNlck5hbWU9aTRsY0FqdVo2OUNWSnpKR3VOOFdvVmhqOGxGdmJEM1NOOWx2blF1MWtBRT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48307" calcext:value-type="float">
            <text:p>9782047348307</text:p>
          </table:table-cell>
          <table:table-cell/>
          <table:table-cell table:style-name="ce1" office:value-type="string" calcext:value-type="string">
            <text:p><text:a xlink:href="https://www.editions-bordas.fr/jdp/9782047348307/demo" xlink:type="simple">https://www.editions-bordas.fr/jdp/9782047348307/demo</text:a></text:p>
          </table:table-cell>
          <table:table-cell/>
          <table:table-cell office:value-type="string" calcext:value-type="string">
            <text:p>https://biblio.editions-bordas.fr/demo/9782047348307/?openBook=9782047348307_extrait%3fdXNlck5hbWU9aTRsY0FqdVo2OUNWSnpKR3VOOFdvVmhqOGxGdmJEM1NOOWx2blF1MWtBRT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47911" calcext:value-type="float">
            <text:p>9782047347911</text:p>
          </table:table-cell>
          <table:table-cell/>
          <table:table-cell table:style-name="ce1" office:value-type="string" calcext:value-type="string">
            <text:p><text:a xlink:href="https://www.editions-bordas.fr/jdp/9782047347911/demo" xlink:type="simple">https://www.editions-bordas.fr/jdp/9782047347911/demo</text:a></text:p>
          </table:table-cell>
          <table:table-cell/>
          <table:table-cell office:value-type="string" calcext:value-type="string">
            <text:p>https://biblio.editions-bordas.fr/demo/9782047347911/?openBook=9782047347911_extrait%3fdXNlck5hbWU9aTRsY0FqdVo2OUNWSnpKR3VOOFdvVmhqOGxGdmJEM1NOOWx2blF1MWtBRT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48420" calcext:value-type="float">
            <text:p>9782047348420</text:p>
          </table:table-cell>
          <table:table-cell/>
          <table:table-cell table:style-name="ce1" office:value-type="string" calcext:value-type="string">
            <text:p><text:a xlink:href="https://www.editions-bordas.fr/jdp/9782047348420/demo" xlink:type="simple">https://www.editions-bordas.fr/jdp/9782047348420/demo</text:a></text:p>
          </table:table-cell>
          <table:table-cell/>
          <table:table-cell office:value-type="string" calcext:value-type="string">
            <text:p>https://biblio.editions-bordas.fr/demo/9782047348420/?openBook=9782047348420_extrait%3fdXNlck5hbWU9aTRsY0FqdVo2OUNWSnpKR3VOOFdvVmhqOGxGdmJEM1NOOWx2blF1MWtBRT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48611" calcext:value-type="float">
            <text:p>9782047348611</text:p>
          </table:table-cell>
          <table:table-cell/>
          <table:table-cell table:style-name="ce1" office:value-type="string" calcext:value-type="string">
            <text:p><text:a xlink:href="https://www.editions-bordas.fr/jdp/9782047348611/demo" xlink:type="simple">https://www.editions-bordas.fr/jdp/9782047348611/demo</text:a></text:p>
          </table:table-cell>
          <table:table-cell/>
          <table:table-cell office:value-type="string" calcext:value-type="string">
            <text:p>https://biblio.editions-bordas.fr/demo/9782047348611/?openBook=9782047348611_extrait%3fdXNlck5hbWU9aTRsY0FqdVo2OUNWSnpKR3VOOFdvVmhqOGxGdmJEM1NOOWx2blF1MWtBRT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47973" calcext:value-type="float">
            <text:p>9782047347973</text:p>
          </table:table-cell>
          <table:table-cell/>
          <table:table-cell table:style-name="ce1" office:value-type="string" calcext:value-type="string">
            <text:p><text:a xlink:href="https://www.editions-bordas.fr/jdp/9782047347973/demo" xlink:type="simple">https://www.editions-bordas.fr/jdp/9782047347973/demo</text:a></text:p>
          </table:table-cell>
          <table:table-cell/>
          <table:table-cell office:value-type="string" calcext:value-type="string">
            <text:p>https://biblio.editions-bordas.fr/demo/9782047347973/?openBook=9782047347973_extrait%3fdXNlck5hbWU9aTRsY0FqdVo2OUNWSnpKR3VOOFdvVmhqOGxGdmJEM1NOOWx2blF1MWtBRT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47744" calcext:value-type="float">
            <text:p>9782047347744</text:p>
          </table:table-cell>
          <table:table-cell/>
          <table:table-cell table:style-name="ce1" office:value-type="string" calcext:value-type="string">
            <text:p><text:a xlink:href="https://www.editions-bordas.fr/jdp/9782047347744/demo" xlink:type="simple">https://www.editions-bordas.fr/jdp/9782047347744/demo</text:a></text:p>
          </table:table-cell>
          <table:table-cell/>
          <table:table-cell office:value-type="string" calcext:value-type="string">
            <text:p>https://biblio.editions-bordas.fr/demo/9782047347744/?openBook=9782047347744_extrait%3fdXNlck5hbWU9aTRsY0FqdVo2OUNWSnpKR3VOOFdvVmhqOGxGdmJEM1NOOWx2blF1MWtBRT0mdXNlclBhc3N3b3JkPXptZ1dyZ21YTGxLL25ibk40WG9jSmtpWXYxWlhRSVlmakRnbHhrNzR0WUk9JmRlbW89dHJ1ZSZ3YXRlcm1hcms9dHJ1ZQ==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rdas</text:p>
          </table:table-cell>
          <table:table-cell office:value-type="float" office:value="9782047344040" calcext:value-type="float">
            <text:p>9782047344040</text:p>
          </table:table-cell>
          <table:table-cell/>
          <table:table-cell table:style-name="ce1" office:value-type="string" calcext:value-type="string">
            <text:p><text:a xlink:href="https://www.editions-bordas.fr/jdp/9782047344040/demo" xlink:type="simple">https://www.editions-bordas.fr/jdp/9782047344040/demo</text:a></text:p>
          </table:table-cell>
          <table:table-cell/>
          <table:table-cell office:value-type="string" calcext:value-type="string">
            <text:p>https://biblio.editions-bordas.fr/demo/9782047344040/?openBook=9782047344040%3fdXNlck5hbWU9S1JzMEh6NkJvWnI0YXZaZmdINjVYdz09JnVzZXJQYXNzd29yZD1jR0tDTFZkSVRMakRzTURubmF4Q3B2eTc1NWt1T1BrTE5UT3hYakdNZE5NPSZkZW1vPXRydWUmd2F0ZXJtYXJrPXRydWU=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29T11:11:06.727000000</meta:creation-date>
    <dc:date>2023-04-29T00:31:24.183000000</dc:date>
    <meta:editing-duration>P1DT19H44M6S</meta:editing-duration>
    <meta:editing-cycles>40</meta:editing-cycles>
    <meta:generator>LibreOffice/7.5.0.3$Windows_X86_64 LibreOffice_project/c21113d003cd3efa8c53188764377a8272d9d6de</meta:generator>
    <meta:document-statistic meta:table-count="1" meta:cell-count="5230" meta:object-count="0"/>
  </office:meta>
</office:document-meta>
</file>